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2" svg:stroke-width="0.028cm" svg:stroke-color="#cccccc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2cm" svg:stroke-color="#4878d0" draw:stroke-linejoin="round" svg:stroke-linecap="round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solid" svg:stroke-width="0.035cm" svg:stroke-color="#4878d0" draw:stroke-linejoin="round" svg:stroke-linecap="butt" draw:fill="solid" draw:fill-color="#4878d0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solid" svg:stroke-width="0.052cm" svg:stroke-color="#ee854a" draw:stroke-linejoin="round" svg:stroke-linecap="round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none" draw:fill="solid" draw:fill-color="#ee854a" loext:decorative="false"/>
    </style:style>
    <style:style style:name="gr8" style:family="graphic" style:parent-style-name="standard">
      <style:graphic-properties draw:stroke="solid" svg:stroke-width="0.035cm" svg:stroke-color="#ee854a" draw:stroke-linejoin="round" svg:stroke-linecap="butt" draw:fill="none" fo:padding-top="0.017cm" fo:padding-bottom="0.017cm" fo:padding-left="0.017cm" fo:padding-right="0.017cm" loext:decorative="false"/>
    </style:style>
    <style:style style:name="gr9" style:family="graphic" style:parent-style-name="standard">
      <style:graphic-properties draw:stroke="solid" svg:stroke-width="0.052cm" svg:stroke-color="#6acc64" draw:stroke-linejoin="round" svg:stroke-linecap="round" draw:fill="none" fo:padding-top="0.026cm" fo:padding-bottom="0.026cm" fo:padding-left="0.026cm" fo:padding-right="0.026cm" loext:decorative="false"/>
    </style:style>
    <style:style style:name="gr10" style:family="graphic" style:parent-style-name="standard">
      <style:graphic-properties draw:stroke="solid" svg:stroke-width="0.035cm" svg:stroke-color="#6acc64" draw:stroke-linejoin="miter" svg:stroke-linecap="butt" draw:fill="solid" draw:fill-color="#6acc64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35cm" svg:stroke-color="#cccccc" draw:stroke-linejoin="miter" svg:stroke-linecap="square" draw:fill="non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28cm" svg:stroke-color="#cccccc" draw:stroke-linejoin="round" svg:stroke-linecap="round" draw:fill="non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draw:stroke="none" draw:fill="solid" draw:fill-color="#262626" loext:decorative="false"/>
    </style:style>
    <style:style style:name="gr15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6" style:family="graphic" style:parent-style-name="standard">
      <style:graphic-properties draw:stroke="none" draw:fill="solid" draw:fill-color="#1f77b4" loext:decorative="false"/>
    </style:style>
    <style:style style:name="gr17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9" style:family="graphic" style:parent-style-name="standard">
      <style:graphic-properties draw:stroke="none" draw:fill="solid" draw:fill-color="#ff7f0e" loext:decorative="false"/>
    </style:style>
    <style:style style:name="gr20" style:family="graphic" style:parent-style-name="standard">
      <style:graphic-properties draw:stroke="solid" svg:stroke-width="0.035cm" svg:stroke-color="#303030" draw:stroke-linejoin="miter" svg:stroke-linecap="butt" draw:fill="solid" draw:fill-color="#692c75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5cm" svg:stroke-color="#303030" draw:stroke-linejoin="round" svg:stroke-linecap="butt" draw:fill="non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5cm" svg:stroke-color="#303030" draw:stroke-linejoin="round" svg:stroke-linecap="round" draw:fill="non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5cm" svg:stroke-color="#303030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solid" svg:stroke-width="0.035cm" svg:stroke-color="#303030" draw:stroke-linejoin="miter" svg:stroke-linecap="butt" draw:fill="solid" draw:fill-color="#de7270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none" draw:fill="solid" draw:fill-color="#f2f2f2" draw:opacity="50%" loext:decorative="false"/>
    </style:style>
    <style:style style:name="gr26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none" draw:fill="solid" draw:fill-color="#e5e5e5" draw:opacity="50%" loext:decorative="false"/>
    </style:style>
    <style:style style:name="gr28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9" style:family="graphic" style:parent-style-name="standard">
      <style:graphic-properties draw:stroke="none" draw:fill="solid" draw:fill-color="#ececec" draw:opacity="50%" loext:decorative="false"/>
    </style:style>
    <style:style style:name="gr30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1" style:family="graphic" style:parent-style-name="standard">
      <style:graphic-properties draw:stroke="solid" svg:stroke-width="0.035cm" svg:stroke-color="#cccccc" draw:stroke-linejoin="round" svg:stroke-linecap="round" draw:fill="none" fo:padding-top="0.017cm" fo:padding-bottom="0.017cm" fo:padding-left="0.017cm" fo:padding-right="0.017cm" loext:decorative="false"/>
    </style:style>
    <style:style style:name="gr32" style:family="graphic" style:parent-style-name="standard">
      <style:graphic-properties draw:stroke="solid" svg:stroke-width="0.028cm" svg:stroke-color="#cccccc" draw:stroke-linejoin="round" svg:stroke-linecap="butt" draw:fill="none" fo:padding-top="0.014cm" fo:padding-bottom="0.014cm" fo:padding-left="0.014cm" fo:padding-right="0.014cm" loext:decorative="false"/>
    </style:style>
    <style:style style:name="gr33" style:family="graphic" style:parent-style-name="standard">
      <style:graphic-properties draw:stroke="solid" svg:stroke-width="0.028cm" svg:stroke-color="#262626" draw:stroke-linejoin="round" svg:stroke-linecap="round" draw:fill="none" fo:padding-top="0.014cm" fo:padding-bottom="0.014cm" fo:padding-left="0.014cm" fo:padding-right="0.014cm" loext:decorative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f77b4" draw:opacity="90%" fo:padding-top="0.017cm" fo:padding-bottom="0.017cm" fo:padding-left="0.017cm" fo:padding-right="0.017cm" loext:decorative="false"/>
    </style:style>
    <style:style style:name="gr36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7becf" draw:opacity="90%" fo:padding-top="0.017cm" fo:padding-bottom="0.017cm" fo:padding-left="0.017cm" fo:padding-right="0.017cm" loext:decorative="false"/>
    </style:style>
    <style:style style:name="gr37" style:family="graphic" style:parent-style-name="standard">
      <style:graphic-properties draw:stroke="none" draw:fill="solid" draw:fill-color="#1f77b4" draw:opacity="90%" loext:decorative="false"/>
    </style:style>
    <style:style style:name="gr38" style:family="graphic" style:parent-style-name="standard">
      <style:graphic-properties draw:stroke="solid" svg:stroke-width="0.035cm" svg:stroke-color="#000000" svg:stroke-opacity="90%" draw:stroke-linejoin="round" svg:stroke-linecap="butt" draw:fill="none" fo:padding-top="0.017cm" fo:padding-bottom="0.017cm" fo:padding-left="0.017cm" fo:padding-right="0.017cm" loext:decorative="false"/>
    </style:style>
    <style:style style:name="gr39" style:family="graphic" style:parent-style-name="standard">
      <style:graphic-properties draw:stroke="none" draw:fill="solid" draw:fill-color="#17becf" draw:opacity="90%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ff7f0e" draw:opacity="90%" loext:decorative="false"/>
    </style:style>
    <style:style style:name="gr42" style:family="graphic" style:parent-style-name="standard">
      <style:graphic-properties draw:stroke="none" draw:fill="solid" draw:fill-color="#2ca02c" draw:opacity="90%" loext:decorative="false"/>
    </style:style>
    <style:style style:name="gr43" style:family="graphic" style:parent-style-name="standard">
      <style:graphic-properties draw:stroke="none" draw:fill="solid" draw:fill-color="#d62728" draw:opacity="90%" loext:decorative="false"/>
    </style:style>
    <style:style style:name="gr44" style:family="graphic" style:parent-style-name="standard">
      <style:graphic-properties draw:stroke="none" draw:fill="solid" draw:fill-color="#9467bd" draw:opacity="90%" loext:decorative="false"/>
    </style:style>
    <style:style style:name="gr45" style:family="graphic" style:parent-style-name="standard">
      <style:graphic-properties draw:stroke="none" draw:fill="solid" draw:fill-color="#8c564b" draw:opacity="90%" loext:decorative="false"/>
    </style:style>
    <style:style style:name="gr46" style:family="graphic" style:parent-style-name="standard">
      <style:graphic-properties draw:stroke="none" draw:fill="solid" draw:fill-color="#e377c2" draw:opacity="90%" loext:decorative="false"/>
    </style:style>
    <style:style style:name="gr47" style:family="graphic" style:parent-style-name="standard">
      <style:graphic-properties draw:stroke="none" draw:fill="solid" draw:fill-color="#7f7f7f" draw:opacity="90%" loext:decorative="false"/>
    </style:style>
    <style:style style:name="gr48" style:family="graphic" style:parent-style-name="standard">
      <style:graphic-properties draw:stroke="none" draw:fill="solid" draw:fill-color="#bcbd22" draw:opacity="90%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4878d0"/>
    </style:style>
    <style:style style:name="P6" style:family="paragraph">
      <loext:graphic-properties draw:fill="solid" draw:fill-color="#ee854a"/>
    </style:style>
    <style:style style:name="P7" style:family="paragraph">
      <loext:graphic-properties draw:fill="solid" draw:fill-color="#6acc64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262626"/>
    </style:style>
    <style:style style:name="P10" style:family="paragraph">
      <loext:graphic-properties draw:fill="solid" draw:fill-color="#1f77b4"/>
    </style:style>
    <style:style style:name="P11" style:family="paragraph">
      <loext:graphic-properties draw:fill="solid" draw:fill-color="#ff7f0e"/>
    </style:style>
    <style:style style:name="P12" style:family="paragraph">
      <loext:graphic-properties draw:fill="solid" draw:fill-color="#692c75"/>
    </style:style>
    <style:style style:name="P13" style:family="paragraph">
      <loext:graphic-properties draw:fill="solid" draw:fill-color="#de7270"/>
    </style:style>
    <style:style style:name="P14" style:family="paragraph">
      <loext:graphic-properties draw:fill="solid" draw:fill-color="#f2f2f2" draw:opacity="50%"/>
    </style:style>
    <style:style style:name="P15" style:family="paragraph">
      <loext:graphic-properties draw:fill="solid" draw:fill-color="#e5e5e5" draw:opacity="50%"/>
    </style:style>
    <style:style style:name="P16" style:family="paragraph">
      <loext:graphic-properties draw:fill="solid" draw:fill-color="#ececec" draw:opacity="50%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solid" draw:fill-color="#1f77b4" draw:opacity="90%"/>
    </style:style>
    <style:style style:name="P19" style:family="paragraph">
      <loext:graphic-properties draw:fill="solid" draw:fill-color="#17becf" draw:opacity="90%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P21" style:family="paragraph">
      <loext:graphic-properties draw:fill="solid" draw:fill-color="#ff7f0e" draw:opacity="90%"/>
    </style:style>
    <style:style style:name="P22" style:family="paragraph">
      <loext:graphic-properties draw:fill="solid" draw:fill-color="#2ca02c" draw:opacity="90%"/>
    </style:style>
    <style:style style:name="P23" style:family="paragraph">
      <loext:graphic-properties draw:fill="solid" draw:fill-color="#d62728" draw:opacity="90%"/>
    </style:style>
    <style:style style:name="P24" style:family="paragraph">
      <loext:graphic-properties draw:fill="solid" draw:fill-color="#9467bd" draw:opacity="90%"/>
    </style:style>
    <style:style style:name="P25" style:family="paragraph">
      <loext:graphic-properties draw:fill="solid" draw:fill-color="#8c564b" draw:opacity="90%"/>
    </style:style>
    <style:style style:name="P26" style:family="paragraph">
      <loext:graphic-properties draw:fill="solid" draw:fill-color="#e377c2" draw:opacity="90%"/>
    </style:style>
    <style:style style:name="P27" style:family="paragraph">
      <loext:graphic-properties draw:fill="solid" draw:fill-color="#7f7f7f" draw:opacity="90%"/>
    </style:style>
    <style:style style:name="P28" style:family="paragraph">
      <loext:graphic-properties draw:fill="solid" draw:fill-color="#bcbd22" draw:opacity="90%"/>
    </style:style>
    <style:style style:name="T1" style:family="text">
      <style:text-properties fo:color="#262626" loext:opacity="100%" style:font-name="LiberationSans" fo:font-size="10pt" fo:font-weight="normal" style:font-name-asian="LiberationSans" style:font-size-asian="10pt" style:font-weight-asian="normal" style:font-name-complex="LiberationSans" style:font-size-complex="10pt" style:font-weight-complex="normal"/>
    </style:style>
    <style:style style:name="T2" style:family="text">
      <style:text-properties fo:color="#262626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3" style:family="text">
      <style:text-properties fo:color="#262626" loext:opacity="100%" style:font-name="LiberationSans" fo:font-size="6pt" fo:font-weight="normal" style:font-name-asian="LiberationSans" style:font-size-asian="6pt" style:font-weight-asian="normal" style:font-name-complex="LiberationSans" style:font-size-complex="6pt" style:font-weight-complex="normal"/>
    </style:style>
    <style:style style:name="T4" style:family="text">
      <style:text-properties fo:color="#262626" loext:opacity="100%" style:font-name="LiberationSans" fo:font-size="13pt" fo:font-weight="bold" style:font-name-asian="LiberationSans" style:font-size-asian="13pt" style:font-weight-asian="bold" style:font-name-complex="LiberationSans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2.096cm" svg:height="10.446cm" svg:x="1.594cm" svg:y="0.897cm" svg:viewBox="0 0 12097 10447" draw:points="0,10447 12097,10447 12097,0 0,0">
          <text:p/>
        </draw:polygon>
        <draw:line draw:style-name="gr2" draw:text-style-name="P2" draw:layer="layout" svg:x1="2.144cm" svg:y1="11.343cm" svg:x2="2.144cm" svg:y2="0.897cm">
          <text:p/>
        </draw:line>
        <draw:line draw:style-name="gr2" draw:text-style-name="P2" draw:layer="layout" svg:x1="3.977cm" svg:y1="11.343cm" svg:x2="3.977cm" svg:y2="0.897cm">
          <text:p/>
        </draw:line>
        <draw:frame draw:style-name="gr3" draw:text-style-name="P4" draw:layer="layout" svg:width="0.352cm" svg:height="0.395cm" svg:x="2.047cm" svg:y="11.403cm">
          <draw:text-box>
            <text:p text:style-name="P3"><text:span text:style-name="T1">2</text:span></text:p>
          </draw:text-box>
        </draw:frame>
        <draw:line draw:style-name="gr2" draw:text-style-name="P2" draw:layer="layout" svg:x1="5.809cm" svg:y1="11.343cm" svg:x2="5.809cm" svg:y2="0.897cm">
          <text:p/>
        </draw:line>
        <draw:frame draw:style-name="gr3" draw:text-style-name="P4" draw:layer="layout" svg:width="0.352cm" svg:height="0.395cm" svg:x="3.879cm" svg:y="11.403cm">
          <draw:text-box>
            <text:p text:style-name="P3"><text:span text:style-name="T1">4</text:span></text:p>
          </draw:text-box>
        </draw:frame>
        <draw:line draw:style-name="gr2" draw:text-style-name="P2" draw:layer="layout" svg:x1="7.642cm" svg:y1="11.343cm" svg:x2="7.642cm" svg:y2="0.897cm">
          <text:p/>
        </draw:line>
        <draw:frame draw:style-name="gr3" draw:text-style-name="P4" draw:layer="layout" svg:width="0.352cm" svg:height="0.395cm" svg:x="5.712cm" svg:y="11.403cm">
          <draw:text-box>
            <text:p text:style-name="P3"><text:span text:style-name="T1">6</text:span></text:p>
          </draw:text-box>
        </draw:frame>
        <draw:line draw:style-name="gr2" draw:text-style-name="P2" draw:layer="layout" svg:x1="9.475cm" svg:y1="11.343cm" svg:x2="9.475cm" svg:y2="0.897cm">
          <text:p/>
        </draw:line>
        <draw:frame draw:style-name="gr3" draw:text-style-name="P4" draw:layer="layout" svg:width="0.352cm" svg:height="0.395cm" svg:x="7.544cm" svg:y="11.403cm">
          <draw:text-box>
            <text:p text:style-name="P3"><text:span text:style-name="T1">8</text:span></text:p>
          </draw:text-box>
        </draw:frame>
        <draw:line draw:style-name="gr2" draw:text-style-name="P2" draw:layer="layout" svg:x1="11.307cm" svg:y1="11.343cm" svg:x2="11.307cm" svg:y2="0.897cm">
          <text:p/>
        </draw:line>
        <draw:frame draw:style-name="gr3" draw:text-style-name="P4" draw:layer="layout" svg:width="0.391cm" svg:height="0.395cm" svg:x="9.279cm" svg:y="11.403cm">
          <draw:text-box>
            <text:p text:style-name="P3"><text:span text:style-name="T1">10</text:span></text:p>
          </draw:text-box>
        </draw:frame>
        <draw:line draw:style-name="gr2" draw:text-style-name="P2" draw:layer="layout" svg:x1="13.14cm" svg:y1="11.343cm" svg:x2="13.14cm" svg:y2="0.897cm">
          <text:p/>
        </draw:line>
        <draw:frame draw:style-name="gr3" draw:text-style-name="P4" draw:layer="layout" svg:width="0.391cm" svg:height="0.395cm" svg:x="11.112cm" svg:y="11.403cm">
          <draw:text-box>
            <text:p text:style-name="P3"><text:span text:style-name="T1">12</text:span></text:p>
          </draw:text-box>
        </draw:frame>
        <draw:frame draw:style-name="gr3" draw:text-style-name="P4" draw:layer="layout" svg:width="0.391cm" svg:height="0.395cm" svg:x="12.944cm" svg:y="11.403cm">
          <draw:text-box>
            <text:p text:style-name="P3"><text:span text:style-name="T1">14</text:span></text:p>
          </draw:text-box>
        </draw:frame>
        <draw:line draw:style-name="gr2" draw:text-style-name="P2" draw:layer="layout" svg:x1="1.594cm" svg:y1="10.876cm" svg:x2="13.69cm" svg:y2="10.876cm">
          <text:p/>
        </draw:line>
        <draw:frame draw:style-name="gr3" draw:text-style-name="P4" draw:layer="layout" svg:width="3.025cm" svg:height="0.395cm" svg:x="6.123cm" svg:y="11.873cm">
          <draw:text-box>
            <text:p text:style-name="P3"><text:span text:style-name="T1">Number of Clusters</text:span></text:p>
          </draw:text-box>
        </draw:frame>
        <draw:line draw:style-name="gr2" draw:text-style-name="P2" draw:layer="layout" svg:x1="1.594cm" svg:y1="9.627cm" svg:x2="13.69cm" svg:y2="9.627cm">
          <text:p/>
        </draw:line>
        <draw:frame draw:style-name="gr3" draw:text-style-name="P4" draw:layer="layout" svg:width="0.352cm" svg:height="0.395cm" svg:x="1.275cm" svg:y="10.685cm">
          <draw:text-box>
            <text:p text:style-name="P3"><text:span text:style-name="T1">0</text:span></text:p>
          </draw:text-box>
        </draw:frame>
        <draw:line draw:style-name="gr2" draw:text-style-name="P2" draw:layer="layout" svg:x1="1.594cm" svg:y1="8.378cm" svg:x2="13.69cm" svg:y2="8.378cm">
          <text:p/>
        </draw:line>
        <draw:frame draw:style-name="gr3" draw:text-style-name="P4" draw:layer="layout" svg:width="0.391cm" svg:height="0.395cm" svg:x="1.079cm" svg:y="9.436cm">
          <draw:text-box>
            <text:p text:style-name="P3"><text:span text:style-name="T1">50</text:span></text:p>
          </draw:text-box>
        </draw:frame>
        <draw:line draw:style-name="gr2" draw:text-style-name="P2" draw:layer="layout" svg:x1="1.594cm" svg:y1="7.129cm" svg:x2="13.69cm" svg:y2="7.129cm">
          <text:p/>
        </draw:line>
        <draw:frame draw:style-name="gr3" draw:text-style-name="P4" draw:layer="layout" svg:width="0.586cm" svg:height="0.395cm" svg:x="0.883cm" svg:y="8.187cm">
          <draw:text-box>
            <text:p text:style-name="P3"><text:span text:style-name="T1">100</text:span></text:p>
          </draw:text-box>
        </draw:frame>
        <draw:line draw:style-name="gr2" draw:text-style-name="P2" draw:layer="layout" svg:x1="1.594cm" svg:y1="5.88cm" svg:x2="13.69cm" svg:y2="5.88cm">
          <text:p/>
        </draw:line>
        <draw:frame draw:style-name="gr3" draw:text-style-name="P4" draw:layer="layout" svg:width="0.586cm" svg:height="0.395cm" svg:x="0.883cm" svg:y="6.938cm">
          <draw:text-box>
            <text:p text:style-name="P3"><text:span text:style-name="T1">150</text:span></text:p>
          </draw:text-box>
        </draw:frame>
        <draw:line draw:style-name="gr2" draw:text-style-name="P2" draw:layer="layout" svg:x1="1.594cm" svg:y1="4.631cm" svg:x2="13.69cm" svg:y2="4.631cm">
          <text:p/>
        </draw:line>
        <draw:frame draw:style-name="gr3" draw:text-style-name="P4" draw:layer="layout" svg:width="0.586cm" svg:height="0.395cm" svg:x="0.883cm" svg:y="5.689cm">
          <draw:text-box>
            <text:p text:style-name="P3"><text:span text:style-name="T1">200</text:span></text:p>
          </draw:text-box>
        </draw:frame>
        <draw:line draw:style-name="gr2" draw:text-style-name="P2" draw:layer="layout" svg:x1="1.594cm" svg:y1="3.382cm" svg:x2="13.69cm" svg:y2="3.382cm">
          <text:p/>
        </draw:line>
        <draw:frame draw:style-name="gr3" draw:text-style-name="P4" draw:layer="layout" svg:width="0.586cm" svg:height="0.395cm" svg:x="0.883cm" svg:y="4.44cm">
          <draw:text-box>
            <text:p text:style-name="P3"><text:span text:style-name="T1">250</text:span></text:p>
          </draw:text-box>
        </draw:frame>
        <draw:line draw:style-name="gr2" draw:text-style-name="P2" draw:layer="layout" svg:x1="1.594cm" svg:y1="2.133cm" svg:x2="13.69cm" svg:y2="2.133cm">
          <text:p/>
        </draw:line>
        <draw:frame draw:style-name="gr3" draw:text-style-name="P4" draw:layer="layout" svg:width="0.586cm" svg:height="0.395cm" svg:x="0.883cm" svg:y="3.191cm">
          <draw:text-box>
            <text:p text:style-name="P3"><text:span text:style-name="T1">300</text:span></text:p>
          </draw:text-box>
        </draw:frame>
        <draw:frame draw:style-name="gr3" draw:text-style-name="P4" draw:layer="layout" svg:width="0.586cm" svg:height="0.395cm" svg:x="0.883cm" svg:y="1.942cm">
          <draw:text-box>
            <text:p text:style-name="P3"><text:span text:style-name="T1">350</text:span></text:p>
          </draw:text-box>
        </draw:frame>
        <draw:polyline draw:style-name="gr4" draw:text-style-name="P2" draw:layer="layout" svg:width="10.996cm" svg:height="0.002cm" svg:x="2.144cm" svg:y="10.866cm" svg:viewBox="0 0 10997 3" draw:points="0,0 917,0 1833,2 2749,2 3666,2 4583,0 5499,3 6415,2 7332,2 8248,2 9164,2 10081,2 10997,2">
          <text:p/>
        </draw:polyline>
        <draw:path draw:style-name="gr5" draw:text-style-name="P5" draw:layer="layout" svg:width="0.212cm" svg:height="0.211cm" svg:x="2.038cm" svg:y="10.76cm" svg:viewBox="0 0 213 212" svg:d="M106 212c28 0 55-11 76-31 20-19 31-46 31-75s-11-55-31-75c-21-20-48-31-76-31s-55 11-75 31c-19 20-31 46-31 75s12 56 31 75c20 20 47 31 75 31z">
          <text:p/>
        </draw:path>
        <draw:path draw:style-name="gr5" draw:text-style-name="P5" draw:layer="layout" svg:width="0.211cm" svg:height="0.212cm" svg:x="2.955cm" svg:y="10.76cm" svg:viewBox="0 0 212 213" svg:d="M107 213c28 0 54-11 74-31s31-47 31-76c0-28-11-55-31-75-20-19-46-31-74-31-30 0-56 12-76 31-20 20-31 47-31 75 0 29 11 56 31 76s46 31 76 31z">
          <text:p/>
        </draw:path>
        <draw:path draw:style-name="gr5" draw:text-style-name="P5" draw:layer="layout" svg:width="0.212cm" svg:height="0.212cm" svg:x="3.871cm" svg:y="10.761cm" svg:viewBox="0 0 213 213" svg:d="M107 213c28 0 55-11 75-31 19-20 31-47 31-75 0-29-12-56-31-76-20-19-47-31-75-31s-55 12-76 31c-20 20-31 47-31 76 0 28 11 55 31 75 21 20 48 31 76 31z">
          <text:p/>
        </draw:path>
        <draw:path draw:style-name="gr5" draw:text-style-name="P5" draw:layer="layout" svg:width="0.212cm" svg:height="0.212cm" svg:x="4.787cm" svg:y="10.761cm" svg:viewBox="0 0 213 213" svg:d="M106 213c28 0 55-11 76-31 20-20 31-47 31-75 0-29-11-56-31-76-21-20-48-31-76-31s-55 11-75 31-31 47-31 76c0 28 11 55 31 75s47 31 75 31z">
          <text:p/>
        </draw:path>
        <draw:path draw:style-name="gr5" draw:text-style-name="P5" draw:layer="layout" svg:width="0.211cm" svg:height="0.212cm" svg:x="5.704cm" svg:y="10.761cm" svg:viewBox="0 0 212 213" svg:d="M106 213c29 0 55-11 75-31s31-47 31-75c0-29-11-56-31-76s-46-31-75-31-56 11-75 31c-20 20-31 47-31 76 0 28 11 55 31 75 19 20 46 31 75 31z">
          <text:p/>
        </draw:path>
        <draw:path draw:style-name="gr5" draw:text-style-name="P5" draw:layer="layout" svg:width="0.212cm" svg:height="0.211cm" svg:x="6.62cm" svg:y="10.761cm" svg:viewBox="0 0 213 212" svg:d="M107 212c28 0 55-11 75-31 19-20 31-47 31-76 0-28-12-55-31-74-20-20-47-31-75-31s-55 11-75 31c-21 19-32 46-32 74 0 29 11 56 32 76 20 20 47 31 75 31z">
          <text:p/>
        </draw:path>
        <draw:path draw:style-name="gr5" draw:text-style-name="P5" draw:layer="layout" svg:width="0.212cm" svg:height="0.212cm" svg:x="7.536cm" svg:y="10.762cm" svg:viewBox="0 0 213 213" svg:d="M106 213c28 0 55-11 76-31 20-20 31-47 31-75 0-29-11-56-31-76-21-20-48-31-76-31s-55 11-75 31-31 47-31 76c0 28 11 55 31 75s47 31 75 31z">
          <text:p/>
        </draw:path>
        <draw:path draw:style-name="gr5" draw:text-style-name="P5" draw:layer="layout" svg:width="0.211cm" svg:height="0.212cm" svg:x="8.453cm" svg:y="10.761cm" svg:viewBox="0 0 212 213" svg:d="M106 213c28 0 55-11 75-31s31-47 31-75c0-29-11-56-31-76s-47-31-75-31c-29 0-56 11-75 31-20 20-31 47-31 76 0 28 11 55 31 75 19 20 46 31 75 31z">
          <text:p/>
        </draw:path>
        <draw:path draw:style-name="gr5" draw:text-style-name="P5" draw:layer="layout" svg:width="0.212cm" svg:height="0.212cm" svg:x="9.369cm" svg:y="10.761cm" svg:viewBox="0 0 213 213" svg:d="M107 213c28 0 55-11 75-31 19-20 31-47 31-75 0-29-12-56-31-76-20-20-47-31-75-31s-55 11-75 31c-21 20-32 47-32 76 0 28 11 55 32 75 20 20 47 31 75 31z">
          <text:p/>
        </draw:path>
        <draw:path draw:style-name="gr5" draw:text-style-name="P5" draw:layer="layout" svg:width="0.212cm" svg:height="0.212cm" svg:x="10.285cm" svg:y="10.761cm" svg:viewBox="0 0 213 213" svg:d="M106 213c28 0 56-11 76-31s31-47 31-75c0-29-11-56-31-76-20-19-48-31-76-31s-55 12-75 31c-20 20-31 47-31 76 0 28 11 55 31 75s47 31 75 31z">
          <text:p/>
        </draw:path>
        <draw:path draw:style-name="gr5" draw:text-style-name="P5" draw:layer="layout" svg:width="0.212cm" svg:height="0.212cm" svg:x="11.201cm" svg:y="10.761cm" svg:viewBox="0 0 213 213" svg:d="M107 213c28 0 55-11 75-31s31-47 31-75c0-29-11-56-31-76s-47-31-75-31c-29 0-56 11-76 31-19 20-31 47-31 76 0 28 12 55 31 75 20 20 47 31 76 31z">
          <text:p/>
        </draw:path>
        <draw:path draw:style-name="gr5" draw:text-style-name="P5" draw:layer="layout" svg:width="0.211cm" svg:height="0.212cm" svg:x="12.118cm" svg:y="10.761cm" svg:viewBox="0 0 212 213" svg:d="M107 213c28 0 55-11 74-31 20-20 31-47 31-75 0-29-11-56-31-76-19-20-46-31-74-31s-55 11-75 31c-21 20-32 47-32 76 0 28 11 55 32 75 20 20 47 31 75 31z">
          <text:p/>
        </draw:path>
        <draw:path draw:style-name="gr5" draw:text-style-name="P5" draw:layer="layout" svg:width="0.212cm" svg:height="0.212cm" svg:x="13.034cm" svg:y="10.761cm" svg:viewBox="0 0 213 213" svg:d="M106 213c28 0 56-11 76-31s31-47 31-75c0-29-11-56-31-76s-48-31-76-31-55 11-75 31-31 47-31 76c0 28 11 55 31 75s47 31 75 31z">
          <text:p/>
        </draw:path>
        <draw:polyline draw:style-name="gr6" draw:text-style-name="P2" draw:layer="layout" svg:width="10.996cm" svg:height="2.445cm" svg:x="2.144cm" svg:y="1.372cm" svg:viewBox="0 0 10997 2446" draw:points="0,0 917,2116 1833,2446 2749,2356 3666,1632 4583,1608 5499,2318 6415,1472 7332,1748 8248,1824 9164,1859 10081,1911 10997,1927">
          <text:p/>
        </draw:polyline>
        <draw:path draw:style-name="gr7" draw:text-style-name="P6" draw:layer="layout" svg:width="0.212cm" svg:height="0.212cm" svg:x="2.038cm" svg:y="1.266cm" svg:viewBox="0 0 213 213" svg:d="M0 213l213-213zM0 0l213 213z">
          <text:p/>
        </draw:path>
        <draw:path draw:style-name="gr8" draw:text-style-name="P2" draw:layer="layout" svg:width="0.212cm" svg:height="0.212cm" svg:x="2.038cm" svg:y="1.266cm" svg:viewBox="0 0 213 213" svg:d="M0 213l213-213M0 0l213 213">
          <text:p/>
        </draw:path>
        <draw:path draw:style-name="gr7" draw:text-style-name="P6" draw:layer="layout" svg:width="0.211cm" svg:height="0.212cm" svg:x="2.955cm" svg:y="3.382cm" svg:viewBox="0 0 212 213" svg:d="M0 213l212-213zM0 0l212 213z">
          <text:p/>
        </draw:path>
        <draw:path draw:style-name="gr8" draw:text-style-name="P2" draw:layer="layout" svg:width="0.211cm" svg:height="0.212cm" svg:x="2.955cm" svg:y="3.382cm" svg:viewBox="0 0 212 213" svg:d="M0 213l212-213M0 0l212 213">
          <text:p/>
        </draw:path>
        <draw:path draw:style-name="gr7" draw:text-style-name="P6" draw:layer="layout" svg:width="0.212cm" svg:height="0.212cm" svg:x="3.871cm" svg:y="3.711cm" svg:viewBox="0 0 213 213" svg:d="M0 213l213-213zM0 0l213 213z">
          <text:p/>
        </draw:path>
        <draw:path draw:style-name="gr8" draw:text-style-name="P2" draw:layer="layout" svg:width="0.212cm" svg:height="0.212cm" svg:x="3.871cm" svg:y="3.711cm" svg:viewBox="0 0 213 213" svg:d="M0 213l213-213M0 0l213 213">
          <text:p/>
        </draw:path>
        <draw:path draw:style-name="gr7" draw:text-style-name="P6" draw:layer="layout" svg:width="0.212cm" svg:height="0.212cm" svg:x="4.787cm" svg:y="3.621cm" svg:viewBox="0 0 213 213" svg:d="M0 213l213-213zM0 0l213 213z">
          <text:p/>
        </draw:path>
        <draw:path draw:style-name="gr8" draw:text-style-name="P2" draw:layer="layout" svg:width="0.212cm" svg:height="0.212cm" svg:x="4.787cm" svg:y="3.621cm" svg:viewBox="0 0 213 213" svg:d="M0 213l213-213M0 0l213 213">
          <text:p/>
        </draw:path>
        <draw:path draw:style-name="gr7" draw:text-style-name="P6" draw:layer="layout" svg:width="0.211cm" svg:height="0.211cm" svg:x="5.704cm" svg:y="2.899cm" svg:viewBox="0 0 212 212" svg:d="M0 212l212-212zM0 0l212 212z">
          <text:p/>
        </draw:path>
        <draw:path draw:style-name="gr8" draw:text-style-name="P2" draw:layer="layout" svg:width="0.211cm" svg:height="0.211cm" svg:x="5.704cm" svg:y="2.899cm" svg:viewBox="0 0 212 212" svg:d="M0 212l212-212M0 0l212 212">
          <text:p/>
        </draw:path>
        <draw:path draw:style-name="gr7" draw:text-style-name="P6" draw:layer="layout" svg:width="0.212cm" svg:height="0.211cm" svg:x="6.62cm" svg:y="2.874cm" svg:viewBox="0 0 213 212" svg:d="M0 212l213-212zM0 0l213 212z">
          <text:p/>
        </draw:path>
        <draw:path draw:style-name="gr8" draw:text-style-name="P2" draw:layer="layout" svg:width="0.212cm" svg:height="0.211cm" svg:x="6.62cm" svg:y="2.874cm" svg:viewBox="0 0 213 212" svg:d="M0 212l213-212M0 0l213 212">
          <text:p/>
        </draw:path>
        <draw:path draw:style-name="gr7" draw:text-style-name="P6" draw:layer="layout" svg:width="0.212cm" svg:height="0.212cm" svg:x="7.536cm" svg:y="3.583cm" svg:viewBox="0 0 213 213" svg:d="M0 213l213-213zM0 0l213 213z">
          <text:p/>
        </draw:path>
        <draw:path draw:style-name="gr8" draw:text-style-name="P2" draw:layer="layout" svg:width="0.212cm" svg:height="0.212cm" svg:x="7.536cm" svg:y="3.583cm" svg:viewBox="0 0 213 213" svg:d="M0 213l213-213M0 0l213 213">
          <text:p/>
        </draw:path>
        <draw:path draw:style-name="gr7" draw:text-style-name="P6" draw:layer="layout" svg:width="0.211cm" svg:height="0.212cm" svg:x="8.453cm" svg:y="2.738cm" svg:viewBox="0 0 212 213" svg:d="M0 213l212-213zM0 0l212 213z">
          <text:p/>
        </draw:path>
        <draw:path draw:style-name="gr8" draw:text-style-name="P2" draw:layer="layout" svg:width="0.211cm" svg:height="0.212cm" svg:x="8.453cm" svg:y="2.738cm" svg:viewBox="0 0 212 213" svg:d="M0 213l212-213M0 0l212 213">
          <text:p/>
        </draw:path>
        <draw:path draw:style-name="gr7" draw:text-style-name="P6" draw:layer="layout" svg:width="0.212cm" svg:height="0.212cm" svg:x="9.369cm" svg:y="3.014cm" svg:viewBox="0 0 213 213" svg:d="M0 213l213-213zM0 0l213 213z">
          <text:p/>
        </draw:path>
        <draw:path draw:style-name="gr8" draw:text-style-name="P2" draw:layer="layout" svg:width="0.212cm" svg:height="0.212cm" svg:x="9.369cm" svg:y="3.014cm" svg:viewBox="0 0 213 213" svg:d="M0 213l213-213M0 0l213 213">
          <text:p/>
        </draw:path>
        <draw:path draw:style-name="gr7" draw:text-style-name="P6" draw:layer="layout" svg:width="0.212cm" svg:height="0.211cm" svg:x="10.285cm" svg:y="3.09cm" svg:viewBox="0 0 213 212" svg:d="M0 212l213-212zM0 0l213 212z">
          <text:p/>
        </draw:path>
        <draw:path draw:style-name="gr8" draw:text-style-name="P2" draw:layer="layout" svg:width="0.212cm" svg:height="0.211cm" svg:x="10.285cm" svg:y="3.09cm" svg:viewBox="0 0 213 212" svg:d="M0 212l213-212M0 0l213 212">
          <text:p/>
        </draw:path>
        <draw:path draw:style-name="gr7" draw:text-style-name="P6" draw:layer="layout" svg:width="0.212cm" svg:height="0.212cm" svg:x="11.201cm" svg:y="3.125cm" svg:viewBox="0 0 213 213" svg:d="M0 213l213-213zM0 0l213 213z">
          <text:p/>
        </draw:path>
        <draw:path draw:style-name="gr8" draw:text-style-name="P2" draw:layer="layout" svg:width="0.212cm" svg:height="0.212cm" svg:x="11.201cm" svg:y="3.125cm" svg:viewBox="0 0 213 213" svg:d="M0 213l213-213M0 0l213 213">
          <text:p/>
        </draw:path>
        <draw:path draw:style-name="gr7" draw:text-style-name="P6" draw:layer="layout" svg:width="0.211cm" svg:height="0.212cm" svg:x="12.118cm" svg:y="3.177cm" svg:viewBox="0 0 212 213" svg:d="M0 213l212-213zM0 0l212 213z">
          <text:p/>
        </draw:path>
        <draw:path draw:style-name="gr8" draw:text-style-name="P2" draw:layer="layout" svg:width="0.211cm" svg:height="0.212cm" svg:x="12.118cm" svg:y="3.177cm" svg:viewBox="0 0 212 213" svg:d="M0 213l212-213M0 0l212 213">
          <text:p/>
        </draw:path>
        <draw:path draw:style-name="gr7" draw:text-style-name="P6" draw:layer="layout" svg:width="0.212cm" svg:height="0.212cm" svg:x="13.034cm" svg:y="3.193cm" svg:viewBox="0 0 213 213" svg:d="M0 213l213-213zM0 0l213 213z">
          <text:p/>
        </draw:path>
        <draw:path draw:style-name="gr8" draw:text-style-name="P2" draw:layer="layout" svg:width="0.212cm" svg:height="0.212cm" svg:x="13.034cm" svg:y="3.193cm" svg:viewBox="0 0 213 213" svg:d="M0 213l213-213M0 0l213 213">
          <text:p/>
        </draw:path>
        <draw:polyline draw:style-name="gr9" draw:text-style-name="P2" draw:layer="layout" svg:width="10.996cm" svg:height="0.006cm" svg:x="2.144cm" svg:y="10.849cm" svg:viewBox="0 0 10997 7" draw:points="0,3 917,0 1833,2 2749,6 3666,6 4583,7 5499,5 6415,6 7332,7 8248,5 9164,5 10081,6 10997,7">
          <text:p/>
        </draw:polyline>
        <draw:polygon draw:style-name="gr10" draw:text-style-name="P7" draw:layer="layout" svg:width="0.212cm" svg:height="0.212cm" svg:x="2.038cm" svg:y="10.746cm" svg:viewBox="0 0 213 213" draw:points="106,0 0,213 213,213">
          <text:p/>
        </draw:polygon>
        <draw:polygon draw:style-name="gr10" draw:text-style-name="P7" draw:layer="layout" svg:width="0.211cm" svg:height="0.212cm" svg:x="2.955cm" svg:y="10.743cm" svg:viewBox="0 0 212 213" draw:points="107,0 0,213 212,213">
          <text:p/>
        </draw:polygon>
        <draw:polygon draw:style-name="gr10" draw:text-style-name="P7" draw:layer="layout" svg:width="0.212cm" svg:height="0.212cm" svg:x="3.871cm" svg:y="10.745cm" svg:viewBox="0 0 213 213" draw:points="107,0 0,213 213,213">
          <text:p/>
        </draw:polygon>
        <draw:polygon draw:style-name="gr10" draw:text-style-name="P7" draw:layer="layout" svg:width="0.212cm" svg:height="0.212cm" svg:x="4.787cm" svg:y="10.748cm" svg:viewBox="0 0 213 213" draw:points="106,0 0,213 213,213">
          <text:p/>
        </draw:polygon>
        <draw:polygon draw:style-name="gr10" draw:text-style-name="P7" draw:layer="layout" svg:width="0.211cm" svg:height="0.212cm" svg:x="5.704cm" svg:y="10.748cm" svg:viewBox="0 0 212 213" draw:points="106,0 0,213 212,213">
          <text:p/>
        </draw:polygon>
        <draw:polygon draw:style-name="gr10" draw:text-style-name="P7" draw:layer="layout" svg:width="0.212cm" svg:height="0.212cm" svg:x="6.62cm" svg:y="10.749cm" svg:viewBox="0 0 213 213" draw:points="107,0 0,213 213,213">
          <text:p/>
        </draw:polygon>
        <draw:polygon draw:style-name="gr10" draw:text-style-name="P7" draw:layer="layout" svg:width="0.212cm" svg:height="0.212cm" svg:x="7.536cm" svg:y="10.747cm" svg:viewBox="0 0 213 213" draw:points="106,0 0,213 213,213">
          <text:p/>
        </draw:polygon>
        <draw:polygon draw:style-name="gr10" draw:text-style-name="P7" draw:layer="layout" svg:width="0.211cm" svg:height="0.212cm" svg:x="8.453cm" svg:y="10.748cm" svg:viewBox="0 0 212 213" draw:points="106,0 0,213 212,213">
          <text:p/>
        </draw:polygon>
        <draw:polygon draw:style-name="gr10" draw:text-style-name="P7" draw:layer="layout" svg:width="0.212cm" svg:height="0.211cm" svg:x="9.369cm" svg:y="10.749cm" svg:viewBox="0 0 213 212" draw:points="107,0 0,212 213,212">
          <text:p/>
        </draw:polygon>
        <draw:polygon draw:style-name="gr10" draw:text-style-name="P7" draw:layer="layout" svg:width="0.212cm" svg:height="0.211cm" svg:x="10.285cm" svg:y="10.748cm" svg:viewBox="0 0 213 212" draw:points="106,0 0,212 213,212">
          <text:p/>
        </draw:polygon>
        <draw:polygon draw:style-name="gr10" draw:text-style-name="P7" draw:layer="layout" svg:width="0.212cm" svg:height="0.211cm" svg:x="11.201cm" svg:y="10.748cm" svg:viewBox="0 0 213 212" draw:points="107,0 0,212 213,212">
          <text:p/>
        </draw:polygon>
        <draw:polygon draw:style-name="gr10" draw:text-style-name="P7" draw:layer="layout" svg:width="0.211cm" svg:height="0.212cm" svg:x="12.118cm" svg:y="10.748cm" svg:viewBox="0 0 212 213" draw:points="107,0 0,213 212,213">
          <text:p/>
        </draw:polygon>
        <draw:polygon draw:style-name="gr10" draw:text-style-name="P7" draw:layer="layout" svg:width="0.212cm" svg:height="0.211cm" svg:x="13.034cm" svg:y="10.749cm" svg:viewBox="0 0 213 212" draw:points="106,0 0,212 213,212">
          <text:p/>
        </draw:polygon>
        <draw:line draw:style-name="gr11" draw:text-style-name="P2" draw:layer="layout" svg:x1="1.594cm" svg:y1="11.343cm" svg:x2="1.594cm" svg:y2="0.897cm">
          <text:p/>
        </draw:line>
        <draw:line draw:style-name="gr11" draw:text-style-name="P2" draw:layer="layout" svg:x1="13.69cm" svg:y1="11.343cm" svg:x2="13.69cm" svg:y2="0.897cm">
          <text:p/>
        </draw:line>
        <draw:line draw:style-name="gr11" draw:text-style-name="P2" draw:layer="layout" svg:x1="1.594cm" svg:y1="11.343cm" svg:x2="13.69cm" svg:y2="11.343cm">
          <text:p/>
        </draw:line>
        <draw:line draw:style-name="gr11" draw:text-style-name="P2" draw:layer="layout" svg:x1="1.594cm" svg:y1="0.897cm" svg:x2="13.69cm" svg:y2="0.897cm">
          <text:p/>
        </draw:line>
        <draw:frame draw:style-name="gr3" draw:text-style-name="P4" draw:layer="layout" svg:width="0.916cm" svg:height="0.395cm" draw:transform="rotate (1.5707963267949) translate (0.349cm 6.581cm)">
          <draw:text-box>
            <text:p text:style-name="P3"><text:span text:style-name="T1">Score</text:span></text:p>
          </draw:text-box>
        </draw:frame>
        <draw:polyline draw:style-name="gr4" draw:text-style-name="P2" draw:layer="layout" svg:width="0.704cm" svg:height="0cm" svg:x="9.523cm" svg:y="1.347cm" svg:viewBox="0 0 705 0" draw:points="0,0 352,0 705,0">
          <text:p/>
        </draw:polyline>
        <draw:path draw:style-name="gr5" draw:text-style-name="P5" draw:layer="layout" svg:width="0.212cm" svg:height="0.212cm" svg:x="9.769cm" svg:y="1.241cm" svg:viewBox="0 0 213 213" svg:d="M107 213c28 0 55-12 75-31 20-20 31-47 31-76 0-28-11-55-31-75s-47-31-75-31-55 11-76 31c-19 20-31 47-31 75 0 29 12 56 31 76 21 19 48 31 76 31z">
          <text:p/>
        </draw:path>
        <draw:frame draw:style-name="gr12" draw:text-style-name="P8" draw:layer="layout" svg:width="5.294cm" svg:height="0.475cm" svg:x="1.595cm" svg:y="0.303cm">
          <draw:text-box>
            <text:p text:style-name="P3"><text:span text:style-name="T2">A) Cluster Validation Scores</text:span></text:p>
          </draw:text-box>
        </draw:frame>
        <draw:polyline draw:style-name="gr6" draw:text-style-name="P2" draw:layer="layout" svg:width="0.704cm" svg:height="0cm" svg:x="9.523cm" svg:y="1.852cm" svg:viewBox="0 0 705 0" draw:points="0,0 352,0 705,0">
          <text:p/>
        </draw:polyline>
        <draw:path draw:style-name="gr7" draw:text-style-name="P6" draw:layer="layout" svg:width="0.212cm" svg:height="0.212cm" svg:x="9.769cm" svg:y="1.746cm" svg:viewBox="0 0 213 213" svg:d="M0 213l213-213zM0 0l213 213z">
          <text:p/>
        </draw:path>
        <draw:path draw:style-name="gr8" draw:text-style-name="P2" draw:layer="layout" svg:width="0.212cm" svg:height="0.212cm" svg:x="9.769cm" svg:y="1.746cm" svg:viewBox="0 0 213 213" svg:d="M0 213l213-213M0 0l213 213">
          <text:p/>
        </draw:path>
        <draw:frame draw:style-name="gr3" draw:text-style-name="P4" draw:layer="layout" svg:width="1.564cm" svg:height="0.395cm" svg:x="10.511cm" svg:y="1.151cm">
          <draw:text-box>
            <text:p text:style-name="P3"><text:span text:style-name="T1">Silhouette</text:span></text:p>
          </draw:text-box>
        </draw:frame>
        <draw:polyline draw:style-name="gr9" draw:text-style-name="P2" draw:layer="layout" svg:width="0.704cm" svg:height="0cm" svg:x="9.523cm" svg:y="2.358cm" svg:viewBox="0 0 705 0" draw:points="0,0 352,0 705,0">
          <text:p/>
        </draw:polyline>
        <draw:polygon draw:style-name="gr10" draw:text-style-name="P7" draw:layer="layout" svg:width="0.212cm" svg:height="0.212cm" svg:x="9.769cm" svg:y="2.252cm" svg:viewBox="0 0 213 213" draw:points="107,0 0,213 213,213">
          <text:p/>
        </draw:polygon>
        <draw:frame draw:style-name="gr3" draw:text-style-name="P4" draw:layer="layout" svg:width="2.851cm" svg:height="0.395cm" svg:x="10.511cm" svg:y="1.657cm">
          <draw:text-box>
            <text:p text:style-name="P3"><text:span text:style-name="T1">Calinski-Harabasz</text:span></text:p>
          </draw:text-box>
        </draw:frame>
        <draw:polygon draw:style-name="gr1" draw:text-style-name="P1" draw:layer="layout" svg:width="12.095cm" svg:height="10.446cm" svg:x="15.531cm" svg:y="0.897cm" svg:viewBox="0 0 12096 10447" draw:points="0,10447 12096,10447 12096,0 0,0">
          <text:p/>
        </draw:polygon>
        <draw:frame draw:style-name="gr3" draw:text-style-name="P4" draw:layer="layout" svg:width="2.364cm" svg:height="0.395cm" svg:x="10.511cm" svg:y="2.162cm">
          <draw:text-box>
            <text:p text:style-name="P3"><text:span text:style-name="T1">Davies-Bouldin</text:span></text:p>
          </draw:text-box>
        </draw:frame>
        <draw:line draw:style-name="gr13" draw:text-style-name="P2" draw:layer="layout" svg:x1="17.95cm" svg:y1="11.343cm" svg:x2="17.95cm" svg:y2="0.897cm">
          <text:p/>
        </draw:line>
        <draw:frame draw:style-name="gr3" draw:text-style-name="P4" draw:layer="layout" svg:width="0.489cm" svg:height="0.395cm" svg:x="15.286cm" svg:y="11.403cm">
          <draw:text-box>
            <text:p text:style-name="P3"><text:span text:style-name="T1">0.0</text:span></text:p>
          </draw:text-box>
        </draw:frame>
        <draw:line draw:style-name="gr13" draw:text-style-name="P2" draw:layer="layout" svg:x1="20.369cm" svg:y1="11.343cm" svg:x2="20.369cm" svg:y2="0.897cm">
          <text:p/>
        </draw:line>
        <draw:frame draw:style-name="gr3" draw:text-style-name="P4" draw:layer="layout" svg:width="0.489cm" svg:height="0.395cm" svg:x="17.705cm" svg:y="11.403cm">
          <draw:text-box>
            <text:p text:style-name="P3"><text:span text:style-name="T1">0.2</text:span></text:p>
          </draw:text-box>
        </draw:frame>
        <draw:line draw:style-name="gr13" draw:text-style-name="P2" draw:layer="layout" svg:x1="22.788cm" svg:y1="11.343cm" svg:x2="22.788cm" svg:y2="0.897cm">
          <text:p/>
        </draw:line>
        <draw:frame draw:style-name="gr3" draw:text-style-name="P4" draw:layer="layout" svg:width="0.489cm" svg:height="0.395cm" svg:x="20.124cm" svg:y="11.403cm">
          <draw:text-box>
            <text:p text:style-name="P3"><text:span text:style-name="T1">0.4</text:span></text:p>
          </draw:text-box>
        </draw:frame>
        <draw:line draw:style-name="gr13" draw:text-style-name="P2" draw:layer="layout" svg:x1="25.207cm" svg:y1="11.343cm" svg:x2="25.207cm" svg:y2="0.897cm">
          <text:p/>
        </draw:line>
        <draw:frame draw:style-name="gr3" draw:text-style-name="P4" draw:layer="layout" svg:width="0.489cm" svg:height="0.395cm" svg:x="22.543cm" svg:y="11.403cm">
          <draw:text-box>
            <text:p text:style-name="P3"><text:span text:style-name="T1">0.6</text:span></text:p>
          </draw:text-box>
        </draw:frame>
        <draw:frame draw:style-name="gr3" draw:text-style-name="P4" draw:layer="layout" svg:width="0.489cm" svg:height="0.395cm" svg:x="24.962cm" svg:y="11.403cm">
          <draw:text-box>
            <text:p text:style-name="P3"><text:span text:style-name="T1">0.8</text:span></text:p>
          </draw:text-box>
        </draw:frame>
        <draw:frame draw:style-name="gr3" draw:text-style-name="P4" draw:layer="layout" svg:width="0.489cm" svg:height="0.395cm" svg:x="27.381cm" svg:y="11.403cm">
          <draw:text-box>
            <text:p text:style-name="P3"><text:span text:style-name="T1">1.0</text:span></text:p>
          </draw:text-box>
        </draw:frame>
        <draw:line draw:style-name="gr13" draw:text-style-name="P2" draw:layer="layout" svg:x1="15.531cm" svg:y1="9.254cm" svg:x2="27.626cm" svg:y2="9.254cm">
          <text:p/>
        </draw:line>
        <draw:frame draw:style-name="gr3" draw:text-style-name="P4" draw:layer="layout" svg:width="0.489cm" svg:height="0.395cm" svg:x="14.917cm" svg:y="11.152cm">
          <draw:text-box>
            <text:p text:style-name="P3"><text:span text:style-name="T1">0.0</text:span></text:p>
          </draw:text-box>
        </draw:frame>
        <draw:line draw:style-name="gr13" draw:text-style-name="P2" draw:layer="layout" svg:x1="15.531cm" svg:y1="7.164cm" svg:x2="27.626cm" svg:y2="7.164cm">
          <text:p/>
        </draw:line>
        <draw:frame draw:style-name="gr3" draw:text-style-name="P4" draw:layer="layout" svg:width="0.489cm" svg:height="0.395cm" svg:x="14.917cm" svg:y="9.063cm">
          <draw:text-box>
            <text:p text:style-name="P3"><text:span text:style-name="T1">0.2</text:span></text:p>
          </draw:text-box>
        </draw:frame>
        <draw:line draw:style-name="gr13" draw:text-style-name="P2" draw:layer="layout" svg:x1="15.531cm" svg:y1="5.075cm" svg:x2="27.626cm" svg:y2="5.075cm">
          <text:p/>
        </draw:line>
        <draw:frame draw:style-name="gr3" draw:text-style-name="P4" draw:layer="layout" svg:width="0.489cm" svg:height="0.395cm" svg:x="14.917cm" svg:y="6.974cm">
          <draw:text-box>
            <text:p text:style-name="P3"><text:span text:style-name="T1">0.4</text:span></text:p>
          </draw:text-box>
        </draw:frame>
        <draw:line draw:style-name="gr13" draw:text-style-name="P2" draw:layer="layout" svg:x1="15.531cm" svg:y1="2.986cm" svg:x2="27.626cm" svg:y2="2.986cm">
          <text:p/>
        </draw:line>
        <draw:frame draw:style-name="gr3" draw:text-style-name="P4" draw:layer="layout" svg:width="0.489cm" svg:height="0.395cm" svg:x="14.917cm" svg:y="4.884cm">
          <draw:text-box>
            <text:p text:style-name="P3"><text:span text:style-name="T1">0.6</text:span></text:p>
          </draw:text-box>
        </draw:frame>
        <draw:frame draw:style-name="gr3" draw:text-style-name="P4" draw:layer="layout" svg:width="0.489cm" svg:height="0.395cm" svg:x="14.917cm" svg:y="2.795cm">
          <draw:text-box>
            <text:p text:style-name="P3"><text:span text:style-name="T1">0.8</text:span></text:p>
          </draw:text-box>
        </draw:frame>
        <draw:polygon draw:style-name="gr1" draw:text-style-name="P1" draw:layer="layout" svg:width="12.095cm" svg:height="10.446cm" svg:x="29.467cm" svg:y="0.897cm" svg:viewBox="0 0 12096 10447" draw:points="0,10447 12096,10447 12096,0 0,0">
          <text:p/>
        </draw:polygon>
        <draw:line draw:style-name="gr13" draw:text-style-name="P2" draw:layer="layout" svg:x1="30.147cm" svg:y1="11.343cm" svg:x2="30.147cm" svg:y2="0.897cm">
          <text:p/>
        </draw:line>
        <draw:frame draw:style-name="gr3" draw:text-style-name="P4" draw:layer="layout" svg:width="0.489cm" svg:height="0.395cm" svg:x="14.917cm" svg:y="0.706cm">
          <draw:text-box>
            <text:p text:style-name="P3"><text:span text:style-name="T1">1.0</text:span></text:p>
          </draw:text-box>
        </draw:frame>
        <draw:polygon draw:style-name="gr14" draw:text-style-name="P9" draw:layer="layout" svg:width="0.172cm" svg:height="0.025cm" svg:x="29.865cm" svg:y="11.592cm" svg:viewBox="0 0 173 26" draw:points="0,26 0,0 173,0 173,26">
          <text:p/>
        </draw:polygon>
        <draw:line draw:style-name="gr13" draw:text-style-name="P2" draw:layer="layout" svg:x1="31.868cm" svg:y1="11.343cm" svg:x2="31.868cm" svg:y2="0.897cm">
          <text:p/>
        </draw:line>
        <draw:frame draw:style-name="gr3" draw:text-style-name="P4" draw:layer="layout" svg:width="0.391cm" svg:height="0.395cm" svg:x="30.055cm" svg:y="11.403cm">
          <draw:text-box>
            <text:p text:style-name="P3"><text:span text:style-name="T1">30</text:span></text:p>
          </draw:text-box>
        </draw:frame>
        <draw:polygon draw:style-name="gr14" draw:text-style-name="P9" draw:layer="layout" svg:width="0.171cm" svg:height="0.025cm" svg:x="31.586cm" svg:y="11.592cm" svg:viewBox="0 0 172 26" draw:points="0,26 0,0 172,0 172,26">
          <text:p/>
        </draw:polygon>
        <draw:line draw:style-name="gr13" draw:text-style-name="P2" draw:layer="layout" svg:x1="33.589cm" svg:y1="11.343cm" svg:x2="33.589cm" svg:y2="0.897cm">
          <text:p/>
        </draw:line>
        <draw:frame draw:style-name="gr3" draw:text-style-name="P4" draw:layer="layout" svg:width="0.391cm" svg:height="0.395cm" svg:x="31.775cm" svg:y="11.403cm">
          <draw:text-box>
            <text:p text:style-name="P3"><text:span text:style-name="T1">20</text:span></text:p>
          </draw:text-box>
        </draw:frame>
        <draw:polygon draw:style-name="gr14" draw:text-style-name="P9" draw:layer="layout" svg:width="0.171cm" svg:height="0.025cm" svg:x="33.307cm" svg:y="11.592cm" svg:viewBox="0 0 172 26" draw:points="0,26 0,0 172,0 172,26">
          <text:p/>
        </draw:polygon>
        <draw:line draw:style-name="gr13" draw:text-style-name="P2" draw:layer="layout" svg:x1="35.309cm" svg:y1="11.343cm" svg:x2="35.309cm" svg:y2="0.897cm">
          <text:p/>
        </draw:line>
        <draw:frame draw:style-name="gr3" draw:text-style-name="P4" draw:layer="layout" svg:width="0.391cm" svg:height="0.395cm" svg:x="33.496cm" svg:y="11.403cm">
          <draw:text-box>
            <text:p text:style-name="P3"><text:span text:style-name="T1">10</text:span></text:p>
          </draw:text-box>
        </draw:frame>
        <draw:line draw:style-name="gr13" draw:text-style-name="P2" draw:layer="layout" svg:x1="37.03cm" svg:y1="11.343cm" svg:x2="37.03cm" svg:y2="0.897cm">
          <text:p/>
        </draw:line>
        <draw:frame draw:style-name="gr3" draw:text-style-name="P4" draw:layer="layout" svg:width="0.352cm" svg:height="0.395cm" svg:x="35.212cm" svg:y="11.403cm">
          <draw:text-box>
            <text:p text:style-name="P3"><text:span text:style-name="T1">0</text:span></text:p>
          </draw:text-box>
        </draw:frame>
        <draw:line draw:style-name="gr13" draw:text-style-name="P2" draw:layer="layout" svg:x1="38.75cm" svg:y1="11.343cm" svg:x2="38.75cm" svg:y2="0.897cm">
          <text:p/>
        </draw:line>
        <draw:frame draw:style-name="gr3" draw:text-style-name="P4" draw:layer="layout" svg:width="0.391cm" svg:height="0.395cm" svg:x="36.834cm" svg:y="11.403cm">
          <draw:text-box>
            <text:p text:style-name="P3"><text:span text:style-name="T1">10</text:span></text:p>
          </draw:text-box>
        </draw:frame>
        <draw:line draw:style-name="gr13" draw:text-style-name="P2" draw:layer="layout" svg:x1="40.471cm" svg:y1="11.343cm" svg:x2="40.471cm" svg:y2="0.897cm">
          <text:p/>
        </draw:line>
        <draw:frame draw:style-name="gr3" draw:text-style-name="P4" draw:layer="layout" svg:width="0.391cm" svg:height="0.395cm" svg:x="38.555cm" svg:y="11.403cm">
          <draw:text-box>
            <text:p text:style-name="P3"><text:span text:style-name="T1">20</text:span></text:p>
          </draw:text-box>
        </draw:frame>
        <draw:frame draw:style-name="gr3" draw:text-style-name="P4" draw:layer="layout" svg:width="0.391cm" svg:height="0.395cm" svg:x="40.275cm" svg:y="11.403cm">
          <draw:text-box>
            <text:p text:style-name="P3"><text:span text:style-name="T1">30</text:span></text:p>
          </draw:text-box>
        </draw:frame>
        <draw:line draw:style-name="gr13" draw:text-style-name="P2" draw:layer="layout" svg:x1="29.467cm" svg:y1="10.376cm" svg:x2="41.562cm" svg:y2="10.376cm">
          <text:p/>
        </draw:line>
        <draw:frame draw:style-name="gr3" draw:text-style-name="P4" draw:layer="layout" svg:width="1.014cm" svg:height="0.395cm" svg:x="35.005cm" svg:y="11.873cm">
          <draw:text-box>
            <text:p text:style-name="P3"><text:span text:style-name="T1">tSNE1</text:span></text:p>
          </draw:text-box>
        </draw:frame>
        <draw:polygon draw:style-name="gr14" draw:text-style-name="P9" draw:layer="layout" svg:width="0.172cm" svg:height="0.025cm" svg:x="28.762cm" svg:y="10.374cm" svg:viewBox="0 0 173 26" draw:points="0,26 0,0 173,0 173,26">
          <text:p/>
        </draw:polygon>
        <draw:line draw:style-name="gr13" draw:text-style-name="P2" draw:layer="layout" svg:x1="29.467cm" svg:y1="9.102cm" svg:x2="41.562cm" svg:y2="9.102cm">
          <text:p/>
        </draw:line>
        <draw:frame draw:style-name="gr3" draw:text-style-name="P4" draw:layer="layout" svg:width="0.391cm" svg:height="0.395cm" svg:x="28.951cm" svg:y="10.185cm">
          <draw:text-box>
            <text:p text:style-name="P3"><text:span text:style-name="T1">15</text:span></text:p>
          </draw:text-box>
        </draw:frame>
        <draw:polygon draw:style-name="gr14" draw:text-style-name="P9" draw:layer="layout" svg:width="0.172cm" svg:height="0.025cm" svg:x="28.762cm" svg:y="9.1cm" svg:viewBox="0 0 173 26" draw:points="0,26 0,0 173,0 173,26">
          <text:p/>
        </draw:polygon>
        <draw:line draw:style-name="gr13" draw:text-style-name="P2" draw:layer="layout" svg:x1="29.467cm" svg:y1="7.828cm" svg:x2="41.562cm" svg:y2="7.828cm">
          <text:p/>
        </draw:line>
        <draw:frame draw:style-name="gr3" draw:text-style-name="P4" draw:layer="layout" svg:width="0.391cm" svg:height="0.395cm" svg:x="28.951cm" svg:y="8.911cm">
          <draw:text-box>
            <text:p text:style-name="P3"><text:span text:style-name="T1">10</text:span></text:p>
          </draw:text-box>
        </draw:frame>
        <draw:polygon draw:style-name="gr14" draw:text-style-name="P9" draw:layer="layout" svg:width="0.172cm" svg:height="0.025cm" svg:x="28.958cm" svg:y="7.826cm" svg:viewBox="0 0 173 26" draw:points="0,26 0,0 173,0 173,26">
          <text:p/>
        </draw:polygon>
        <draw:line draw:style-name="gr13" draw:text-style-name="P2" draw:layer="layout" svg:x1="29.467cm" svg:y1="6.554cm" svg:x2="41.562cm" svg:y2="6.554cm">
          <text:p/>
        </draw:line>
        <draw:frame draw:style-name="gr3" draw:text-style-name="P4" draw:layer="layout" svg:width="0.352cm" svg:height="0.395cm" svg:x="29.148cm" svg:y="7.637cm">
          <draw:text-box>
            <text:p text:style-name="P3"><text:span text:style-name="T1">5</text:span></text:p>
          </draw:text-box>
        </draw:frame>
        <draw:line draw:style-name="gr13" draw:text-style-name="P2" draw:layer="layout" svg:x1="29.467cm" svg:y1="5.28cm" svg:x2="41.562cm" svg:y2="5.28cm">
          <text:p/>
        </draw:line>
        <draw:frame draw:style-name="gr3" draw:text-style-name="P4" draw:layer="layout" svg:width="0.352cm" svg:height="0.395cm" svg:x="29.148cm" svg:y="6.363cm">
          <draw:text-box>
            <text:p text:style-name="P3"><text:span text:style-name="T1">0</text:span></text:p>
          </draw:text-box>
        </draw:frame>
        <draw:line draw:style-name="gr13" draw:text-style-name="P2" draw:layer="layout" svg:x1="29.467cm" svg:y1="4.005cm" svg:x2="41.562cm" svg:y2="4.005cm">
          <text:p/>
        </draw:line>
        <draw:frame draw:style-name="gr3" draw:text-style-name="P4" draw:layer="layout" svg:width="0.352cm" svg:height="0.395cm" svg:x="29.148cm" svg:y="5.089cm">
          <draw:text-box>
            <text:p text:style-name="P3"><text:span text:style-name="T1">5</text:span></text:p>
          </draw:text-box>
        </draw:frame>
        <draw:line draw:style-name="gr13" draw:text-style-name="P2" draw:layer="layout" svg:x1="29.467cm" svg:y1="2.731cm" svg:x2="41.562cm" svg:y2="2.731cm">
          <text:p/>
        </draw:line>
        <draw:frame draw:style-name="gr3" draw:text-style-name="P4" draw:layer="layout" svg:width="0.391cm" svg:height="0.395cm" svg:x="28.952cm" svg:y="3.815cm">
          <draw:text-box>
            <text:p text:style-name="P3"><text:span text:style-name="T1">10</text:span></text:p>
          </draw:text-box>
        </draw:frame>
        <draw:line draw:style-name="gr13" draw:text-style-name="P2" draw:layer="layout" svg:x1="29.467cm" svg:y1="1.457cm" svg:x2="41.562cm" svg:y2="1.457cm">
          <text:p/>
        </draw:line>
        <draw:frame draw:style-name="gr3" draw:text-style-name="P4" draw:layer="layout" svg:width="0.391cm" svg:height="0.395cm" svg:x="28.952cm" svg:y="2.54cm">
          <draw:text-box>
            <text:p text:style-name="P3"><text:span text:style-name="T1">15</text:span></text:p>
          </draw:text-box>
        </draw:frame>
        <draw:frame draw:style-name="gr3" draw:text-style-name="P4" draw:layer="layout" svg:width="0.391cm" svg:height="0.395cm" svg:x="28.952cm" svg:y="1.266cm">
          <draw:text-box>
            <text:p text:style-name="P3"><text:span text:style-name="T1">20</text:span></text:p>
          </draw:text-box>
        </draw:frame>
        <draw:path draw:style-name="gr15" draw:text-style-name="P10" draw:layer="layout" svg:width="0.223cm" svg:height="0.223cm" svg:x="40.289cm" svg:y="8.298cm" svg:viewBox="0 0 224 224" svg:d="M112 224c29 0 58-11 79-32s33-50 33-79c0-30-12-59-33-80s-50-33-79-33c-30 0-58 12-79 33s-33 50-33 80c0 29 12 58 33 79s49 32 79 32z">
          <text:p/>
        </draw:path>
        <draw:path draw:style-name="gr15" draw:text-style-name="P10" draw:layer="layout" svg:width="0.224cm" svg:height="0.223cm" svg:x="39.647cm" svg:y="4.534cm" svg:viewBox="0 0 225 224" svg:d="M112 224c30 0 59-12 80-33s33-49 33-79c0-29-12-58-33-80-21-21-50-32-80-32s-58 11-79 32c-21 22-33 51-33 80 0 30 12 58 33 79s49 33 79 33z">
          <text:p/>
        </draw:path>
        <draw:path draw:style-name="gr15" draw:text-style-name="P10" draw:layer="layout" svg:width="0.223cm" svg:height="0.223cm" svg:x="39.433cm" svg:y="6.2cm" svg:viewBox="0 0 224 224" svg:d="M112 224c29 0 59-12 80-33s32-50 32-80c0-29-11-58-32-79s-51-32-80-32c-30 0-58 11-79 32s-33 50-33 79c0 30 12 59 33 80s49 33 79 33z">
          <text:p/>
        </draw:path>
        <draw:path draw:style-name="gr15" draw:text-style-name="P10" draw:layer="layout" svg:width="0.223cm" svg:height="0.223cm" svg:x="40.521cm" svg:y="6.407cm" svg:viewBox="0 0 224 224" svg:d="M111 224c30 0 58-12 80-33 21-22 33-50 33-80 0-29-12-58-33-79-22-21-50-32-80-32-29 0-58 11-78 32-21 21-33 50-33 79 0 30 12 58 33 80 20 21 49 33 78 33z">
          <text:p/>
        </draw:path>
        <draw:path draw:style-name="gr16" draw:text-style-name="P10" draw:layer="layout" svg:width="0.223cm" svg:height="0.223cm" svg:x="37.987cm" svg:y="3.558cm" svg:viewBox="0 0 224 224" svg:d="M112 224c30 0 58-12 79-33s33-49 33-80c0-29-12-58-33-79s-49-32-79-32c-29 0-58 11-80 32-21 21-32 50-32 79 0 31 11 59 32 80 22 21 51 33 80 33z">
          <text:p/>
        </draw:path>
        <draw:path draw:style-name="gr17" draw:text-style-name="P2" draw:layer="layout" svg:width="0.223cm" svg:height="0.223cm" svg:x="37.987cm" svg:y="3.558cm" svg:viewBox="0 0 224 224" svg:d="M112 224c30 0 58-12 79-33s33-49 33-80c0-29-12-58-33-79s-49-32-79-32c-29 0-58 11-80 32-21 21-32 50-32 79 0 31 11 59 32 80 22 21 51 33 80 33z">
          <text:p/>
        </draw:path>
        <draw:path draw:style-name="gr15" draw:text-style-name="P10" draw:layer="layout" svg:width="0.223cm" svg:height="0.223cm" svg:x="36.749cm" svg:y="3.731cm" svg:viewBox="0 0 224 224" svg:d="M112 224c29 0 58-12 79-33 21-22 33-50 33-80 0-29-12-58-33-79s-50-32-79-32c-30 0-58 11-79 32s-33 50-33 79c0 30 12 58 33 80 21 21 49 33 79 33z">
          <text:p/>
        </draw:path>
        <draw:path draw:style-name="gr15" draw:text-style-name="P10" draw:layer="layout" svg:width="0.223cm" svg:height="0.223cm" svg:x="40.061cm" svg:y="5.406cm" svg:viewBox="0 0 224 224" svg:d="M111 224c30 0 58-12 79-33 22-20 34-49 34-78 0-30-12-59-34-80-21-21-49-33-79-33s-58 12-79 33-32 50-32 80c0 29 11 58 32 78 21 21 49 33 79 33z">
          <text:p/>
        </draw:path>
        <draw:path draw:style-name="gr18" draw:text-style-name="P11" draw:layer="layout" svg:width="0.223cm" svg:height="0.223cm" svg:x="31.36cm" svg:y="3.929cm" svg:viewBox="0 0 224 224" svg:d="M111 224c30 0 58-12 79-34 22-21 34-49 34-78 0-30-12-58-34-79-21-21-49-33-79-33-29 0-57 12-78 33s-33 49-33 79c0 29 12 57 33 78 21 22 49 34 78 34z">
          <text:p/>
        </draw:path>
        <draw:path draw:style-name="gr18" draw:text-style-name="P11" draw:layer="layout" svg:width="0.223cm" svg:height="0.223cm" svg:x="33.023cm" svg:y="3.067cm" svg:viewBox="0 0 224 224" svg:d="M112 224c30 0 58-11 79-32s33-50 33-80-12-58-33-79-49-33-79-33c-31 0-59 12-80 33s-32 49-32 79 11 59 32 80 49 32 80 32z">
          <text:p/>
        </draw:path>
        <draw:path draw:style-name="gr18" draw:text-style-name="P11" draw:layer="layout" svg:width="0.223cm" svg:height="0.223cm" svg:x="33.12cm" svg:y="2.647cm" svg:viewBox="0 0 224 224" svg:d="M111 224c30 0 58-12 79-33 21-20 34-49 34-79s-13-58-34-79-49-33-79-33c-29 0-58 12-79 33s-32 49-32 79 11 59 32 79c21 21 50 33 79 33z">
          <text:p/>
        </draw:path>
        <draw:path draw:style-name="gr15" draw:text-style-name="P10" draw:layer="layout" svg:width="0.224cm" svg:height="0.223cm" svg:x="36.836cm" svg:y="2.615cm" svg:viewBox="0 0 225 224" svg:d="M113 224c30 0 58-11 79-32 21-22 33-51 33-80 0-30-12-58-33-79s-49-33-79-33-59 12-80 33-33 49-33 79c0 29 12 58 33 80 21 21 50 32 80 32z">
          <text:p/>
        </draw:path>
        <draw:path draw:style-name="gr18" draw:text-style-name="P11" draw:layer="layout" svg:width="0.223cm" svg:height="0.223cm" svg:x="32.567cm" svg:y="3.541cm" svg:viewBox="0 0 224 224" svg:d="M112 224c30 0 58-12 79-33s33-49 33-80c0-29-12-58-33-79-21-20-49-32-79-32s-58 12-79 32c-21 21-33 50-33 79 0 31 12 59 33 80s49 33 79 33z">
          <text:p/>
        </draw:path>
        <draw:path draw:style-name="gr18" draw:text-style-name="P11" draw:layer="layout" svg:width="0.223cm" svg:height="0.224cm" svg:x="33.998cm" svg:y="2.675cm" svg:viewBox="0 0 224 225" svg:d="M113 225c29 0 58-12 79-33s32-49 32-80c0-30-11-58-32-79s-50-33-79-33c-30 0-58 12-79 33s-34 49-34 79c0 31 13 59 34 80s49 33 79 33z">
          <text:p/>
        </draw:path>
        <draw:path draw:style-name="gr18" draw:text-style-name="P11" draw:layer="layout" svg:width="0.223cm" svg:height="0.223cm" svg:x="29.907cm" svg:y="9.091cm" svg:viewBox="0 0 224 224" svg:d="M112 224c30 0 58-12 79-33s33-50 33-80c0-29-12-58-33-79s-49-32-79-32-59 11-80 32c-20 21-32 50-32 79 0 30 12 59 32 80 21 21 50 33 80 33z">
          <text:p/>
        </draw:path>
        <draw:path draw:style-name="gr18" draw:text-style-name="P11" draw:layer="layout" svg:width="0.223cm" svg:height="0.223cm" svg:x="32.062cm" svg:y="3.808cm" svg:viewBox="0 0 224 224" svg:d="M111 224c30 0 59-12 80-33 21-20 33-49 33-78 0-31-12-59-33-80s-50-33-80-33c-29 0-58 12-79 33-20 21-32 49-32 80 0 29 12 58 32 78 21 21 50 33 79 33z">
          <text:p/>
        </draw:path>
        <draw:path draw:style-name="gr18" draw:text-style-name="P11" draw:layer="layout" svg:width="0.223cm" svg:height="0.223cm" svg:x="33.411cm" svg:y="1.654cm" svg:viewBox="0 0 224 224" svg:d="M111 224c30 0 59-11 80-32s33-50 33-79c0-30-12-58-33-79-21-22-50-34-80-34s-58 12-79 34c-21 21-32 49-32 79 0 29 11 58 32 79s49 32 79 32z">
          <text:p/>
        </draw:path>
        <draw:path draw:style-name="gr15" draw:text-style-name="P10" draw:layer="layout" svg:width="0.223cm" svg:height="0.223cm" svg:x="36.539cm" svg:y="4.739cm" svg:viewBox="0 0 224 224" svg:d="M111 224c30 0 59-12 80-33s33-49 33-79c0-29-12-59-33-79-21-21-50-33-80-33-29 0-58 12-78 33-21 20-33 50-33 79 0 30 12 58 33 79 20 21 49 33 78 33z">
          <text:p/>
        </draw:path>
        <draw:path draw:style-name="gr18" draw:text-style-name="P11" draw:layer="layout" svg:width="0.223cm" svg:height="0.223cm" svg:x="32.656cm" svg:y="6.726cm" svg:viewBox="0 0 224 224" svg:d="M113 224c29 0 58-11 79-32s32-50 32-79c0-30-11-59-32-80s-50-33-79-33c-30 0-58 12-79 33-22 21-34 50-34 80 0 29 12 58 34 79 21 21 49 32 79 32z">
          <text:p/>
        </draw:path>
        <draw:path draw:style-name="gr15" draw:text-style-name="P10" draw:layer="layout" svg:width="0.223cm" svg:height="0.223cm" svg:x="36.674cm" svg:y="3.816cm" svg:viewBox="0 0 224 224" svg:d="M113 224c29 0 58-12 79-32 21-21 32-50 32-79 0-31-11-59-32-80s-50-33-79-33c-30 0-58 12-79 33s-34 49-34 80c0 29 13 58 34 79 21 20 49 32 79 32z">
          <text:p/>
        </draw:path>
        <draw:path draw:style-name="gr15" draw:text-style-name="P10" draw:layer="layout" svg:width="0.223cm" svg:height="0.223cm" svg:x="39.904cm" svg:y="7.115cm" svg:viewBox="0 0 224 224" svg:d="M112 224c30 0 58-11 79-32s33-50 33-80-12-58-33-79-49-33-79-33-58 12-79 33-33 49-33 79 12 59 33 80 49 32 79 32z">
          <text:p/>
        </draw:path>
        <draw:path draw:style-name="gr15" draw:text-style-name="P10" draw:layer="layout" svg:width="0.223cm" svg:height="0.223cm" svg:x="40.403cm" svg:y="8.326cm" svg:viewBox="0 0 224 224" svg:d="M112 224c30 0 58-12 79-33s33-49 33-79c0-29-12-58-33-80-21-21-49-32-79-32-29 0-58 11-79 32-21 22-33 51-33 80 0 30 12 58 33 79s50 33 79 33z">
          <text:p/>
        </draw:path>
        <draw:path draw:style-name="gr15" draw:text-style-name="P10" draw:layer="layout" svg:width="0.223cm" svg:height="0.223cm" svg:x="37.734cm" svg:y="3.732cm" svg:viewBox="0 0 224 224" svg:d="M112 224c30 0 58-12 79-33 21-22 33-50 33-80 0-29-12-58-33-79-21-20-49-32-79-32-29 0-59 12-80 32-21 21-32 50-32 79 0 30 11 58 32 80 21 21 51 33 80 33z">
          <text:p/>
        </draw:path>
        <draw:path draw:style-name="gr15" draw:text-style-name="P10" draw:layer="layout" svg:width="0.223cm" svg:height="0.223cm" svg:x="39.154cm" svg:y="4.908cm" svg:viewBox="0 0 224 224" svg:d="M111 224c30 0 58-12 79-33 22-21 34-49 34-79s-12-59-34-80c-21-21-49-32-79-32-29 0-58 11-79 32s-32 50-32 80 11 58 32 79 50 33 79 33z">
          <text:p/>
        </draw:path>
        <draw:path draw:style-name="gr15" draw:text-style-name="P10" draw:layer="layout" svg:width="0.224cm" svg:height="0.223cm" svg:x="39.293cm" svg:y="6.112cm" svg:viewBox="0 0 225 224" svg:d="M113 224c30 0 58-12 79-32 21-21 33-50 33-79 0-30-12-58-33-79-21-22-49-34-79-34s-59 12-80 34c-21 21-33 49-33 79 0 29 12 58 33 79 21 20 50 32 80 32z">
          <text:p/>
        </draw:path>
        <draw:path draw:style-name="gr15" draw:text-style-name="P10" draw:layer="layout" svg:width="0.223cm" svg:height="0.223cm" svg:x="38.624cm" svg:y="6.634cm" svg:viewBox="0 0 224 224" svg:d="M113 224c29 0 57-12 78-33s33-50 33-80c0-29-12-58-33-79s-49-32-78-32c-30 0-59 11-80 32s-33 50-33 79c0 30 12 59 33 80s50 33 80 33z">
          <text:p/>
        </draw:path>
        <draw:path draw:style-name="gr15" draw:text-style-name="P10" draw:layer="layout" svg:width="0.223cm" svg:height="0.223cm" svg:x="39.389cm" svg:y="6.33cm" svg:viewBox="0 0 224 224" svg:d="M112 224c29 0 58-11 79-32 22-21 33-50 33-79 0-30-11-58-33-79-21-22-50-34-79-34-30 0-58 12-79 34-21 21-33 49-33 79 0 29 12 58 33 79s49 32 79 32z">
          <text:p/>
        </draw:path>
        <draw:path draw:style-name="gr15" draw:text-style-name="P10" draw:layer="layout" svg:width="0.223cm" svg:height="0.223cm" svg:x="39.378cm" svg:y="6.658cm" svg:viewBox="0 0 224 224" svg:d="M111 224c30 0 58-12 79-33 22-21 34-50 34-80 0-29-12-58-34-79-21-20-49-32-79-32-29 0-58 12-79 32-21 21-32 50-32 79 0 30 11 59 32 80s50 33 79 33z">
          <text:p/>
        </draw:path>
        <draw:path draw:style-name="gr15" draw:text-style-name="P10" draw:layer="layout" svg:width="0.224cm" svg:height="0.223cm" svg:x="39.862cm" svg:y="6.993cm" svg:viewBox="0 0 225 224" svg:d="M112 224c30 0 59-12 80-33s33-49 33-79c0-29-12-58-33-79-21-22-50-33-80-33s-58 11-79 33c-21 21-33 50-33 79 0 30 12 58 33 79s49 33 79 33z">
          <text:p/>
        </draw:path>
        <draw:path draw:style-name="gr19" draw:text-style-name="P11" draw:layer="layout" svg:width="0.224cm" svg:height="0.223cm" svg:x="31.922cm" svg:y="3.728cm" svg:viewBox="0 0 225 224" svg:d="M113 224c30 0 58-12 79-33 21-22 33-50 33-80 0-29-12-58-33-79s-49-32-79-32-59 11-80 32-33 50-33 79c0 30 12 58 33 80 21 21 50 33 80 33z">
          <text:p/>
        </draw:path>
        <draw:path draw:style-name="gr17" draw:text-style-name="P2" draw:layer="layout" svg:width="0.224cm" svg:height="0.223cm" svg:x="31.922cm" svg:y="3.728cm" svg:viewBox="0 0 225 224" svg:d="M113 224c30 0 58-12 79-33 21-22 33-50 33-80 0-29-12-58-33-79s-49-32-79-32-59 11-80 32-33 50-33 79c0 30 12 58 33 80 21 21 50 33 80 33z">
          <text:p/>
        </draw:path>
        <draw:path draw:style-name="gr18" draw:text-style-name="P11" draw:layer="layout" svg:width="0.223cm" svg:height="0.224cm" svg:x="31.906cm" svg:y="3.757cm" svg:viewBox="0 0 224 225" svg:d="M112 225c30 0 58-12 79-33s33-50 33-80-12-58-33-79-49-33-79-33-59 12-79 33c-21 21-33 49-33 79s12 59 33 80c20 21 49 33 79 33z">
          <text:p/>
        </draw:path>
        <draw:path draw:style-name="gr18" draw:text-style-name="P11" draw:layer="layout" svg:width="0.223cm" svg:height="0.223cm" svg:x="31.396cm" svg:y="8.312cm" svg:viewBox="0 0 224 224" svg:d="M111 224c30 0 59-11 80-32s33-50 33-79c0-30-12-58-33-80-21-21-50-33-80-33s-58 12-79 33c-21 22-32 50-32 80 0 29 11 58 32 79s49 32 79 32z">
          <text:p/>
        </draw:path>
        <draw:path draw:style-name="gr15" draw:text-style-name="P10" draw:layer="layout" svg:width="0.223cm" svg:height="0.223cm" svg:x="40.63cm" svg:y="5.828cm" svg:viewBox="0 0 224 224" svg:d="M113 224c29 0 58-12 79-33 20-21 32-49 32-79 0-29-12-59-32-79-21-21-50-33-79-33-30 0-59 12-80 33-21 20-33 50-33 79 0 30 12 58 33 79s50 33 80 33z">
          <text:p/>
        </draw:path>
        <draw:path draw:style-name="gr15" draw:text-style-name="P10" draw:layer="layout" svg:width="0.223cm" svg:height="0.223cm" svg:x="37.648cm" svg:y="4.663cm" svg:viewBox="0 0 224 224" svg:d="M111 224c30 0 59-11 80-32s33-50 33-80-12-58-33-79-50-33-80-33c-29 0-58 12-79 33-20 21-32 49-32 79s12 59 32 80c21 21 50 32 79 32z">
          <text:p/>
        </draw:path>
        <draw:path draw:style-name="gr15" draw:text-style-name="P10" draw:layer="layout" svg:width="0.224cm" svg:height="0.223cm" svg:x="37.107cm" svg:y="4.618cm" svg:viewBox="0 0 225 224" svg:d="M113 224c30 0 58-11 79-32 21-22 33-51 33-80 0-30-12-58-33-79s-49-33-79-33-58 12-79 33c-22 21-34 49-34 79 0 29 12 58 34 80 21 21 49 32 79 32z">
          <text:p/>
        </draw:path>
        <draw:path draw:style-name="gr15" draw:text-style-name="P10" draw:layer="layout" svg:width="0.223cm" svg:height="0.224cm" svg:x="38.059cm" svg:y="4.627cm" svg:viewBox="0 0 224 225" svg:d="M112 225c29 0 57-12 79-33 21-21 33-50 33-80s-12-58-33-79c-22-21-50-33-79-33-30 0-58 12-79 33s-33 49-33 79 12 59 33 80 49 33 79 33z">
          <text:p/>
        </draw:path>
        <draw:path draw:style-name="gr15" draw:text-style-name="P10" draw:layer="layout" svg:width="0.224cm" svg:height="0.223cm" svg:x="37.408cm" svg:y="5.556cm" svg:viewBox="0 0 225 224" svg:d="M112 224c30 0 59-11 80-32s33-50 33-80-12-58-33-79-50-33-80-33-58 12-79 33-33 49-33 79 12 59 33 80 49 32 79 32z">
          <text:p/>
        </draw:path>
        <draw:path draw:style-name="gr15" draw:text-style-name="P10" draw:layer="layout" svg:width="0.224cm" svg:height="0.223cm" svg:x="37.698cm" svg:y="4.561cm" svg:viewBox="0 0 225 224" svg:d="M113 224c30 0 58-12 79-33s33-49 33-79c0-29-12-58-33-79s-49-33-79-33c-31 0-59 12-80 33s-33 50-33 79c0 30 12 58 33 79s49 33 80 33z">
          <text:p/>
        </draw:path>
        <draw:path draw:style-name="gr15" draw:text-style-name="P10" draw:layer="layout" svg:width="0.224cm" svg:height="0.223cm" svg:x="34.633cm" svg:y="5.822cm" svg:viewBox="0 0 225 224" svg:d="M113 224c30 0 58-12 79-33s33-49 33-78c0-31-12-59-33-80s-49-33-79-33-58 12-80 33c-21 21-33 49-33 80 0 29 12 57 33 78 22 21 50 33 80 33z">
          <text:p/>
        </draw:path>
        <draw:path draw:style-name="gr18" draw:text-style-name="P11" draw:layer="layout" svg:width="0.223cm" svg:height="0.224cm" svg:x="33.773cm" svg:y="2.203cm" svg:viewBox="0 0 224 225" svg:d="M112 225c30 0 58-12 79-33s33-49 33-80c0-30-12-58-33-79s-49-33-79-33c-29 0-58 12-78 33-21 21-34 49-34 79 0 31 13 59 34 80 20 21 49 33 78 33z">
          <text:p/>
        </draw:path>
        <draw:path draw:style-name="gr18" draw:text-style-name="P11" draw:layer="layout" svg:width="0.224cm" svg:height="0.223cm" svg:x="34.395cm" svg:y="5.853cm" svg:viewBox="0 0 225 224" svg:d="M113 224c30 0 58-12 79-33s33-49 33-79c0-29-12-59-33-80s-49-32-79-32-59 11-80 32-33 51-33 80c0 30 12 58 33 79s50 33 80 33z">
          <text:p/>
        </draw:path>
        <draw:path draw:style-name="gr15" draw:text-style-name="P10" draw:layer="layout" svg:width="0.223cm" svg:height="0.224cm" svg:x="40.901cm" svg:y="6.447cm" svg:viewBox="0 0 224 225" svg:d="M112 225c30 0 58-12 79-33s33-49 33-80c0-30-12-58-33-79s-49-33-79-33c-29 0-58 12-78 33-22 21-34 49-34 79 0 31 12 59 34 80 20 21 49 33 78 33z">
          <text:p/>
        </draw:path>
        <draw:path draw:style-name="gr18" draw:text-style-name="P11" draw:layer="layout" svg:width="0.223cm" svg:height="0.223cm" svg:x="33.025cm" svg:y="2.468cm" svg:viewBox="0 0 224 224" svg:d="M113 224c29 0 58-12 79-33s32-49 32-79-11-59-32-80-50-32-79-32c-31 0-59 11-80 32s-33 50-33 80 12 58 33 79 49 33 80 33z">
          <text:p/>
        </draw:path>
        <draw:path draw:style-name="gr18" draw:text-style-name="P11" draw:layer="layout" svg:width="0.223cm" svg:height="0.223cm" svg:x="33.23cm" svg:y="2.319cm" svg:viewBox="0 0 224 224" svg:d="M113 224c29 0 58-11 79-32s32-49 32-79-11-58-32-79c-21-22-50-34-79-34-31 0-59 12-80 34-21 21-33 49-33 79s12 58 33 79 49 32 80 32z">
          <text:p/>
        </draw:path>
        <draw:path draw:style-name="gr18" draw:text-style-name="P11" draw:layer="layout" svg:width="0.223cm" svg:height="0.223cm" svg:x="31.621cm" svg:y="3.442cm" svg:viewBox="0 0 224 224" svg:d="M112 224c29 0 59-11 80-32 20-21 32-50 32-79 0-30-12-58-32-79-21-22-51-34-80-34-30 0-58 12-79 34-21 21-33 49-33 79 0 29 12 58 33 79s49 32 79 32z">
          <text:p/>
        </draw:path>
        <draw:path draw:style-name="gr18" draw:text-style-name="P11" draw:layer="layout" svg:width="0.224cm" svg:height="0.223cm" svg:x="31.655cm" svg:y="3.526cm" svg:viewBox="0 0 225 224" svg:d="M112 224c31 0 59-12 80-33s33-50 33-80c0-29-12-58-33-79s-49-32-80-32c-30 0-58 11-79 32s-33 50-33 79c0 30 12 59 33 80s49 33 79 33z">
          <text:p/>
        </draw:path>
        <draw:path draw:style-name="gr15" draw:text-style-name="P10" draw:layer="layout" svg:width="0.223cm" svg:height="0.223cm" svg:x="34.617cm" svg:y="5.852cm" svg:viewBox="0 0 224 224" svg:d="M112 224c30 0 58-12 79-33s33-49 33-79-12-59-33-80-49-32-79-32c-29 0-59 11-80 32s-32 50-32 80 11 58 32 79 51 33 80 33z">
          <text:p/>
        </draw:path>
        <draw:path draw:style-name="gr15" draw:text-style-name="P10" draw:layer="layout" svg:width="0.223cm" svg:height="0.223cm" svg:x="39.651cm" svg:y="5.061cm" svg:viewBox="0 0 224 224" svg:d="M111 224c30 0 59-12 80-33 21-22 33-50 33-80 0-29-12-58-33-78-21-21-50-33-80-33-29 0-58 12-79 33-21 20-32 49-32 78 0 30 11 58 32 80 21 21 50 33 79 33z">
          <text:p/>
        </draw:path>
        <draw:path draw:style-name="gr15" draw:text-style-name="P10" draw:layer="layout" svg:width="0.223cm" svg:height="0.223cm" svg:x="40.886cm" svg:y="6.572cm" svg:viewBox="0 0 224 224" svg:d="M113 224c29 0 58-11 79-32 20-21 32-50 32-79 0-30-12-58-32-79-21-21-50-34-79-34-30 0-58 13-80 34-21 21-33 49-33 79 0 29 12 58 33 79 22 21 50 32 80 32z">
          <text:p/>
        </draw:path>
        <draw:path draw:style-name="gr15" draw:text-style-name="P10" draw:layer="layout" svg:width="0.223cm" svg:height="0.223cm" svg:x="39.579cm" svg:y="4.669cm" svg:viewBox="0 0 224 224" svg:d="M112 224c30 0 58-11 79-32s33-49 33-80c0-30-12-58-33-79s-49-33-79-33c-29 0-58 12-79 33s-33 49-33 79c0 31 12 59 33 80s50 32 79 32z">
          <text:p/>
        </draw:path>
        <draw:path draw:style-name="gr18" draw:text-style-name="P11" draw:layer="layout" svg:width="0.223cm" svg:height="0.223cm" svg:x="33.876cm" svg:y="2.359cm" svg:viewBox="0 0 224 224" svg:d="M112 224c30 0 58-12 79-33s33-50 33-79c0-30-12-58-33-79s-49-33-79-33-58 12-79 33-33 49-33 79c0 29 12 58 33 79s49 33 79 33z">
          <text:p/>
        </draw:path>
        <draw:path draw:style-name="gr18" draw:text-style-name="P11" draw:layer="layout" svg:width="0.224cm" svg:height="0.223cm" svg:x="33.574cm" svg:y="4.729cm" svg:viewBox="0 0 225 224" svg:d="M112 224c30 0 58-12 79-33 22-21 34-49 34-79 0-29-12-59-34-80-21-20-49-32-79-32s-58 12-79 32c-21 21-33 51-33 80 0 30 12 58 33 79s49 33 79 33z">
          <text:p/>
        </draw:path>
        <draw:path draw:style-name="gr15" draw:text-style-name="P10" draw:layer="layout" svg:width="0.223cm" svg:height="0.223cm" svg:x="36.839cm" svg:y="4.719cm" svg:viewBox="0 0 224 224" svg:d="M112 224c30 0 58-11 79-32s33-50 33-79c0-30-12-59-33-80s-49-33-79-33c-29 0-59 12-80 33s-32 50-32 80c0 29 11 58 32 79s51 32 80 32z">
          <text:p/>
        </draw:path>
        <draw:path draw:style-name="gr18" draw:text-style-name="P11" draw:layer="layout" svg:width="0.223cm" svg:height="0.223cm" svg:x="31.39cm" svg:y="8.714cm" svg:viewBox="0 0 224 224" svg:d="M112 224c29 0 59-12 80-33s32-49 32-79-11-59-32-80-51-32-80-32c-30 0-58 11-79 32s-33 50-33 80 12 58 33 79 49 33 79 33z">
          <text:p/>
        </draw:path>
        <draw:path draw:style-name="gr18" draw:text-style-name="P11" draw:layer="layout" svg:width="0.223cm" svg:height="0.223cm" svg:x="31.625cm" svg:y="4.267cm" svg:viewBox="0 0 224 224" svg:d="M112 224c29 0 58-12 79-33s33-49 33-79c0-29-12-59-33-80-21-20-50-32-79-32-30 0-58 12-79 32-21 21-33 51-33 80 0 30 12 58 33 79s49 33 79 33z">
          <text:p/>
        </draw:path>
        <draw:path draw:style-name="gr18" draw:text-style-name="P11" draw:layer="layout" svg:width="0.223cm" svg:height="0.223cm" svg:x="31.623cm" svg:y="4.102cm" svg:viewBox="0 0 224 224" svg:d="M112 224c29 0 59-11 80-32 20-21 32-50 32-79 0-30-12-58-32-79-21-22-51-34-80-34-30 0-58 12-79 34-21 21-33 49-33 79 0 29 12 58 33 79s49 32 79 32z">
          <text:p/>
        </draw:path>
        <draw:path draw:style-name="gr18" draw:text-style-name="P11" draw:layer="layout" svg:width="0.223cm" svg:height="0.223cm" svg:x="31.265cm" svg:y="4.039cm" svg:viewBox="0 0 224 224" svg:d="M113 224c29 0 58-12 79-33 20-21 32-49 32-79s-12-59-32-80c-21-21-50-32-79-32-30 0-59 11-80 32s-33 50-33 80 12 58 33 79 50 33 80 33z">
          <text:p/>
        </draw:path>
        <draw:path draw:style-name="gr18" draw:text-style-name="P11" draw:layer="layout" svg:width="0.223cm" svg:height="0.224cm" svg:x="33.447cm" svg:y="4.484cm" svg:viewBox="0 0 224 225" svg:d="M111 225c31 0 59-12 80-33s33-49 33-79c0-31-12-59-33-80s-49-33-80-33c-29 0-58 12-79 33-20 21-32 49-32 80 0 30 12 58 32 79 21 21 50 33 79 33z">
          <text:p/>
        </draw:path>
        <draw:path draw:style-name="gr18" draw:text-style-name="P11" draw:layer="layout" svg:width="0.223cm" svg:height="0.223cm" svg:x="31.41cm" svg:y="4.097cm" svg:viewBox="0 0 224 224" svg:d="M111 224c30 0 59-12 80-33s33-49 33-79-12-58-33-79c-21-22-50-33-80-33-29 0-58 11-79 33-20 21-32 49-32 79s12 58 32 79c21 21 50 33 79 33z">
          <text:p/>
        </draw:path>
        <draw:path draw:style-name="gr18" draw:text-style-name="P11" draw:layer="layout" svg:width="0.223cm" svg:height="0.223cm" svg:x="31.411cm" svg:y="4.092cm" svg:viewBox="0 0 224 224" svg:d="M111 224c30 0 59-11 80-32s33-50 33-79c0-30-12-58-33-80-21-21-50-33-80-33-29 0-58 12-78 33-21 22-33 50-33 80 0 29 12 58 33 79 20 21 49 32 78 32z">
          <text:p/>
        </draw:path>
        <draw:path draw:style-name="gr18" draw:text-style-name="P11" draw:layer="layout" svg:width="0.223cm" svg:height="0.224cm" svg:x="32.523cm" svg:y="6.596cm" svg:viewBox="0 0 224 225" svg:d="M112 225c29 0 59-12 80-34 21-21 32-49 32-79s-11-58-32-79-51-33-80-33c-30 0-58 12-79 33s-33 49-33 79 12 58 33 79c21 22 49 34 79 34z">
          <text:p/>
        </draw:path>
        <draw:path draw:style-name="gr18" draw:text-style-name="P11" draw:layer="layout" svg:width="0.223cm" svg:height="0.223cm" svg:x="34cm" svg:y="5.058cm" svg:viewBox="0 0 224 224" svg:d="M113 224c29 0 57-11 78-32 21-22 33-50 33-80s-12-58-33-79-49-33-78-33c-30 0-58 12-79 33s-34 49-34 79 13 58 34 80c21 21 49 32 79 32z">
          <text:p/>
        </draw:path>
        <draw:path draw:style-name="gr18" draw:text-style-name="P11" draw:layer="layout" svg:width="0.223cm" svg:height="0.224cm" svg:x="33.501cm" svg:y="1.456cm" svg:viewBox="0 0 224 225" svg:d="M112 225c30 0 58-13 79-34s33-49 33-79-12-58-33-79-49-33-79-33c-29 0-59 12-80 33-20 21-32 49-32 79s12 58 32 79c21 21 51 34 80 34z">
          <text:p/>
        </draw:path>
        <draw:path draw:style-name="gr18" draw:text-style-name="P11" draw:layer="layout" svg:width="0.223cm" svg:height="0.223cm" svg:x="32.573cm" svg:y="2.777cm" svg:viewBox="0 0 224 224" svg:d="M112 224c30 0 58-12 79-33s33-49 33-79-12-58-33-79-49-33-79-33-59 12-80 33-32 49-32 79 11 58 32 79 50 33 80 33z">
          <text:p/>
        </draw:path>
        <draw:path draw:style-name="gr15" draw:text-style-name="P10" draw:layer="layout" svg:width="0.223cm" svg:height="0.223cm" svg:x="39.375cm" svg:y="6.936cm" svg:viewBox="0 0 224 224" svg:d="M112 224c29 0 58-12 78-33 22-21 34-49 34-79s-12-59-34-79c-20-21-49-33-78-33-30 0-58 12-79 33-21 20-33 49-33 79s12 58 33 79 49 33 79 33z">
          <text:p/>
        </draw:path>
        <draw:path draw:style-name="gr15" draw:text-style-name="P10" draw:layer="layout" svg:width="0.223cm" svg:height="0.224cm" svg:x="38.549cm" svg:y="6.637cm" svg:viewBox="0 0 224 225" svg:d="M111 225c30 0 59-12 80-33s33-50 33-80-12-58-33-79-50-33-80-33c-29 0-58 12-79 33s-32 49-32 79 11 59 32 80 50 33 79 33z">
          <text:p/>
        </draw:path>
        <draw:path draw:style-name="gr18" draw:text-style-name="P11" draw:layer="layout" svg:width="0.223cm" svg:height="0.223cm" svg:x="33.982cm" svg:y="5.031cm" svg:viewBox="0 0 224 224" svg:d="M112 224c30 0 58-12 79-34 21-21 33-49 33-79 0-29-12-58-33-78-21-21-49-33-79-33s-58 12-79 33c-22 20-33 49-33 78 0 30 11 58 33 79 21 22 49 34 79 34z">
          <text:p/>
        </draw:path>
        <draw:path draw:style-name="gr18" draw:text-style-name="P11" draw:layer="layout" svg:width="0.224cm" svg:height="0.223cm" svg:x="33.785cm" svg:y="4.905cm" svg:viewBox="0 0 225 224" svg:d="M112 224c30 0 58-12 79-32 21-21 34-50 34-80s-13-58-34-79-49-33-79-33-58 12-79 33-33 49-33 79 12 59 33 80c21 20 49 32 79 32z">
          <text:p/>
        </draw:path>
        <draw:path draw:style-name="gr18" draw:text-style-name="P11" draw:layer="layout" svg:width="0.223cm" svg:height="0.223cm" svg:x="34.091cm" svg:y="5.028cm" svg:viewBox="0 0 224 224" svg:d="M111 224c31 0 59-13 80-34s33-49 33-79c0-29-12-58-33-79s-49-32-80-32c-29 0-58 11-79 32-20 21-32 50-32 79 0 30 12 58 32 79 21 21 50 34 79 34z">
          <text:p/>
        </draw:path>
        <draw:path draw:style-name="gr18" draw:text-style-name="P11" draw:layer="layout" svg:width="0.223cm" svg:height="0.223cm" svg:x="34.067cm" svg:y="5.001cm" svg:viewBox="0 0 224 224" svg:d="M111 224c30 0 59-11 80-32s33-50 33-79c0-30-12-58-33-79-21-22-50-34-80-34-29 0-58 12-78 34-21 21-33 49-33 79 0 29 12 58 33 79 20 21 49 32 78 32z">
          <text:p/>
        </draw:path>
        <draw:path draw:style-name="gr18" draw:text-style-name="P11" draw:layer="layout" svg:width="0.223cm" svg:height="0.223cm" svg:x="33.459cm" svg:y="4.689cm" svg:viewBox="0 0 224 224" svg:d="M113 224c29 0 58-12 79-33s32-49 32-79-11-59-32-80c-21-20-50-32-79-32-31 0-59 12-80 32-21 21-33 50-33 80s12 58 33 79 49 33 80 33z">
          <text:p/>
        </draw:path>
        <draw:path draw:style-name="gr18" draw:text-style-name="P11" draw:layer="layout" svg:width="0.223cm" svg:height="0.223cm" svg:x="34.104cm" svg:y="1.643cm" svg:viewBox="0 0 224 224" svg:d="M112 224c30 0 59-11 79-32 21-21 33-50 33-79 0-30-12-58-33-79-20-22-49-34-79-34s-58 12-79 34c-21 21-33 49-33 79 0 29 12 58 33 79s49 32 79 32z">
          <text:p/>
        </draw:path>
        <draw:path draw:style-name="gr18" draw:text-style-name="P11" draw:layer="layout" svg:width="0.223cm" svg:height="0.223cm" svg:x="34.048cm" svg:y="5.225cm" svg:viewBox="0 0 224 224" svg:d="M112 224c29 0 58-12 79-32 21-21 33-50 33-79 0-30-12-58-33-79-21-22-50-34-79-34-30 0-58 12-79 34-21 21-33 49-33 79 0 29 12 58 33 79 21 20 49 32 79 32z">
          <text:p/>
        </draw:path>
        <draw:path draw:style-name="gr18" draw:text-style-name="P11" draw:layer="layout" svg:width="0.223cm" svg:height="0.223cm" svg:x="33.837cm" svg:y="2.77cm" svg:viewBox="0 0 224 224" svg:d="M111 224c30 0 58-12 80-33 21-21 33-49 33-79 0-29-12-58-33-79-22-22-50-33-80-33s-58 11-79 33c-21 21-32 50-32 79 0 30 11 58 32 79s49 33 79 33z">
          <text:p/>
        </draw:path>
        <draw:path draw:style-name="gr15" draw:text-style-name="P10" draw:layer="layout" svg:width="0.223cm" svg:height="0.223cm" svg:x="37.562cm" svg:y="3.43cm" svg:viewBox="0 0 224 224" svg:d="M113 224c29 0 58-12 79-33s32-49 32-79c0-29-11-58-32-79s-50-33-79-33c-30 0-58 12-79 33-22 21-34 50-34 79 0 30 12 58 34 79 21 21 49 33 79 33z">
          <text:p/>
        </draw:path>
        <draw:path draw:style-name="gr15" draw:text-style-name="P10" draw:layer="layout" svg:width="0.223cm" svg:height="0.224cm" svg:x="37.583cm" svg:y="3.38cm" svg:viewBox="0 0 224 225" svg:d="M111 225c30 0 58-12 79-33s34-49 34-79-13-59-34-80-49-33-79-33c-29 0-58 12-79 33s-32 50-32 80 11 58 32 79 50 33 79 33z">
          <text:p/>
        </draw:path>
        <draw:path draw:style-name="gr18" draw:text-style-name="P11" draw:layer="layout" svg:width="0.223cm" svg:height="0.223cm" svg:x="32.92cm" svg:y="3.193cm" svg:viewBox="0 0 224 224" svg:d="M111 224c30 0 58-12 79-33 22-21 34-49 34-79 0-29-12-58-34-80-21-21-49-32-79-32-29 0-58 11-79 32-20 22-32 51-32 80 0 30 12 58 32 79 21 21 50 33 79 33z">
          <text:p/>
        </draw:path>
        <draw:path draw:style-name="gr18" draw:text-style-name="P11" draw:layer="layout" svg:width="0.223cm" svg:height="0.224cm" svg:x="32.289cm" svg:y="3.155cm" svg:viewBox="0 0 224 225" svg:d="M112 225c29 0 59-12 80-33s32-49 32-79-11-59-32-80-51-33-80-33c-30 0-58 12-79 33s-33 50-33 80 12 58 33 79 49 33 79 33z">
          <text:p/>
        </draw:path>
        <draw:path draw:style-name="gr18" draw:text-style-name="P11" draw:layer="layout" svg:width="0.223cm" svg:height="0.223cm" svg:x="32.395cm" svg:y="3.144cm" svg:viewBox="0 0 224 224" svg:d="M113 224c29 0 58-12 78-32 21-21 33-50 33-79 0-31-12-59-33-80-20-21-49-33-78-33-30 0-58 12-80 33-21 21-33 49-33 80 0 29 12 58 33 79 22 20 50 32 80 32z">
          <text:p/>
        </draw:path>
        <draw:path draw:style-name="gr18" draw:text-style-name="P11" draw:layer="layout" svg:width="0.224cm" svg:height="0.223cm" svg:x="33.619cm" svg:y="1.26cm" svg:viewBox="0 0 225 224" svg:d="M112 224c30 0 59-11 80-32 21-22 33-51 33-80 0-30-12-58-33-79s-50-33-80-33-58 12-79 33-33 49-33 79c0 29 12 58 33 80 21 21 49 32 79 32z">
          <text:p/>
        </draw:path>
        <draw:path draw:style-name="gr18" draw:text-style-name="P11" draw:layer="layout" svg:width="0.223cm" svg:height="0.223cm" svg:x="33.333cm" svg:y="2.476cm" svg:viewBox="0 0 224 224" svg:d="M112 224c30 0 58-12 79-33s33-49 33-79-12-59-33-80-49-32-79-32c-29 0-58 11-79 32s-33 50-33 80 12 58 33 79 50 33 79 33z">
          <text:p/>
        </draw:path>
        <draw:path draw:style-name="gr18" draw:text-style-name="P11" draw:layer="layout" svg:width="0.223cm" svg:height="0.223cm" svg:x="32.614cm" svg:y="3.028cm" svg:viewBox="0 0 224 224" svg:d="M113 224c30 0 58-11 79-33 21-21 32-50 32-79 0-30-11-58-32-79s-49-33-79-33-59 12-80 33-33 49-33 79c0 29 12 58 33 79 21 22 50 33 80 33z">
          <text:p/>
        </draw:path>
        <draw:path draw:style-name="gr18" draw:text-style-name="P11" draw:layer="layout" svg:width="0.223cm" svg:height="0.223cm" svg:x="33.686cm" svg:y="1.416cm" svg:viewBox="0 0 224 224" svg:d="M112 224c30 0 58-11 79-32s33-50 33-79c0-30-12-58-33-80-21-21-49-33-79-33s-58 12-79 33c-21 22-33 50-33 80 0 29 12 58 33 79s49 32 79 32z">
          <text:p/>
        </draw:path>
        <draw:path draw:style-name="gr18" draw:text-style-name="P11" draw:layer="layout" svg:width="0.224cm" svg:height="0.223cm" svg:x="33.771cm" svg:y="1.508cm" svg:viewBox="0 0 225 224" svg:d="M113 224c30 0 58-11 79-32s33-51 33-80c0-30-12-58-33-79s-49-33-79-33-58 12-79 33c-22 21-34 49-34 79 0 29 12 59 34 80 21 21 49 32 79 32z">
          <text:p/>
        </draw:path>
        <draw:path draw:style-name="gr15" draw:text-style-name="P10" draw:layer="layout" svg:width="0.223cm" svg:height="0.223cm" svg:x="36.477cm" svg:y="3.664cm" svg:viewBox="0 0 224 224" svg:d="M111 224c30 0 58-12 79-33 22-21 34-49 34-79 0-29-12-58-34-79-21-22-49-33-79-33-29 0-58 11-79 33-21 21-32 50-32 79 0 30 11 58 32 79s50 33 79 33z">
          <text:p/>
        </draw:path>
        <draw:path draw:style-name="gr18" draw:text-style-name="P11" draw:layer="layout" svg:width="0.223cm" svg:height="0.223cm" svg:x="33.716cm" svg:y="2.412cm" svg:viewBox="0 0 224 224" svg:d="M113 224c29 0 58-12 79-33 20-20 32-50 32-79 0-30-12-58-32-79-21-21-50-33-79-33-30 0-59 12-80 33s-33 49-33 79c0 29 12 59 33 79 21 21 50 33 80 33z">
          <text:p/>
        </draw:path>
        <draw:path draw:style-name="gr15" draw:text-style-name="P10" draw:layer="layout" svg:width="0.223cm" svg:height="0.223cm" svg:x="36.826cm" svg:y="3.27cm" svg:viewBox="0 0 224 224" svg:d="M113 224c29 0 58-12 79-32 20-22 32-51 32-80 0-30-12-58-32-79-21-21-50-33-79-33-30 0-59 12-80 33s-33 49-33 79c0 29 12 58 33 80 21 20 50 32 80 32z">
          <text:p/>
        </draw:path>
        <draw:path draw:style-name="gr18" draw:text-style-name="P11" draw:layer="layout" svg:width="0.223cm" svg:height="0.223cm" svg:x="33.675cm" svg:y="1.587cm" svg:viewBox="0 0 224 224" svg:d="M113 224c29 0 57-11 78-32s33-50 33-79c0-31-12-59-33-80s-49-33-78-33c-31 0-59 12-80 33s-33 49-33 80c0 29 12 58 33 79s49 32 80 32z">
          <text:p/>
        </draw:path>
        <draw:path draw:style-name="gr15" draw:text-style-name="P10" draw:layer="layout" svg:width="0.224cm" svg:height="0.223cm" svg:x="36.711cm" svg:y="3.322cm" svg:viewBox="0 0 225 224" svg:d="M112 224c30 0 58-12 79-33 22-20 34-49 34-79s-12-58-34-79c-21-21-49-33-79-33s-58 12-79 33-33 49-33 79 12 59 33 79c21 21 49 33 79 33z">
          <text:p/>
        </draw:path>
        <draw:path draw:style-name="gr15" draw:text-style-name="P10" draw:layer="layout" svg:width="0.223cm" svg:height="0.223cm" svg:x="36.764cm" svg:y="3.108cm" svg:viewBox="0 0 224 224" svg:d="M112 224c29 0 59-12 80-32 21-21 32-50 32-80s-11-58-32-79-51-33-80-33c-30 0-58 12-79 33s-33 49-33 79 12 59 33 80c21 20 49 32 79 32z">
          <text:p/>
        </draw:path>
        <draw:path draw:style-name="gr15" draw:text-style-name="P10" draw:layer="layout" svg:width="0.224cm" svg:height="0.223cm" svg:x="40.008cm" svg:y="5.554cm" svg:viewBox="0 0 225 224" svg:d="M113 224c30 0 58-12 79-33s33-49 33-80c0-29-12-58-33-78-21-21-49-33-79-33s-58 12-79 33c-22 20-34 49-34 78 0 31 12 59 34 80 21 21 49 33 79 33z">
          <text:p/>
        </draw:path>
        <draw:path draw:style-name="gr18" draw:text-style-name="P11" draw:layer="layout" svg:width="0.223cm" svg:height="0.223cm" svg:x="33.776cm" svg:y="1.717cm" svg:viewBox="0 0 224 224" svg:d="M112 224c30 0 58-11 79-32 21-22 33-51 33-80 0-30-12-58-33-79s-49-33-79-33c-29 0-58 12-79 33-20 21-33 49-33 79 0 29 13 58 33 80 21 21 50 32 79 32z">
          <text:p/>
        </draw:path>
        <draw:path draw:style-name="gr15" draw:text-style-name="P10" draw:layer="layout" svg:width="0.224cm" svg:height="0.224cm" svg:x="36.817cm" svg:y="3.187cm" svg:viewBox="0 0 225 225" svg:d="M113 225c30 0 58-12 79-33s33-49 33-79-12-58-33-80c-21-21-49-33-79-33-31 0-59 12-80 33-21 22-33 50-33 80s12 58 33 79 49 33 80 33z">
          <text:p/>
        </draw:path>
        <draw:path draw:style-name="gr15" draw:text-style-name="P10" draw:layer="layout" svg:width="0.223cm" svg:height="0.223cm" svg:x="36.905cm" svg:y="3.381cm" svg:viewBox="0 0 224 224" svg:d="M113 224c29 0 58-11 79-32 20-21 32-50 32-79 0-30-12-59-32-80-21-21-50-33-79-33-30 0-58 12-79 33s-34 50-34 80c0 29 13 58 34 79s49 32 79 32z">
          <text:p/>
        </draw:path>
        <draw:path draw:style-name="gr15" draw:text-style-name="P10" draw:layer="layout" svg:width="0.224cm" svg:height="0.223cm" svg:x="40.004cm" svg:y="5.592cm" svg:viewBox="0 0 225 224" svg:d="M113 224c30 0 58-12 79-33s33-49 33-79-12-58-33-79-49-33-79-33-58 12-79 33c-22 21-34 49-34 79s12 58 34 79c21 21 49 33 79 33z">
          <text:p/>
        </draw:path>
        <draw:path draw:style-name="gr15" draw:text-style-name="P10" draw:layer="layout" svg:width="0.223cm" svg:height="0.223cm" svg:x="36.574cm" svg:y="2.923cm" svg:viewBox="0 0 224 224" svg:d="M112 224c30 0 58-12 79-33s33-49 33-79-12-59-33-80c-21-20-49-32-79-32s-59 12-80 32c-21 21-32 50-32 80s11 58 32 79 50 33 80 33z">
          <text:p/>
        </draw:path>
        <draw:path draw:style-name="gr15" draw:text-style-name="P10" draw:layer="layout" svg:width="0.223cm" svg:height="0.223cm" svg:x="38.063cm" svg:y="4.104cm" svg:viewBox="0 0 224 224" svg:d="M111 224c30 0 58-11 80-32 21-21 33-50 33-79 0-30-12-58-33-79-22-22-50-34-80-34-29 0-58 12-79 34-21 21-32 49-32 79 0 29 11 58 32 79s50 32 79 32z">
          <text:p/>
        </draw:path>
        <draw:path draw:style-name="gr15" draw:text-style-name="P10" draw:layer="layout" svg:width="0.223cm" svg:height="0.223cm" svg:x="38.419cm" svg:y="5.042cm" svg:viewBox="0 0 224 224" svg:d="M112 224c30 0 58-11 79-33 21-21 33-50 33-79 0-30-12-58-33-79s-49-33-79-33c-29 0-58 12-80 33-21 21-32 49-32 79 0 29 11 58 32 79 22 22 51 33 80 33z">
          <text:p/>
        </draw:path>
        <draw:path draw:style-name="gr15" draw:text-style-name="P10" draw:layer="layout" svg:width="0.223cm" svg:height="0.223cm" svg:x="37.534cm" svg:y="3.926cm" svg:viewBox="0 0 224 224" svg:d="M112 224c30 0 58-11 79-33 21-21 33-50 33-79 0-30-12-58-33-79s-49-33-79-33c-29 0-58 12-80 33-20 21-32 49-32 79 0 29 12 58 32 79 22 22 51 33 80 33z">
          <text:p/>
        </draw:path>
        <draw:path draw:style-name="gr18" draw:text-style-name="P11" draw:layer="layout" svg:width="0.223cm" svg:height="0.223cm" svg:x="33.648cm" svg:y="2.784cm" svg:viewBox="0 0 224 224" svg:d="M111 224c31 0 59-12 80-33s33-49 33-79c0-29-12-58-33-78-21-21-49-34-80-34-29 0-57 13-78 34-21 20-33 49-33 78 0 30 12 58 33 79s49 33 78 33z">
          <text:p/>
        </draw:path>
        <draw:path draw:style-name="gr15" draw:text-style-name="P10" draw:layer="layout" svg:width="0.223cm" svg:height="0.223cm" svg:x="37.503cm" svg:y="3.775cm" svg:viewBox="0 0 224 224" svg:d="M112 224c30 0 58-12 79-33 21-20 33-49 33-79s-12-58-33-79-49-33-79-33c-29 0-59 12-80 33s-32 49-32 79 11 59 32 79c21 21 51 33 80 33z">
          <text:p/>
        </draw:path>
        <draw:path draw:style-name="gr15" draw:text-style-name="P10" draw:layer="layout" svg:width="0.223cm" svg:height="0.223cm" svg:x="37.429cm" svg:y="3.615cm" svg:viewBox="0 0 224 224" svg:d="M111 224c30 0 59-12 80-33s33-49 33-79c0-29-12-59-33-80s-50-32-80-32c-29 0-58 11-79 32s-32 51-32 80c0 30 11 58 32 79s50 33 79 33z">
          <text:p/>
        </draw:path>
        <draw:path draw:style-name="gr15" draw:text-style-name="P10" draw:layer="layout" svg:width="0.223cm" svg:height="0.223cm" svg:x="37.273cm" svg:y="3.718cm" svg:viewBox="0 0 224 224" svg:d="M113 224c29 0 58-12 79-32 21-22 32-51 32-80 0-30-11-58-32-79s-50-33-79-33c-30 0-59 12-80 33s-33 49-33 79c0 29 12 58 33 80 21 20 50 32 80 32z">
          <text:p/>
        </draw:path>
        <draw:path draw:style-name="gr15" draw:text-style-name="P10" draw:layer="layout" svg:width="0.223cm" svg:height="0.223cm" svg:x="38.034cm" svg:y="4.3cm" svg:viewBox="0 0 224 224" svg:d="M111 224c30 0 58-12 79-33 22-21 34-49 34-79 0-29-12-58-34-80-21-21-49-32-79-32-29 0-58 11-79 32-21 22-32 51-32 80 0 30 11 58 32 79s50 33 79 33z">
          <text:p/>
        </draw:path>
        <draw:path draw:style-name="gr15" draw:text-style-name="P10" draw:layer="layout" svg:width="0.223cm" svg:height="0.223cm" svg:x="39.372cm" svg:y="5.349cm" svg:viewBox="0 0 224 224" svg:d="M112 224c29 0 58-11 79-32 22-21 33-50 33-80s-11-58-33-79c-21-21-50-33-79-33-30 0-58 12-79 33s-33 49-33 79 12 59 33 80 49 32 79 32z">
          <text:p/>
        </draw:path>
        <draw:path draw:style-name="gr15" draw:text-style-name="P10" draw:layer="layout" svg:width="0.223cm" svg:height="0.223cm" svg:x="36.683cm" svg:y="4.533cm" svg:viewBox="0 0 224 224" svg:d="M112 224c30 0 58-11 79-32s33-50 33-79c0-30-12-58-33-80-21-21-49-33-79-33-29 0-58 12-79 33-21 22-33 50-33 80 0 29 12 58 33 79s50 32 79 32z">
          <text:p/>
        </draw:path>
        <draw:path draw:style-name="gr15" draw:text-style-name="P10" draw:layer="layout" svg:width="0.223cm" svg:height="0.223cm" svg:x="36.673cm" svg:y="4.654cm" svg:viewBox="0 0 224 224" svg:d="M113 224c29 0 58-12 79-33 20-21 32-49 32-80 0-29-12-58-32-78-21-21-50-33-79-33-30 0-58 12-79 33-21 20-34 49-34 78 0 31 13 59 34 80s49 33 79 33z">
          <text:p/>
        </draw:path>
        <draw:path draw:style-name="gr15" draw:text-style-name="P10" draw:layer="layout" svg:width="0.223cm" svg:height="0.223cm" svg:x="37.703cm" svg:y="4.229cm" svg:viewBox="0 0 224 224" svg:d="M113 224c29 0 58-12 79-33 20-20 32-49 32-79s-12-58-32-79c-21-21-50-33-79-33-31 0-59 12-80 33s-33 49-33 79 12 59 33 79c21 21 49 33 80 33z">
          <text:p/>
        </draw:path>
        <draw:path draw:style-name="gr15" draw:text-style-name="P10" draw:layer="layout" svg:width="0.223cm" svg:height="0.223cm" svg:x="39.212cm" svg:y="5.18cm" svg:viewBox="0 0 224 224" svg:d="M112 224c29 0 59-12 80-33 20-21 32-49 32-78 0-30-12-59-32-80-21-21-51-33-80-33-30 0-58 12-79 33s-33 50-33 80c0 29 12 57 33 78s49 33 79 33z">
          <text:p/>
        </draw:path>
        <draw:path draw:style-name="gr15" draw:text-style-name="P10" draw:layer="layout" svg:width="0.224cm" svg:height="0.223cm" svg:x="37.02cm" svg:y="4.799cm" svg:viewBox="0 0 225 224" svg:d="M113 224c30 0 58-13 79-33 21-21 33-50 33-79 0-30-12-58-33-79s-49-33-79-33c-31 0-59 12-80 33s-33 49-33 79c0 29 12 58 33 79 21 20 49 33 80 33z">
          <text:p/>
        </draw:path>
        <draw:path draw:style-name="gr15" draw:text-style-name="P10" draw:layer="layout" svg:width="0.223cm" svg:height="0.223cm" svg:x="37.327cm" svg:y="4.653cm" svg:viewBox="0 0 224 224" svg:d="M113 224c29 0 58-12 79-33s32-50 32-80c0-29-11-58-32-79s-50-32-79-32c-30 0-58 11-79 32-22 21-34 50-34 79 0 30 12 59 34 80 21 21 49 33 79 33z">
          <text:p/>
        </draw:path>
        <draw:path draw:style-name="gr15" draw:text-style-name="P10" draw:layer="layout" svg:width="0.223cm" svg:height="0.223cm" svg:x="39.368cm" svg:y="4.904cm" svg:viewBox="0 0 224 224" svg:d="M111 224c30 0 58-12 79-33s34-49 34-80c0-29-13-58-34-79s-49-32-79-32c-29 0-58 11-79 32s-32 50-32 79c0 31 11 59 32 80s50 33 79 33z">
          <text:p/>
        </draw:path>
        <draw:path draw:style-name="gr15" draw:text-style-name="P10" draw:layer="layout" svg:width="0.223cm" svg:height="0.223cm" svg:x="37.71cm" svg:y="4.397cm" svg:viewBox="0 0 224 224" svg:d="M113 224c29 0 58-12 79-32 21-22 32-51 32-80 0-30-11-58-32-79s-50-33-79-33c-31 0-59 12-80 33s-33 49-33 79c0 29 12 58 33 80 21 20 49 32 80 32z">
          <text:p/>
        </draw:path>
        <draw:path draw:style-name="gr15" draw:text-style-name="P10" draw:layer="layout" svg:width="0.224cm" svg:height="0.223cm" svg:x="39.298cm" svg:y="5.136cm" svg:viewBox="0 0 225 224" svg:d="M113 224c30 0 58-11 79-32s33-50 33-79c0-31-12-59-33-80s-49-33-79-33-59 12-80 33-33 49-33 80c0 29 12 58 33 79s50 32 80 32z">
          <text:p/>
        </draw:path>
        <draw:path draw:style-name="gr15" draw:text-style-name="P10" draw:layer="layout" svg:width="0.223cm" svg:height="0.223cm" svg:x="36.932cm" svg:y="4.257cm" svg:viewBox="0 0 224 224" svg:d="M111 224c30 0 58-11 79-32 22-21 34-50 34-79 0-31-12-59-34-80-21-21-49-33-79-33s-58 12-79 33-32 49-32 80c0 29 11 58 32 79s49 32 79 32z">
          <text:p/>
        </draw:path>
        <draw:path draw:style-name="gr18" draw:text-style-name="P11" draw:layer="layout" svg:width="0.223cm" svg:height="0.224cm" svg:x="31.385cm" svg:y="9.169cm" svg:viewBox="0 0 224 225" svg:d="M112 225c29 0 59-12 79-33 21-21 33-49 33-79 0-31-12-59-33-80-20-21-50-33-79-33-30 0-58 12-79 33s-33 49-33 80c0 30 12 58 33 79s49 33 79 33z">
          <text:p/>
        </draw:path>
        <draw:path draw:style-name="gr18" draw:text-style-name="P11" draw:layer="layout" svg:width="0.223cm" svg:height="0.223cm" svg:x="31.882cm" svg:y="4.039cm" svg:viewBox="0 0 224 224" svg:d="M112 224c30 0 59-12 80-33 21-20 32-49 32-78 0-31-11-59-32-80s-50-33-80-33-58 12-79 33-33 49-33 80c0 29 12 58 33 78 21 21 49 33 79 33z">
          <text:p/>
        </draw:path>
        <draw:path draw:style-name="gr18" draw:text-style-name="P11" draw:layer="layout" svg:width="0.223cm" svg:height="0.223cm" svg:x="31.555cm" svg:y="9.036cm" svg:viewBox="0 0 224 224" svg:d="M112 224c29 0 58-13 79-33 21-21 33-50 33-79 0-30-12-58-33-79s-50-33-79-33c-30 0-58 12-79 33s-33 49-33 79c0 29 12 58 33 79 21 20 49 33 79 33z">
          <text:p/>
        </draw:path>
        <draw:path draw:style-name="gr18" draw:text-style-name="P11" draw:layer="layout" svg:width="0.223cm" svg:height="0.223cm" svg:x="29.933cm" svg:y="9.144cm" svg:viewBox="0 0 224 224" svg:d="M113 224c29 0 58-11 78-32 21-21 33-50 33-79 0-31-12-59-33-80-20-21-49-33-78-33-30 0-59 12-80 33s-33 49-33 80c0 29 12 58 33 79s50 32 80 32z">
          <text:p/>
        </draw:path>
        <draw:path draw:style-name="gr18" draw:text-style-name="P11" draw:layer="layout" svg:width="0.224cm" svg:height="0.224cm" svg:x="31.93cm" svg:y="4.177cm" svg:viewBox="0 0 225 225" svg:d="M113 225c30 0 58-12 79-33 21-22 33-50 33-80s-12-58-33-79-49-33-79-33-59 12-80 33-33 49-33 79 12 58 33 80c21 21 50 33 80 33z">
          <text:p/>
        </draw:path>
        <draw:path draw:style-name="gr18" draw:text-style-name="P11" draw:layer="layout" svg:width="0.223cm" svg:height="0.223cm" svg:x="32.89cm" svg:y="2.663cm" svg:viewBox="0 0 224 224" svg:d="M112 224c30 0 58-11 79-32s33-50 33-80-12-58-33-79-49-33-79-33c-29 0-58 12-79 33s-33 49-33 79 12 59 33 80 50 32 79 32z">
          <text:p/>
        </draw:path>
        <draw:path draw:style-name="gr18" draw:text-style-name="P11" draw:layer="layout" svg:width="0.223cm" svg:height="0.223cm" svg:x="34.042cm" svg:y="1.965cm" svg:viewBox="0 0 224 224" svg:d="M111 224c30 0 58-12 80-33 21-21 33-50 33-80 0-29-12-58-33-79-22-21-50-32-80-32-29 0-58 11-79 32-20 21-32 50-32 79 0 30 12 59 32 80 21 21 50 33 79 33z">
          <text:p/>
        </draw:path>
        <draw:path draw:style-name="gr18" draw:text-style-name="P11" draw:layer="layout" svg:width="0.223cm" svg:height="0.223cm" svg:x="32.221cm" svg:y="3.553cm" svg:viewBox="0 0 224 224" svg:d="M113 224c29 0 58-12 79-33s32-49 32-80c0-29-11-58-32-79s-50-32-79-32c-30 0-58 11-79 32s-34 50-34 79c0 31 13 59 34 80s49 33 79 33z">
          <text:p/>
        </draw:path>
        <draw:path draw:style-name="gr18" draw:text-style-name="P11" draw:layer="layout" svg:width="0.223cm" svg:height="0.223cm" svg:x="33.567cm" svg:y="2.33cm" svg:viewBox="0 0 224 224" svg:d="M111 224c30 0 58-12 79-33s34-49 34-79c0-29-13-58-34-79-21-20-49-33-79-33-29 0-58 13-79 33-21 21-32 50-32 79 0 30 11 58 32 79s50 33 79 33z">
          <text:p/>
        </draw:path>
        <draw:path draw:style-name="gr15" draw:text-style-name="P10" draw:layer="layout" svg:width="0.223cm" svg:height="0.223cm" svg:x="37.403cm" svg:y="2.953cm" svg:viewBox="0 0 224 224" svg:d="M111 224c30 0 58-11 80-32 21-21 33-50 33-79 0-30-12-59-33-80-22-21-50-33-80-33-29 0-58 12-79 33-20 21-32 50-32 80 0 29 12 58 32 79 21 21 50 32 79 32z">
          <text:p/>
        </draw:path>
        <draw:path draw:style-name="gr18" draw:text-style-name="P11" draw:layer="layout" svg:width="0.223cm" svg:height="0.223cm" svg:x="32.483cm" svg:y="3.289cm" svg:viewBox="0 0 224 224" svg:d="M112 224c29 0 58-12 80-33 21-20 32-50 32-79 0-30-11-58-32-79-22-21-51-33-80-33-30 0-58 12-79 33s-33 49-33 79c0 29 12 59 33 79 21 21 49 33 79 33z">
          <text:p/>
        </draw:path>
        <draw:path draw:style-name="gr18" draw:text-style-name="P11" draw:layer="layout" svg:width="0.224cm" svg:height="0.223cm" svg:x="34.211cm" svg:y="2.294cm" svg:viewBox="0 0 225 224" svg:d="M113 224c30 0 58-12 79-33 21-20 33-49 33-78 0-30-12-58-33-80-21-21-49-33-79-33s-58 12-79 33c-22 22-34 50-34 80 0 29 12 58 34 78 21 21 49 33 79 33z">
          <text:p/>
        </draw:path>
        <draw:path draw:style-name="gr18" draw:text-style-name="P11" draw:layer="layout" svg:width="0.223cm" svg:height="0.223cm" svg:x="32.738cm" svg:y="3.406cm" svg:viewBox="0 0 224 224" svg:d="M111 224c30 0 59-12 80-33s33-49 33-79c0-29-12-58-33-80-21-20-50-32-80-32-29 0-58 12-79 32-20 22-32 51-32 80 0 30 12 58 32 79 21 21 50 33 79 33z">
          <text:p/>
        </draw:path>
        <draw:path draw:style-name="gr18" draw:text-style-name="P11" draw:layer="layout" svg:width="0.223cm" svg:height="0.223cm" svg:x="34.216cm" svg:y="2.138cm" svg:viewBox="0 0 224 224" svg:d="M113 224c29 0 58-12 79-34 21-20 32-49 32-78 0-30-11-58-32-79s-50-33-79-33c-30 0-58 12-79 33-22 21-34 49-34 79 0 29 12 58 34 78 21 22 49 34 79 34z">
          <text:p/>
        </draw:path>
        <draw:path draw:style-name="gr18" draw:text-style-name="P11" draw:layer="layout" svg:width="0.223cm" svg:height="0.223cm" svg:x="32.261cm" svg:y="3.791cm" svg:viewBox="0 0 224 224" svg:d="M111 224c30 0 58-12 80-33 21-21 33-49 33-80 0-29-12-58-33-79-22-21-50-32-80-32-29 0-57 11-78 32s-33 50-33 79c0 31 12 59 33 80s49 33 78 33z">
          <text:p/>
        </draw:path>
        <draw:path draw:style-name="gr18" draw:text-style-name="P11" draw:layer="layout" svg:width="0.223cm" svg:height="0.224cm" svg:x="33.412cm" svg:y="2.694cm" svg:viewBox="0 0 224 225" svg:d="M111 225c30 0 59-12 80-33s33-49 33-79c0-31-12-59-33-80s-50-33-80-33c-29 0-58 12-78 33-21 21-33 49-33 80 0 30 12 58 33 79 20 21 49 33 78 33z">
          <text:p/>
        </draw:path>
        <draw:path draw:style-name="gr18" draw:text-style-name="P11" draw:layer="layout" svg:width="0.224cm" svg:height="0.223cm" svg:x="32.014cm" svg:y="4.155cm" svg:viewBox="0 0 225 224" svg:d="M112 224c30 0 58-12 79-33 22-21 34-50 34-79 0-30-12-58-34-79-21-21-49-33-79-33s-58 12-79 33-33 49-33 79c0 29 12 58 33 79s49 33 79 33z">
          <text:p/>
        </draw:path>
        <draw:path draw:style-name="gr18" draw:text-style-name="P11" draw:layer="layout" svg:width="0.223cm" svg:height="0.223cm" svg:x="33.663cm" svg:y="2.573cm" svg:viewBox="0 0 224 224" svg:d="M112 224c30 0 59-13 79-34 21-21 33-49 33-79 0-29-12-58-33-79-20-20-49-32-79-32s-58 12-79 32c-21 21-33 50-33 79 0 30 12 58 33 79s49 34 79 34z">
          <text:p/>
        </draw:path>
        <draw:path draw:style-name="gr15" draw:text-style-name="P10" draw:layer="layout" svg:width="0.223cm" svg:height="0.223cm" svg:x="37.393cm" svg:y="3.403cm" svg:viewBox="0 0 224 224" svg:d="M112 224c29 0 58-11 79-32s33-50 33-79c0-30-12-58-33-80-21-21-50-33-79-33-30 0-58 12-79 33-21 22-33 50-33 80 0 29 12 58 33 79s49 32 79 32z">
          <text:p/>
        </draw:path>
        <draw:path draw:style-name="gr18" draw:text-style-name="P11" draw:layer="layout" svg:width="0.223cm" svg:height="0.223cm" svg:x="33.605cm" svg:y="2.458cm" svg:viewBox="0 0 224 224" svg:d="M112 224c29 0 58-12 80-33 20-21 32-49 32-79s-12-59-32-80c-22-20-51-32-80-32-30 0-58 12-79 32-21 21-33 50-33 80s12 58 33 79 49 33 79 33z">
          <text:p/>
        </draw:path>
        <draw:path draw:style-name="gr18" draw:text-style-name="P11" draw:layer="layout" svg:width="0.223cm" svg:height="0.223cm" svg:x="33.335cm" svg:y="2.042cm" svg:viewBox="0 0 224 224" svg:d="M113 224c29 0 57-12 78-33s33-49 33-79c0-29-12-59-33-80s-49-32-78-32c-30 0-58 11-79 32s-34 51-34 80c0 30 13 58 34 79s49 33 79 33z">
          <text:p/>
        </draw:path>
        <draw:path draw:style-name="gr15" draw:text-style-name="P10" draw:layer="layout" svg:width="0.223cm" svg:height="0.223cm" svg:x="37.113cm" svg:y="2.967cm" svg:viewBox="0 0 224 224" svg:d="M113 224c29 0 58-11 79-32s32-50 32-79c0-30-11-58-32-80-21-21-50-33-79-33-30 0-58 12-79 33-22 22-34 50-34 80 0 29 12 58 34 79 21 21 49 32 79 32z">
          <text:p/>
        </draw:path>
        <draw:path draw:style-name="gr15" draw:text-style-name="P10" draw:layer="layout" svg:width="0.223cm" svg:height="0.223cm" svg:x="37.317cm" svg:y="3.541cm" svg:viewBox="0 0 224 224" svg:d="M112 224c30 0 58-12 79-33s33-49 33-80c0-29-12-58-33-79s-49-32-79-32-58 11-80 32c-21 21-32 50-32 79 0 31 11 59 32 80 22 21 50 33 80 33z">
          <text:p/>
        </draw:path>
        <draw:path draw:style-name="gr18" draw:text-style-name="P11" draw:layer="layout" svg:width="0.223cm" svg:height="0.223cm" svg:x="33.472cm" svg:y="1.921cm" svg:viewBox="0 0 224 224" svg:d="M112 224c30 0 58-11 79-33 21-21 33-49 33-79s-12-58-33-79-49-33-79-33-59 12-80 33-32 49-32 79 11 58 32 79c21 22 50 33 80 33z">
          <text:p/>
        </draw:path>
        <draw:path draw:style-name="gr15" draw:text-style-name="P10" draw:layer="layout" svg:width="0.224cm" svg:height="0.223cm" svg:x="37.241cm" svg:y="3.252cm" svg:viewBox="0 0 225 224" svg:d="M113 224c30 0 58-12 79-34 21-21 33-49 33-79 0-29-12-57-33-78s-49-33-79-33c-31 0-59 12-80 33s-33 49-33 78c0 30 12 58 33 79 21 22 49 34 80 34z">
          <text:p/>
        </draw:path>
        <draw:path draw:style-name="gr18" draw:text-style-name="P11" draw:layer="layout" svg:width="0.223cm" svg:height="0.223cm" svg:x="33.45cm" svg:y="2.177cm" svg:viewBox="0 0 224 224" svg:d="M113 224c29 0 58-12 78-33 21-21 33-50 33-80s-12-58-33-79c-20-21-49-32-78-32-31 0-59 11-80 32s-33 49-33 79 12 59 33 80 49 33 80 33z">
          <text:p/>
        </draw:path>
        <draw:path draw:style-name="gr15" draw:text-style-name="P10" draw:layer="layout" svg:width="0.224cm" svg:height="0.223cm" svg:x="37.184cm" svg:y="3.106cm" svg:viewBox="0 0 225 224" svg:d="M112 224c30 0 59-12 80-33s33-49 33-80c0-29-12-58-33-79s-50-32-80-32-58 11-79 32-33 50-33 79c0 31 12 59 33 80s49 33 79 33z">
          <text:p/>
        </draw:path>
        <draw:path draw:style-name="gr18" draw:text-style-name="P11" draw:layer="layout" svg:width="0.223cm" svg:height="0.223cm" svg:x="32.771cm" svg:y="3.087cm" svg:viewBox="0 0 224 224" svg:d="M112 224c30 0 59-12 80-33s32-50 32-80c0-29-11-58-32-79s-50-32-80-32-58 11-79 32-33 50-33 79c0 30 12 59 33 80s49 33 79 33z">
          <text:p/>
        </draw:path>
        <draw:path draw:style-name="gr18" draw:text-style-name="P11" draw:layer="layout" svg:width="0.223cm" svg:height="0.223cm" svg:x="32.105cm" svg:y="4.084cm" svg:viewBox="0 0 224 224" svg:d="M112 224c30 0 59-11 79-32 21-21 33-50 33-79 0-30-12-58-33-80-20-21-49-33-79-33s-58 12-79 33c-21 22-33 50-33 80 0 29 12 58 33 79s49 32 79 32z">
          <text:p/>
        </draw:path>
        <draw:path draw:style-name="gr18" draw:text-style-name="P11" draw:layer="layout" svg:width="0.223cm" svg:height="0.224cm" svg:x="32.044cm" svg:y="3.972cm" svg:viewBox="0 0 224 225" svg:d="M112 225c29 0 58-12 80-33 21-21 32-50 32-80s-11-58-32-79c-22-21-51-33-80-33-30 0-58 12-79 33s-33 49-33 79 12 59 33 80 49 33 79 33z">
          <text:p/>
        </draw:path>
        <draw:path draw:style-name="gr18" draw:text-style-name="P11" draw:layer="layout" svg:width="0.223cm" svg:height="0.223cm" svg:x="32.821cm" svg:y="3.178cm" svg:viewBox="0 0 224 224" svg:d="M112 224c30 0 58-12 79-33s33-49 33-79-12-59-33-80-49-32-79-32c-29 0-59 11-79 32-21 21-33 50-33 80s12 58 33 79c20 21 50 33 79 33z">
          <text:p/>
        </draw:path>
        <draw:path draw:style-name="gr18" draw:text-style-name="P11" draw:layer="layout" svg:width="0.223cm" svg:height="0.223cm" svg:x="32.385cm" svg:y="3.577cm" svg:viewBox="0 0 224 224" svg:d="M113 224c29 0 58-11 78-32 21-21 33-50 33-79 0-31-12-59-33-80-20-21-49-33-78-33-30 0-59 12-80 33s-33 49-33 80c0 29 12 58 33 79s50 32 80 32z">
          <text:p/>
        </draw:path>
        <draw:path draw:style-name="gr18" draw:text-style-name="P11" draw:layer="layout" svg:width="0.223cm" svg:height="0.224cm" svg:x="32.304cm" svg:y="3.637cm" svg:viewBox="0 0 224 225" svg:d="M111 225c30 0 59-12 80-33s33-49 33-79-12-58-33-80c-21-21-50-33-80-33-29 0-58 12-79 33-21 22-32 50-32 80s11 58 32 79 50 33 79 33z">
          <text:p/>
        </draw:path>
        <draw:path draw:style-name="gr18" draw:text-style-name="P11" draw:layer="layout" svg:width="0.223cm" svg:height="0.223cm" svg:x="32.202cm" svg:y="3.288cm" svg:viewBox="0 0 224 224" svg:d="M112 224c30 0 58-12 79-33s33-50 33-80c0-29-12-58-33-79-21-20-49-32-79-32-29 0-58 12-78 32-22 21-34 50-34 79 0 30 12 59 34 80 20 21 49 33 78 33z">
          <text:p/>
        </draw:path>
        <draw:path draw:style-name="gr18" draw:text-style-name="P11" draw:layer="layout" svg:width="0.223cm" svg:height="0.223cm" svg:x="32.731cm" svg:y="2.674cm" svg:viewBox="0 0 224 224" svg:d="M111 224c30 0 59-11 80-32s33-50 33-80-12-58-33-79-50-33-80-33c-29 0-58 12-79 33s-32 49-32 79 11 59 32 80 50 32 79 32z">
          <text:p/>
        </draw:path>
        <draw:path draw:style-name="gr18" draw:text-style-name="P11" draw:layer="layout" svg:width="0.223cm" svg:height="0.223cm" svg:x="33.591cm" svg:y="2.131cm" svg:viewBox="0 0 224 224" svg:d="M112 224c29 0 58-12 79-34 21-21 33-49 33-79 0-29-12-58-33-79-21-20-50-32-79-32-30 0-58 12-79 32-21 21-33 50-33 79 0 30 12 58 33 79 21 22 49 34 79 34z">
          <text:p/>
        </draw:path>
        <draw:path draw:style-name="gr18" draw:text-style-name="P11" draw:layer="layout" svg:width="0.223cm" svg:height="0.224cm" svg:x="31.471cm" svg:y="8.946cm" svg:viewBox="0 0 224 225" svg:d="M112 225c30 0 58-12 79-33s33-49 33-79c0-31-12-59-33-80s-49-33-79-33-59 12-80 33c-20 21-32 49-32 80 0 30 12 58 32 79 21 21 50 33 80 33z">
          <text:p/>
        </draw:path>
        <draw:path draw:style-name="gr18" draw:text-style-name="P11" draw:layer="layout" svg:width="0.224cm" svg:height="0.224cm" svg:x="31.553cm" svg:y="9.07cm" svg:viewBox="0 0 225 225" svg:d="M113 225c30 0 58-12 79-33 21-22 33-50 33-80s-12-58-33-79-49-33-79-33-58 12-79 33-34 49-34 79 13 58 34 80c21 21 49 33 79 33z">
          <text:p/>
        </draw:path>
        <draw:path draw:style-name="gr18" draw:text-style-name="P11" draw:layer="layout" svg:width="0.223cm" svg:height="0.224cm" svg:x="31.417cm" svg:y="8.941cm" svg:viewBox="0 0 224 225" svg:d="M111 225c31 0 59-12 80-33s33-49 33-79c0-31-12-59-33-80s-49-33-80-33c-29 0-57 12-78 33s-33 49-33 80c0 30 12 58 33 79s49 33 78 33z">
          <text:p/>
        </draw:path>
        <draw:path draw:style-name="gr18" draw:text-style-name="P11" draw:layer="layout" svg:width="0.223cm" svg:height="0.223cm" svg:x="31.338cm" svg:y="9.147cm" svg:viewBox="0 0 224 224" svg:d="M112 224c29 0 58-12 78-33 21-21 34-49 34-79s-13-59-34-80c-20-21-49-32-78-32-30 0-58 11-79 32s-33 50-33 80 12 58 33 79 49 33 79 33z">
          <text:p/>
        </draw:path>
        <draw:path draw:style-name="gr18" draw:text-style-name="P11" draw:layer="layout" svg:width="0.223cm" svg:height="0.223cm" svg:x="31.104cm" svg:y="9.46cm" svg:viewBox="0 0 224 224" svg:d="M112 224c30 0 58-11 79-32s33-50 33-79c0-30-12-58-33-79-21-22-49-34-79-34-29 0-57 12-78 34-21 21-34 49-34 79 0 29 13 58 34 79s49 32 78 32z">
          <text:p/>
        </draw:path>
        <draw:path draw:style-name="gr18" draw:text-style-name="P11" draw:layer="layout" svg:width="0.223cm" svg:height="0.223cm" svg:x="29.94cm" svg:y="9.135cm" svg:viewBox="0 0 224 224" svg:d="M112 224c30 0 58-12 79-33s33-49 33-79-12-58-33-79-49-33-79-33c-29 0-59 12-80 33s-32 49-32 79 11 58 32 79 51 33 80 33z">
          <text:p/>
        </draw:path>
        <draw:path draw:style-name="gr19" draw:text-style-name="P11" draw:layer="layout" svg:width="0.223cm" svg:height="0.224cm" svg:x="33.49cm" svg:y="5.473cm" svg:viewBox="0 0 224 225" svg:d="M113 225c29 0 57-13 78-34s33-49 33-79-12-58-33-79-49-33-78-33c-30 0-59 12-80 33s-33 49-33 79 12 58 33 79 50 34 80 34z">
          <text:p/>
        </draw:path>
        <draw:path draw:style-name="gr17" draw:text-style-name="P2" draw:layer="layout" svg:width="0.223cm" svg:height="0.224cm" svg:x="33.49cm" svg:y="5.473cm" svg:viewBox="0 0 224 225" svg:d="M113 225c29 0 57-13 78-34s33-49 33-79-12-58-33-79-49-33-78-33c-30 0-59 12-80 33s-33 49-33 79 12 58 33 79 50 34 80 34z">
          <text:p/>
        </draw:path>
        <draw:path draw:style-name="gr18" draw:text-style-name="P11" draw:layer="layout" svg:width="0.223cm" svg:height="0.223cm" svg:x="33.381cm" svg:y="5.495cm" svg:viewBox="0 0 224 224" svg:d="M111 224c30 0 58-12 80-34 21-21 33-49 33-79 0-29-12-58-33-79-22-20-50-32-80-32-29 0-58 12-79 32-21 21-32 50-32 79 0 30 11 58 32 79 21 22 50 34 79 34z">
          <text:p/>
        </draw:path>
        <draw:path draw:style-name="gr18" draw:text-style-name="P11" draw:layer="layout" svg:width="0.223cm" svg:height="0.223cm" svg:x="32.601cm" svg:y="3.209cm" svg:viewBox="0 0 224 224" svg:d="M112 224c30 0 58-11 79-32s33-50 33-79c0-30-12-58-33-79-21-22-49-34-79-34-29 0-59 12-79 34-21 21-33 49-33 79 0 29 12 58 33 79 20 21 50 32 79 32z">
          <text:p/>
        </draw:path>
        <draw:path draw:style-name="gr18" draw:text-style-name="P11" draw:layer="layout" svg:width="0.223cm" svg:height="0.223cm" svg:x="32.799cm" svg:y="2.703cm" svg:viewBox="0 0 224 224" svg:d="M113 224c29 0 57-11 78-32s33-50 33-79c0-31-12-59-33-80s-49-33-78-33c-31 0-59 12-80 33s-33 49-33 80c0 29 12 58 33 79s49 32 80 32z">
          <text:p/>
        </draw:path>
        <draw:path draw:style-name="gr18" draw:text-style-name="P11" draw:layer="layout" svg:width="0.223cm" svg:height="0.223cm" svg:x="33.86cm" svg:y="1.768cm" svg:viewBox="0 0 224 224" svg:d="M112 224c29 0 59-12 80-32 20-21 32-50 32-80s-12-58-32-79c-21-21-51-33-80-33-30 0-58 12-79 33s-33 49-33 79 12 59 33 80c21 20 49 32 79 32z">
          <text:p/>
        </draw:path>
        <draw:path draw:style-name="gr18" draw:text-style-name="P11" draw:layer="layout" svg:width="0.223cm" svg:height="0.223cm" svg:x="32.363cm" svg:y="3.438cm" svg:viewBox="0 0 224 224" svg:d="M112 224c30 0 58-12 79-33 21-20 33-49 33-78 0-30-12-58-33-79-21-22-49-34-79-34s-59 12-80 34c-20 21-32 49-32 79 0 29 12 58 32 78 21 21 50 33 80 33z">
          <text:p/>
        </draw:path>
        <draw:path draw:style-name="gr18" draw:text-style-name="P11" draw:layer="layout" svg:width="0.223cm" svg:height="0.223cm" svg:x="33.827cm" svg:y="2.511cm" svg:viewBox="0 0 224 224" svg:d="M112 224c29 0 58-12 80-33 21-21 32-49 32-79 0-29-11-59-32-79-22-21-51-33-80-33-30 0-58 12-79 33-21 20-33 50-33 79 0 30 12 58 33 79s49 33 79 33z">
          <text:p/>
        </draw:path>
        <draw:path draw:style-name="gr15" draw:text-style-name="P10" draw:layer="layout" svg:width="0.223cm" svg:height="0.223cm" svg:x="37.482cm" svg:y="3.007cm" svg:viewBox="0 0 224 224" svg:d="M113 224c29 0 58-12 78-33 21-21 33-49 33-79 0-29-12-58-33-79-20-21-49-33-78-33-31 0-59 12-80 33s-33 50-33 79c0 30 12 58 33 79s49 33 80 33z">
          <text:p/>
        </draw:path>
        <draw:path draw:style-name="gr18" draw:text-style-name="P11" draw:layer="layout" svg:width="0.223cm" svg:height="0.223cm" svg:x="29.905cm" svg:y="9.086cm" svg:viewBox="0 0 224 224" svg:d="M113 224c29 0 58-12 79-32 21-21 32-51 32-80 0-30-11-58-32-79s-50-33-79-33c-31 0-59 12-80 33s-33 49-33 79c0 29 12 59 33 80 21 20 49 32 80 32z">
          <text:p/>
        </draw:path>
        <draw:path draw:style-name="gr18" draw:text-style-name="P11" draw:layer="layout" svg:width="0.223cm" svg:height="0.223cm" svg:x="34.217cm" svg:y="1.612cm" svg:viewBox="0 0 224 224" svg:d="M112 224c30 0 58-11 79-32s33-50 33-79c0-30-12-59-33-80s-49-33-79-33c-29 0-58 12-79 33-22 21-33 50-33 80 0 29 11 58 33 79 21 21 50 32 79 32z">
          <text:p/>
        </draw:path>
        <draw:path draw:style-name="gr18" draw:text-style-name="P11" draw:layer="layout" svg:width="0.223cm" svg:height="0.223cm" svg:x="30.714cm" svg:y="7.73cm" svg:viewBox="0 0 224 224" svg:d="M112 224c29 0 58-12 80-33 20-22 32-50 32-80 0-29-12-58-32-79-22-21-51-32-80-32-30 0-58 11-79 32s-33 50-33 79c0 30 12 58 33 80 21 21 49 33 79 33z">
          <text:p/>
        </draw:path>
        <draw:path draw:style-name="gr18" draw:text-style-name="P11" draw:layer="layout" svg:width="0.224cm" svg:height="0.223cm" svg:x="30.977cm" svg:y="7.081cm" svg:viewBox="0 0 225 224" svg:d="M112 224c31 0 59-11 80-32s33-51 33-80c0-30-12-58-33-79s-49-33-80-33c-30 0-58 12-79 33s-33 49-33 79c0 29 12 59 33 80s49 32 79 32z">
          <text:p/>
        </draw:path>
        <draw:path draw:style-name="gr15" draw:text-style-name="P10" draw:layer="layout" svg:width="0.223cm" svg:height="0.223cm" svg:x="37.972cm" svg:y="10.624cm" svg:viewBox="0 0 224 224" svg:d="M113 224c29 0 57-12 78-34 21-21 33-49 33-79 0-29-12-58-33-79-21-20-49-32-78-32-30 0-58 12-80 32-21 21-33 50-33 79 0 30 12 58 33 79 22 22 50 34 80 34z">
          <text:p/>
        </draw:path>
        <draw:path draw:style-name="gr18" draw:text-style-name="P11" draw:layer="layout" svg:width="0.224cm" svg:height="0.223cm" svg:x="37.907cm" svg:y="10.511cm" svg:viewBox="0 0 225 224" svg:d="M112 224c31 0 59-11 80-32s33-50 33-79c0-30-12-59-33-80s-49-33-80-33c-30 0-58 12-79 33s-33 50-33 80c0 29 12 58 33 79s49 32 79 32z">
          <text:p/>
        </draw:path>
        <draw:path draw:style-name="gr15" draw:text-style-name="P10" draw:layer="layout" svg:width="0.223cm" svg:height="0.223cm" svg:x="37.527cm" svg:y="10.4cm" svg:viewBox="0 0 224 224" svg:d="M113 224c29 0 58-12 78-34 21-21 33-49 33-79 0-29-12-58-33-79-20-21-49-32-78-32-30 0-58 11-80 32-21 21-33 50-33 79 0 30 12 58 33 79 22 22 50 34 80 34z">
          <text:p/>
        </draw:path>
        <draw:path draw:style-name="gr18" draw:text-style-name="P11" draw:layer="layout" svg:width="0.223cm" svg:height="0.223cm" svg:x="30.892cm" svg:y="6.795cm" svg:viewBox="0 0 224 224" svg:d="M111 224c30 0 58-12 79-33s34-49 34-79c0-29-13-58-34-79-21-20-49-33-79-33-29 0-58 13-79 33-21 21-32 50-32 79 0 30 11 58 32 79s50 33 79 33z">
          <text:p/>
        </draw:path>
        <draw:path draw:style-name="gr18" draw:text-style-name="P11" draw:layer="layout" svg:width="0.223cm" svg:height="0.223cm" svg:x="30.718cm" svg:y="7.405cm" svg:viewBox="0 0 224 224" svg:d="M111 224c30 0 59-12 80-33s33-49 33-79c0-29-12-59-33-80s-50-32-80-32c-29 0-58 11-79 32s-32 51-32 80c0 30 11 58 32 79s50 33 79 33z">
          <text:p/>
        </draw:path>
        <draw:path draw:style-name="gr18" draw:text-style-name="P11" draw:layer="layout" svg:width="0.223cm" svg:height="0.223cm" svg:x="30.662cm" svg:y="6.881cm" svg:viewBox="0 0 224 224" svg:d="M112 224c30 0 58-11 79-32s33-51 33-80c0-30-12-58-33-79s-49-33-79-33c-29 0-57 12-78 33s-34 49-34 79c0 29 13 59 34 80s49 32 78 32z">
          <text:p/>
        </draw:path>
        <draw:path draw:style-name="gr18" draw:text-style-name="P11" draw:layer="layout" svg:width="0.223cm" svg:height="0.223cm" svg:x="30.801cm" svg:y="6.77cm" svg:viewBox="0 0 224 224" svg:d="M113 224c29 0 58-11 79-32 20-21 32-50 32-79 0-30-12-58-32-79-21-22-50-34-79-34-31 0-59 12-80 34-21 21-33 49-33 79 0 29 12 58 33 79s49 32 80 32z">
          <text:p/>
        </draw:path>
        <draw:path draw:style-name="gr18" draw:text-style-name="P11" draw:layer="layout" svg:width="0.223cm" svg:height="0.223cm" svg:x="31.637cm" svg:y="3.115cm" svg:viewBox="0 0 224 224" svg:d="M111 224c31 0 59-12 80-33 21-20 33-49 33-79s-12-58-33-79-49-33-80-33c-29 0-58 12-79 33-20 21-32 49-32 79s12 59 32 79c21 21 50 33 79 33z">
          <text:p/>
        </draw:path>
        <draw:path draw:style-name="gr18" draw:text-style-name="P11" draw:layer="layout" svg:width="0.223cm" svg:height="0.223cm" svg:x="37.65cm" svg:y="8.165cm" svg:viewBox="0 0 224 224" svg:d="M112 224c29 0 59-12 80-34 21-21 32-49 32-79 0-29-11-58-32-78-21-21-51-33-80-33-30 0-58 12-79 33-21 20-33 49-33 78 0 30 12 58 33 79 21 22 49 34 79 34z">
          <text:p/>
        </draw:path>
        <draw:path draw:style-name="gr18" draw:text-style-name="P11" draw:layer="layout" svg:width="0.224cm" svg:height="0.223cm" svg:x="31.055cm" svg:y="6.345cm" svg:viewBox="0 0 225 224" svg:d="M113 224c30 0 58-12 79-33s33-49 33-79c0-29-12-58-33-78-21-21-49-34-79-34s-58 13-80 34c-21 20-33 49-33 78 0 30 12 58 33 79 22 21 50 33 80 33z">
          <text:p/>
        </draw:path>
        <draw:path draw:style-name="gr18" draw:text-style-name="P11" draw:layer="layout" svg:width="0.223cm" svg:height="0.223cm" svg:x="31.035cm" svg:y="6.413cm" svg:viewBox="0 0 224 224" svg:d="M113 224c29 0 57-12 78-33s33-50 33-80c0-29-12-58-33-79s-49-32-78-32c-30 0-59 11-80 32s-33 50-33 79c0 30 12 59 33 80s50 33 80 33z">
          <text:p/>
        </draw:path>
        <draw:path draw:style-name="gr18" draw:text-style-name="P11" draw:layer="layout" svg:width="0.223cm" svg:height="0.223cm" svg:x="30.307cm" svg:y="10.168cm" svg:viewBox="0 0 224 224" svg:d="M112 224c30 0 59-12 79-34 21-21 33-49 33-78 0-30-12-58-33-79-20-21-49-33-79-33s-58 12-79 33-33 49-33 79c0 29 12 57 33 78 21 22 49 34 79 34z">
          <text:p/>
        </draw:path>
        <draw:path draw:style-name="gr18" draw:text-style-name="P11" draw:layer="layout" svg:width="0.223cm" svg:height="0.223cm" svg:x="33.138cm" svg:y="5.519cm" svg:viewBox="0 0 224 224" svg:d="M112 224c29 0 58-12 79-33 22-21 33-50 33-79 0-30-11-58-33-79-21-21-50-33-79-33-30 0-58 12-79 33s-33 49-33 79c0 29 12 58 33 79s49 33 79 33z">
          <text:p/>
        </draw:path>
        <draw:path draw:style-name="gr18" draw:text-style-name="P11" draw:layer="layout" svg:width="0.223cm" svg:height="0.223cm" svg:x="33.171cm" svg:y="5.578cm" svg:viewBox="0 0 224 224" svg:d="M112 224c29 0 58-12 79-33s33-49 33-79-12-59-33-80-50-32-79-32c-30 0-58 11-79 32s-33 50-33 80 12 58 33 79 49 33 79 33z">
          <text:p/>
        </draw:path>
        <draw:path draw:style-name="gr18" draw:text-style-name="P11" draw:layer="layout" svg:width="0.223cm" svg:height="0.223cm" svg:x="33.157cm" svg:y="5.647cm" svg:viewBox="0 0 224 224" svg:d="M111 224c30 0 58-12 80-33 21-21 33-49 33-79 0-29-12-58-33-80-22-21-50-32-80-32-29 0-58 11-78 32-21 22-33 51-33 80 0 30 12 58 33 79 20 21 49 33 78 33z">
          <text:p/>
        </draw:path>
        <draw:path draw:style-name="gr15" draw:text-style-name="P10" draw:layer="layout" svg:width="0.224cm" svg:height="0.223cm" svg:x="39.48cm" svg:y="4.927cm" svg:viewBox="0 0 225 224" svg:d="M113 224c30 0 58-12 79-33 21-20 33-49 33-78 0-31-12-59-33-80s-49-33-79-33c-31 0-59 12-80 33s-33 49-33 80c0 29 12 58 33 78 21 21 49 33 80 33z">
          <text:p/>
        </draw:path>
        <draw:path draw:style-name="gr18" draw:text-style-name="P11" draw:layer="layout" svg:width="0.223cm" svg:height="0.223cm" svg:x="34.136cm" svg:y="3.327cm" svg:viewBox="0 0 224 224" svg:d="M112 224c30 0 58-12 79-33s33-49 33-80c0-29-12-58-33-79-21-20-49-32-79-32s-59 12-80 32c-20 21-32 50-32 79 0 31 12 59 32 80 21 21 50 33 80 33z">
          <text:p/>
        </draw:path>
        <draw:path draw:style-name="gr15" draw:text-style-name="P10" draw:layer="layout" svg:width="0.223cm" svg:height="0.223cm" svg:x="36.836cm" svg:y="2.981cm" svg:viewBox="0 0 224 224" svg:d="M113 224c29 0 58-12 79-33s32-49 32-79c0-29-11-58-32-79s-50-33-79-33c-30 0-59 12-80 33s-33 50-33 79c0 30 12 58 33 79s50 33 80 33z">
          <text:p/>
        </draw:path>
        <draw:path draw:style-name="gr15" draw:text-style-name="P10" draw:layer="layout" svg:width="0.223cm" svg:height="0.223cm" svg:x="37.473cm" svg:y="5.937cm" svg:viewBox="0 0 224 224" svg:d="M112 224c30 0 58-12 79-34 21-21 33-49 33-79 0-29-12-58-33-78-21-21-49-33-79-33s-59 12-80 33c-21 20-32 49-32 78 0 30 11 58 32 79 21 22 50 34 80 34z">
          <text:p/>
        </draw:path>
        <draw:path draw:style-name="gr15" draw:text-style-name="P10" draw:layer="layout" svg:width="0.223cm" svg:height="0.223cm" svg:x="37.981cm" svg:y="5.516cm" svg:viewBox="0 0 224 224" svg:d="M112 224c30 0 58-12 79-32 21-22 33-51 33-80 0-30-12-58-33-79s-49-33-79-33c-29 0-58 12-80 33-21 21-32 49-32 79 0 29 11 58 32 80 22 20 51 32 80 32z">
          <text:p/>
        </draw:path>
        <draw:path draw:style-name="gr15" draw:text-style-name="P10" draw:layer="layout" svg:width="0.223cm" svg:height="0.223cm" svg:x="38.059cm" svg:y="10.756cm" svg:viewBox="0 0 224 224" svg:d="M111 224c30 0 58-11 80-32 21-21 33-50 33-79 0-30-12-59-33-80-22-21-50-33-80-33-29 0-58 12-79 33-20 21-32 50-32 80 0 29 12 58 32 79 21 21 50 32 79 32z">
          <text:p/>
        </draw:path>
        <draw:path draw:style-name="gr15" draw:text-style-name="P10" draw:layer="layout" svg:width="0.223cm" svg:height="0.224cm" svg:x="38.15cm" svg:y="4.99cm" svg:viewBox="0 0 224 225" svg:d="M112 225c30 0 58-12 79-33s33-49 33-79-12-58-33-79c-21-22-49-34-79-34s-59 12-80 34c-20 21-32 49-32 79s12 58 32 79c21 21 50 33 80 33z">
          <text:p/>
        </draw:path>
        <draw:path draw:style-name="gr15" draw:text-style-name="P10" draw:layer="layout" svg:width="0.223cm" svg:height="0.223cm" svg:x="37.547cm" svg:y="5.678cm" svg:viewBox="0 0 224 224" svg:d="M112 224c30 0 58-12 79-33s33-49 33-79c0-29-12-58-33-79s-49-33-79-33c-29 0-58 12-79 33-22 21-33 50-33 79 0 30 11 58 33 79 21 21 50 33 79 33z">
          <text:p/>
        </draw:path>
        <draw:path draw:style-name="gr15" draw:text-style-name="P10" draw:layer="layout" svg:width="0.224cm" svg:height="0.223cm" svg:x="38.173cm" svg:y="5.163cm" svg:viewBox="0 0 225 224" svg:d="M113 224c30 0 58-12 79-33s33-49 33-79-12-59-33-80-49-32-79-32-59 11-80 32-33 50-33 80 12 58 33 79 50 33 80 33z">
          <text:p/>
        </draw:path>
        <draw:path draw:style-name="gr15" draw:text-style-name="P10" draw:layer="layout" svg:width="0.224cm" svg:height="0.224cm" svg:x="37.579cm" svg:y="4.269cm" svg:viewBox="0 0 225 225" svg:d="M112 225c30 0 58-12 79-33s34-49 34-79-13-59-34-80-49-33-79-33-58 12-79 33-33 50-33 80 12 58 33 79 49 33 79 33z">
          <text:p/>
        </draw:path>
        <draw:path draw:style-name="gr15" draw:text-style-name="P10" draw:layer="layout" svg:width="0.223cm" svg:height="0.223cm" svg:x="39.407cm" svg:y="5.476cm" svg:viewBox="0 0 224 224" svg:d="M112 224c29 0 58-12 79-34 21-21 33-49 33-79 0-29-12-58-33-79s-50-32-79-32c-30 0-58 11-79 32s-33 50-33 79c0 30 12 58 33 79 21 22 49 34 79 34z">
          <text:p/>
        </draw:path>
        <draw:path draw:style-name="gr15" draw:text-style-name="P10" draw:layer="layout" svg:width="0.223cm" svg:height="0.223cm" svg:x="39.788cm" svg:y="5.478cm" svg:viewBox="0 0 224 224" svg:d="M113 224c29 0 57-12 78-34 21-21 33-49 33-79 0-29-12-58-33-79-21-20-49-32-78-32-30 0-58 12-79 32-22 21-34 50-34 79 0 30 12 58 34 79 21 22 49 34 79 34z">
          <text:p/>
        </draw:path>
        <draw:path draw:style-name="gr15" draw:text-style-name="P10" draw:layer="layout" svg:width="0.223cm" svg:height="0.223cm" svg:x="40.371cm" svg:y="6.953cm" svg:viewBox="0 0 224 224" svg:d="M113 224c29 0 58-12 79-33s32-49 32-79c0-29-11-59-32-80s-50-32-79-32c-31 0-59 11-80 32s-33 51-33 80c0 30 12 58 33 79s49 33 80 33z">
          <text:p/>
        </draw:path>
        <draw:path draw:style-name="gr15" draw:text-style-name="P10" draw:layer="layout" svg:width="0.223cm" svg:height="0.223cm" svg:x="39.663cm" svg:y="5.637cm" svg:viewBox="0 0 224 224" svg:d="M112 224c29 0 59-12 80-33s32-49 32-79c0-29-11-58-32-80-21-21-51-32-80-32-30 0-58 11-79 32-21 22-33 51-33 80 0 30 12 58 33 79s49 33 79 33z">
          <text:p/>
        </draw:path>
        <draw:path draw:style-name="gr15" draw:text-style-name="P10" draw:layer="layout" svg:width="0.223cm" svg:height="0.223cm" svg:x="37.747cm" svg:y="5.279cm" svg:viewBox="0 0 224 224" svg:d="M113 224c29 0 58-12 79-33 21-22 32-50 32-80 0-29-11-58-32-79-21-20-50-32-79-32-30 0-58 12-80 32-21 21-33 50-33 79 0 30 12 58 33 80 22 21 50 33 80 33z">
          <text:p/>
        </draw:path>
        <draw:path draw:style-name="gr15" draw:text-style-name="P10" draw:layer="layout" svg:width="0.223cm" svg:height="0.224cm" svg:x="36.807cm" svg:y="5.061cm" svg:viewBox="0 0 224 225" svg:d="M113 225c29 0 58-12 79-33 20-22 32-50 32-80s-12-58-32-79c-21-21-50-33-79-33-31 0-59 12-80 33s-33 49-33 79 12 58 33 80c21 21 49 33 80 33z">
          <text:p/>
        </draw:path>
        <draw:path draw:style-name="gr15" draw:text-style-name="P10" draw:layer="layout" svg:width="0.223cm" svg:height="0.223cm" svg:x="37.091cm" svg:y="3.921cm" svg:viewBox="0 0 224 224" svg:d="M113 224c29 0 58-11 79-33 21-21 32-50 32-79 0-30-11-58-32-79s-50-33-79-33c-30 0-58 12-80 33-21 21-33 49-33 79 0 29 12 58 33 79 22 22 50 33 80 33z">
          <text:p/>
        </draw:path>
        <draw:path draw:style-name="gr15" draw:text-style-name="P10" draw:layer="layout" svg:width="0.223cm" svg:height="0.224cm" svg:x="39.659cm" svg:y="5.521cm" svg:viewBox="0 0 224 225" svg:d="M111 225c30 0 59-12 80-33s33-50 33-80-12-58-33-79-50-33-80-33c-29 0-58 12-78 33-21 21-33 49-33 79s12 59 33 80c20 21 49 33 78 33z">
          <text:p/>
        </draw:path>
        <draw:path draw:style-name="gr15" draw:text-style-name="P10" draw:layer="layout" svg:width="0.223cm" svg:height="0.223cm" svg:x="40.163cm" svg:y="6.648cm" svg:viewBox="0 0 224 224" svg:d="M113 224c29 0 58-11 78-32 21-21 33-51 33-80 0-30-12-58-33-79-20-21-49-33-78-33-31 0-59 12-80 33s-33 49-33 79c0 29 12 59 33 80s49 32 80 32z">
          <text:p/>
        </draw:path>
        <draw:path draw:style-name="gr15" draw:text-style-name="P10" draw:layer="layout" svg:width="0.223cm" svg:height="0.223cm" svg:x="39.859cm" svg:y="5.634cm" svg:viewBox="0 0 224 224" svg:d="M112 224c29 0 57-12 79-33 21-21 33-49 33-79 0-29-12-58-33-79-22-21-50-33-79-33-30 0-58 12-79 33s-33 50-33 79c0 30 12 58 33 79s49 33 79 33z">
          <text:p/>
        </draw:path>
        <draw:path draw:style-name="gr15" draw:text-style-name="P10" draw:layer="layout" svg:width="0.223cm" svg:height="0.224cm" svg:x="39.559cm" svg:y="5.151cm" svg:viewBox="0 0 224 225" svg:d="M112 225c30 0 58-12 79-33s33-49 33-79c0-31-12-59-33-80s-49-33-79-33c-29 0-58 12-79 33-22 21-33 49-33 80 0 30 11 58 33 79 21 21 50 33 79 33z">
          <text:p/>
        </draw:path>
        <draw:path draw:style-name="gr15" draw:text-style-name="P10" draw:layer="layout" svg:width="0.223cm" svg:height="0.223cm" svg:x="39.901cm" svg:y="6.704cm" svg:viewBox="0 0 224 224" svg:d="M112 224c31 0 59-11 80-32s32-49 32-79c0-31-11-59-32-80s-49-33-80-33c-30 0-58 12-79 33s-33 49-33 80c0 30 12 58 33 79s49 32 79 32z">
          <text:p/>
        </draw:path>
        <draw:path draw:style-name="gr15" draw:text-style-name="P10" draw:layer="layout" svg:width="0.223cm" svg:height="0.223cm" svg:x="40.505cm" svg:y="6.735cm" svg:viewBox="0 0 224 224" svg:d="M111 224c30 0 58-12 79-33 22-20 34-49 34-78 0-30-12-59-34-80-21-21-49-33-79-33-29 0-58 12-78 33-21 21-33 50-33 80 0 29 12 58 33 78 20 21 49 33 78 33z">
          <text:p/>
        </draw:path>
        <draw:path draw:style-name="gr15" draw:text-style-name="P10" draw:layer="layout" svg:width="0.223cm" svg:height="0.223cm" svg:x="37.289cm" svg:y="4.825cm" svg:viewBox="0 0 224 224" svg:d="M113 224c29 0 58-12 78-34 21-21 33-49 33-79 0-29-12-58-33-78-20-21-49-33-78-33-30 0-59 12-80 33-21 20-33 49-33 78 0 30 12 58 33 79 21 22 50 34 80 34z">
          <text:p/>
        </draw:path>
        <draw:path draw:style-name="gr15" draw:text-style-name="P10" draw:layer="layout" svg:width="0.223cm" svg:height="0.224cm" svg:x="39.093cm" svg:y="5.337cm" svg:viewBox="0 0 224 225" svg:d="M113 225c29 0 58-12 79-33s32-49 32-80c0-30-11-58-32-79s-50-33-79-33c-30 0-58 12-80 33-21 21-33 49-33 79 0 31 12 59 33 80 22 21 50 33 80 33z">
          <text:p/>
        </draw:path>
        <draw:path draw:style-name="gr15" draw:text-style-name="P10" draw:layer="layout" svg:width="0.223cm" svg:height="0.223cm" svg:x="37.369cm" svg:y="5.979cm" svg:viewBox="0 0 224 224" svg:d="M111 224c30 0 58-11 79-32 22-21 34-51 34-80 0-30-12-58-34-79-21-21-49-33-79-33s-58 12-79 33-32 49-32 79c0 29 11 59 32 80s49 32 79 32z">
          <text:p/>
        </draw:path>
        <draw:path draw:style-name="gr15" draw:text-style-name="P10" draw:layer="layout" svg:width="0.223cm" svg:height="0.223cm" svg:x="37.908cm" svg:y="5.28cm" svg:viewBox="0 0 224 224" svg:d="M112 224c30 0 59-11 80-32 20-22 32-51 32-80 0-30-12-58-32-79-21-21-50-33-80-33s-58 12-79 33-33 49-33 79c0 29 12 58 33 80 21 21 49 32 79 32z">
          <text:p/>
        </draw:path>
        <draw:path draw:style-name="gr15" draw:text-style-name="P10" draw:layer="layout" svg:width="0.223cm" svg:height="0.223cm" svg:x="36.948cm" svg:y="4.436cm" svg:viewBox="0 0 224 224" svg:d="M112 224c29 0 58-11 80-32 21-21 32-50 32-80s-11-58-32-79c-22-21-51-33-80-33-30 0-58 12-79 33s-33 49-33 79 12 59 33 80 49 32 79 32z">
          <text:p/>
        </draw:path>
        <draw:path draw:style-name="gr15" draw:text-style-name="P10" draw:layer="layout" svg:width="0.223cm" svg:height="0.223cm" svg:x="38.01cm" svg:y="4.903cm" svg:viewBox="0 0 224 224" svg:d="M112 224c30 0 58-12 79-33s33-49 33-80c0-29-12-58-33-79s-49-32-79-32-58 11-79 32c-22 21-33 50-33 79 0 31 11 59 33 80 21 21 49 33 79 33z">
          <text:p/>
        </draw:path>
        <draw:path draw:style-name="gr15" draw:text-style-name="P10" draw:layer="layout" svg:width="0.223cm" svg:height="0.223cm" svg:x="38.606cm" svg:y="5.106cm" svg:viewBox="0 0 224 224" svg:d="M113 224c29 0 58-12 79-33 20-21 32-49 32-80 0-29-12-58-32-79-21-21-50-32-79-32-31 0-59 11-80 32s-33 50-33 79c0 31 12 59 33 80s49 33 80 33z">
          <text:p/>
        </draw:path>
        <draw:path draw:style-name="gr15" draw:text-style-name="P10" draw:layer="layout" svg:width="0.223cm" svg:height="0.223cm" svg:x="39.583cm" svg:y="6.497cm" svg:viewBox="0 0 224 224" svg:d="M111 224c30 0 58-12 79-32 21-21 34-50 34-79 0-30-13-59-34-80s-49-33-79-33c-29 0-58 12-79 33-20 21-32 50-32 80 0 29 12 58 32 79 21 20 50 32 79 32z">
          <text:p/>
        </draw:path>
        <draw:path draw:style-name="gr15" draw:text-style-name="P10" draw:layer="layout" svg:width="0.223cm" svg:height="0.224cm" svg:x="39.636cm" svg:y="5.985cm" svg:viewBox="0 0 224 225" svg:d="M111 225c30 0 58-12 80-33 21-21 33-50 33-80s-12-58-33-79c-22-21-50-33-80-33-29 0-58 12-79 33s-32 49-32 79 11 59 32 80 50 33 79 33z">
          <text:p/>
        </draw:path>
        <draw:path draw:style-name="gr15" draw:text-style-name="P10" draw:layer="layout" svg:width="0.223cm" svg:height="0.223cm" svg:x="40.137cm" svg:y="6.75cm" svg:viewBox="0 0 224 224" svg:d="M112 224c30 0 59-11 80-32s32-50 32-79c0-30-11-58-32-80-21-21-50-33-80-33s-58 12-79 33c-21 22-33 50-33 80 0 29 12 58 33 79s49 32 79 32z">
          <text:p/>
        </draw:path>
        <draw:path draw:style-name="gr15" draw:text-style-name="P10" draw:layer="layout" svg:width="0.223cm" svg:height="0.224cm" svg:x="39.766cm" svg:y="6.482cm" svg:viewBox="0 0 224 225" svg:d="M113 225c29 0 57-12 78-33s33-49 33-79c0-31-12-59-33-80s-49-33-78-33c-30 0-58 12-80 33-21 21-33 49-33 80 0 30 12 58 33 79 22 21 50 33 80 33z">
          <text:p/>
        </draw:path>
        <draw:path draw:style-name="gr15" draw:text-style-name="P10" draw:layer="layout" svg:width="0.223cm" svg:height="0.223cm" svg:x="40.146cm" svg:y="6.985cm" svg:viewBox="0 0 224 224" svg:d="M113 224c29 0 57-11 78-32s33-50 33-79c0-30-12-58-33-80-21-21-49-33-78-33-31 0-59 12-80 33-21 22-33 50-33 80 0 29 12 58 33 79s49 32 80 32z">
          <text:p/>
        </draw:path>
        <draw:path draw:style-name="gr15" draw:text-style-name="P10" draw:layer="layout" svg:width="0.223cm" svg:height="0.223cm" svg:x="37.246cm" svg:y="4.417cm" svg:viewBox="0 0 224 224" svg:d="M112 224c30 0 58-11 79-32s33-51 33-80c0-30-12-58-33-79s-49-33-79-33-59 12-79 33c-21 21-33 49-33 79 0 29 12 59 33 80 20 21 49 32 79 32z">
          <text:p/>
        </draw:path>
        <draw:path draw:style-name="gr15" draw:text-style-name="P10" draw:layer="layout" svg:width="0.223cm" svg:height="0.223cm" svg:x="39.105cm" svg:y="6.207cm" svg:viewBox="0 0 224 224" svg:d="M113 224c29 0 58-12 79-33s32-50 32-80c0-29-11-58-32-79-21-20-50-32-79-32-30 0-58 12-79 32-22 21-34 50-34 79 0 30 12 59 34 80 21 21 49 33 79 33z">
          <text:p/>
        </draw:path>
        <draw:path draw:style-name="gr15" draw:text-style-name="P10" draw:layer="layout" svg:width="0.223cm" svg:height="0.223cm" svg:x="38.696cm" svg:y="5.589cm" svg:viewBox="0 0 224 224" svg:d="M111 224c30 0 58-12 79-33s34-49 34-79-13-59-34-79c-21-21-49-33-79-33-29 0-58 12-79 33-20 20-32 49-32 79s12 58 32 79c21 21 50 33 79 33z">
          <text:p/>
        </draw:path>
        <draw:path draw:style-name="gr15" draw:text-style-name="P10" draw:layer="layout" svg:width="0.223cm" svg:height="0.223cm" svg:x="40.266cm" svg:y="6.212cm" svg:viewBox="0 0 224 224" svg:d="M112 224c30 0 58-11 79-32 22-21 33-51 33-80 0-30-11-58-33-79-21-21-49-33-79-33s-58 12-79 33-33 49-33 79c0 29 12 59 33 80s49 32 79 32z">
          <text:p/>
        </draw:path>
        <draw:path draw:style-name="gr15" draw:text-style-name="P10" draw:layer="layout" svg:width="0.223cm" svg:height="0.223cm" svg:x="39.426cm" svg:y="6.495cm" svg:viewBox="0 0 224 224" svg:d="M112 224c29 0 59-11 79-32 21-21 33-49 33-79 0-31-12-59-33-80-20-21-50-33-79-33-30 0-58 12-79 33s-33 49-33 80c0 30 12 58 33 79s49 32 79 32z">
          <text:p/>
        </draw:path>
        <draw:path draw:style-name="gr15" draw:text-style-name="P10" draw:layer="layout" svg:width="0.223cm" svg:height="0.223cm" svg:x="36.935cm" svg:y="5.503cm" svg:viewBox="0 0 224 224" svg:d="M112 224c29 0 58-12 79-33 22-22 33-50 33-80 0-29-11-58-33-79-21-21-50-32-79-32-30 0-58 11-79 32s-33 50-33 79c0 30 12 58 33 80 21 21 49 33 79 33z">
          <text:p/>
        </draw:path>
        <draw:path draw:style-name="gr15" draw:text-style-name="P10" draw:layer="layout" svg:width="0.223cm" svg:height="0.224cm" svg:x="39.045cm" svg:y="5.14cm" svg:viewBox="0 0 224 225" svg:d="M113 225c29 0 58-12 79-33 20-21 32-49 32-79 0-31-12-59-32-80-21-21-50-33-79-33-31 0-59 12-80 33s-33 49-33 80c0 30 12 58 33 79s49 33 80 33z">
          <text:p/>
        </draw:path>
        <draw:path draw:style-name="gr18" draw:text-style-name="P11" draw:layer="layout" svg:width="0.223cm" svg:height="0.223cm" svg:x="33.68cm" svg:y="2.017cm" svg:viewBox="0 0 224 224" svg:d="M112 224c30 0 58-11 79-32s33-49 33-79c0-31-12-59-33-80s-49-33-79-33-59 12-79 33c-21 21-33 49-33 80 0 30 12 58 33 79 20 21 49 32 79 32z">
          <text:p/>
        </draw:path>
        <draw:path draw:style-name="gr15" draw:text-style-name="P10" draw:layer="layout" svg:width="0.223cm" svg:height="0.223cm" svg:x="38.309cm" svg:y="5.862cm" svg:viewBox="0 0 224 224" svg:d="M112 224c29 0 59-12 80-32 21-21 32-50 32-79 0-30-11-58-32-80-21-21-51-33-80-33-30 0-58 12-79 33-21 22-33 50-33 80 0 29 12 58 33 79 21 20 49 32 79 32z">
          <text:p/>
        </draw:path>
        <draw:path draw:style-name="gr15" draw:text-style-name="P10" draw:layer="layout" svg:width="0.223cm" svg:height="0.223cm" svg:x="37.614cm" svg:y="5.452cm" svg:viewBox="0 0 224 224" svg:d="M112 224c29 0 58-12 79-32 21-21 33-50 33-79 0-30-12-58-33-79s-50-34-79-34c-30 0-58 13-79 34s-33 49-33 79c0 29 12 58 33 79 21 20 49 32 79 32z">
          <text:p/>
        </draw:path>
        <draw:path draw:style-name="gr15" draw:text-style-name="P10" draw:layer="layout" svg:width="0.223cm" svg:height="0.223cm" svg:x="36.522cm" svg:y="4.893cm" svg:viewBox="0 0 224 224" svg:d="M111 224c30 0 59-11 80-32s33-50 33-80-12-58-33-79-50-33-80-33c-29 0-58 12-79 33s-32 49-32 79 11 59 32 80 50 32 79 32z">
          <text:p/>
        </draw:path>
        <draw:path draw:style-name="gr15" draw:text-style-name="P10" draw:layer="layout" svg:width="0.223cm" svg:height="0.223cm" svg:x="37.021cm" svg:y="5.275cm" svg:viewBox="0 0 224 224" svg:d="M113 224c29 0 58-12 79-33 21-22 32-50 32-80s-11-58-32-79-50-32-79-32c-31 0-59 11-80 32s-33 49-33 79 12 58 33 80c21 21 49 33 80 33z">
          <text:p/>
        </draw:path>
        <draw:path draw:style-name="gr15" draw:text-style-name="P10" draw:layer="layout" svg:width="0.223cm" svg:height="0.224cm" svg:x="39.257cm" svg:y="4.767cm" svg:viewBox="0 0 224 225" svg:d="M113 225c29 0 58-12 79-33 20-21 32-49 32-79s-12-58-32-79c-21-22-50-34-79-34-31 0-59 12-80 34-21 21-33 49-33 79s12 58 33 79 49 33 80 33z">
          <text:p/>
        </draw:path>
        <draw:path draw:style-name="gr15" draw:text-style-name="P10" draw:layer="layout" svg:width="0.223cm" svg:height="0.223cm" svg:x="36.89cm" svg:y="4.486cm" svg:viewBox="0 0 224 224" svg:d="M113 224c29 0 58-12 78-33 21-20 33-49 33-78 0-31-12-59-33-80-20-21-49-33-78-33-30 0-58 12-79 33-22 21-34 49-34 80 0 29 12 58 34 78 21 21 49 33 79 33z">
          <text:p/>
        </draw:path>
        <draw:path draw:style-name="gr15" draw:text-style-name="P10" draw:layer="layout" svg:width="0.223cm" svg:height="0.224cm" svg:x="37.298cm" svg:y="5.987cm" svg:viewBox="0 0 224 225" svg:d="M113 225c29 0 58-12 79-33 20-21 32-50 32-80s-12-58-32-79c-21-21-50-33-79-33-30 0-59 12-80 33s-33 49-33 79 12 59 33 80 50 33 80 33z">
          <text:p/>
        </draw:path>
        <draw:path draw:style-name="gr15" draw:text-style-name="P10" draw:layer="layout" svg:width="0.223cm" svg:height="0.223cm" svg:x="39.746cm" svg:y="5.049cm" svg:viewBox="0 0 224 224" svg:d="M112 224c30 0 58-12 79-34 21-21 33-49 33-78 0-30-12-58-33-79s-49-33-79-33c-29 0-59 12-80 33-20 21-32 49-32 79 0 29 12 57 32 78 21 22 51 34 80 34z">
          <text:p/>
        </draw:path>
        <draw:path draw:style-name="gr15" draw:text-style-name="P10" draw:layer="layout" svg:width="0.223cm" svg:height="0.223cm" svg:x="40.626cm" svg:y="6.816cm" svg:viewBox="0 0 224 224" svg:d="M112 224c30 0 58-11 79-33 21-21 33-49 33-79s-12-58-33-79-49-33-79-33c-29 0-59 12-80 33s-32 49-32 79 11 58 32 79c21 22 51 33 80 33z">
          <text:p/>
        </draw:path>
        <draw:path draw:style-name="gr15" draw:text-style-name="P10" draw:layer="layout" svg:width="0.223cm" svg:height="0.223cm" svg:x="40.514cm" svg:y="6.95cm" svg:viewBox="0 0 224 224" svg:d="M112 224c29 0 57-11 79-32 21-21 33-50 33-79 0-30-12-59-33-80-22-21-50-33-79-33-30 0-58 12-79 33s-33 50-33 80c0 29 12 58 33 79s49 32 79 32z">
          <text:p/>
        </draw:path>
        <draw:path draw:style-name="gr15" draw:text-style-name="P10" draw:layer="layout" svg:width="0.223cm" svg:height="0.223cm" svg:x="40.347cm" svg:y="6.527cm" svg:viewBox="0 0 224 224" svg:d="M111 224c31 0 59-12 80-33s33-49 33-79c0-29-12-58-33-80-21-21-49-32-80-32-29 0-58 11-79 32-21 22-32 51-32 80 0 30 11 58 32 79s50 33 79 33z">
          <text:p/>
        </draw:path>
        <draw:path draw:style-name="gr15" draw:text-style-name="P10" draw:layer="layout" svg:width="0.223cm" svg:height="0.223cm" svg:x="36.961cm" svg:y="5.124cm" svg:viewBox="0 0 224 224" svg:d="M112 224c29 0 59-12 80-33s32-49 32-80c0-29-11-57-32-78s-51-33-80-33c-30 0-58 12-79 33s-33 49-33 78c0 31 12 59 33 80s49 33 79 33z">
          <text:p/>
        </draw:path>
        <draw:path draw:style-name="gr15" draw:text-style-name="P10" draw:layer="layout" svg:width="0.223cm" svg:height="0.223cm" svg:x="39.957cm" svg:y="5.904cm" svg:viewBox="0 0 224 224" svg:d="M112 224c30 0 58-12 79-33s33-49 33-79c0-29-12-58-33-79s-49-33-79-33c-29 0-59 12-80 33-20 21-32 50-32 79 0 30 12 58 32 79 21 21 51 33 80 33z">
          <text:p/>
        </draw:path>
        <draw:path draw:style-name="gr15" draw:text-style-name="P10" draw:layer="layout" svg:width="0.223cm" svg:height="0.223cm" svg:x="40.117cm" svg:y="6.278cm" svg:viewBox="0 0 224 224" svg:d="M112 224c30 0 59-12 80-33s32-49 32-79c0-29-11-59-32-80-21-20-50-32-80-32s-58 12-79 32c-21 21-33 51-33 80 0 30 12 58 33 79s49 33 79 33z">
          <text:p/>
        </draw:path>
        <draw:path draw:style-name="gr15" draw:text-style-name="P10" draw:layer="layout" svg:width="0.223cm" svg:height="0.223cm" svg:x="38.679cm" svg:y="4.934cm" svg:viewBox="0 0 224 224" svg:d="M112 224c30 0 58-12 79-33 21-20 33-49 33-78 0-31-12-59-33-80s-49-33-79-33c-29 0-58 12-78 33-21 21-34 49-34 80 0 29 13 58 34 78 20 21 49 33 78 33z">
          <text:p/>
        </draw:path>
        <draw:path draw:style-name="gr18" draw:text-style-name="P11" draw:layer="layout" svg:width="0.224cm" svg:height="0.223cm" svg:x="32.463cm" svg:y="4.013cm" svg:viewBox="0 0 225 224" svg:d="M112 224c30 0 58-11 79-32 22-21 34-50 34-80s-12-58-34-79c-21-21-49-33-79-33s-58 12-79 33-33 49-33 79 12 59 33 80 49 32 79 32z">
          <text:p/>
        </draw:path>
        <draw:path draw:style-name="gr15" draw:text-style-name="P10" draw:layer="layout" svg:width="0.223cm" svg:height="0.223cm" svg:x="39.234cm" svg:y="4.488cm" svg:viewBox="0 0 224 224" svg:d="M112 224c30 0 59-11 80-32 20-21 32-50 32-79 0-31-12-59-32-80-21-21-50-33-80-33s-58 12-79 33-33 49-33 80c0 29 12 58 33 79s49 32 79 32z">
          <text:p/>
        </draw:path>
        <draw:path draw:style-name="gr15" draw:text-style-name="P10" draw:layer="layout" svg:width="0.223cm" svg:height="0.223cm" svg:x="40.756cm" svg:y="7.018cm" svg:viewBox="0 0 224 224" svg:d="M112 224c29 0 59-11 79-32 21-21 33-50 33-79 0-30-12-58-33-79-20-21-50-34-79-34-30 0-58 13-79 34s-33 49-33 79c0 29 12 58 33 79s49 32 79 32z">
          <text:p/>
        </draw:path>
        <draw:path draw:style-name="gr15" draw:text-style-name="P10" draw:layer="layout" svg:width="0.223cm" svg:height="0.223cm" svg:x="38.924cm" svg:y="7.091cm" svg:viewBox="0 0 224 224" svg:d="M111 224c30 0 58-12 79-33s34-50 34-80c0-29-13-58-34-78-21-21-49-33-79-33-29 0-58 12-79 33-20 20-32 49-32 78 0 30 12 59 32 80 21 21 50 33 79 33z">
          <text:p/>
        </draw:path>
        <draw:path draw:style-name="gr15" draw:text-style-name="P10" draw:layer="layout" svg:width="0.224cm" svg:height="0.223cm" svg:x="40.701cm" svg:y="6.79cm" svg:viewBox="0 0 225 224" svg:d="M112 224c30 0 58-12 79-33s34-49 34-79c0-29-13-58-34-79-21-20-49-33-79-33s-58 13-79 33c-21 21-33 50-33 79 0 30 12 58 33 79s49 33 79 33z">
          <text:p/>
        </draw:path>
        <draw:path draw:style-name="gr15" draw:text-style-name="P10" draw:layer="layout" svg:width="0.223cm" svg:height="0.223cm" svg:x="40.402cm" svg:y="7.161cm" svg:viewBox="0 0 224 224" svg:d="M112 224c30 0 58-12 79-32 21-21 33-50 33-79 0-31-12-59-33-80s-49-33-79-33c-29 0-59 12-80 33-20 21-32 49-32 80 0 29 12 58 32 79 21 20 51 32 80 32z">
          <text:p/>
        </draw:path>
        <draw:path draw:style-name="gr15" draw:text-style-name="P10" draw:layer="layout" svg:width="0.223cm" svg:height="0.224cm" svg:x="40.588cm" svg:y="7.144cm" svg:viewBox="0 0 224 225" svg:d="M113 225c29 0 58-12 79-33s32-49 32-79c0-31-11-59-32-80s-50-33-79-33c-31 0-59 12-80 33s-33 49-33 80c0 30 12 58 33 79s49 33 80 33z">
          <text:p/>
        </draw:path>
        <draw:path draw:style-name="gr15" draw:text-style-name="P10" draw:layer="layout" svg:width="0.223cm" svg:height="0.223cm" svg:x="38.896cm" svg:y="4.802cm" svg:viewBox="0 0 224 224" svg:d="M113 224c29 0 58-13 79-34s32-49 32-79c0-29-11-58-32-78-21-21-50-33-79-33-30 0-58 12-79 33-22 20-34 49-34 78 0 30 12 58 34 79 21 21 49 34 79 34z">
          <text:p/>
        </draw:path>
        <draw:path draw:style-name="gr15" draw:text-style-name="P10" draw:layer="layout" svg:width="0.224cm" svg:height="0.224cm" svg:x="39.107cm" svg:y="5.567cm" svg:viewBox="0 0 225 225" svg:d="M113 225c30 0 58-12 79-33s33-49 33-80c0-30-12-58-33-79s-49-33-79-33-58 12-79 33c-22 21-34 49-34 79 0 31 12 59 34 80 21 21 49 33 79 33z">
          <text:p/>
        </draw:path>
        <draw:path draw:style-name="gr15" draw:text-style-name="P10" draw:layer="layout" svg:width="0.223cm" svg:height="0.223cm" svg:x="39.684cm" svg:y="6.824cm" svg:viewBox="0 0 224 224" svg:d="M111 224c31 0 59-12 80-33s33-50 33-79c0-30-12-58-33-79s-49-33-80-33c-29 0-58 12-79 33s-32 49-32 79c0 29 11 58 32 79s50 33 79 33z">
          <text:p/>
        </draw:path>
        <draw:path draw:style-name="gr15" draw:text-style-name="P10" draw:layer="layout" svg:width="0.223cm" svg:height="0.223cm" svg:x="39.642cm" svg:y="5.902cm" svg:viewBox="0 0 224 224" svg:d="M112 224c29 0 59-11 80-32 20-21 32-50 32-79 0-30-12-58-32-79-21-21-51-34-80-34-30 0-58 13-79 34s-33 49-33 79c0 29 12 58 33 79s49 32 79 32z">
          <text:p/>
        </draw:path>
        <draw:path draw:style-name="gr15" draw:text-style-name="P10" draw:layer="layout" svg:width="0.224cm" svg:height="0.223cm" svg:x="40.318cm" svg:y="7.277cm" svg:viewBox="0 0 225 224" svg:d="M112 224c30 0 59-12 80-34 21-21 33-49 33-79 0-29-12-58-33-79s-50-32-80-32-58 11-79 32-33 50-33 79c0 30 12 58 33 79 21 22 49 34 79 34z">
          <text:p/>
        </draw:path>
        <draw:path draw:style-name="gr15" draw:text-style-name="P10" draw:layer="layout" svg:width="0.223cm" svg:height="0.223cm" svg:x="40.23cm" svg:y="6.462cm" svg:viewBox="0 0 224 224" svg:d="M113 224c29 0 58-12 79-33s32-49 32-80c0-29-11-58-32-79-21-20-50-32-79-32-30 0-58 12-79 32-22 21-34 50-34 79 0 31 12 59 34 80 21 21 49 33 79 33z">
          <text:p/>
        </draw:path>
        <draw:path draw:style-name="gr15" draw:text-style-name="P10" draw:layer="layout" svg:width="0.223cm" svg:height="0.223cm" svg:x="40.407cm" svg:y="6.796cm" svg:viewBox="0 0 224 224" svg:d="M113 224c29 0 58-12 79-33s32-49 32-79c0-29-11-58-32-79s-50-33-79-33c-30 0-59 12-80 33s-33 50-33 79c0 30 12 58 33 79s50 33 80 33z">
          <text:p/>
        </draw:path>
        <draw:path draw:style-name="gr18" draw:text-style-name="P11" draw:layer="layout" svg:width="0.223cm" svg:height="0.224cm" svg:x="30.874cm" svg:y="8.837cm" svg:viewBox="0 0 224 225" svg:d="M113 225c29 0 58-12 78-34 21-21 33-49 33-79s-12-58-33-79c-20-21-49-33-78-33-30 0-58 12-79 33s-34 49-34 79 13 58 34 79c21 22 49 34 79 34z">
          <text:p/>
        </draw:path>
        <draw:path draw:style-name="gr18" draw:text-style-name="P11" draw:layer="layout" svg:width="0.223cm" svg:height="0.223cm" svg:x="33.864cm" svg:y="3.37cm" svg:viewBox="0 0 224 224" svg:d="M111 224c30 0 59-12 80-33s33-49 33-79-12-59-33-79c-21-21-50-33-80-33-29 0-58 12-79 33-21 20-32 49-32 79s11 58 32 79 50 33 79 33z">
          <text:p/>
        </draw:path>
        <draw:path draw:style-name="gr18" draw:text-style-name="P11" draw:layer="layout" svg:width="0.223cm" svg:height="0.223cm" svg:x="30.476cm" svg:y="8.018cm" svg:viewBox="0 0 224 224" svg:d="M111 224c30 0 58-12 80-33 21-21 33-49 33-80 0-29-12-58-33-78-22-21-50-33-80-33-29 0-58 12-79 33-21 20-32 49-32 78 0 31 11 59 32 80s50 33 79 33z">
          <text:p/>
        </draw:path>
        <draw:path draw:style-name="gr18" draw:text-style-name="P11" draw:layer="layout" svg:width="0.223cm" svg:height="0.223cm" svg:x="31.184cm" svg:y="9.747cm" svg:viewBox="0 0 224 224" svg:d="M112 224c29 0 58-12 79-33 21-22 33-50 33-80 0-29-12-58-33-79s-50-32-79-32c-30 0-58 11-79 32s-33 50-33 79c0 30 12 58 33 80 21 21 49 33 79 33z">
          <text:p/>
        </draw:path>
        <draw:path draw:style-name="gr18" draw:text-style-name="P11" draw:layer="layout" svg:width="0.223cm" svg:height="0.224cm" svg:x="31.289cm" svg:y="9.737cm" svg:viewBox="0 0 224 225" svg:d="M113 225c30 0 58-12 79-33 21-22 32-50 32-80s-11-58-32-79-49-33-79-33-58 12-80 33c-21 21-33 49-33 79s12 58 33 80c22 21 50 33 80 33z">
          <text:p/>
        </draw:path>
        <draw:path draw:style-name="gr18" draw:text-style-name="P11" draw:layer="layout" svg:width="0.223cm" svg:height="0.223cm" svg:x="31.143cm" svg:y="8.453cm" svg:viewBox="0 0 224 224" svg:d="M111 224c30 0 58-12 80-33 21-21 33-49 33-80 0-29-12-58-33-79-22-21-50-32-80-32-29 0-58 11-79 32-20 21-32 50-32 79 0 31 12 59 32 80 21 21 50 33 79 33z">
          <text:p/>
        </draw:path>
        <draw:path draw:style-name="gr18" draw:text-style-name="P11" draw:layer="layout" svg:width="0.223cm" svg:height="0.223cm" svg:x="31.124cm" svg:y="9.191cm" svg:viewBox="0 0 224 224" svg:d="M111 224c30 0 58-12 79-32 22-21 34-50 34-79 0-30-12-59-34-80-21-21-49-33-79-33-29 0-58 12-79 33-20 21-32 50-32 80 0 29 12 58 32 79 21 20 50 32 79 32z">
          <text:p/>
        </draw:path>
        <draw:path draw:style-name="gr18" draw:text-style-name="P11" draw:layer="layout" svg:width="0.223cm" svg:height="0.223cm" svg:x="31.708cm" svg:y="9.542cm" svg:viewBox="0 0 224 224" svg:d="M113 224c29 0 58-11 78-32 21-21 33-51 33-80 0-30-12-58-33-79-20-21-49-33-78-33-30 0-59 12-80 33s-33 49-33 79c0 29 12 59 33 80s50 32 80 32z">
          <text:p/>
        </draw:path>
        <draw:path draw:style-name="gr18" draw:text-style-name="P11" draw:layer="layout" svg:width="0.223cm" svg:height="0.223cm" svg:x="33.635cm" svg:y="4.422cm" svg:viewBox="0 0 224 224" svg:d="M112 224c29 0 59-12 80-33s32-50 32-80c0-29-11-57-32-78s-51-33-80-33c-30 0-58 12-79 33s-33 49-33 78c0 30 12 59 33 80s49 33 79 33z">
          <text:p/>
        </draw:path>
        <draw:path draw:style-name="gr18" draw:text-style-name="P11" draw:layer="layout" svg:width="0.223cm" svg:height="0.223cm" svg:x="32.125cm" svg:y="4.512cm" svg:viewBox="0 0 224 224" svg:d="M112 224c30 0 58-11 79-32s33-50 33-79c0-30-12-59-33-80s-49-33-79-33-59 12-80 33c-20 21-32 50-32 80 0 29 12 58 32 79 21 21 50 32 80 32z">
          <text:p/>
        </draw:path>
        <draw:path draw:style-name="gr18" draw:text-style-name="P11" draw:layer="layout" svg:width="0.224cm" svg:height="0.223cm" svg:x="32.215cm" svg:y="4.603cm" svg:viewBox="0 0 225 224" svg:d="M113 224c30 0 58-12 79-33s33-50 33-79c0-30-12-58-33-79s-49-33-79-33-58 12-79 33-34 49-34 79c0 29 13 58 34 79s49 33 79 33z">
          <text:p/>
        </draw:path>
        <draw:path draw:style-name="gr18" draw:text-style-name="P11" draw:layer="layout" svg:width="0.223cm" svg:height="0.223cm" svg:x="31.151cm" svg:y="8.394cm" svg:viewBox="0 0 224 224" svg:d="M111 224c30 0 58-12 80-34 21-21 33-49 33-79 0-29-12-58-33-79-22-21-50-32-80-32-29 0-58 11-79 32s-32 50-32 79c0 30 11 58 32 79 21 22 50 34 79 34z">
          <text:p/>
        </draw:path>
        <draw:path draw:style-name="gr18" draw:text-style-name="P11" draw:layer="layout" svg:width="0.223cm" svg:height="0.223cm" svg:x="32.116cm" svg:y="4.575cm" svg:viewBox="0 0 224 224" svg:d="M113 224c29 0 58-12 79-33s32-50 32-79c0-30-11-58-32-79s-50-33-79-33c-31 0-59 12-80 33s-33 49-33 79c0 29 12 58 33 79s49 33 80 33z">
          <text:p/>
        </draw:path>
        <draw:path draw:style-name="gr15" draw:text-style-name="P10" draw:layer="layout" svg:width="0.223cm" svg:height="0.223cm" svg:x="38.732cm" svg:y="5.14cm" svg:viewBox="0 0 224 224" svg:d="M112 224c29 0 58-11 80-32 21-21 32-50 32-79 0-31-11-59-32-80-22-21-51-33-80-33-30 0-58 12-79 33s-33 49-33 80c0 29 12 58 33 79s49 32 79 32z">
          <text:p/>
        </draw:path>
        <draw:path draw:style-name="gr15" draw:text-style-name="P10" draw:layer="layout" svg:width="0.223cm" svg:height="0.223cm" svg:x="38.649cm" svg:y="5.431cm" svg:viewBox="0 0 224 224" svg:d="M112 224c30 0 58-11 79-32s33-50 33-79c0-30-12-58-33-79-21-22-49-34-79-34-29 0-58 12-80 34-21 21-32 49-32 79 0 29 11 58 32 79 22 21 51 32 80 32z">
          <text:p/>
        </draw:path>
        <draw:path draw:style-name="gr15" draw:text-style-name="P10" draw:layer="layout" svg:width="0.224cm" svg:height="0.223cm" svg:x="38.845cm" svg:y="5.672cm" svg:viewBox="0 0 225 224" svg:d="M113 224c30 0 58-12 79-33s33-49 33-79c0-29-12-58-33-79-21-22-49-33-79-33s-59 11-80 33c-21 21-33 50-33 79 0 30 12 58 33 79s50 33 80 33z">
          <text:p/>
        </draw:path>
        <draw:path draw:style-name="gr15" draw:text-style-name="P10" draw:layer="layout" svg:width="0.223cm" svg:height="0.224cm" svg:x="35.995cm" svg:y="5.796cm" svg:viewBox="0 0 224 225" svg:d="M112 225c30 0 58-12 79-33s33-49 33-80c0-30-12-58-33-79s-49-33-79-33c-29 0-58 12-79 33-22 21-33 49-33 79 0 31 11 59 33 80 21 21 50 33 79 33z">
          <text:p/>
        </draw:path>
        <draw:path draw:style-name="gr15" draw:text-style-name="P10" draw:layer="layout" svg:width="0.223cm" svg:height="0.223cm" svg:x="36.56cm" svg:y="6.242cm" svg:viewBox="0 0 224 224" svg:d="M111 224c31 0 59-11 80-32s33-50 33-80-12-58-33-79-49-33-80-33c-29 0-58 12-79 33s-32 49-32 79 11 59 32 80 50 32 79 32z">
          <text:p/>
        </draw:path>
        <draw:path draw:style-name="gr15" draw:text-style-name="P10" draw:layer="layout" svg:width="0.223cm" svg:height="0.223cm" svg:x="37.975cm" svg:y="6.317cm" svg:viewBox="0 0 224 224" svg:d="M112 224c30 0 58-12 79-33s33-49 33-79c0-29-12-58-33-79s-49-33-79-33c-29 0-58 12-80 33-21 21-32 50-32 79 0 30 11 58 32 79 22 21 51 33 80 33z">
          <text:p/>
        </draw:path>
        <draw:path draw:style-name="gr18" draw:text-style-name="P11" draw:layer="layout" svg:width="0.223cm" svg:height="0.223cm" svg:x="33.626cm" svg:y="4.508cm" svg:viewBox="0 0 224 224" svg:d="M111 224c30 0 59-12 80-33s33-49 33-79c0-29-12-59-33-80s-50-32-80-32c-29 0-57 11-78 32s-33 51-33 80c0 30 12 58 33 79s49 33 78 33z">
          <text:p/>
        </draw:path>
        <draw:path draw:style-name="gr18" draw:text-style-name="P11" draw:layer="layout" svg:width="0.223cm" svg:height="0.223cm" svg:x="31.99cm" svg:y="4.489cm" svg:viewBox="0 0 224 224" svg:d="M113 224c29 0 58-12 79-33s32-49 32-79-11-59-32-79c-21-21-50-33-79-33-30 0-58 12-79 33-21 20-34 49-34 79s13 58 34 79 49 33 79 33z">
          <text:p/>
        </draw:path>
        <draw:path draw:style-name="gr15" draw:text-style-name="P10" draw:layer="layout" svg:width="0.223cm" svg:height="0.223cm" svg:x="38.863cm" svg:y="5.269cm" svg:viewBox="0 0 224 224" svg:d="M112 224c30 0 58-12 79-34 21-21 33-49 33-79 0-29-12-58-33-78-21-21-49-33-79-33-29 0-58 12-80 33-21 20-32 49-32 78 0 30 11 58 32 79 22 22 51 34 80 34z">
          <text:p/>
        </draw:path>
        <draw:path draw:style-name="gr18" draw:text-style-name="P11" draw:layer="layout" svg:width="0.223cm" svg:height="0.224cm" svg:x="32.972cm" svg:y="3.77cm" svg:viewBox="0 0 224 225" svg:d="M111 225c30 0 59-12 80-33s33-49 33-80c0-30-12-58-33-79s-50-33-80-33-58 12-79 33-32 49-32 79c0 31 11 59 32 80s49 33 79 33z">
          <text:p/>
        </draw:path>
        <draw:path draw:style-name="gr18" draw:text-style-name="P11" draw:layer="layout" svg:width="0.224cm" svg:height="0.224cm" svg:x="33.16cm" svg:y="6.115cm" svg:viewBox="0 0 225 225" svg:d="M112 225c30 0 58-12 80-33 21-21 33-49 33-79s-12-58-33-79c-22-22-50-34-80-34s-58 12-79 34c-21 21-33 49-33 79s12 58 33 79 49 33 79 33z">
          <text:p/>
        </draw:path>
        <draw:path draw:style-name="gr15" draw:text-style-name="P10" draw:layer="layout" svg:width="0.224cm" svg:height="0.223cm" svg:x="38.803cm" svg:y="5.73cm" svg:viewBox="0 0 225 224" svg:d="M113 224c30 0 58-12 79-33 21-22 33-50 33-80 0-29-12-58-33-79s-49-32-79-32c-31 0-59 11-80 32s-33 50-33 79c0 30 12 58 33 80 21 21 49 33 80 33z">
          <text:p/>
        </draw:path>
        <draw:path draw:style-name="gr15" draw:text-style-name="P10" draw:layer="layout" svg:width="0.223cm" svg:height="0.223cm" svg:x="37.573cm" svg:y="5.194cm" svg:viewBox="0 0 224 224" svg:d="M112 224c30 0 58-12 79-33s33-49 33-79c0-29-12-58-33-79s-49-33-79-33c-29 0-58 12-79 33s-33 50-33 79c0 30 12 58 33 79s50 33 79 33z">
          <text:p/>
        </draw:path>
        <draw:path draw:style-name="gr15" draw:text-style-name="P10" draw:layer="layout" svg:width="0.223cm" svg:height="0.223cm" svg:x="37.799cm" svg:y="5.461cm" svg:viewBox="0 0 224 224" svg:d="M111 224c30 0 58-12 79-33s34-49 34-79c0-29-13-58-34-79s-49-33-79-33-58 12-79 33-32 50-32 79c0 30 11 58 32 79s49 33 79 33z">
          <text:p/>
        </draw:path>
        <draw:path draw:style-name="gr15" draw:text-style-name="P10" draw:layer="layout" svg:width="0.223cm" svg:height="0.223cm" svg:x="37.984cm" svg:y="5.079cm" svg:viewBox="0 0 224 224" svg:d="M113 224c29 0 58-12 78-33 21-21 33-50 33-79 0-30-12-58-33-79-20-21-49-33-78-33-30 0-58 12-80 33-21 21-33 49-33 79 0 29 12 58 33 79 22 21 50 33 80 33z">
          <text:p/>
        </draw:path>
        <draw:path draw:style-name="gr18" draw:text-style-name="P11" draw:layer="layout" svg:width="0.224cm" svg:height="0.223cm" svg:x="30.871cm" svg:y="7.09cm" svg:viewBox="0 0 225 224" svg:d="M113 224c30 0 58-12 79-32 21-21 33-51 33-80 0-30-12-58-33-79s-49-33-79-33-58 12-79 33c-22 21-34 49-34 79 0 29 12 59 34 80 21 20 49 32 79 32z">
          <text:p/>
        </draw:path>
        <draw:path draw:style-name="gr19" draw:text-style-name="P11" draw:layer="layout" svg:width="0.223cm" svg:height="0.223cm" svg:x="30.594cm" svg:y="7.69cm" svg:viewBox="0 0 224 224" svg:d="M112 224c30 0 58-12 79-33s33-49 33-79c0-29-12-58-33-79s-49-33-79-33c-29 0-59 12-80 33-20 21-32 50-32 79 0 30 12 58 32 79 21 21 51 33 80 33z">
          <text:p/>
        </draw:path>
        <draw:path draw:style-name="gr17" draw:text-style-name="P2" draw:layer="layout" svg:width="0.223cm" svg:height="0.223cm" svg:x="30.594cm" svg:y="7.69cm" svg:viewBox="0 0 224 224" svg:d="M112 224c30 0 58-12 79-33s33-49 33-79c0-29-12-58-33-79s-49-33-79-33c-29 0-59 12-80 33-20 21-32 50-32 79 0 30 12 58 32 79 21 21 51 33 80 33z">
          <text:p/>
        </draw:path>
        <draw:path draw:style-name="gr18" draw:text-style-name="P11" draw:layer="layout" svg:width="0.223cm" svg:height="0.223cm" svg:x="30.796cm" svg:y="7.247cm" svg:viewBox="0 0 224 224" svg:d="M113 224c29 0 58-12 78-33 21-21 33-49 33-79 0-29-12-58-33-78-20-21-49-34-78-34-31 0-59 13-80 34-21 20-33 49-33 78 0 30 12 58 33 79s49 33 80 33z">
          <text:p/>
        </draw:path>
        <draw:path draw:style-name="gr18" draw:text-style-name="P11" draw:layer="layout" svg:width="0.223cm" svg:height="0.223cm" svg:x="30.51cm" svg:y="7.842cm" svg:viewBox="0 0 224 224" svg:d="M112 224c29 0 59-12 80-33 20-21 32-49 32-79 0-29-12-59-32-80-21-21-51-32-80-32-30 0-58 11-79 32s-33 51-33 80c0 30 12 58 33 79s49 33 79 33z">
          <text:p/>
        </draw:path>
        <draw:path draw:style-name="gr18" draw:text-style-name="P11" draw:layer="layout" svg:width="0.223cm" svg:height="0.223cm" svg:x="36.092cm" svg:y="6.582cm" svg:viewBox="0 0 224 224" svg:d="M111 224c30 0 59-13 80-34s33-49 33-79c0-29-12-58-33-79s-50-32-80-32c-29 0-58 11-79 32s-32 50-32 79c0 30 11 58 32 79s50 34 79 34z">
          <text:p/>
        </draw:path>
        <draw:path draw:style-name="gr18" draw:text-style-name="P11" draw:layer="layout" svg:width="0.223cm" svg:height="0.223cm" svg:x="30.86cm" svg:y="6.992cm" svg:viewBox="0 0 224 224" svg:d="M113 224c29 0 58-12 79-33s32-49 32-79c0-29-11-58-32-80-21-21-50-32-79-32-30 0-58 11-79 32-22 22-34 51-34 80 0 30 12 58 34 79 21 21 49 33 79 33z">
          <text:p/>
        </draw:path>
        <draw:path draw:style-name="gr18" draw:text-style-name="P11" draw:layer="layout" svg:width="0.223cm" svg:height="0.223cm" svg:x="30.617cm" svg:y="7.577cm" svg:viewBox="0 0 224 224" svg:d="M113 224c29 0 58-12 79-33 21-20 32-49 32-79s-11-58-32-79-50-33-79-33c-30 0-58 12-80 33-21 21-33 49-33 79s12 59 33 79c22 21 50 33 80 33z">
          <text:p/>
        </draw:path>
        <draw:path draw:style-name="gr18" draw:text-style-name="P11" draw:layer="layout" svg:width="0.223cm" svg:height="0.223cm" svg:x="30.594cm" svg:y="7.231cm" svg:viewBox="0 0 224 224" svg:d="M113 224c29 0 58-12 78-33 21-21 33-49 33-79 0-29-12-58-33-79-20-22-49-33-78-33-30 0-59 11-80 33-21 21-33 50-33 79 0 30 12 58 33 79s50 33 80 33z">
          <text:p/>
        </draw:path>
        <draw:path draw:style-name="gr18" draw:text-style-name="P11" draw:layer="layout" svg:width="0.223cm" svg:height="0.223cm" svg:x="30.737cm" svg:y="7.141cm" svg:viewBox="0 0 224 224" svg:d="M112 224c29 0 59-12 80-33s32-49 32-79-11-59-32-80-51-32-80-32c-30 0-58 11-79 32s-33 50-33 80 12 58 33 79 49 33 79 33z">
          <text:p/>
        </draw:path>
        <draw:path draw:style-name="gr18" draw:text-style-name="P11" draw:layer="layout" svg:width="0.223cm" svg:height="0.223cm" svg:x="31.697cm" svg:y="2.979cm" svg:viewBox="0 0 224 224" svg:d="M113 224c29 0 57-12 78-33s33-49 33-79c0-29-12-58-33-79-21-22-49-33-78-33-30 0-59 11-80 33-21 21-33 50-33 79 0 30 12 58 33 79s50 33 80 33z">
          <text:p/>
        </draw:path>
        <draw:path draw:style-name="gr18" draw:text-style-name="P11" draw:layer="layout" svg:width="0.223cm" svg:height="0.223cm" svg:x="30.774cm" svg:y="6.989cm" svg:viewBox="0 0 224 224" svg:d="M113 224c29 0 58-12 79-33s32-49 32-79c0-29-11-58-32-79s-50-33-79-33c-31 0-59 12-80 33s-33 50-33 79c0 30 12 58 33 79s49 33 80 33z">
          <text:p/>
        </draw:path>
        <draw:path draw:style-name="gr18" draw:text-style-name="P11" draw:layer="layout" svg:width="0.223cm" svg:height="0.223cm" svg:x="30.533cm" svg:y="7.596cm" svg:viewBox="0 0 224 224" svg:d="M111 224c31 0 59-11 80-32s33-50 33-79c0-31-12-59-33-80s-49-33-80-33c-29 0-58 12-79 33s-32 49-32 80c0 29 11 58 32 79s50 32 79 32z">
          <text:p/>
        </draw:path>
        <draw:path draw:style-name="gr18" draw:text-style-name="P11" draw:layer="layout" svg:width="0.223cm" svg:height="0.223cm" svg:x="31.633cm" svg:y="5.988cm" svg:viewBox="0 0 224 224" svg:d="M112 224c29 0 59-12 80-33 20-20 32-50 32-79 0-30-12-58-32-79-21-21-51-33-80-33-30 0-58 12-79 33s-33 49-33 79c0 29 12 59 33 79 21 21 49 33 79 33z">
          <text:p/>
        </draw:path>
        <draw:path draw:style-name="gr18" draw:text-style-name="P11" draw:layer="layout" svg:width="0.224cm" svg:height="0.223cm" svg:x="30.556cm" svg:y="7.21cm" svg:viewBox="0 0 225 224" svg:d="M113 224c30 0 58-11 79-32s33-50 33-79c0-30-12-58-33-80-21-21-49-33-79-33-31 0-59 12-80 33-21 22-33 50-33 80 0 29 12 58 33 79s49 32 80 32z">
          <text:p/>
        </draw:path>
        <draw:path draw:style-name="gr18" draw:text-style-name="P11" draw:layer="layout" svg:width="0.223cm" svg:height="0.223cm" svg:x="31.652cm" svg:y="5.989cm" svg:viewBox="0 0 224 224" svg:d="M112 224c30 0 59-12 80-33s32-50 32-80c0-29-11-58-32-79-21-20-50-32-80-32s-58 12-79 32c-21 21-33 50-33 79 0 30 12 59 33 80s49 33 79 33z">
          <text:p/>
        </draw:path>
        <draw:path draw:style-name="gr18" draw:text-style-name="P11" draw:layer="layout" svg:width="0.223cm" svg:height="0.223cm" svg:x="31.583cm" svg:y="6.137cm" svg:viewBox="0 0 224 224" svg:d="M112 224c29 0 58-13 79-34 22-21 33-49 33-79 0-29-11-58-33-79-21-21-50-32-79-32-30 0-58 11-79 32s-33 50-33 79c0 30 12 58 33 79s49 34 79 34z">
          <text:p/>
        </draw:path>
        <draw:path draw:style-name="gr15" draw:text-style-name="P10" draw:layer="layout" svg:width="0.223cm" svg:height="0.223cm" svg:x="37.417cm" svg:y="6.316cm" svg:viewBox="0 0 224 224" svg:d="M111 224c30 0 59-12 80-33s33-49 33-79c0-29-12-58-33-80-21-21-50-32-80-32-29 0-58 11-79 32-21 22-32 51-32 80 0 30 11 58 32 79s50 33 79 33z">
          <text:p/>
        </draw:path>
        <draw:path draw:style-name="gr18" draw:text-style-name="P11" draw:layer="layout" svg:width="0.224cm" svg:height="0.223cm" svg:x="32.701cm" svg:y="6.796cm" svg:viewBox="0 0 225 224" svg:d="M112 224c30 0 58-12 79-33 22-20 34-49 34-78 0-30-12-58-34-79-21-21-49-34-79-34s-58 13-79 34-33 49-33 79c0 29 12 58 33 78 21 21 49 33 79 33z">
          <text:p/>
        </draw:path>
        <draw:path draw:style-name="gr18" draw:text-style-name="P11" draw:layer="layout" svg:width="0.224cm" svg:height="0.224cm" svg:x="31.837cm" svg:y="5.929cm" svg:viewBox="0 0 225 225" svg:d="M112 225c30 0 59-12 80-34 21-21 33-49 33-79s-12-58-33-79-50-33-80-33-58 12-79 33-33 49-33 79 12 58 33 79c21 22 49 34 79 34z">
          <text:p/>
        </draw:path>
        <draw:path draw:style-name="gr18" draw:text-style-name="P11" draw:layer="layout" svg:width="0.223cm" svg:height="0.224cm" svg:x="34.011cm" svg:y="7.635cm" svg:viewBox="0 0 224 225" svg:d="M111 225c30 0 58-12 79-33s34-49 34-79-13-59-34-80-49-33-79-33c-29 0-57 12-78 33s-33 50-33 80 12 58 33 79 49 33 78 33z">
          <text:p/>
        </draw:path>
        <draw:path draw:style-name="gr18" draw:text-style-name="P11" draw:layer="layout" svg:width="0.223cm" svg:height="0.223cm" svg:x="34.319cm" svg:y="1.525cm" svg:viewBox="0 0 224 224" svg:d="M112 224c30 0 59-12 80-33s32-50 32-80c0-29-11-58-32-78-21-21-50-33-80-33s-58 12-79 33c-21 20-33 49-33 78 0 30 12 59 33 80s49 33 79 33z">
          <text:p/>
        </draw:path>
        <draw:path draw:style-name="gr18" draw:text-style-name="P11" draw:layer="layout" svg:width="0.223cm" svg:height="0.223cm" svg:x="31.823cm" svg:y="8.548cm" svg:viewBox="0 0 224 224" svg:d="M112 224c29 0 58-12 80-33 21-21 32-49 32-79 0-29-11-58-32-80-22-20-51-32-80-32-30 0-58 12-79 32-21 22-33 51-33 80 0 30 12 58 33 79s49 33 79 33z">
          <text:p/>
        </draw:path>
        <draw:path draw:style-name="gr18" draw:text-style-name="P11" draw:layer="layout" svg:width="0.223cm" svg:height="0.223cm" svg:x="31.787cm" svg:y="8.587cm" svg:viewBox="0 0 224 224" svg:d="M111 224c30 0 58-13 79-34 21-20 34-49 34-78 0-30-13-58-34-79s-49-33-79-33c-29 0-58 12-79 33s-32 49-32 79c0 29 11 58 32 78 21 21 50 34 79 34z">
          <text:p/>
        </draw:path>
        <draw:path draw:style-name="gr18" draw:text-style-name="P11" draw:layer="layout" svg:width="0.223cm" svg:height="0.224cm" svg:x="31.968cm" svg:y="4.675cm" svg:viewBox="0 0 224 225" svg:d="M112 225c30 0 58-12 79-33s33-49 33-80c0-30-12-58-33-79s-49-33-79-33c-29 0-58 12-80 33-21 21-32 49-32 79 0 31 11 59 32 80 22 21 51 33 80 33z">
          <text:p/>
        </draw:path>
        <draw:path draw:style-name="gr18" draw:text-style-name="P11" draw:layer="layout" svg:width="0.223cm" svg:height="0.223cm" svg:x="32.491cm" svg:y="4.105cm" svg:viewBox="0 0 224 224" svg:d="M112 224c29 0 58-11 80-32 20-21 32-50 32-79 0-30-12-58-32-79-22-22-51-34-80-34-30 0-58 12-79 34-21 21-33 49-33 79 0 29 12 58 33 79s49 32 79 32z">
          <text:p/>
        </draw:path>
        <draw:path draw:style-name="gr15" draw:text-style-name="P10" draw:layer="layout" svg:width="0.223cm" svg:height="0.223cm" svg:x="38.496cm" svg:y="4.622cm" svg:viewBox="0 0 224 224" svg:d="M111 224c30 0 58-12 79-33 22-22 34-50 34-80 0-29-12-57-34-78-21-21-49-33-79-33-29 0-58 12-78 33-21 21-33 49-33 78 0 30 12 58 33 80 20 21 49 33 78 33z">
          <text:p/>
        </draw:path>
        <draw:path draw:style-name="gr15" draw:text-style-name="P10" draw:layer="layout" svg:width="0.223cm" svg:height="0.223cm" svg:x="37.324cm" svg:y="6.443cm" svg:viewBox="0 0 224 224" svg:d="M113 224c29 0 58-11 79-32 20-21 32-50 32-80s-12-58-32-79c-21-21-50-33-79-33-30 0-58 12-79 33-22 21-34 49-34 79s12 59 34 80c21 21 49 32 79 32z">
          <text:p/>
        </draw:path>
        <draw:path draw:style-name="gr15" draw:text-style-name="P10" draw:layer="layout" svg:width="0.223cm" svg:height="0.223cm" svg:x="37.306cm" svg:y="6.462cm" svg:viewBox="0 0 224 224" svg:d="M112 224c30 0 58-12 79-33s33-49 33-80c0-29-12-58-33-78-21-21-49-33-79-33-29 0-58 12-80 33-21 20-32 49-32 78 0 31 11 59 32 80 22 21 51 33 80 33z">
          <text:p/>
        </draw:path>
        <draw:path draw:style-name="gr15" draw:text-style-name="P10" draw:layer="layout" svg:width="0.223cm" svg:height="0.223cm" svg:x="37.302cm" svg:y="6.698cm" svg:viewBox="0 0 224 224" svg:d="M113 224c29 0 58-12 79-32 21-21 32-50 32-79 0-31-11-59-32-80s-50-33-79-33c-30 0-58 12-80 33-21 21-33 49-33 80 0 29 12 58 33 79 22 20 50 32 80 32z">
          <text:p/>
        </draw:path>
        <draw:path draw:style-name="gr15" draw:text-style-name="P10" draw:layer="layout" svg:width="0.223cm" svg:height="0.223cm" svg:x="37.916cm" svg:y="8.969cm" svg:viewBox="0 0 224 224" svg:d="M113 224c29 0 58-12 79-32 21-21 32-50 32-79 0-30-11-59-32-80s-50-33-79-33c-31 0-59 12-80 33s-33 50-33 80c0 29 12 58 33 79 21 20 49 32 80 32z">
          <text:p/>
        </draw:path>
        <draw:path draw:style-name="gr18" draw:text-style-name="P11" draw:layer="layout" svg:width="0.223cm" svg:height="0.223cm" svg:x="35.164cm" svg:y="9.353cm" svg:viewBox="0 0 224 224" svg:d="M112 224c29 0 58-11 80-32 21-21 32-50 32-80s-11-58-32-79c-22-21-51-33-80-33-30 0-58 12-79 33s-33 49-33 79 12 59 33 80 49 32 79 32z">
          <text:p/>
        </draw:path>
        <draw:path draw:style-name="gr15" draw:text-style-name="P10" draw:layer="layout" svg:width="0.223cm" svg:height="0.223cm" svg:x="36.74cm" svg:y="6.765cm" svg:viewBox="0 0 224 224" svg:d="M111 224c30 0 59-11 80-32s33-50 33-79c0-30-12-58-33-80-21-21-50-33-80-33-29 0-58 12-79 33-20 22-32 50-32 80 0 29 12 58 32 79 21 21 50 32 79 32z">
          <text:p/>
        </draw:path>
        <draw:path draw:style-name="gr15" draw:text-style-name="P10" draw:layer="layout" svg:width="0.223cm" svg:height="0.223cm" svg:x="37.694cm" svg:y="6.662cm" svg:viewBox="0 0 224 224" svg:d="M113 224c29 0 58-12 79-33 21-20 32-49 32-79s-11-58-32-79-50-33-79-33c-31 0-59 12-80 33s-33 49-33 79 12 59 33 79c21 21 49 33 80 33z">
          <text:p/>
        </draw:path>
        <draw:path draw:style-name="gr18" draw:text-style-name="P11" draw:layer="layout" svg:width="0.223cm" svg:height="0.223cm" svg:x="31.805cm" svg:y="8.673cm" svg:viewBox="0 0 224 224" svg:d="M111 224c30 0 58-11 79-32 22-21 34-50 34-80s-12-58-34-79c-21-21-49-33-79-33-29 0-58 12-79 33s-32 49-32 79 11 59 32 80 50 32 79 32z">
          <text:p/>
        </draw:path>
        <draw:path draw:style-name="gr15" draw:text-style-name="P10" draw:layer="layout" svg:width="0.224cm" svg:height="0.223cm" svg:x="37.514cm" svg:y="6.695cm" svg:viewBox="0 0 225 224" svg:d="M113 224c30 0 58-12 79-33 21-20 33-49 33-78 0-31-12-59-33-80s-49-33-79-33-59 12-80 33-33 49-33 80c0 29 12 58 33 78 21 21 50 33 80 33z">
          <text:p/>
        </draw:path>
        <draw:path draw:style-name="gr15" draw:text-style-name="P10" draw:layer="layout" svg:width="0.223cm" svg:height="0.223cm" svg:x="36.498cm" svg:y="6.615cm" svg:viewBox="0 0 224 224" svg:d="M111 224c30 0 58-12 80-33 21-22 33-50 33-80 0-29-12-58-33-79-22-20-50-32-80-32-29 0-58 12-79 32-21 21-32 50-32 79 0 30 11 58 32 80 21 21 50 33 79 33z">
          <text:p/>
        </draw:path>
        <draw:path draw:style-name="gr15" draw:text-style-name="P10" draw:layer="layout" svg:width="0.223cm" svg:height="0.223cm" svg:x="36.688cm" svg:y="6.444cm" svg:viewBox="0 0 224 224" svg:d="M112 224c29 0 58-11 79-32s33-50 33-80-12-58-33-79-50-33-79-33c-30 0-58 12-79 33s-33 49-33 79 12 59 33 80 49 32 79 32z">
          <text:p/>
        </draw:path>
        <draw:path draw:style-name="gr16" draw:text-style-name="P10" draw:layer="layout" svg:width="0.223cm" svg:height="0.223cm" svg:x="36.733cm" svg:y="6.356cm" svg:viewBox="0 0 224 224" svg:d="M112 224c29 0 58-13 80-34 21-21 32-49 32-79 0-29-11-57-32-78-22-21-51-33-80-33-30 0-58 12-79 33s-33 49-33 78c0 30 12 58 33 79s49 34 79 34z">
          <text:p/>
        </draw:path>
        <draw:path draw:style-name="gr17" draw:text-style-name="P2" draw:layer="layout" svg:width="0.223cm" svg:height="0.223cm" svg:x="36.733cm" svg:y="6.356cm" svg:viewBox="0 0 224 224" svg:d="M112 224c29 0 58-13 80-34 21-21 32-49 32-79 0-29-11-57-32-78-22-21-51-33-80-33-30 0-58 12-79 33s-33 49-33 78c0 30 12 58 33 79s49 34 79 34z">
          <text:p/>
        </draw:path>
        <draw:path draw:style-name="gr15" draw:text-style-name="P10" draw:layer="layout" svg:width="0.223cm" svg:height="0.223cm" svg:x="36.278cm" svg:y="6.687cm" svg:viewBox="0 0 224 224" svg:d="M112 224c29 0 58-11 80-32 20-21 32-50 32-80s-12-58-32-79c-22-21-51-33-80-33-30 0-58 12-79 33s-33 49-33 79 12 59 33 80 49 32 79 32z">
          <text:p/>
        </draw:path>
        <draw:path draw:style-name="gr15" draw:text-style-name="P10" draw:layer="layout" svg:width="0.223cm" svg:height="0.223cm" svg:x="37.093cm" svg:y="6.451cm" svg:viewBox="0 0 224 224" svg:d="M112 224c30 0 58-12 79-33s33-49 33-80c0-29-12-58-33-79-21-20-49-32-79-32-29 0-57 12-79 32-21 21-33 50-33 79 0 31 12 59 33 80 22 21 50 33 79 33z">
          <text:p/>
        </draw:path>
        <draw:path draw:style-name="gr15" draw:text-style-name="P10" draw:layer="layout" svg:width="0.223cm" svg:height="0.223cm" svg:x="37.987cm" svg:y="6.667cm" svg:viewBox="0 0 224 224" svg:d="M113 224c29 0 58-11 79-32s32-50 32-80-11-58-32-79-50-33-79-33c-30 0-58 12-80 33-21 21-33 49-33 79s12 59 33 80c22 21 50 32 80 32z">
          <text:p/>
        </draw:path>
        <draw:path draw:style-name="gr18" draw:text-style-name="P11" draw:layer="layout" svg:width="0.223cm" svg:height="0.223cm" svg:x="34.01cm" svg:y="8.685cm" svg:viewBox="0 0 224 224" svg:d="M112 224c30 0 58-11 79-32s33-50 33-80-12-58-33-79-49-33-79-33-58 12-79 33-33 49-33 79 12 59 33 80 49 32 79 32z">
          <text:p/>
        </draw:path>
        <draw:path draw:style-name="gr18" draw:text-style-name="P11" draw:layer="layout" svg:width="0.223cm" svg:height="0.224cm" svg:x="30.862cm" svg:y="9.275cm" svg:viewBox="0 0 224 225" svg:d="M112 225c30 0 58-12 79-34 21-21 33-49 33-79s-12-58-33-79-49-33-79-33c-29 0-58 12-79 33-22 21-33 49-33 79s11 58 33 79c21 22 50 34 79 34z">
          <text:p/>
        </draw:path>
        <draw:path draw:style-name="gr18" draw:text-style-name="P11" draw:layer="layout" svg:width="0.223cm" svg:height="0.223cm" svg:x="31.924cm" svg:y="8.823cm" svg:viewBox="0 0 224 224" svg:d="M113 224c29 0 58-12 79-34 20-21 32-49 32-79s-12-58-32-79c-21-21-50-32-79-32-30 0-59 11-80 32s-33 49-33 79 12 58 33 79c21 22 50 34 80 34z">
          <text:p/>
        </draw:path>
        <draw:path draw:style-name="gr15" draw:text-style-name="P10" draw:layer="layout" svg:width="0.223cm" svg:height="0.223cm" svg:x="35.731cm" svg:y="5.765cm" svg:viewBox="0 0 224 224" svg:d="M113 224c29 0 58-12 78-33 21-21 33-50 33-80 0-29-12-58-33-78-20-21-49-33-78-33-30 0-59 12-80 33-21 20-33 49-33 78 0 30 12 59 33 80s50 33 80 33z">
          <text:p/>
        </draw:path>
        <draw:path draw:style-name="gr18" draw:text-style-name="P11" draw:layer="layout" svg:width="0.223cm" svg:height="0.224cm" svg:x="31.873cm" svg:y="9.761cm" svg:viewBox="0 0 224 225" svg:d="M111 225c31 0 59-12 80-33s33-50 33-80-12-58-33-79-49-33-80-33c-29 0-58 12-79 33s-32 49-32 79 11 59 32 80 50 33 79 33z">
          <text:p/>
        </draw:path>
        <draw:path draw:style-name="gr18" draw:text-style-name="P11" draw:layer="layout" svg:width="0.223cm" svg:height="0.223cm" svg:x="34.013cm" svg:y="8.692cm" svg:viewBox="0 0 224 224" svg:d="M111 224c30 0 58-12 79-33s34-49 34-80c0-29-13-58-34-79s-49-32-79-32c-29 0-58 11-78 32-21 21-33 50-33 79 0 31 12 59 33 80 20 21 49 33 78 33z">
          <text:p/>
        </draw:path>
        <draw:path draw:style-name="gr15" draw:text-style-name="P10" draw:layer="layout" svg:width="0.223cm" svg:height="0.223cm" svg:x="36.007cm" svg:y="5.828cm" svg:viewBox="0 0 224 224" svg:d="M112 224c30 0 58-11 79-32s33-50 33-79c0-30-12-59-33-80s-49-33-79-33c-29 0-58 12-79 33s-33 50-33 80c0 29 12 58 33 79s50 32 79 32z">
          <text:p/>
        </draw:path>
        <draw:path draw:style-name="gr18" draw:text-style-name="P11" draw:layer="layout" svg:width="0.223cm" svg:height="0.223cm" svg:x="35.212cm" svg:y="9.527cm" svg:viewBox="0 0 224 224" svg:d="M111 224c31 0 59-12 80-33 21-22 33-50 33-80 0-29-12-58-33-79s-49-32-80-32c-29 0-58 11-78 32-21 21-33 50-33 79 0 30 12 58 33 80 20 21 49 33 78 33z">
          <text:p/>
        </draw:path>
        <draw:path draw:style-name="gr15" draw:text-style-name="P10" draw:layer="layout" svg:width="0.223cm" svg:height="0.223cm" svg:x="36.799cm" svg:y="7.498cm" svg:viewBox="0 0 224 224" svg:d="M113 224c29 0 58-12 79-34 20-21 32-49 32-79 0-29-12-58-32-79-21-20-50-32-79-32-31 0-59 12-80 32-21 21-33 50-33 79 0 30 12 58 33 79 21 22 49 34 80 34z">
          <text:p/>
        </draw:path>
        <draw:path draw:style-name="gr15" draw:text-style-name="P10" draw:layer="layout" svg:width="0.223cm" svg:height="0.223cm" svg:x="36.933cm" svg:y="7.377cm" svg:viewBox="0 0 224 224" svg:d="M112 224c29 0 57-12 78-33 22-21 34-49 34-79s-12-59-34-79c-21-21-49-33-78-33-30 0-58 12-79 33-21 20-33 49-33 79s12 58 33 79 49 33 79 33z">
          <text:p/>
        </draw:path>
        <draw:path draw:style-name="gr18" draw:text-style-name="P11" draw:layer="layout" svg:width="0.224cm" svg:height="0.223cm" svg:x="32.853cm" svg:y="6.155cm" svg:viewBox="0 0 225 224" svg:d="M113 224c30 0 58-11 79-33 21-21 33-50 33-79 0-30-12-58-33-79s-49-33-79-33-58 12-80 33c-21 21-33 49-33 79 0 29 12 58 33 79 22 22 50 33 80 33z">
          <text:p/>
        </draw:path>
        <draw:path draw:style-name="gr18" draw:text-style-name="P11" draw:layer="layout" svg:width="0.223cm" svg:height="0.223cm" svg:x="33.88cm" svg:y="6.578cm" svg:viewBox="0 0 224 224" svg:d="M111 224c31 0 59-12 80-33 21-20 33-49 33-78 0-30-12-58-33-79s-49-34-80-34c-29 0-58 13-79 34s-32 49-32 79c0 29 11 58 32 78 21 21 50 33 79 33z">
          <text:p/>
        </draw:path>
        <draw:path draw:style-name="gr18" draw:text-style-name="P11" draw:layer="layout" svg:width="0.223cm" svg:height="0.223cm" svg:x="33.19cm" svg:y="6.887cm" svg:viewBox="0 0 224 224" svg:d="M111 224c30 0 59-12 80-33s33-49 33-80c0-29-12-58-33-79s-50-32-80-32c-29 0-58 11-79 32-20 21-32 50-32 79 0 31 12 59 32 80 21 21 50 33 79 33z">
          <text:p/>
        </draw:path>
        <draw:path draw:style-name="gr18" draw:text-style-name="P11" draw:layer="layout" svg:width="0.223cm" svg:height="0.223cm" svg:x="33.083cm" svg:y="6.282cm" svg:viewBox="0 0 224 224" svg:d="M112 224c30 0 58-12 79-33s33-49 33-79c0-29-12-58-33-79s-49-33-79-33c-29 0-58 12-80 33-21 21-32 50-32 79 0 30 11 58 32 79 22 21 51 33 80 33z">
          <text:p/>
        </draw:path>
        <draw:path draw:style-name="gr15" draw:text-style-name="P10" draw:layer="layout" svg:width="0.223cm" svg:height="0.223cm" svg:x="36.267cm" svg:y="6.771cm" svg:viewBox="0 0 224 224" svg:d="M112 224c29 0 58-12 79-33 22-21 33-49 33-79 0-29-11-58-33-78-21-22-50-34-79-34-30 0-58 12-79 34-21 20-33 49-33 78 0 30 12 58 33 79s49 33 79 33z">
          <text:p/>
        </draw:path>
        <draw:path draw:style-name="gr18" draw:text-style-name="P11" draw:layer="layout" svg:width="0.223cm" svg:height="0.223cm" svg:x="35.313cm" svg:y="9.032cm" svg:viewBox="0 0 224 224" svg:d="M113 224c29 0 58-13 79-34s32-49 32-79c0-29-11-57-32-78s-50-33-79-33c-30 0-58 12-79 33-22 21-34 49-34 78 0 30 12 58 34 79 21 21 49 34 79 34z">
          <text:p/>
        </draw:path>
        <draw:path draw:style-name="gr18" draw:text-style-name="P11" draw:layer="layout" svg:width="0.223cm" svg:height="0.223cm" svg:x="33.045cm" svg:y="6.443cm" svg:viewBox="0 0 224 224" svg:d="M112 224c30 0 58-12 79-33s33-49 33-80c0-29-12-58-33-79s-49-32-79-32c-29 0-58 11-79 32s-33 50-33 79c0 31 12 59 33 80s50 33 79 33z">
          <text:p/>
        </draw:path>
        <draw:path draw:style-name="gr18" draw:text-style-name="P11" draw:layer="layout" svg:width="0.223cm" svg:height="0.224cm" svg:x="33.052cm" svg:y="6.527cm" svg:viewBox="0 0 224 225" svg:d="M112 225c30 0 58-12 79-33s33-49 33-79-12-58-33-80c-21-21-49-33-79-33-29 0-59 12-79 33-21 22-33 50-33 80s12 58 33 79c20 21 50 33 79 33z">
          <text:p/>
        </draw:path>
        <draw:path draw:style-name="gr15" draw:text-style-name="P10" draw:layer="layout" svg:width="0.223cm" svg:height="0.223cm" svg:x="36.986cm" svg:y="7.767cm" svg:viewBox="0 0 224 224" svg:d="M112 224c29 0 58-12 79-33s33-50 33-80c0-29-12-58-33-79-21-20-50-32-79-32-30 0-58 12-79 32-21 21-33 50-33 79 0 30 12 59 33 80s49 33 79 33z">
          <text:p/>
        </draw:path>
        <draw:path draw:style-name="gr15" draw:text-style-name="P10" draw:layer="layout" svg:width="0.224cm" svg:height="0.223cm" svg:x="38.009cm" svg:y="9.052cm" svg:viewBox="0 0 225 224" svg:d="M113 224c30 0 58-12 79-34 21-21 33-49 33-79 0-29-12-58-33-79s-49-32-79-32-58 11-79 32c-22 21-34 50-34 79 0 30 12 58 34 79 21 22 49 34 79 34z">
          <text:p/>
        </draw:path>
        <draw:path draw:style-name="gr15" draw:text-style-name="P10" draw:layer="layout" svg:width="0.223cm" svg:height="0.223cm" svg:x="36.564cm" svg:y="6.903cm" svg:viewBox="0 0 224 224" svg:d="M112 224c30 0 58-12 79-32 21-21 33-50 33-80s-12-58-33-79-49-33-79-33-58 12-79 33-33 49-33 79 12 59 33 80c21 20 49 32 79 32z">
          <text:p/>
        </draw:path>
        <draw:path draw:style-name="gr15" draw:text-style-name="P10" draw:layer="layout" svg:width="0.223cm" svg:height="0.223cm" svg:x="37.197cm" svg:y="7.004cm" svg:viewBox="0 0 224 224" svg:d="M112 224c29 0 59-11 80-32 20-21 32-50 32-79 0-30-12-58-32-79-21-22-51-34-80-34-30 0-58 12-79 34-21 21-33 49-33 79 0 29 12 58 33 79s49 32 79 32z">
          <text:p/>
        </draw:path>
        <draw:path draw:style-name="gr15" draw:text-style-name="P10" draw:layer="layout" svg:width="0.223cm" svg:height="0.223cm" svg:x="36.438cm" svg:y="7.023cm" svg:viewBox="0 0 224 224" svg:d="M112 224c30 0 58-11 79-32s33-50 33-79c0-30-12-58-33-79s-49-34-79-34-58 13-79 34c-22 21-33 49-33 79 0 29 11 58 33 79 21 21 49 32 79 32z">
          <text:p/>
        </draw:path>
        <draw:path draw:style-name="gr15" draw:text-style-name="P10" draw:layer="layout" svg:width="0.223cm" svg:height="0.223cm" svg:x="37.093cm" svg:y="7.536cm" svg:viewBox="0 0 224 224" svg:d="M112 224c30 0 58-12 79-33s33-50 33-80c0-29-12-58-33-79-21-20-49-32-79-32-29 0-58 12-79 32-21 21-33 50-33 79 0 30 12 59 33 80s50 33 79 33z">
          <text:p/>
        </draw:path>
        <draw:path draw:style-name="gr18" draw:text-style-name="P11" draw:layer="layout" svg:width="0.223cm" svg:height="0.223cm" svg:x="31.911cm" svg:y="9.906cm" svg:viewBox="0 0 224 224" svg:d="M112 224c30 0 58-12 79-33s33-49 33-79c0-29-12-58-33-79-21-22-49-33-79-33s-59 11-80 33c-21 21-32 50-32 79 0 30 11 58 32 79s50 33 80 33z">
          <text:p/>
        </draw:path>
        <draw:path draw:style-name="gr18" draw:text-style-name="P11" draw:layer="layout" svg:width="0.224cm" svg:height="0.223cm" svg:x="33.073cm" svg:y="6.443cm" svg:viewBox="0 0 225 224" svg:d="M113 224c30 0 58-12 79-33s33-49 33-79-12-58-33-79-49-33-79-33-58 12-80 33c-21 21-33 49-33 79s12 58 33 79c22 21 50 33 80 33z">
          <text:p/>
        </draw:path>
        <draw:path draw:style-name="gr18" draw:text-style-name="P11" draw:layer="layout" svg:width="0.223cm" svg:height="0.223cm" svg:x="33.146cm" svg:y="6.236cm" svg:viewBox="0 0 224 224" svg:d="M112 224c29 0 58-12 79-33 22-21 33-49 33-80 0-29-11-58-33-78-21-21-50-33-79-33-30 0-58 12-79 33-21 20-33 49-33 78 0 31 12 59 33 80s49 33 79 33z">
          <text:p/>
        </draw:path>
        <draw:path draw:style-name="gr15" draw:text-style-name="P10" draw:layer="layout" svg:width="0.223cm" svg:height="0.223cm" svg:x="37.061cm" svg:y="6.63cm" svg:viewBox="0 0 224 224" svg:d="M113 224c29 0 58-12 79-32 21-22 32-51 32-80 0-30-11-58-32-79s-50-33-79-33c-30 0-59 12-80 33s-33 49-33 79c0 29 12 58 33 80 21 20 50 32 80 32z">
          <text:p/>
        </draw:path>
        <draw:path draw:style-name="gr15" draw:text-style-name="P10" draw:layer="layout" svg:width="0.223cm" svg:height="0.223cm" svg:x="36.835cm" svg:y="6.977cm" svg:viewBox="0 0 224 224" svg:d="M112 224c30 0 58-12 79-33 21-20 33-49 33-78 0-30-12-58-33-80-21-21-49-33-79-33-29 0-59 12-80 33-21 22-32 50-32 80 0 29 11 58 32 78 21 21 51 33 80 33z">
          <text:p/>
        </draw:path>
        <draw:path draw:style-name="gr15" draw:text-style-name="P10" draw:layer="layout" svg:width="0.223cm" svg:height="0.223cm" svg:x="37.604cm" svg:y="7.176cm" svg:viewBox="0 0 224 224" svg:d="M112 224c29 0 58-11 79-32 22-21 33-50 33-79 0-30-11-59-33-80-21-21-50-33-79-33-30 0-58 12-79 33s-33 50-33 80c0 29 12 58 33 79s49 32 79 32z">
          <text:p/>
        </draw:path>
        <draw:path draw:style-name="gr15" draw:text-style-name="P10" draw:layer="layout" svg:width="0.223cm" svg:height="0.223cm" svg:x="37.076cm" svg:y="7.202cm" svg:viewBox="0 0 224 224" svg:d="M113 224c29 0 58-12 79-33s32-49 32-79c0-29-11-58-32-80-21-21-50-32-79-32-30 0-58 11-80 32-21 22-33 51-33 80 0 30 12 58 33 79 22 21 50 33 80 33z">
          <text:p/>
        </draw:path>
        <draw:path draw:style-name="gr15" draw:text-style-name="P10" draw:layer="layout" svg:width="0.223cm" svg:height="0.223cm" svg:x="37.762cm" svg:y="7.46cm" svg:viewBox="0 0 224 224" svg:d="M113 224c29 0 58-12 79-33s32-49 32-79c0-29-11-58-32-78-21-21-50-34-79-34-30 0-58 13-80 34-21 20-33 49-33 78 0 30 12 58 33 79 22 21 50 33 80 33z">
          <text:p/>
        </draw:path>
        <draw:path draw:style-name="gr15" draw:text-style-name="P10" draw:layer="layout" svg:width="0.223cm" svg:height="0.223cm" svg:x="37.964cm" svg:y="7.5cm" svg:viewBox="0 0 224 224" svg:d="M113 224c29 0 58-12 78-34 21-21 33-49 33-79 0-29-12-58-33-78-20-21-49-33-78-33-30 0-59 12-80 33-21 20-33 49-33 78 0 30 12 58 33 79 21 22 50 34 80 34z">
          <text:p/>
        </draw:path>
        <draw:path draw:style-name="gr15" draw:text-style-name="P10" draw:layer="layout" svg:width="0.223cm" svg:height="0.223cm" svg:x="36.67cm" svg:y="7.525cm" svg:viewBox="0 0 224 224" svg:d="M112 224c30 0 58-12 79-33s33-50 33-80c0-29-12-58-33-79-21-20-49-32-79-32s-58 12-79 32c-22 21-33 50-33 79 0 30 11 59 33 80 21 21 49 33 79 33z">
          <text:p/>
        </draw:path>
        <draw:path draw:style-name="gr18" draw:text-style-name="P11" draw:layer="layout" svg:width="0.223cm" svg:height="0.223cm" svg:x="32.947cm" svg:y="8.602cm" svg:viewBox="0 0 224 224" svg:d="M112 224c30 0 59-12 80-34 21-21 32-49 32-79 0-29-11-58-32-79s-50-32-80-32-58 11-79 32-33 50-33 79c0 30 12 58 33 79 21 22 49 34 79 34z">
          <text:p/>
        </draw:path>
        <draw:path draw:style-name="gr18" draw:text-style-name="P11" draw:layer="layout" svg:width="0.224cm" svg:height="0.223cm" svg:x="32.752cm" svg:y="6.731cm" svg:viewBox="0 0 225 224" svg:d="M112 224c31 0 59-11 80-32s33-50 33-79c0-30-12-59-33-80s-49-33-80-33c-30 0-58 12-79 33s-33 50-33 80c0 29 12 58 33 79s49 32 79 32z">
          <text:p/>
        </draw:path>
        <draw:path draw:style-name="gr15" draw:text-style-name="P10" draw:layer="layout" svg:width="0.223cm" svg:height="0.224cm" svg:x="38.166cm" svg:y="8.184cm" svg:viewBox="0 0 224 225" svg:d="M112 225c30 0 58-12 79-33 21-22 33-50 33-80s-12-58-33-79-49-33-79-33c-29 0-59 12-80 33s-32 49-32 79 11 58 32 80c21 21 51 33 80 33z">
          <text:p/>
        </draw:path>
        <draw:path draw:style-name="gr15" draw:text-style-name="P10" draw:layer="layout" svg:width="0.224cm" svg:height="0.223cm" svg:x="38.091cm" svg:y="7.801cm" svg:viewBox="0 0 225 224" svg:d="M112 224c30 0 59-12 80-33 21-20 33-49 33-79s-12-58-33-79-50-33-80-33-58 12-79 33-33 49-33 79 12 59 33 79c21 21 49 33 79 33z">
          <text:p/>
        </draw:path>
        <draw:path draw:style-name="gr15" draw:text-style-name="P10" draw:layer="layout" svg:width="0.223cm" svg:height="0.223cm" svg:x="38.87cm" svg:y="7.659cm" svg:viewBox="0 0 224 224" svg:d="M112 224c30 0 58-11 79-32s33-50 33-79c0-30-12-58-33-80-21-21-49-33-79-33-29 0-58 12-80 33-21 22-32 50-32 80 0 29 11 58 32 79 22 21 51 32 80 32z">
          <text:p/>
        </draw:path>
        <draw:path draw:style-name="gr15" draw:text-style-name="P10" draw:layer="layout" svg:width="0.223cm" svg:height="0.223cm" svg:x="38.125cm" svg:y="7.535cm" svg:viewBox="0 0 224 224" svg:d="M111 224c31 0 59-11 80-32s33-50 33-80-12-58-33-79-49-33-80-33c-29 0-58 12-79 33-20 21-32 49-32 79s12 59 32 80c21 21 50 32 79 32z">
          <text:p/>
        </draw:path>
        <draw:path draw:style-name="gr15" draw:text-style-name="P10" draw:layer="layout" svg:width="0.223cm" svg:height="0.223cm" svg:x="38.546cm" svg:y="7.63cm" svg:viewBox="0 0 224 224" svg:d="M111 224c30 0 59-12 80-33s33-49 33-79c0-29-12-59-33-80s-50-32-80-32c-29 0-58 11-79 32s-32 51-32 80c0 30 11 58 32 79s50 33 79 33z">
          <text:p/>
        </draw:path>
        <draw:path draw:style-name="gr15" draw:text-style-name="P10" draw:layer="layout" svg:width="0.224cm" svg:height="0.223cm" svg:x="38.279cm" svg:y="7.593cm" svg:viewBox="0 0 225 224" svg:d="M112 224c30 0 58-11 80-32 21-21 33-50 33-79 0-31-12-59-33-80-22-21-50-33-80-33s-58 12-79 33-33 49-33 80c0 29 12 58 33 79s49 32 79 32z">
          <text:p/>
        </draw:path>
        <draw:path draw:style-name="gr15" draw:text-style-name="P10" draw:layer="layout" svg:width="0.223cm" svg:height="0.223cm" svg:x="38.726cm" svg:y="7.752cm" svg:viewBox="0 0 224 224" svg:d="M111 224c30 0 58-12 80-33 21-21 33-50 33-80 0-29-12-58-33-79-22-20-50-32-80-32-29 0-58 12-78 32-21 21-33 50-33 79 0 30 12 59 33 80 20 21 49 33 78 33z">
          <text:p/>
        </draw:path>
        <draw:path draw:style-name="gr15" draw:text-style-name="P10" draw:layer="layout" svg:width="0.223cm" svg:height="0.223cm" svg:x="38.675cm" svg:y="7.747cm" svg:viewBox="0 0 224 224" svg:d="M112 224c30 0 58-12 79-33 21-22 33-50 33-80 0-29-12-58-33-79s-49-32-79-32c-29 0-58 11-79 32s-33 50-33 79c0 30 12 58 33 80 21 21 50 33 79 33z">
          <text:p/>
        </draw:path>
        <draw:path draw:style-name="gr18" draw:text-style-name="P11" draw:layer="layout" svg:width="0.224cm" svg:height="0.224cm" svg:x="32.829cm" svg:y="6.181cm" svg:viewBox="0 0 225 225" svg:d="M113 225c30 0 58-12 79-33 21-22 33-50 33-80s-12-58-33-79-49-33-79-33-59 12-80 33-33 49-33 79 12 58 33 80c21 21 50 33 80 33z">
          <text:p/>
        </draw:path>
        <draw:path draw:style-name="gr18" draw:text-style-name="P11" draw:layer="layout" svg:width="0.223cm" svg:height="0.223cm" svg:x="30.804cm" svg:y="9.955cm" svg:viewBox="0 0 224 224" svg:d="M112 224c30 0 58-12 79-34 21-20 33-49 33-78 0-30-12-58-33-79s-49-33-79-33c-29 0-59 12-80 33-20 21-32 49-32 79 0 29 12 58 32 78 21 22 51 34 80 34z">
          <text:p/>
        </draw:path>
        <draw:path draw:style-name="gr18" draw:text-style-name="P11" draw:layer="layout" svg:width="0.224cm" svg:height="0.223cm" svg:x="33.192cm" svg:y="6.898cm" svg:viewBox="0 0 225 224" svg:d="M112 224c30 0 59-12 80-33s33-49 33-80c0-29-12-58-33-79s-50-32-80-32-58 11-79 32-33 50-33 79c0 31 12 59 33 80s49 33 79 33z">
          <text:p/>
        </draw:path>
        <draw:path draw:style-name="gr15" draw:text-style-name="P10" draw:layer="layout" svg:width="0.223cm" svg:height="0.224cm" svg:x="37.656cm" svg:y="8.985cm" svg:viewBox="0 0 224 225" svg:d="M111 225c30 0 59-12 80-33s33-49 33-79-12-58-33-80c-21-21-50-33-80-33-29 0-58 12-79 33-20 22-32 50-32 80s12 58 32 79c21 21 50 33 79 33z">
          <text:p/>
        </draw:path>
        <draw:path draw:style-name="gr15" draw:text-style-name="P10" draw:layer="layout" svg:width="0.223cm" svg:height="0.224cm" svg:x="38.762cm" svg:y="8.817cm" svg:viewBox="0 0 224 225" svg:d="M112 225c29 0 59-13 80-34s32-49 32-79-11-58-32-79-51-33-80-33c-30 0-58 12-79 33s-33 49-33 79 12 58 33 79 49 34 79 34z">
          <text:p/>
        </draw:path>
        <draw:path draw:style-name="gr18" draw:text-style-name="P11" draw:layer="layout" svg:width="0.223cm" svg:height="0.223cm" svg:x="34.873cm" svg:y="9.016cm" svg:viewBox="0 0 224 224" svg:d="M113 224c29 0 58-12 78-33 21-21 33-49 33-79 0-29-12-58-33-79-20-22-49-33-78-33-30 0-58 11-79 33-22 21-34 50-34 79 0 30 12 58 34 79 21 21 49 33 79 33z">
          <text:p/>
        </draw:path>
        <draw:path draw:style-name="gr18" draw:text-style-name="P11" draw:layer="layout" svg:width="0.223cm" svg:height="0.223cm" svg:x="32.868cm" svg:y="9.019cm" svg:viewBox="0 0 224 224" svg:d="M113 224c29 0 58-12 79-32 20-21 32-50 32-79 0-30-12-58-32-79-21-22-50-34-79-34-30 0-58 12-79 34-22 21-34 49-34 79 0 29 12 58 34 79 21 20 49 32 79 32z">
          <text:p/>
        </draw:path>
        <draw:path draw:style-name="gr18" draw:text-style-name="P11" draw:layer="layout" svg:width="0.223cm" svg:height="0.223cm" svg:x="34.104cm" svg:y="6.612cm" svg:viewBox="0 0 224 224" svg:d="M112 224c30 0 59-12 80-33s32-50 32-79c0-30-11-58-32-79s-50-33-80-33-58 12-79 33-33 49-33 79c0 29 12 58 33 79s49 33 79 33z">
          <text:p/>
        </draw:path>
        <draw:path draw:style-name="gr15" draw:text-style-name="P10" draw:layer="layout" svg:width="0.223cm" svg:height="0.223cm" svg:x="34.539cm" svg:y="6.446cm" svg:viewBox="0 0 224 224" svg:d="M111 224c31 0 59-12 80-33s33-49 33-80c0-29-12-58-33-79s-49-32-80-32c-29 0-58 11-79 32s-32 50-32 79c0 31 11 59 32 80s50 33 79 33z">
          <text:p/>
        </draw:path>
        <draw:path draw:style-name="gr18" draw:text-style-name="P11" draw:layer="layout" svg:width="0.223cm" svg:height="0.223cm" svg:x="34.166cm" svg:y="6.575cm" svg:viewBox="0 0 224 224" svg:d="M113 224c29 0 58-11 79-32s32-50 32-79c0-30-11-58-32-79s-50-34-79-34c-30 0-59 13-80 34s-33 49-33 79c0 29 12 58 33 79s50 32 80 32z">
          <text:p/>
        </draw:path>
        <draw:path draw:style-name="gr15" draw:text-style-name="P10" draw:layer="layout" svg:width="0.223cm" svg:height="0.223cm" svg:x="34.635cm" svg:y="6.406cm" svg:viewBox="0 0 224 224" svg:d="M112 224c30 0 58-12 79-33s33-50 33-79c0-30-12-58-33-79s-49-33-79-33c-29 0-58 12-80 33-20 21-32 49-32 79 0 29 12 58 32 79 22 21 51 33 80 33z">
          <text:p/>
        </draw:path>
        <draw:path draw:style-name="gr18" draw:text-style-name="P11" draw:layer="layout" svg:width="0.223cm" svg:height="0.223cm" svg:x="33.612cm" svg:y="5.703cm" svg:viewBox="0 0 224 224" svg:d="M111 224c30 0 58-12 80-34 21-21 33-49 33-79 0-29-12-58-33-79-22-20-50-32-80-32-29 0-58 12-78 32-21 21-33 50-33 79 0 30 12 58 33 79 20 22 49 34 78 34z">
          <text:p/>
        </draw:path>
        <draw:path draw:style-name="gr18" draw:text-style-name="P11" draw:layer="layout" svg:width="0.223cm" svg:height="0.223cm" svg:x="32.784cm" svg:y="8.894cm" svg:viewBox="0 0 224 224" svg:d="M112 224c30 0 58-12 79-33s33-49 33-80c0-29-12-58-33-79s-49-32-79-32-59 11-80 32-32 50-32 79c0 31 11 59 32 80s50 33 80 33z">
          <text:p/>
        </draw:path>
        <draw:path draw:style-name="gr15" draw:text-style-name="P10" draw:layer="layout" svg:width="0.223cm" svg:height="0.224cm" svg:x="34.658cm" svg:y="6.736cm" svg:viewBox="0 0 224 225" svg:d="M113 225c29 0 58-12 79-33s32-49 32-79-11-59-32-80-50-33-79-33c-30 0-58 12-79 33-22 21-34 50-34 80s12 58 34 79c21 21 49 33 79 33z">
          <text:p/>
        </draw:path>
        <draw:path draw:style-name="gr18" draw:text-style-name="P11" draw:layer="layout" svg:width="0.224cm" svg:height="0.223cm" svg:x="34.998cm" svg:y="9.529cm" svg:viewBox="0 0 225 224" svg:d="M112 224c31 0 59-12 80-33 21-22 33-50 33-80 0-29-12-58-33-78-21-21-49-33-80-33-30 0-58 12-79 33-21 20-33 49-33 78 0 30 12 58 33 80 21 21 49 33 79 33z">
          <text:p/>
        </draw:path>
        <draw:path draw:style-name="gr18" draw:text-style-name="P11" draw:layer="layout" svg:width="0.223cm" svg:height="0.223cm" svg:x="34.929cm" svg:y="9.241cm" svg:viewBox="0 0 224 224" svg:d="M112 224c29 0 58-12 79-32 22-21 33-50 33-79 0-30-11-58-33-79-21-22-50-34-79-34-30 0-58 12-79 34-21 21-33 49-33 79 0 29 12 58 33 79 21 20 49 32 79 32z">
          <text:p/>
        </draw:path>
        <draw:path draw:style-name="gr18" draw:text-style-name="P11" draw:layer="layout" svg:width="0.223cm" svg:height="0.224cm" svg:x="34.21cm" svg:y="6.517cm" svg:viewBox="0 0 224 225" svg:d="M112 225c30 0 58-12 79-33s33-49 33-79-12-59-33-80-49-33-79-33c-29 0-58 12-79 33-22 21-33 50-33 80s11 58 33 79c21 21 50 33 79 33z">
          <text:p/>
        </draw:path>
        <draw:path draw:style-name="gr18" draw:text-style-name="P11" draw:layer="layout" svg:width="0.223cm" svg:height="0.223cm" svg:x="33.972cm" svg:y="9.248cm" svg:viewBox="0 0 224 224" svg:d="M113 224c29 0 58-12 78-33 21-21 33-49 33-79 0-29-12-58-33-79-20-20-49-33-78-33-30 0-58 13-80 33-21 21-33 50-33 79 0 30 12 58 33 79 22 21 50 33 80 33z">
          <text:p/>
        </draw:path>
        <draw:path draw:style-name="gr18" draw:text-style-name="P11" draw:layer="layout" svg:width="0.223cm" svg:height="0.223cm" svg:x="33.851cm" svg:y="9.239cm" svg:viewBox="0 0 224 224" svg:d="M111 224c30 0 59-12 80-32 21-21 33-50 33-79 0-30-12-58-33-79-21-22-50-34-80-34-29 0-58 12-79 34-21 21-32 49-32 79 0 29 11 58 32 79 21 20 50 32 79 32z">
          <text:p/>
        </draw:path>
        <draw:path draw:style-name="gr18" draw:text-style-name="P11" draw:layer="layout" svg:width="0.223cm" svg:height="0.223cm" svg:x="34.59cm" svg:y="9.32cm" svg:viewBox="0 0 224 224" svg:d="M112 224c30 0 58-12 79-33s33-50 33-80c0-29-12-58-33-79s-49-32-79-32-59 11-80 32c-20 21-32 50-32 79 0 30 12 59 32 80 21 21 50 33 80 33z">
          <text:p/>
        </draw:path>
        <draw:path draw:style-name="gr15" draw:text-style-name="P10" draw:layer="layout" svg:width="0.223cm" svg:height="0.223cm" svg:x="35.008cm" svg:y="6.342cm" svg:viewBox="0 0 224 224" svg:d="M112 224c30 0 59-12 79-33 21-21 33-49 33-79 0-29-12-58-33-79-20-21-49-33-79-33s-58 12-79 33-33 50-33 79c0 30 12 58 33 79s49 33 79 33z">
          <text:p/>
        </draw:path>
        <draw:path draw:style-name="gr18" draw:text-style-name="P11" draw:layer="layout" svg:width="0.223cm" svg:height="0.223cm" svg:x="33.559cm" svg:y="5.739cm" svg:viewBox="0 0 224 224" svg:d="M113 224c29 0 58-12 79-33 20-22 32-50 32-80 0-29-12-58-32-79-21-20-50-32-79-32-30 0-58 12-79 32-21 21-34 50-34 79 0 30 13 58 34 80 21 21 49 33 79 33z">
          <text:p/>
        </draw:path>
        <draw:path draw:style-name="gr15" draw:text-style-name="P10" draw:layer="layout" svg:width="0.223cm" svg:height="0.223cm" svg:x="34.748cm" svg:y="6.348cm" svg:viewBox="0 0 224 224" svg:d="M112 224c29 0 59-12 80-33s32-49 32-79c0-29-11-58-32-78-21-21-51-34-80-34-30 0-58 13-79 34-21 20-33 49-33 78 0 30 12 58 33 79s49 33 79 33z">
          <text:p/>
        </draw:path>
        <draw:path draw:style-name="gr15" draw:text-style-name="P10" draw:layer="layout" svg:width="0.224cm" svg:height="0.223cm" svg:x="36.5cm" svg:y="7.298cm" svg:viewBox="0 0 225 224" svg:d="M112 224c30 0 58-11 80-32 21-22 33-50 33-80s-12-58-33-79c-22-21-50-33-80-33s-58 12-79 33-33 49-33 79 12 58 33 80c21 21 49 32 79 32z">
          <text:p/>
        </draw:path>
        <draw:path draw:style-name="gr15" draw:text-style-name="P10" draw:layer="layout" svg:width="0.223cm" svg:height="0.224cm" svg:x="38.074cm" svg:y="8.884cm" svg:viewBox="0 0 224 225" svg:d="M111 225c30 0 58-12 80-33 21-21 33-50 33-80s-12-58-33-79c-22-21-50-33-80-33-29 0-57 12-78 33s-33 49-33 79 12 59 33 80 49 33 78 33z">
          <text:p/>
        </draw:path>
        <draw:path draw:style-name="gr15" draw:text-style-name="P10" draw:layer="layout" svg:width="0.223cm" svg:height="0.223cm" svg:x="36.893cm" svg:y="8.081cm" svg:viewBox="0 0 224 224" svg:d="M113 224c29 0 58-12 79-33s32-49 32-79c0-29-11-59-32-80-21-20-50-32-79-32-30 0-58 12-79 32-22 21-34 51-34 80 0 30 12 58 34 79 21 21 49 33 79 33z">
          <text:p/>
        </draw:path>
        <draw:path draw:style-name="gr18" draw:text-style-name="P11" draw:layer="layout" svg:width="0.223cm" svg:height="0.223cm" svg:x="34.688cm" svg:y="9.494cm" svg:viewBox="0 0 224 224" svg:d="M111 224c30 0 58-11 79-33 21-21 34-50 34-79 0-30-13-58-34-79s-49-33-79-33c-29 0-58 12-79 33s-32 49-32 79c0 29 11 58 32 79 21 22 50 33 79 33z">
          <text:p/>
        </draw:path>
        <draw:path draw:style-name="gr18" draw:text-style-name="P11" draw:layer="layout" svg:width="0.224cm" svg:height="0.223cm" svg:x="33.834cm" svg:y="9.069cm" svg:viewBox="0 0 225 224" svg:d="M112 224c30 0 58-12 80-33 21-22 33-50 33-80 0-29-12-58-33-79-22-20-50-32-80-32s-58 12-79 32c-21 21-33 50-33 79 0 30 12 58 33 80 21 21 49 33 79 33z">
          <text:p/>
        </draw:path>
        <draw:path draw:style-name="gr18" draw:text-style-name="P11" draw:layer="layout" svg:width="0.223cm" svg:height="0.223cm" svg:x="33.839cm" svg:y="9.407cm" svg:viewBox="0 0 224 224" svg:d="M111 224c30 0 59-11 80-32s33-50 33-79c0-30-12-59-33-80s-50-33-80-33c-29 0-58 12-78 33-21 21-33 50-33 80 0 29 12 58 33 79 20 21 49 32 78 32z">
          <text:p/>
        </draw:path>
        <draw:path draw:style-name="gr18" draw:text-style-name="P11" draw:layer="layout" svg:width="0.223cm" svg:height="0.223cm" svg:x="34.832cm" svg:y="9.364cm" svg:viewBox="0 0 224 224" svg:d="M112 224c30 0 58-11 79-32s33-50 33-80-12-58-33-79-49-33-79-33c-29 0-59 12-80 33s-32 49-32 79 11 59 32 80 51 32 80 32z">
          <text:p/>
        </draw:path>
        <draw:path draw:style-name="gr18" draw:text-style-name="P11" draw:layer="layout" svg:width="0.223cm" svg:height="0.223cm" svg:x="34.73cm" svg:y="9.573cm" svg:viewBox="0 0 224 224" svg:d="M111 224c30 0 58-12 80-33 21-21 33-49 33-80 0-29-12-58-33-79-22-21-50-32-80-32-29 0-58 11-78 32-21 21-33 50-33 79 0 31 12 59 33 80 20 21 49 33 78 33z">
          <text:p/>
        </draw:path>
        <draw:path draw:style-name="gr15" draw:text-style-name="P10" draw:layer="layout" svg:width="0.223cm" svg:height="0.223cm" svg:x="35.125cm" svg:y="8.985cm" svg:viewBox="0 0 224 224" svg:d="M112 224c29 0 58-11 79-32 20-21 33-50 33-79 0-30-13-58-33-80-21-21-50-33-79-33-30 0-58 12-79 33-21 22-33 50-33 80 0 29 12 58 33 79s49 32 79 32z">
          <text:p/>
        </draw:path>
        <draw:path draw:style-name="gr18" draw:text-style-name="P11" draw:layer="layout" svg:width="0.223cm" svg:height="0.223cm" svg:x="33.749cm" svg:y="9.046cm" svg:viewBox="0 0 224 224" svg:d="M113 224c29 0 58-12 79-34 20-20 32-49 32-78 0-30-12-58-32-79-21-21-50-33-79-33-30 0-58 12-80 33-21 21-33 49-33 79 0 29 12 58 33 78 22 22 50 34 80 34z">
          <text:p/>
        </draw:path>
        <draw:path draw:style-name="gr18" draw:text-style-name="P11" draw:layer="layout" svg:width="0.223cm" svg:height="0.223cm" svg:x="33.927cm" svg:y="9.067cm" svg:viewBox="0 0 224 224" svg:d="M112 224c30 0 58-11 79-32 21-22 33-51 33-80 0-30-12-58-33-79s-49-33-79-33c-29 0-58 12-79 33s-33 49-33 79c0 29 12 58 33 80 21 21 50 32 79 32z">
          <text:p/>
        </draw:path>
        <draw:path draw:style-name="gr18" draw:text-style-name="P11" draw:layer="layout" svg:width="0.224cm" svg:height="0.223cm" svg:x="34.705cm" svg:y="8.981cm" svg:viewBox="0 0 225 224" svg:d="M112 224c30 0 58-12 79-33 22-21 34-49 34-79 0-29-12-58-34-80-21-21-49-32-79-32s-58 11-79 32c-21 22-33 51-33 80 0 30 12 58 33 79s49 33 79 33z">
          <text:p/>
        </draw:path>
        <draw:path draw:style-name="gr18" draw:text-style-name="P11" draw:layer="layout" svg:width="0.223cm" svg:height="0.224cm" svg:x="33.249cm" svg:y="9.31cm" svg:viewBox="0 0 224 225" svg:d="M112 225c30 0 58-12 79-33s33-50 33-80-12-58-33-79-49-33-79-33-59 12-79 33c-21 21-33 49-33 79s12 59 33 80c20 21 49 33 79 33z">
          <text:p/>
        </draw:path>
        <draw:path draw:style-name="gr18" draw:text-style-name="P11" draw:layer="layout" svg:width="0.223cm" svg:height="0.223cm" svg:x="34.075cm" svg:y="7.744cm" svg:viewBox="0 0 224 224" svg:d="M112 224c29 0 59-12 79-33 21-22 33-50 33-80 0-29-12-58-33-78-20-21-50-33-79-33-30 0-58 12-79 33-21 20-33 49-33 78 0 30 12 58 33 80 21 21 49 33 79 33z">
          <text:p/>
        </draw:path>
        <draw:path draw:style-name="gr18" draw:text-style-name="P11" draw:layer="layout" svg:width="0.223cm" svg:height="0.223cm" svg:x="32.845cm" svg:y="8.829cm" svg:viewBox="0 0 224 224" svg:d="M112 224c30 0 58-11 79-33 21-21 33-50 33-79 0-30-12-58-33-79s-49-33-79-33c-29 0-58 12-80 33-21 21-32 49-32 79 0 29 11 58 32 79 22 22 51 33 80 33z">
          <text:p/>
        </draw:path>
        <draw:path draw:style-name="gr15" draw:text-style-name="P10" draw:layer="layout" svg:width="0.223cm" svg:height="0.223cm" svg:x="35.467cm" svg:y="5.767cm" svg:viewBox="0 0 224 224" svg:d="M112 224c30 0 58-12 79-33s33-50 33-80c0-29-12-58-33-78-21-21-49-33-79-33s-59 12-80 33c-21 20-32 49-32 78 0 30 11 59 32 80s50 33 80 33z">
          <text:p/>
        </draw:path>
        <draw:path draw:style-name="gr18" draw:text-style-name="P11" draw:layer="layout" svg:width="0.223cm" svg:height="0.223cm" svg:x="34.851cm" svg:y="9.154cm" svg:viewBox="0 0 224 224" svg:d="M113 224c29 0 58-12 78-33 21-21 33-49 33-79s-12-59-33-80c-20-21-49-32-78-32-30 0-58 11-80 32-21 21-33 50-33 80s12 58 33 79c22 21 50 33 80 33z">
          <text:p/>
        </draw:path>
        <draw:path draw:style-name="gr18" draw:text-style-name="P11" draw:layer="layout" svg:width="0.223cm" svg:height="0.223cm" svg:x="34.773cm" svg:y="9.202cm" svg:viewBox="0 0 224 224" svg:d="M111 224c31 0 59-12 80-33 21-20 33-49 33-78 0-30-12-58-33-80-21-21-49-33-80-33-29 0-58 12-79 33-21 22-32 50-32 80 0 29 11 58 32 78 21 21 50 33 79 33z">
          <text:p/>
        </draw:path>
        <draw:path draw:style-name="gr18" draw:text-style-name="P11" draw:layer="layout" svg:width="0.223cm" svg:height="0.224cm" svg:x="34.104cm" svg:y="9.132cm" svg:viewBox="0 0 224 225" svg:d="M111 225c31 0 59-12 80-33s33-49 33-80c0-30-12-58-33-79s-49-33-80-33c-29 0-58 12-78 33-21 21-33 49-33 79 0 31 12 59 33 80 20 21 49 33 78 33z">
          <text:p/>
        </draw:path>
        <draw:path draw:style-name="gr15" draw:text-style-name="P10" draw:layer="layout" svg:width="0.223cm" svg:height="0.224cm" svg:x="36.187cm" svg:y="9.148cm" svg:viewBox="0 0 224 225" svg:d="M112 225c30 0 58-12 79-33s33-49 33-79c0-31-12-59-33-80s-49-33-79-33c-29 0-58 12-79 33s-33 49-33 80c0 30 12 58 33 79s50 33 79 33z">
          <text:p/>
        </draw:path>
        <draw:path draw:style-name="gr15" draw:text-style-name="P10" draw:layer="layout" svg:width="0.223cm" svg:height="0.223cm" svg:x="36.109cm" svg:y="8.851cm" svg:viewBox="0 0 224 224" svg:d="M111 224c31 0 59-12 80-33 21-22 33-50 33-80 0-29-12-58-33-79-21-20-49-32-80-32-29 0-58 12-79 32-21 21-32 50-32 79 0 30 11 58 32 80 21 21 50 33 79 33z">
          <text:p/>
        </draw:path>
        <draw:path draw:style-name="gr15" draw:text-style-name="P10" draw:layer="layout" svg:width="0.224cm" svg:height="0.223cm" svg:x="37.877cm" svg:y="9.546cm" svg:viewBox="0 0 225 224" svg:d="M112 224c30 0 59-11 80-32s33-50 33-80-12-58-33-79-50-33-80-33-58 12-79 33-33 49-33 79 12 59 33 80 49 32 79 32z">
          <text:p/>
        </draw:path>
        <draw:path draw:style-name="gr15" draw:text-style-name="P10" draw:layer="layout" svg:width="0.223cm" svg:height="0.223cm" svg:x="38.488cm" svg:y="8.99cm" svg:viewBox="0 0 224 224" svg:d="M112 224c29 0 58-11 79-32s33-50 33-79c0-30-12-58-33-80-21-21-50-33-79-33-30 0-58 12-79 33-21 22-33 50-33 80 0 29 12 58 33 79s49 32 79 32z">
          <text:p/>
        </draw:path>
        <draw:path draw:style-name="gr18" draw:text-style-name="P11" draw:layer="layout" svg:width="0.224cm" svg:height="0.223cm" svg:x="34.574cm" svg:y="9.176cm" svg:viewBox="0 0 225 224" svg:d="M113 224c30 0 58-12 79-33s33-49 33-79c0-29-12-59-33-80s-49-32-79-32c-31 0-59 11-80 32s-33 51-33 80c0 30 12 58 33 79s49 33 80 33z">
          <text:p/>
        </draw:path>
        <draw:path draw:style-name="gr15" draw:text-style-name="P10" draw:layer="layout" svg:width="0.223cm" svg:height="0.223cm" svg:x="36.364cm" svg:y="9.121cm" svg:viewBox="0 0 224 224" svg:d="M112 224c30 0 58-11 79-32s33-50 33-80-12-58-33-79-49-33-79-33-59 12-80 33-32 49-32 79 11 59 32 80 50 32 80 32z">
          <text:p/>
        </draw:path>
        <draw:path draw:style-name="gr15" draw:text-style-name="P10" draw:layer="layout" svg:width="0.223cm" svg:height="0.223cm" svg:x="39.068cm" svg:y="8.249cm" svg:viewBox="0 0 224 224" svg:d="M112 224c30 0 58-12 79-33s33-49 33-80c0-29-12-58-33-79s-49-32-79-32c-29 0-59 11-80 32-20 21-32 50-32 79 0 31 12 59 32 80 21 21 51 33 80 33z">
          <text:p/>
        </draw:path>
        <draw:path draw:style-name="gr15" draw:text-style-name="P10" draw:layer="layout" svg:width="0.223cm" svg:height="0.223cm" svg:x="39.112cm" svg:y="8.333cm" svg:viewBox="0 0 224 224" svg:d="M112 224c30 0 58-12 79-33s33-49 33-79c0-29-12-57-33-78-21-22-49-34-79-34-29 0-58 12-78 34-22 21-34 49-34 78 0 30 12 58 34 79 20 21 49 33 78 33z">
          <text:p/>
        </draw:path>
        <draw:path draw:style-name="gr18" draw:text-style-name="P11" draw:layer="layout" svg:width="0.223cm" svg:height="0.223cm" svg:x="34.437cm" svg:y="6.975cm" svg:viewBox="0 0 224 224" svg:d="M113 224c29 0 58-12 79-32 21-21 32-50 32-79 0-30-11-58-32-80-21-21-50-33-79-33-30 0-58 12-79 33-22 22-34 50-34 80 0 29 12 58 34 79 21 20 49 32 79 32z">
          <text:p/>
        </draw:path>
        <draw:path draw:style-name="gr15" draw:text-style-name="P10" draw:layer="layout" svg:width="0.224cm" svg:height="0.223cm" svg:x="34.844cm" svg:y="6.64cm" svg:viewBox="0 0 225 224" svg:d="M113 224c30 0 58-12 79-33 21-20 33-50 33-79 0-30-12-58-33-79s-49-33-79-33-59 12-80 33-33 49-33 79c0 29 12 59 33 79 21 21 50 33 80 33z">
          <text:p/>
        </draw:path>
        <draw:path draw:style-name="gr15" draw:text-style-name="P10" draw:layer="layout" svg:width="0.223cm" svg:height="0.223cm" svg:x="34.823cm" svg:y="6.702cm" svg:viewBox="0 0 224 224" svg:d="M112 224c30 0 58-12 79-33s33-49 33-79-12-59-33-80-49-32-79-32c-29 0-59 11-80 32s-32 50-32 80 11 58 32 79 51 33 80 33z">
          <text:p/>
        </draw:path>
        <draw:path draw:style-name="gr15" draw:text-style-name="P10" draw:layer="layout" svg:width="0.223cm" svg:height="0.223cm" svg:x="36.453cm" svg:y="8.075cm" svg:viewBox="0 0 224 224" svg:d="M113 224c29 0 58-12 79-33 20-21 32-49 32-79s-12-59-32-80c-21-21-50-32-79-32-30 0-58 11-79 32s-34 50-34 80 13 58 34 79 49 33 79 33z">
          <text:p/>
        </draw:path>
        <draw:path draw:style-name="gr15" draw:text-style-name="P10" draw:layer="layout" svg:width="0.223cm" svg:height="0.223cm" svg:x="36.553cm" svg:y="7.929cm" svg:viewBox="0 0 224 224" svg:d="M112 224c30 0 59-12 80-34 21-21 32-49 32-79 0-29-11-58-32-79s-50-32-80-32-58 11-79 32-33 50-33 79c0 30 12 58 33 79 21 22 49 34 79 34z">
          <text:p/>
        </draw:path>
        <draw:path draw:style-name="gr15" draw:text-style-name="P10" draw:layer="layout" svg:width="0.223cm" svg:height="0.223cm" svg:x="38.978cm" svg:y="8.929cm" svg:viewBox="0 0 224 224" svg:d="M112 224c29 0 59-11 80-32 20-21 32-50 32-79 0-31-12-59-32-80-21-21-51-33-80-33-30 0-58 12-79 33s-33 49-33 80c0 29 12 58 33 79s49 32 79 32z">
          <text:p/>
        </draw:path>
        <draw:path draw:style-name="gr15" draw:text-style-name="P10" draw:layer="layout" svg:width="0.223cm" svg:height="0.223cm" svg:x="36.727cm" svg:y="7.853cm" svg:viewBox="0 0 224 224" svg:d="M112 224c29 0 58-11 80-32 20-21 32-49 32-79s-12-59-32-80c-22-21-51-33-80-33-30 0-58 12-79 33s-33 50-33 80 12 58 33 79 49 32 79 32z">
          <text:p/>
        </draw:path>
        <draw:path draw:style-name="gr15" draw:text-style-name="P10" draw:layer="layout" svg:width="0.223cm" svg:height="0.223cm" svg:x="38.202cm" svg:y="8.835cm" svg:viewBox="0 0 224 224" svg:d="M113 224c29 0 58-12 79-33s32-50 32-79c0-30-11-58-32-79s-50-33-79-33c-30 0-58 12-80 33-21 21-33 49-33 79 0 29 12 58 33 79 22 21 50 33 80 33z">
          <text:p/>
        </draw:path>
        <draw:path draw:style-name="gr15" draw:text-style-name="P10" draw:layer="layout" svg:width="0.223cm" svg:height="0.223cm" svg:x="36.761cm" svg:y="7.791cm" svg:viewBox="0 0 224 224" svg:d="M111 224c30 0 59-12 80-33s33-49 33-80c0-29-12-58-33-79s-50-32-80-32c-29 0-58 11-78 32-21 21-33 50-33 79 0 31 12 59 33 80 20 21 49 33 78 33z">
          <text:p/>
        </draw:path>
        <draw:path draw:style-name="gr15" draw:text-style-name="P10" draw:layer="layout" svg:width="0.223cm" svg:height="0.223cm" svg:x="36.504cm" svg:y="8.031cm" svg:viewBox="0 0 224 224" svg:d="M111 224c30 0 58-12 80-33 21-20 33-49 33-78 0-31-12-59-33-80-22-21-50-33-80-33-29 0-58 12-79 33-20 21-32 49-32 80 0 29 12 58 32 78 21 21 50 33 79 33z">
          <text:p/>
        </draw:path>
        <draw:path draw:style-name="gr15" draw:text-style-name="P10" draw:layer="layout" svg:width="0.223cm" svg:height="0.223cm" svg:x="38.919cm" svg:y="8.859cm" svg:viewBox="0 0 224 224" svg:d="M112 224c29 0 58-12 78-33 21-22 34-50 34-80 0-29-13-58-34-79-20-20-49-32-78-32-30 0-58 12-79 32-21 21-33 50-33 79 0 30 12 58 33 80 21 21 49 33 79 33z">
          <text:p/>
        </draw:path>
        <draw:path draw:style-name="gr15" draw:text-style-name="P10" draw:layer="layout" svg:width="0.223cm" svg:height="0.224cm" svg:x="38.299cm" svg:y="8.51cm" svg:viewBox="0 0 224 225" svg:d="M111 225c30 0 59-12 80-33s33-49 33-79-12-59-33-80-50-33-80-33c-29 0-58 12-79 33s-32 50-32 80 11 58 32 79 50 33 79 33z">
          <text:p/>
        </draw:path>
        <draw:path draw:style-name="gr15" draw:text-style-name="P10" draw:layer="layout" svg:width="0.223cm" svg:height="0.224cm" svg:x="35.118cm" svg:y="6.506cm" svg:viewBox="0 0 224 225" svg:d="M112 225c30 0 58-12 79-33s33-49 33-79-12-59-33-80-49-33-79-33c-29 0-58 12-79 33s-33 50-33 80 12 58 33 79 50 33 79 33z">
          <text:p/>
        </draw:path>
        <draw:path draw:style-name="gr15" draw:text-style-name="P10" draw:layer="layout" svg:width="0.224cm" svg:height="0.223cm" svg:x="39.508cm" svg:y="8.996cm" svg:viewBox="0 0 225 224" svg:d="M113 224c30 0 58-12 79-33s33-49 33-78c0-30-12-58-33-80-21-21-49-33-79-33s-59 12-80 33c-21 22-33 50-33 80 0 29 12 57 33 78s50 33 80 33z">
          <text:p/>
        </draw:path>
        <draw:path draw:style-name="gr15" draw:text-style-name="P10" draw:layer="layout" svg:width="0.223cm" svg:height="0.223cm" svg:x="39.46cm" svg:y="8.98cm" svg:viewBox="0 0 224 224" svg:d="M111 224c31 0 59-11 80-32s33-50 33-79c0-30-12-58-33-80-21-21-49-33-80-33-29 0-58 12-79 33-21 22-32 50-32 80 0 29 11 58 32 79s50 32 79 32z">
          <text:p/>
        </draw:path>
        <draw:path draw:style-name="gr18" draw:text-style-name="P11" draw:layer="layout" svg:width="0.223cm" svg:height="0.223cm" svg:x="30.85cm" svg:y="9.741cm" svg:viewBox="0 0 224 224" svg:d="M112 224c30 0 58-12 79-33 21-22 33-50 33-80 0-29-12-58-33-79s-49-32-79-32c-29 0-58 11-79 32s-33 50-33 79c0 30 12 58 33 80 21 21 50 33 79 33z">
          <text:p/>
        </draw:path>
        <draw:path draw:style-name="gr18" draw:text-style-name="P11" draw:layer="layout" svg:width="0.223cm" svg:height="0.223cm" svg:x="30.551cm" svg:y="9.914cm" svg:viewBox="0 0 224 224" svg:d="M113 224c29 0 58-12 79-33s32-49 32-79c0-29-11-58-32-79-21-20-50-33-79-33-31 0-59 13-80 33-21 21-33 50-33 79 0 30 12 58 33 79s49 33 80 33z">
          <text:p/>
        </draw:path>
        <draw:path draw:style-name="gr18" draw:text-style-name="P11" draw:layer="layout" svg:width="0.223cm" svg:height="0.223cm" svg:x="33.544cm" svg:y="8.866cm" svg:viewBox="0 0 224 224" svg:d="M113 224c29 0 58-11 79-32s32-51 32-80c0-30-11-58-32-79s-50-33-79-33c-30 0-58 12-79 33-22 21-34 49-34 79 0 29 12 59 34 80 21 21 49 32 79 32z">
          <text:p/>
        </draw:path>
        <draw:path draw:style-name="gr18" draw:text-style-name="P11" draw:layer="layout" svg:width="0.224cm" svg:height="0.223cm" svg:x="30.889cm" svg:y="9.454cm" svg:viewBox="0 0 225 224" svg:d="M112 224c30 0 58-11 79-32s34-50 34-79c0-30-13-58-34-79-21-22-49-34-79-34s-58 12-79 34c-21 21-33 49-33 79 0 29 12 58 33 79s49 32 79 32z">
          <text:p/>
        </draw:path>
        <draw:path draw:style-name="gr18" draw:text-style-name="P11" draw:layer="layout" svg:width="0.223cm" svg:height="0.223cm" svg:x="32.032cm" svg:y="9.155cm" svg:viewBox="0 0 224 224" svg:d="M111 224c30 0 58-12 79-33 22-21 34-49 34-79s-12-59-34-80c-21-21-49-32-79-32s-58 11-79 32-32 50-32 80 11 58 32 79 49 33 79 33z">
          <text:p/>
        </draw:path>
        <draw:path draw:style-name="gr18" draw:text-style-name="P11" draw:layer="layout" svg:width="0.223cm" svg:height="0.223cm" svg:x="34.288cm" svg:y="9.038cm" svg:viewBox="0 0 224 224" svg:d="M112 224c29 0 59-12 80-33 20-21 32-49 32-79s-12-58-32-79c-21-21-51-33-80-33-30 0-58 12-79 33s-33 49-33 79 12 58 33 79 49 33 79 33z">
          <text:p/>
        </draw:path>
        <draw:path draw:style-name="gr18" draw:text-style-name="P11" draw:layer="layout" svg:width="0.223cm" svg:height="0.223cm" svg:x="30.664cm" svg:y="8.996cm" svg:viewBox="0 0 224 224" svg:d="M111 224c30 0 58-12 79-33s34-49 34-79c0-29-13-58-34-80-21-20-49-32-79-32-29 0-58 12-79 32-21 22-32 51-32 80 0 30 11 58 32 79s50 33 79 33z">
          <text:p/>
        </draw:path>
        <draw:path draw:style-name="gr18" draw:text-style-name="P11" draw:layer="layout" svg:width="0.223cm" svg:height="0.223cm" svg:x="33.912cm" svg:y="7.021cm" svg:viewBox="0 0 224 224" svg:d="M112 224c30 0 58-12 79-33s33-49 33-79c0-29-12-58-33-79s-49-33-79-33-59 12-80 33c-20 21-32 50-32 79 0 30 12 58 32 79 21 21 50 33 80 33z">
          <text:p/>
        </draw:path>
        <draw:path draw:style-name="gr18" draw:text-style-name="P11" draw:layer="layout" svg:width="0.223cm" svg:height="0.223cm" svg:x="34.139cm" svg:y="6.987cm" svg:viewBox="0 0 224 224" svg:d="M112 224c30 0 58-12 79-33s33-49 33-79c0-29-12-58-33-79s-49-33-79-33-59 12-80 33-32 50-32 79c0 30 11 58 32 79s50 33 80 33z">
          <text:p/>
        </draw:path>
        <draw:path draw:style-name="gr18" draw:text-style-name="P11" draw:layer="layout" svg:width="0.224cm" svg:height="0.223cm" svg:x="33.969cm" svg:y="7.041cm" svg:viewBox="0 0 225 224" svg:d="M113 224c30 0 58-12 79-34 21-21 33-49 33-79s-12-58-33-79-49-32-79-32-58 11-80 32c-21 21-33 49-33 79s12 58 33 79c22 22 50 34 80 34z">
          <text:p/>
        </draw:path>
        <draw:path draw:style-name="gr18" draw:text-style-name="P11" draw:layer="layout" svg:width="0.223cm" svg:height="0.224cm" svg:x="34.375cm" svg:y="6.879cm" svg:viewBox="0 0 224 225" svg:d="M112 225c30 0 58-12 79-33s33-50 33-80-12-58-33-79-49-33-79-33c-29 0-59 12-80 33s-32 49-32 79 11 59 32 80 51 33 80 33z">
          <text:p/>
        </draw:path>
        <draw:path draw:style-name="gr18" draw:text-style-name="P11" draw:layer="layout" svg:width="0.223cm" svg:height="0.224cm" svg:x="32.753cm" svg:y="8.631cm" svg:viewBox="0 0 224 225" svg:d="M112 225c30 0 59-12 80-33 21-22 32-50 32-80s-11-58-32-79-50-33-80-33-58 12-79 33-33 49-33 79 12 58 33 80c21 21 49 33 79 33z">
          <text:p/>
        </draw:path>
        <draw:path draw:style-name="gr18" draw:text-style-name="P11" draw:layer="layout" svg:width="0.223cm" svg:height="0.224cm" svg:x="32.97cm" svg:y="9.003cm" svg:viewBox="0 0 224 225" svg:d="M112 225c29 0 59-12 80-33s32-49 32-79-11-58-32-79c-21-22-51-34-80-34-30 0-58 12-79 34-21 21-33 49-33 79s12 58 33 79 49 33 79 33z">
          <text:p/>
        </draw:path>
        <draw:path draw:style-name="gr18" draw:text-style-name="P11" draw:layer="layout" svg:width="0.223cm" svg:height="0.223cm" svg:x="34.174cm" svg:y="6.815cm" svg:viewBox="0 0 224 224" svg:d="M113 224c29 0 58-12 79-33s32-50 32-79c0-30-11-58-32-79s-50-33-79-33c-30 0-59 12-80 33s-33 49-33 79c0 29 12 58 33 79s50 33 80 33z">
          <text:p/>
        </draw:path>
        <draw:path draw:style-name="gr15" draw:text-style-name="P10" draw:layer="layout" svg:width="0.223cm" svg:height="0.223cm" svg:x="34.524cm" svg:y="6.629cm" svg:viewBox="0 0 224 224" svg:d="M112 224c29 0 59-12 80-33 21-22 32-50 32-80 0-29-11-58-32-78-21-21-51-33-80-33-30 0-58 12-79 33-21 20-33 49-33 78 0 30 12 58 33 80 21 21 49 33 79 33z">
          <text:p/>
        </draw:path>
        <draw:path draw:style-name="gr18" draw:text-style-name="P11" draw:layer="layout" svg:width="0.223cm" svg:height="0.223cm" svg:x="34.461cm" svg:y="6.773cm" svg:viewBox="0 0 224 224" svg:d="M111 224c30 0 58-11 79-32s34-50 34-79c0-30-13-58-34-79-21-22-49-34-79-34s-58 12-79 34c-21 21-32 49-32 79 0 29 11 58 32 79s49 32 79 32z">
          <text:p/>
        </draw:path>
        <draw:path draw:style-name="gr18" draw:text-style-name="P11" draw:layer="layout" svg:width="0.223cm" svg:height="0.223cm" svg:x="31.997cm" svg:y="9.194cm" svg:viewBox="0 0 224 224" svg:d="M113 224c29 0 57-12 78-32 21-21 33-50 33-79 0-30-12-59-33-80s-49-33-78-33c-30 0-58 12-79 33s-34 50-34 80c0 29 13 58 34 79 21 20 49 32 79 32z">
          <text:p/>
        </draw:path>
        <draw:path draw:style-name="gr18" draw:text-style-name="P11" draw:layer="layout" svg:width="0.223cm" svg:height="0.223cm" svg:x="32.939cm" svg:y="8.827cm" svg:viewBox="0 0 224 224" svg:d="M112 224c30 0 58-12 80-34 21-21 32-49 32-79 0-29-11-58-32-79-22-20-50-32-80-32s-58 12-79 32c-21 21-33 50-33 79 0 30 12 58 33 79 21 22 49 34 79 34z">
          <text:p/>
        </draw:path>
        <draw:path draw:style-name="gr18" draw:text-style-name="P11" draw:layer="layout" svg:width="0.223cm" svg:height="0.223cm" svg:x="33.13cm" svg:y="8.811cm" svg:viewBox="0 0 224 224" svg:d="M112 224c29 0 58-13 79-34 22-21 33-49 33-79 0-29-11-58-33-79-21-21-50-32-79-32-30 0-58 11-79 32s-33 50-33 79c0 30 12 58 33 79s49 34 79 34z">
          <text:p/>
        </draw:path>
        <draw:path draw:style-name="gr18" draw:text-style-name="P11" draw:layer="layout" svg:width="0.223cm" svg:height="0.223cm" svg:x="33.651cm" svg:y="9.202cm" svg:viewBox="0 0 224 224" svg:d="M111 224c31 0 59-11 80-32s33-50 33-79c0-30-12-58-33-80-21-21-49-33-80-33-29 0-58 12-78 33-21 22-33 50-33 80 0 29 12 58 33 79 20 21 49 32 78 32z">
          <text:p/>
        </draw:path>
        <draw:path draw:style-name="gr18" draw:text-style-name="P11" draw:layer="layout" svg:width="0.223cm" svg:height="0.223cm" svg:x="32.174cm" svg:y="8.789cm" svg:viewBox="0 0 224 224" svg:d="M112 224c30 0 58-12 79-33s33-49 33-79c0-29-12-58-33-79-21-22-49-33-79-33-29 0-58 11-80 33-21 21-32 50-32 79 0 30 11 58 32 79 22 21 51 33 80 33z">
          <text:p/>
        </draw:path>
        <draw:path draw:style-name="gr18" draw:text-style-name="P11" draw:layer="layout" svg:width="0.223cm" svg:height="0.223cm" svg:x="30.816cm" svg:y="9.761cm" svg:viewBox="0 0 224 224" svg:d="M112 224c30 0 58-12 79-33s33-50 33-80c0-29-12-58-33-79-21-20-49-32-79-32-29 0-59 12-80 32-20 21-32 50-32 79 0 30 12 59 32 80 21 21 51 33 80 33z">
          <text:p/>
        </draw:path>
        <draw:path draw:style-name="gr18" draw:text-style-name="P11" draw:layer="layout" svg:width="0.224cm" svg:height="0.223cm" svg:x="31.43cm" svg:y="9.724cm" svg:viewBox="0 0 225 224" svg:d="M112 224c31 0 59-11 80-33 21-21 33-50 33-79 0-30-12-58-33-79s-49-33-80-33c-30 0-58 12-79 33s-33 49-33 79c0 29 12 58 33 79 21 22 49 33 79 33z">
          <text:p/>
        </draw:path>
        <draw:path draw:style-name="gr18" draw:text-style-name="P11" draw:layer="layout" svg:width="0.223cm" svg:height="0.224cm" svg:x="30.594cm" svg:y="9.991cm" svg:viewBox="0 0 224 225" svg:d="M113 225c29 0 58-12 79-33s32-50 32-80-11-58-32-79-50-33-79-33c-30 0-59 12-80 33s-33 49-33 79 12 59 33 80 50 33 80 33z">
          <text:p/>
        </draw:path>
        <draw:path draw:style-name="gr18" draw:text-style-name="P11" draw:layer="layout" svg:width="0.223cm" svg:height="0.223cm" svg:x="30.766cm" svg:y="9.652cm" svg:viewBox="0 0 224 224" svg:d="M111 224c31 0 59-12 80-33 21-20 33-49 33-78 0-30-12-58-33-80-21-21-49-33-80-33-29 0-58 12-79 33-20 22-32 50-32 80 0 29 12 58 32 78 21 21 50 33 79 33z">
          <text:p/>
        </draw:path>
        <draw:path draw:style-name="gr18" draw:text-style-name="P11" draw:layer="layout" svg:width="0.223cm" svg:height="0.223cm" svg:x="30.933cm" svg:y="9.576cm" svg:viewBox="0 0 224 224" svg:d="M112 224c29 0 58-12 80-33 21-21 32-49 32-80 0-29-11-58-32-79-22-21-51-32-80-32-30 0-58 11-79 32s-33 50-33 79c0 31 12 59 33 80s49 33 79 33z">
          <text:p/>
        </draw:path>
        <draw:path draw:style-name="gr15" draw:text-style-name="P10" draw:layer="layout" svg:width="0.223cm" svg:height="0.224cm" svg:x="35.475cm" svg:y="5.715cm" svg:viewBox="0 0 224 225" svg:d="M113 225c29 0 58-12 79-34 21-21 32-49 32-79s-11-58-32-79-50-33-79-33c-31 0-59 12-80 33s-33 49-33 79 12 58 33 79c21 22 49 34 80 34z">
          <text:p/>
        </draw:path>
        <draw:path draw:style-name="gr18" draw:text-style-name="P11" draw:layer="layout" svg:width="0.223cm" svg:height="0.223cm" svg:x="35.565cm" svg:y="5.509cm" svg:viewBox="0 0 224 224" svg:d="M112 224c30 0 58-12 79-33 21-22 33-50 33-80 0-29-12-58-33-79-21-20-49-32-79-32-29 0-58 12-79 32-20 21-33 50-33 79 0 30 13 58 33 80 21 21 50 33 79 33z">
          <text:p/>
        </draw:path>
        <draw:path draw:style-name="gr18" draw:text-style-name="P11" draw:layer="layout" svg:width="0.223cm" svg:height="0.223cm" svg:x="33.722cm" svg:y="5.714cm" svg:viewBox="0 0 224 224" svg:d="M112 224c30 0 58-11 79-33 21-21 33-50 33-79 0-30-12-58-33-79s-49-33-79-33c-29 0-59 12-80 33s-32 49-32 79c0 29 11 58 32 79 21 22 51 33 80 33z">
          <text:p/>
        </draw:path>
        <draw:path draw:style-name="gr18" draw:text-style-name="P11" draw:layer="layout" svg:width="0.223cm" svg:height="0.223cm" svg:x="34.504cm" svg:y="9.08cm" svg:viewBox="0 0 224 224" svg:d="M111 224c30 0 58-12 80-33 21-22 33-50 33-80 0-29-12-58-33-79-22-21-50-32-80-32-29 0-58 11-79 32s-32 50-32 79c0 30 11 58 32 80 21 21 50 33 79 33z">
          <text:p/>
        </draw:path>
        <draw:path draw:style-name="gr15" draw:text-style-name="P10" draw:layer="layout" svg:width="0.224cm" svg:height="0.223cm" svg:x="36.364cm" svg:y="9.059cm" svg:viewBox="0 0 225 224" svg:d="M113 224c30 0 58-12 79-34 21-21 33-49 33-79 0-29-12-58-33-79s-49-32-79-32c-31 0-59 11-80 32s-33 50-33 79c0 30 12 58 33 79 21 22 49 34 80 34z">
          <text:p/>
        </draw:path>
        <draw:path draw:style-name="gr15" draw:text-style-name="P10" draw:layer="layout" svg:width="0.224cm" svg:height="0.223cm" svg:x="36.252cm" svg:y="8.691cm" svg:viewBox="0 0 225 224" svg:d="M112 224c30 0 58-11 79-32 22-21 34-50 34-80s-12-58-34-79c-21-21-49-33-79-33s-58 12-79 33-33 49-33 79 12 59 33 80 49 32 79 32z">
          <text:p/>
        </draw:path>
        <draw:path draw:style-name="gr15" draw:text-style-name="P10" draw:layer="layout" svg:width="0.223cm" svg:height="0.223cm" svg:x="38.618cm" svg:y="8.943cm" svg:viewBox="0 0 224 224" svg:d="M113 224c29 0 58-12 79-33 20-21 32-49 32-79s-12-59-32-80c-21-20-50-32-79-32-30 0-59 12-80 32-21 21-33 50-33 80s12 58 33 79 50 33 80 33z">
          <text:p/>
        </draw:path>
        <draw:path draw:style-name="gr15" draw:text-style-name="P10" draw:layer="layout" svg:width="0.224cm" svg:height="0.223cm" svg:x="36.69cm" svg:y="8.43cm" svg:viewBox="0 0 225 224" svg:d="M112 224c30 0 58-11 79-32s34-51 34-80c0-30-13-58-34-79s-49-33-79-33-58 12-79 33-33 49-33 79c0 29 12 59 33 80s49 32 79 32z">
          <text:p/>
        </draw:path>
        <draw:path draw:style-name="gr15" draw:text-style-name="P10" draw:layer="layout" svg:width="0.223cm" svg:height="0.223cm" svg:x="38.863cm" svg:y="8.699cm" svg:viewBox="0 0 224 224" svg:d="M112 224c30 0 58-11 79-32s33-50 33-79c0-31-12-59-33-80s-49-33-79-33c-29 0-58 12-80 33-21 21-32 49-32 80 0 29 11 58 32 79 22 21 51 32 80 32z">
          <text:p/>
        </draw:path>
        <draw:path draw:style-name="gr18" draw:text-style-name="P11" draw:layer="layout" svg:width="0.223cm" svg:height="0.223cm" svg:x="36.166cm" svg:y="9.3cm" svg:viewBox="0 0 224 224" svg:d="M113 224c29 0 58-12 79-32 21-22 32-51 32-80 0-30-11-58-32-79s-50-33-79-33c-30 0-59 12-80 33s-33 49-33 79c0 29 12 58 33 80 21 20 50 32 80 32z">
          <text:p/>
        </draw:path>
        <draw:path draw:style-name="gr15" draw:text-style-name="P10" draw:layer="layout" svg:width="0.223cm" svg:height="0.223cm" svg:x="36.877cm" svg:y="8.463cm" svg:viewBox="0 0 224 224" svg:d="M113 224c29 0 58-12 79-33s32-49 32-80c0-29-11-58-32-79s-50-32-79-32c-30 0-58 11-79 32-22 21-34 50-34 79 0 31 12 59 34 80 21 21 49 33 79 33z">
          <text:p/>
        </draw:path>
        <draw:path draw:style-name="gr15" draw:text-style-name="P10" draw:layer="layout" svg:width="0.224cm" svg:height="0.223cm" svg:x="37.988cm" svg:y="9.552cm" svg:viewBox="0 0 225 224" svg:d="M113 224c30 0 58-12 79-33s33-50 33-80c0-29-12-58-33-78-21-21-49-33-79-33s-58 12-80 33c-21 20-33 49-33 78 0 30 12 59 33 80 22 21 50 33 80 33z">
          <text:p/>
        </draw:path>
        <draw:path draw:style-name="gr15" draw:text-style-name="P10" draw:layer="layout" svg:width="0.223cm" svg:height="0.223cm" svg:x="38.012cm" svg:y="9.426cm" svg:viewBox="0 0 224 224" svg:d="M113 224c29 0 58-12 79-32 20-21 32-50 32-79 0-30-12-58-32-80-21-21-50-33-79-33-30 0-58 12-79 33-21 22-34 50-34 80 0 29 13 58 34 79 21 20 49 32 79 32z">
          <text:p/>
        </draw:path>
        <draw:path draw:style-name="gr15" draw:text-style-name="P10" draw:layer="layout" svg:width="0.223cm" svg:height="0.223cm" svg:x="39.123cm" svg:y="8.931cm" svg:viewBox="0 0 224 224" svg:d="M113 224c29 0 57-12 78-33 21-20 33-49 33-78 0-31-12-59-33-80s-49-33-78-33c-30 0-58 12-79 33-22 21-34 49-34 80 0 29 12 58 34 78 21 21 49 33 79 33z">
          <text:p/>
        </draw:path>
        <draw:path draw:style-name="gr15" draw:text-style-name="P10" draw:layer="layout" svg:width="0.223cm" svg:height="0.223cm" svg:x="38.423cm" svg:y="9.954cm" svg:viewBox="0 0 224 224" svg:d="M112 224c30 0 58-12 79-34 21-20 33-49 33-78 0-30-12-58-33-79s-49-33-79-33c-29 0-58 12-80 33-21 21-32 49-32 79 0 29 11 58 32 78 22 22 51 34 80 34z">
          <text:p/>
        </draw:path>
        <draw:path draw:style-name="gr15" draw:text-style-name="P10" draw:layer="layout" svg:width="0.223cm" svg:height="0.224cm" svg:x="39.109cm" svg:y="8.818cm" svg:viewBox="0 0 224 225" svg:d="M113 225c29 0 58-13 79-34 20-21 32-49 32-79s-12-58-32-79c-21-21-50-33-79-33-30 0-58 12-79 33-22 21-34 49-34 79s12 58 34 79c21 21 49 34 79 34z">
          <text:p/>
        </draw:path>
        <draw:path draw:style-name="gr15" draw:text-style-name="P10" draw:layer="layout" svg:width="0.223cm" svg:height="0.223cm" svg:x="37.95cm" svg:y="9.559cm" svg:viewBox="0 0 224 224" svg:d="M112 224c30 0 58-12 79-33s33-50 33-80c0-29-12-58-33-79s-49-32-79-32c-29 0-59 11-79 32-21 21-33 50-33 79 0 30 12 59 33 80 20 21 50 33 79 33z">
          <text:p/>
        </draw:path>
        <draw:path draw:style-name="gr16" draw:text-style-name="P10" draw:layer="layout" svg:width="0.223cm" svg:height="0.223cm" svg:x="39.161cm" svg:y="8.646cm" svg:viewBox="0 0 224 224" svg:d="M111 224c30 0 58-12 79-33 22-21 34-50 34-80 0-29-12-58-34-79-21-21-49-32-79-32-29 0-58 11-79 32s-32 50-32 79c0 30 11 59 32 80s50 33 79 33z">
          <text:p/>
        </draw:path>
        <draw:path draw:style-name="gr17" draw:text-style-name="P2" draw:layer="layout" svg:width="0.223cm" svg:height="0.223cm" svg:x="39.161cm" svg:y="8.646cm" svg:viewBox="0 0 224 224" svg:d="M111 224c30 0 58-12 79-33 22-21 34-50 34-80 0-29-12-58-34-79-21-21-49-32-79-32-29 0-58 11-79 32s-32 50-32 79c0 30 11 59 32 80s50 33 79 33z">
          <text:p/>
        </draw:path>
        <draw:path draw:style-name="gr15" draw:text-style-name="P10" draw:layer="layout" svg:width="0.224cm" svg:height="0.223cm" svg:x="38.411cm" svg:y="9.955cm" svg:viewBox="0 0 225 224" svg:d="M113 224c30 0 58-12 79-34 21-21 33-49 33-79 0-29-12-58-33-78-21-21-49-33-79-33s-59 12-80 33c-21 20-33 49-33 78 0 30 12 58 33 79 21 22 50 34 80 34z">
          <text:p/>
        </draw:path>
        <draw:path draw:style-name="gr15" draw:text-style-name="P10" draw:layer="layout" svg:width="0.223cm" svg:height="0.223cm" svg:x="38.215cm" svg:y="9.467cm" svg:viewBox="0 0 224 224" svg:d="M112 224c30 0 58-12 79-33s33-49 33-79c0-29-12-58-33-79-21-20-49-33-79-33-29 0-58 13-79 33-22 21-33 50-33 79 0 30 11 58 33 79 21 21 50 33 79 33z">
          <text:p/>
        </draw:path>
        <draw:path draw:style-name="gr15" draw:text-style-name="P10" draw:layer="layout" svg:width="0.223cm" svg:height="0.223cm" svg:x="39.381cm" svg:y="8.446cm" svg:viewBox="0 0 224 224" svg:d="M112 224c29 0 58-12 79-33 22-21 33-49 33-80 0-29-11-57-33-78-21-21-50-33-79-33-30 0-58 12-79 33s-33 49-33 78c0 31 12 59 33 80s49 33 79 33z">
          <text:p/>
        </draw:path>
        <draw:path draw:style-name="gr15" draw:text-style-name="P10" draw:layer="layout" svg:width="0.223cm" svg:height="0.223cm" svg:x="36.765cm" svg:y="8.478cm" svg:viewBox="0 0 224 224" svg:d="M112 224c31 0 59-12 80-32 21-21 32-50 32-79 0-31-11-59-32-80s-49-33-80-33c-30 0-58 12-79 33s-33 49-33 80c0 29 12 58 33 79 21 20 49 32 79 32z">
          <text:p/>
        </draw:path>
        <draw:path draw:style-name="gr15" draw:text-style-name="P10" draw:layer="layout" svg:width="0.224cm" svg:height="0.223cm" svg:x="38.81cm" svg:y="8.646cm" svg:viewBox="0 0 225 224" svg:d="M113 224c30 0 58-12 79-33s33-50 33-80c0-29-12-58-33-79s-49-32-79-32c-31 0-59 11-80 32s-33 50-33 79c0 30 12 59 33 80s49 33 80 33z">
          <text:p/>
        </draw:path>
        <draw:path draw:style-name="gr15" draw:text-style-name="P10" draw:layer="layout" svg:width="0.223cm" svg:height="0.223cm" svg:x="38.938cm" svg:y="8.527cm" svg:viewBox="0 0 224 224" svg:d="M112 224c29 0 58-12 79-33 22-21 33-49 33-79 0-29-11-59-33-80-21-21-50-32-79-32-30 0-58 11-79 32s-33 51-33 80c0 30 12 58 33 79s49 33 79 33z">
          <text:p/>
        </draw:path>
        <draw:path draw:style-name="gr15" draw:text-style-name="P10" draw:layer="layout" svg:width="0.223cm" svg:height="0.223cm" svg:x="40.28cm" svg:y="8.303cm" svg:viewBox="0 0 224 224" svg:d="M112 224c29 0 58-12 79-33s33-49 33-79c0-29-12-59-33-80s-50-32-79-32c-30 0-58 11-79 32s-33 51-33 80c0 30 12 58 33 79s49 33 79 33z">
          <text:p/>
        </draw:path>
        <draw:path draw:style-name="gr15" draw:text-style-name="P10" draw:layer="layout" svg:width="0.223cm" svg:height="0.223cm" svg:x="34.769cm" svg:y="6.588cm" svg:viewBox="0 0 224 224" svg:d="M112 224c30 0 59-13 80-33 21-21 32-50 32-79 0-30-11-58-32-79s-50-33-80-33-58 12-79 33-33 49-33 79c0 29 12 58 33 79 21 20 49 33 79 33z">
          <text:p/>
        </draw:path>
        <draw:path draw:style-name="gr15" draw:text-style-name="P10" draw:layer="layout" svg:width="0.223cm" svg:height="0.223cm" svg:x="35.097cm" svg:y="6.513cm" svg:viewBox="0 0 224 224" svg:d="M113 224c29 0 57-11 78-32s33-50 33-79c0-30-12-59-33-80s-49-33-78-33c-30 0-58 12-79 33-22 21-34 50-34 80 0 29 12 58 34 79 21 21 49 32 79 32z">
          <text:p/>
        </draw:path>
        <draw:path draw:style-name="gr15" draw:text-style-name="P10" draw:layer="layout" svg:width="0.223cm" svg:height="0.223cm" svg:x="39.567cm" svg:y="8.789cm" svg:viewBox="0 0 224 224" svg:d="M112 224c30 0 58-12 79-33s33-49 33-79c0-29-12-58-33-79-21-22-49-33-79-33-29 0-58 11-79 33-21 21-33 50-33 79 0 30 12 58 33 79s50 33 79 33z">
          <text:p/>
        </draw:path>
        <draw:path draw:style-name="gr15" draw:text-style-name="P10" draw:layer="layout" svg:width="0.223cm" svg:height="0.223cm" svg:x="39.243cm" svg:y="8.887cm" svg:viewBox="0 0 224 224" svg:d="M112 224c30 0 59-11 80-32s32-51 32-80c0-30-11-58-32-79s-50-33-80-33-58 12-79 33-33 49-33 79c0 29 12 59 33 80s49 32 79 32z">
          <text:p/>
        </draw:path>
        <draw:path draw:style-name="gr15" draw:text-style-name="P10" draw:layer="layout" svg:width="0.223cm" svg:height="0.223cm" svg:x="40.042cm" svg:y="8.32cm" svg:viewBox="0 0 224 224" svg:d="M111 224c30 0 58-12 79-33 22-21 34-49 34-79 0-29-12-57-34-79-21-21-49-33-79-33-29 0-58 12-79 33-21 22-32 50-32 79 0 30 11 58 32 79s50 33 79 33z">
          <text:p/>
        </draw:path>
        <draw:path draw:style-name="gr15" draw:text-style-name="P10" draw:layer="layout" svg:width="0.223cm" svg:height="0.223cm" svg:x="39.43cm" svg:y="8.355cm" svg:viewBox="0 0 224 224" svg:d="M112 224c29 0 59-12 80-33s32-49 32-79c0-29-11-58-32-78-21-21-51-34-80-34-30 0-58 13-79 34-21 20-33 49-33 78 0 30 12 58 33 79s49 33 79 33z">
          <text:p/>
        </draw:path>
        <draw:path draw:style-name="gr18" draw:text-style-name="P11" draw:layer="layout" svg:width="0.223cm" svg:height="0.223cm" svg:x="33.21cm" svg:y="7.31cm" svg:viewBox="0 0 224 224" svg:d="M112 224c30 0 59-12 80-32 20-21 32-51 32-80 0-30-12-58-32-79-21-21-50-33-80-33s-58 12-79 33-33 49-33 79c0 29 12 59 33 80 21 20 49 32 79 32z">
          <text:p/>
        </draw:path>
        <draw:path draw:style-name="gr18" draw:text-style-name="P11" draw:layer="layout" svg:width="0.223cm" svg:height="0.223cm" svg:x="34.061cm" svg:y="6.786cm" svg:viewBox="0 0 224 224" svg:d="M112 224c29 0 59-12 80-33s32-49 32-79-11-58-32-79c-21-22-51-33-80-33-30 0-58 11-79 33-21 21-33 49-33 79s12 58 33 79 49 33 79 33z">
          <text:p/>
        </draw:path>
        <draw:path draw:style-name="gr18" draw:text-style-name="P11" draw:layer="layout" svg:width="0.223cm" svg:height="0.223cm" svg:x="34.784cm" svg:y="8.811cm" svg:viewBox="0 0 224 224" svg:d="M112 224c30 0 59-13 80-34s32-49 32-78c0-30-11-58-32-79s-50-33-80-33-58 12-79 33-33 49-33 79c0 29 12 57 33 78s49 34 79 34z">
          <text:p/>
        </draw:path>
        <draw:path draw:style-name="gr15" draw:text-style-name="P10" draw:layer="layout" svg:width="0.223cm" svg:height="0.223cm" svg:x="36.152cm" svg:y="8.646cm" svg:viewBox="0 0 224 224" svg:d="M113 224c29 0 58-12 79-32 21-21 32-51 32-80 0-30-11-58-32-79s-50-33-79-33c-31 0-59 12-80 33s-33 49-33 79c0 29 12 59 33 80 21 20 49 32 80 32z">
          <text:p/>
        </draw:path>
        <draw:path draw:style-name="gr18" draw:text-style-name="P11" draw:layer="layout" svg:width="0.223cm" svg:height="0.223cm" svg:x="34.298cm" svg:y="9.522cm" svg:viewBox="0 0 224 224" svg:d="M112 224c29 0 59-12 80-33 21-22 32-50 32-80 0-29-11-58-32-79s-51-32-80-32c-30 0-58 11-79 32s-33 50-33 79c0 30 12 58 33 80 21 21 49 33 79 33z">
          <text:p/>
        </draw:path>
        <draw:path draw:style-name="gr18" draw:text-style-name="P11" draw:layer="layout" svg:width="0.223cm" svg:height="0.223cm" svg:x="33.516cm" svg:y="9.33cm" svg:viewBox="0 0 224 224" svg:d="M112 224c30 0 58-12 79-32 21-21 33-51 33-80 0-30-12-58-33-79s-49-33-79-33c-29 0-58 12-80 33-20 21-32 49-32 79 0 29 12 59 32 80 22 20 51 32 80 32z">
          <text:p/>
        </draw:path>
        <draw:path draw:style-name="gr18" draw:text-style-name="P11" draw:layer="layout" svg:width="0.223cm" svg:height="0.223cm" svg:x="34.49cm" svg:y="8.891cm" svg:viewBox="0 0 224 224" svg:d="M112 224c29 0 57-12 79-33 21-21 33-49 33-79s-12-58-33-79c-22-21-50-33-79-33-30 0-58 12-79 33s-33 49-33 79 12 58 33 79 49 33 79 33z">
          <text:p/>
        </draw:path>
        <draw:path draw:style-name="gr15" draw:text-style-name="P10" draw:layer="layout" svg:width="0.223cm" svg:height="0.223cm" svg:x="35.965cm" svg:y="8.759cm" svg:viewBox="0 0 224 224" svg:d="M112 224c30 0 58-12 79-33s33-49 33-79c0-29-12-58-33-79s-49-33-79-33c-29 0-58 12-80 33-21 21-32 50-32 79 0 30 11 58 32 79 22 21 51 33 80 33z">
          <text:p/>
        </draw:path>
        <draw:path draw:style-name="gr18" draw:text-style-name="P11" draw:layer="layout" svg:width="0.223cm" svg:height="0.223cm" svg:x="33.462cm" svg:y="9.382cm" svg:viewBox="0 0 224 224" svg:d="M112 224c30 0 58-12 79-33s33-49 33-79-12-59-33-80c-21-20-49-32-79-32s-59 12-80 32c-21 21-32 50-32 80s11 58 32 79 50 33 80 33z">
          <text:p/>
        </draw:path>
        <draw:path draw:style-name="gr18" draw:text-style-name="P11" draw:layer="layout" svg:width="0.223cm" svg:height="0.223cm" svg:x="34.178cm" svg:y="9.648cm" svg:viewBox="0 0 224 224" svg:d="M112 224c30 0 58-12 79-33s33-49 33-79c0-29-12-58-33-80-21-21-49-32-79-32-29 0-58 11-80 32-21 22-32 51-32 80 0 30 11 58 32 79 22 21 51 33 80 33z">
          <text:p/>
        </draw:path>
        <draw:path draw:style-name="gr18" draw:text-style-name="P11" draw:layer="layout" svg:width="0.223cm" svg:height="0.223cm" svg:x="34.244cm" svg:y="9.499cm" svg:viewBox="0 0 224 224" svg:d="M112 224c29 0 57-12 78-34 22-21 34-49 34-79 0-29-12-58-34-79-21-21-49-32-78-32-30 0-58 11-79 32s-33 50-33 79c0 30 12 58 33 79 21 22 49 34 79 34z">
          <text:p/>
        </draw:path>
        <draw:path draw:style-name="gr18" draw:text-style-name="P11" draw:layer="layout" svg:width="0.223cm" svg:height="0.223cm" svg:x="34.224cm" svg:y="9.244cm" svg:viewBox="0 0 224 224" svg:d="M113 224c29 0 58-11 79-32s32-50 32-79c0-30-11-58-32-79s-50-34-79-34c-30 0-58 13-79 34s-34 49-34 79c0 29 13 58 34 79s49 32 79 32z">
          <text:p/>
        </draw:path>
        <draw:path draw:style-name="gr15" draw:text-style-name="P10" draw:layer="layout" svg:width="0.223cm" svg:height="0.223cm" svg:x="36.382cm" svg:y="8.504cm" svg:viewBox="0 0 224 224" svg:d="M113 224c29 0 57-12 78-33 21-20 33-49 33-78 0-30-12-59-33-80s-49-33-78-33c-30 0-59 12-80 33s-33 50-33 80c0 29 12 58 33 78 21 21 50 33 80 33z">
          <text:p/>
        </draw:path>
        <draw:path draw:style-name="gr15" draw:text-style-name="P10" draw:layer="layout" svg:width="0.223cm" svg:height="0.223cm" svg:x="36.309cm" svg:y="8.483cm" svg:viewBox="0 0 224 224" svg:d="M111 224c30 0 59-12 80-32 21-21 33-50 33-79 0-31-12-59-33-80s-50-33-80-33c-29 0-58 12-79 33s-32 49-32 80c0 29 11 58 32 79 21 20 50 32 79 32z">
          <text:p/>
        </draw:path>
        <draw:path draw:style-name="gr15" draw:text-style-name="P10" draw:layer="layout" svg:width="0.223cm" svg:height="0.223cm" svg:x="36.33cm" svg:y="8.807cm" svg:viewBox="0 0 224 224" svg:d="M112 224c30 0 59-12 80-33s32-49 32-79c0-29-11-57-32-78s-50-34-80-34-58 13-79 34-33 49-33 78c0 30 12 58 33 79s49 33 79 33z">
          <text:p/>
        </draw:path>
        <draw:path draw:style-name="gr15" draw:text-style-name="P10" draw:layer="layout" svg:width="0.223cm" svg:height="0.223cm" svg:x="36.022cm" svg:y="8.567cm" svg:viewBox="0 0 224 224" svg:d="M112 224c29 0 58-11 79-32s33-50 33-79c0-30-12-58-33-79-21-22-50-34-79-34-30 0-58 12-79 34-21 21-33 49-33 79 0 29 12 58 33 79s49 32 79 32z">
          <text:p/>
        </draw:path>
        <draw:path draw:style-name="gr15" draw:text-style-name="P10" draw:layer="layout" svg:width="0.223cm" svg:height="0.223cm" svg:x="37.914cm" svg:y="10.402cm" svg:viewBox="0 0 224 224" svg:d="M113 224c29 0 58-12 79-34 20-21 32-49 32-79 0-29-12-58-32-79-21-21-50-32-79-32-31 0-59 11-80 32s-33 50-33 79c0 30 12 58 33 79 21 22 49 34 80 34z">
          <text:p/>
        </draw:path>
        <draw:path draw:style-name="gr18" draw:text-style-name="P11" draw:layer="layout" svg:width="0.223cm" svg:height="0.223cm" svg:x="31.174cm" svg:y="7.601cm" svg:viewBox="0 0 224 224" svg:d="M112 224c29 0 59-12 80-33 20-21 32-49 32-79s-12-59-32-80c-21-21-51-32-80-32-30 0-58 11-79 32s-33 50-33 80 12 58 33 79 49 33 79 33z">
          <text:p/>
        </draw:path>
        <draw:path draw:style-name="gr18" draw:text-style-name="P11" draw:layer="layout" svg:width="0.223cm" svg:height="0.224cm" svg:x="31.001cm" svg:y="7.537cm" svg:viewBox="0 0 224 225" svg:d="M112 225c30 0 58-12 79-33s33-50 33-80-12-58-33-79-49-33-79-33-59 12-80 33-32 49-32 79 11 59 32 80 50 33 80 33z">
          <text:p/>
        </draw:path>
        <draw:path draw:style-name="gr18" draw:text-style-name="P11" draw:layer="layout" svg:width="0.223cm" svg:height="0.223cm" svg:x="32.568cm" svg:y="8.707cm" svg:viewBox="0 0 224 224" svg:d="M112 224c30 0 58-12 79-33s33-49 33-79-12-59-33-79c-21-21-49-33-79-33s-59 12-79 33c-21 20-33 49-33 79s12 58 33 79c20 21 49 33 79 33z">
          <text:p/>
        </draw:path>
        <draw:path draw:style-name="gr18" draw:text-style-name="P11" draw:layer="layout" svg:width="0.223cm" svg:height="0.224cm" svg:x="32.658cm" svg:y="9.01cm" svg:viewBox="0 0 224 225" svg:d="M112 225c30 0 58-12 79-33s33-49 33-79-12-58-33-79c-21-22-49-34-79-34-29 0-57 12-78 34-21 21-34 49-34 79s13 58 34 79 49 33 78 33z">
          <text:p/>
        </draw:path>
        <draw:path draw:style-name="gr18" draw:text-style-name="P11" draw:layer="layout" svg:width="0.223cm" svg:height="0.223cm" svg:x="33.037cm" svg:y="10.535cm" svg:viewBox="0 0 224 224" svg:d="M112 224c30 0 58-11 79-32s33-50 33-79c0-30-12-59-33-80s-49-33-79-33c-29 0-59 12-80 33s-32 50-32 80c0 29 11 58 32 79s51 32 80 32z">
          <text:p/>
        </draw:path>
        <draw:path draw:style-name="gr18" draw:text-style-name="P11" draw:layer="layout" svg:width="0.223cm" svg:height="0.223cm" svg:x="30.644cm" svg:y="8.571cm" svg:viewBox="0 0 224 224" svg:d="M112 224c30 0 58-12 79-32 21-21 33-50 33-79 0-30-12-58-33-79-21-22-49-34-79-34-29 0-58 12-79 34-22 21-33 49-33 79 0 29 11 58 33 79 21 20 50 32 79 32z">
          <text:p/>
        </draw:path>
        <draw:path draw:style-name="gr18" draw:text-style-name="P11" draw:layer="layout" svg:width="0.224cm" svg:height="0.223cm" svg:x="32.655cm" svg:y="9.202cm" svg:viewBox="0 0 225 224" svg:d="M113 224c30 0 58-12 79-32 21-21 33-50 33-79 0-30-12-58-33-80-21-21-49-33-79-33s-58 12-79 33c-22 22-34 50-34 80 0 29 12 58 34 79 21 20 49 32 79 32z">
          <text:p/>
        </draw:path>
        <draw:path draw:style-name="gr18" draw:text-style-name="P11" draw:layer="layout" svg:width="0.223cm" svg:height="0.223cm" svg:x="33.012cm" svg:y="10.211cm" svg:viewBox="0 0 224 224" svg:d="M112 224c30 0 58-12 79-33 21-20 33-50 33-79 0-30-12-58-33-79s-49-33-79-33-59 12-79 33c-21 21-33 49-33 79 0 29 12 59 33 79 20 21 49 33 79 33z">
          <text:p/>
        </draw:path>
        <draw:path draw:style-name="gr15" draw:text-style-name="P10" draw:layer="layout" svg:width="0.223cm" svg:height="0.223cm" svg:x="37.493cm" svg:y="9.117cm" svg:viewBox="0 0 224 224" svg:d="M112 224c30 0 58-12 79-33s33-49 33-80c0-29-12-58-33-79s-49-32-79-32-59 11-79 32c-21 21-33 50-33 79 0 31 12 59 33 80 20 21 49 33 79 33z">
          <text:p/>
        </draw:path>
        <draw:path draw:style-name="gr18" draw:text-style-name="P11" draw:layer="layout" svg:width="0.223cm" svg:height="0.223cm" svg:x="33.505cm" svg:y="5.925cm" svg:viewBox="0 0 224 224" svg:d="M113 224c29 0 58-12 79-34 21-21 32-49 32-79 0-29-11-58-32-79s-50-32-79-32c-30 0-59 11-80 32s-33 50-33 79c0 30 12 58 33 79 21 22 50 34 80 34z">
          <text:p/>
        </draw:path>
        <draw:path draw:style-name="gr18" draw:text-style-name="P11" draw:layer="layout" svg:width="0.223cm" svg:height="0.224cm" svg:x="33.416cm" svg:y="5.757cm" svg:viewBox="0 0 224 225" svg:d="M111 225c30 0 59-12 80-33s33-50 33-80-12-58-33-79-50-33-80-33c-29 0-58 12-79 33s-32 49-32 79 11 59 32 80 50 33 79 33z">
          <text:p/>
        </draw:path>
        <draw:path draw:style-name="gr18" draw:text-style-name="P11" draw:layer="layout" svg:width="0.223cm" svg:height="0.223cm" svg:x="32.965cm" svg:y="10.233cm" svg:viewBox="0 0 224 224" svg:d="M112 224c29 0 59-12 80-33s32-49 32-79-11-58-32-79-51-33-80-33c-30 0-58 12-79 33s-33 49-33 79 12 58 33 79 49 33 79 33z">
          <text:p/>
        </draw:path>
        <draw:path draw:style-name="gr18" draw:text-style-name="P11" draw:layer="layout" svg:width="0.223cm" svg:height="0.223cm" svg:x="33.002cm" svg:y="10.309cm" svg:viewBox="0 0 224 224" svg:d="M111 224c31 0 59-11 80-32s33-50 33-79c0-30-12-59-33-80s-49-33-80-33c-29 0-57 12-78 33s-33 50-33 80c0 29 12 58 33 79s49 32 78 32z">
          <text:p/>
        </draw:path>
        <draw:path draw:style-name="gr18" draw:text-style-name="P11" draw:layer="layout" svg:width="0.223cm" svg:height="0.223cm" svg:x="30.517cm" svg:y="10.141cm" svg:viewBox="0 0 224 224" svg:d="M112 224c29 0 59-11 80-32 20-21 32-50 32-79 0-30-12-58-32-79-21-21-51-34-80-34-30 0-58 13-79 34s-33 49-33 79c0 29 12 58 33 79s49 32 79 32z">
          <text:p/>
        </draw:path>
        <draw:path draw:style-name="gr18" draw:text-style-name="P11" draw:layer="layout" svg:width="0.223cm" svg:height="0.223cm" svg:x="30.478cm" svg:y="10.138cm" svg:viewBox="0 0 224 224" svg:d="M111 224c30 0 58-12 80-33 21-21 33-49 33-79 0-29-12-58-33-79-22-21-50-33-80-33-29 0-58 12-79 33s-32 50-32 79c0 30 11 58 32 79s50 33 79 33z">
          <text:p/>
        </draw:path>
        <draw:path draw:style-name="gr18" draw:text-style-name="P11" draw:layer="layout" svg:width="0.223cm" svg:height="0.223cm" svg:x="30.55cm" svg:y="9.678cm" svg:viewBox="0 0 224 224" svg:d="M112 224c31 0 59-11 80-32s32-49 32-79-11-58-32-79c-21-22-49-34-80-34-30 0-58 12-79 34-21 21-33 49-33 79s12 58 33 79 49 32 79 32z">
          <text:p/>
        </draw:path>
        <draw:path draw:style-name="gr18" draw:text-style-name="P11" draw:layer="layout" svg:width="0.223cm" svg:height="0.223cm" svg:x="30.942cm" svg:y="9.865cm" svg:viewBox="0 0 224 224" svg:d="M112 224c29 0 59-12 79-32 21-21 33-50 33-79 0-30-12-59-33-80-20-21-50-33-79-33-30 0-58 12-79 33s-33 50-33 80c0 29 12 58 33 79 21 20 49 32 79 32z">
          <text:p/>
        </draw:path>
        <draw:line draw:style-name="gr11" draw:text-style-name="P2" draw:layer="layout" svg:x1="29.467cm" svg:y1="11.343cm" svg:x2="29.467cm" svg:y2="0.897cm">
          <text:p/>
        </draw:line>
        <draw:line draw:style-name="gr11" draw:text-style-name="P2" draw:layer="layout" svg:x1="41.562cm" svg:y1="11.343cm" svg:x2="41.562cm" svg:y2="0.897cm">
          <text:p/>
        </draw:line>
        <draw:line draw:style-name="gr11" draw:text-style-name="P2" draw:layer="layout" svg:x1="29.467cm" svg:y1="11.343cm" svg:x2="41.562cm" svg:y2="11.343cm">
          <text:p/>
        </draw:line>
        <draw:line draw:style-name="gr11" draw:text-style-name="P2" draw:layer="layout" svg:x1="29.467cm" svg:y1="0.897cm" svg:x2="41.562cm" svg:y2="0.897cm">
          <text:p/>
        </draw:line>
        <draw:frame draw:style-name="gr3" draw:text-style-name="P4" draw:layer="layout" svg:width="1.014cm" svg:height="0.395cm" draw:transform="rotate (1.5707963267949) translate (28.212cm 6.63cm)">
          <draw:text-box>
            <text:p text:style-name="P3"><text:span text:style-name="T1">tSNE2</text:span></text:p>
          </draw:text-box>
        </draw:frame>
        <draw:polygon draw:style-name="gr1" draw:text-style-name="P1" draw:layer="layout" svg:width="12.095cm" svg:height="10.446cm" svg:x="43.403cm" svg:y="0.897cm" svg:viewBox="0 0 12096 10447" draw:points="0,10447 12096,10447 12096,0 0,0">
          <text:p/>
        </draw:polygon>
        <draw:line draw:style-name="gr2" draw:text-style-name="P2" draw:layer="layout" svg:x1="46.427cm" svg:y1="11.343cm" svg:x2="46.427cm" svg:y2="0.897cm">
          <text:p/>
        </draw:line>
        <draw:frame draw:style-name="gr12" draw:text-style-name="P8" draw:layer="layout" svg:width="3.715cm" svg:height="0.475cm" svg:x="29.467cm" svg:y="0.303cm">
          <draw:text-box>
            <text:p text:style-name="P3"><text:span text:style-name="T2">C) t-SNE Clustering</text:span></text:p>
          </draw:text-box>
        </draw:frame>
        <draw:line draw:style-name="gr2" draw:text-style-name="P2" draw:layer="layout" svg:x1="52.475cm" svg:y1="11.343cm" svg:x2="52.475cm" svg:y2="0.897cm">
          <text:p/>
        </draw:line>
        <draw:frame draw:style-name="gr3" draw:text-style-name="P4" draw:layer="layout" svg:width="0.352cm" svg:height="0.395cm" svg:x="46.329cm" svg:y="11.403cm">
          <draw:text-box>
            <text:p text:style-name="P3"><text:span text:style-name="T1">0</text:span></text:p>
          </draw:text-box>
        </draw:frame>
        <draw:frame draw:style-name="gr3" draw:text-style-name="P4" draw:layer="layout" svg:width="0.352cm" svg:height="0.395cm" svg:x="52.377cm" svg:y="11.403cm">
          <draw:text-box>
            <text:p text:style-name="P3"><text:span text:style-name="T1">1</text:span></text:p>
          </draw:text-box>
        </draw:frame>
        <draw:line draw:style-name="gr2" draw:text-style-name="P2" draw:layer="layout" svg:x1="43.403cm" svg:y1="10.001cm" svg:x2="55.498cm" svg:y2="10.001cm">
          <text:p/>
        </draw:line>
        <draw:frame draw:style-name="gr3" draw:text-style-name="P4" draw:layer="layout" svg:width="1.111cm" svg:height="0.395cm" svg:x="48.893cm" svg:y="11.873cm">
          <draw:text-box>
            <text:p text:style-name="P3"><text:span text:style-name="T1">Cluster</text:span></text:p>
          </draw:text-box>
        </draw:frame>
        <draw:line draw:style-name="gr2" draw:text-style-name="P2" draw:layer="layout" svg:x1="43.403cm" svg:y1="8.189cm" svg:x2="55.498cm" svg:y2="8.189cm">
          <text:p/>
        </draw:line>
        <draw:frame draw:style-name="gr3" draw:text-style-name="P4" draw:layer="layout" svg:width="0.352cm" svg:height="0.395cm" svg:x="43.084cm" svg:y="9.81cm">
          <draw:text-box>
            <text:p text:style-name="P3"><text:span text:style-name="T1">4</text:span></text:p>
          </draw:text-box>
        </draw:frame>
        <draw:line draw:style-name="gr2" draw:text-style-name="P2" draw:layer="layout" svg:x1="43.403cm" svg:y1="6.378cm" svg:x2="55.498cm" svg:y2="6.378cm">
          <text:p/>
        </draw:line>
        <draw:frame draw:style-name="gr3" draw:text-style-name="P4" draw:layer="layout" svg:width="0.352cm" svg:height="0.395cm" svg:x="43.084cm" svg:y="7.999cm">
          <draw:text-box>
            <text:p text:style-name="P3"><text:span text:style-name="T1">5</text:span></text:p>
          </draw:text-box>
        </draw:frame>
        <draw:line draw:style-name="gr2" draw:text-style-name="P2" draw:layer="layout" svg:x1="43.403cm" svg:y1="4.567cm" svg:x2="55.498cm" svg:y2="4.567cm">
          <text:p/>
        </draw:line>
        <draw:frame draw:style-name="gr3" draw:text-style-name="P4" draw:layer="layout" svg:width="0.352cm" svg:height="0.395cm" svg:x="43.084cm" svg:y="6.188cm">
          <draw:text-box>
            <text:p text:style-name="P3"><text:span text:style-name="T1">6</text:span></text:p>
          </draw:text-box>
        </draw:frame>
        <draw:line draw:style-name="gr2" draw:text-style-name="P2" draw:layer="layout" svg:x1="43.403cm" svg:y1="2.756cm" svg:x2="55.498cm" svg:y2="2.756cm">
          <text:p/>
        </draw:line>
        <draw:frame draw:style-name="gr3" draw:text-style-name="P4" draw:layer="layout" svg:width="0.352cm" svg:height="0.395cm" svg:x="43.084cm" svg:y="4.377cm">
          <draw:text-box>
            <text:p text:style-name="P3"><text:span text:style-name="T1">7</text:span></text:p>
          </draw:text-box>
        </draw:frame>
        <draw:line draw:style-name="gr2" draw:text-style-name="P2" draw:layer="layout" svg:x1="43.403cm" svg:y1="0.945cm" svg:x2="55.498cm" svg:y2="0.945cm">
          <text:p/>
        </draw:line>
        <draw:frame draw:style-name="gr3" draw:text-style-name="P4" draw:layer="layout" svg:width="0.352cm" svg:height="0.395cm" svg:x="43.084cm" svg:y="2.565cm">
          <draw:text-box>
            <text:p text:style-name="P3"><text:span text:style-name="T1">8</text:span></text:p>
          </draw:text-box>
        </draw:frame>
        <draw:frame draw:style-name="gr3" draw:text-style-name="P4" draw:layer="layout" svg:width="0.352cm" svg:height="0.395cm" svg:x="43.084cm" svg:y="0.754cm">
          <draw:text-box>
            <text:p text:style-name="P3"><text:span text:style-name="T1">9</text:span></text:p>
          </draw:text-box>
        </draw:frame>
        <draw:polygon draw:style-name="gr20" draw:text-style-name="P12" draw:layer="layout" svg:width="4.838cm" svg:height="1.741cm" svg:x="44.008cm" svg:y="4.68cm" svg:viewBox="0 0 4839 1742" draw:points="0,1742 4839,1742 4839,0 0,0">
          <text:p/>
        </draw:polygon>
        <draw:line draw:style-name="gr21" draw:text-style-name="P2" draw:layer="layout" svg:x1="46.427cm" svg:y1="6.421cm" svg:x2="46.427cm" svg:y2="8.949cm">
          <text:p/>
        </draw:line>
        <draw:line draw:style-name="gr21" draw:text-style-name="P2" draw:layer="layout" svg:x1="46.427cm" svg:y1="4.68cm" svg:x2="46.427cm" svg:y2="2.764cm">
          <text:p/>
        </draw:line>
        <draw:line draw:style-name="gr22" draw:text-style-name="P2" draw:layer="layout" svg:x1="45.217cm" svg:y1="8.949cm" svg:x2="47.637cm" svg:y2="8.949cm">
          <text:p/>
        </draw:line>
        <draw:line draw:style-name="gr22" draw:text-style-name="P2" draw:layer="layout" svg:x1="45.217cm" svg:y1="2.764cm" svg:x2="47.637cm" svg:y2="2.764cm">
          <text:p/>
        </draw:line>
        <draw:path draw:style-name="gr23" draw:text-style-name="P2" draw:layer="layout" svg:width="0.212cm" svg:height="0.212cm" svg:x="46.321cm" svg:y="9.013cm" svg:viewBox="0 0 213 213" svg:d="M106 213c28 0 55-11 75-31 20-21 32-48 32-76s-12-55-32-75-47-31-75-31-55 11-75 31-31 47-31 75 11 55 31 76c20 20 47 31 75 31z">
          <text:p/>
        </draw:path>
        <draw:polygon draw:style-name="gr24" draw:text-style-name="P13" draw:layer="layout" svg:width="4.838cm" svg:height="1.65cm" svg:x="50.056cm" svg:y="3.184cm" svg:viewBox="0 0 4839 1651" draw:points="0,1651 4839,1651 4839,0 0,0">
          <text:p/>
        </draw:polygon>
        <draw:line draw:style-name="gr21" draw:text-style-name="P2" draw:layer="layout" svg:x1="52.475cm" svg:y1="4.834cm" svg:x2="52.475cm" svg:y2="7.269cm">
          <text:p/>
        </draw:line>
        <draw:line draw:style-name="gr21" draw:text-style-name="P2" draw:layer="layout" svg:x1="52.475cm" svg:y1="3.184cm" svg:x2="52.475cm" svg:y2="1.372cm">
          <text:p/>
        </draw:line>
        <draw:line draw:style-name="gr22" draw:text-style-name="P2" draw:layer="layout" svg:x1="51.265cm" svg:y1="7.269cm" svg:x2="53.684cm" svg:y2="7.269cm">
          <text:p/>
        </draw:line>
        <draw:line draw:style-name="gr22" draw:text-style-name="P2" draw:layer="layout" svg:x1="51.265cm" svg:y1="1.372cm" svg:x2="53.684cm" svg:y2="1.372cm">
          <text:p/>
        </draw:line>
        <draw:path draw:style-name="gr23" draw:text-style-name="P2" draw:layer="layout" svg:width="0.212cm" svg:height="0.212cm" svg:x="52.369cm" svg:y="7.315cm" svg:viewBox="0 0 213 213" svg:d="M107 213c28 0 55-11 75-31 19-21 31-48 31-76s-12-55-31-75c-20-20-47-31-75-31s-56 11-76 31-31 47-31 75 11 55 31 76c20 20 48 31 76 31z">
          <text:p/>
        </draw:path>
        <draw:path draw:style-name="gr23" draw:text-style-name="P2" draw:layer="layout" svg:width="0.212cm" svg:height="0.212cm" svg:x="52.369cm" svg:y="7.216cm" svg:viewBox="0 0 213 213" svg:d="M107 213c28 0 55-12 75-31 19-20 31-47 31-75s-12-56-31-76c-20-20-47-31-75-31s-56 11-76 31-31 48-31 76 11 55 31 75c20 19 48 31 76 31z">
          <text:p/>
        </draw:path>
        <draw:path draw:style-name="gr23" draw:text-style-name="P2" draw:layer="layout" svg:width="0.212cm" svg:height="0.212cm" svg:x="52.369cm" svg:y="7.244cm" svg:viewBox="0 0 213 213" svg:d="M107 213c28 0 55-11 75-31 19-20 31-47 31-75s-12-55-31-76c-20-19-47-31-75-31s-56 12-76 31c-20 21-31 48-31 76s11 55 31 75 48 31 76 31z">
          <text:p/>
        </draw:path>
        <draw:path draw:style-name="gr23" draw:text-style-name="P2" draw:layer="layout" svg:width="0.212cm" svg:height="0.212cm" svg:x="52.369cm" svg:y="9.191cm" svg:viewBox="0 0 213 213" svg:d="M107 213c28 0 55-11 75-32 19-20 31-47 31-75s-12-55-31-75c-20-20-47-31-75-31s-56 11-76 31-31 47-31 75 11 55 31 75c20 21 48 32 76 32z">
          <text:p/>
        </draw:path>
        <draw:path draw:style-name="gr23" draw:text-style-name="P2" draw:layer="layout" svg:width="0.212cm" svg:height="0.211cm" svg:x="52.369cm" svg:y="7.238cm" svg:viewBox="0 0 213 212" svg:d="M107 212c28 0 55-11 75-31 19-19 31-46 31-74s-12-55-31-76c-20-20-47-31-75-31s-56 11-76 31c-20 21-31 48-31 76s11 55 31 74c20 20 48 31 76 31z">
          <text:p/>
        </draw:path>
        <draw:path draw:style-name="gr23" draw:text-style-name="P2" draw:layer="layout" svg:width="0.212cm" svg:height="0.212cm" svg:x="52.369cm" svg:y="10.762cm" svg:viewBox="0 0 213 213" svg:d="M107 213c28 0 55-11 75-31 19-20 31-47 31-75 0-29-12-56-31-76-20-20-47-31-75-31s-56 11-76 31-31 47-31 76c0 28 11 55 31 75s48 31 76 31z">
          <text:p/>
        </draw:path>
        <draw:line draw:style-name="gr21" draw:text-style-name="P2" draw:layer="layout" svg:x1="44.008cm" svg:y1="5.573cm" svg:x2="48.846cm" svg:y2="5.573cm">
          <text:p/>
        </draw:line>
        <draw:polygon draw:style-name="gr10" draw:text-style-name="P7" draw:layer="layout" svg:width="0.212cm" svg:height="0.212cm" svg:x="46.321cm" svg:y="5.432cm" svg:viewBox="0 0 213 213" draw:points="106,0 0,213 213,213">
          <text:p/>
        </draw:polygon>
        <draw:line draw:style-name="gr21" draw:text-style-name="P2" draw:layer="layout" svg:x1="50.056cm" svg:y1="3.821cm" svg:x2="54.894cm" svg:y2="3.821cm">
          <text:p/>
        </draw:line>
        <draw:polygon draw:style-name="gr10" draw:text-style-name="P7" draw:layer="layout" svg:width="0.212cm" svg:height="0.212cm" svg:x="52.369cm" svg:y="3.891cm" svg:viewBox="0 0 213 213" draw:points="107,0 0,213 213,213">
          <text:p/>
        </draw:polygon>
        <draw:line draw:style-name="gr11" draw:text-style-name="P2" draw:layer="layout" svg:x1="43.403cm" svg:y1="11.343cm" svg:x2="43.403cm" svg:y2="0.897cm">
          <text:p/>
        </draw:line>
        <draw:line draw:style-name="gr11" draw:text-style-name="P2" draw:layer="layout" svg:x1="55.499cm" svg:y1="11.343cm" svg:x2="55.499cm" svg:y2="0.897cm">
          <text:p/>
        </draw:line>
        <draw:line draw:style-name="gr11" draw:text-style-name="P2" draw:layer="layout" svg:x1="43.403cm" svg:y1="11.343cm" svg:x2="55.498cm" svg:y2="11.343cm">
          <text:p/>
        </draw:line>
        <draw:line draw:style-name="gr11" draw:text-style-name="P2" draw:layer="layout" svg:x1="43.403cm" svg:y1="0.897cm" svg:x2="55.498cm" svg:y2="0.897cm">
          <text:p/>
        </draw:line>
        <draw:frame draw:style-name="gr3" draw:text-style-name="P4" draw:layer="layout" svg:width="1.289cm" svg:height="0.395cm" draw:transform="rotate (1.5707963267949) translate (42.55cm 6.767cm)">
          <draw:text-box>
            <text:p text:style-name="P3"><text:span text:style-name="T1">sas1(%)</text:span></text:p>
          </draw:text-box>
        </draw:frame>
        <draw:polygon draw:style-name="gr1" draw:text-style-name="P1" draw:layer="layout" svg:width="9.071cm" svg:height="9.072cm" svg:x="15.531cm" svg:y="1.584cm" svg:viewBox="0 0 9072 9073" draw:points="0,9073 9072,9073 9072,0 0,0">
          <text:p/>
        </draw:polygon>
        <draw:polygon draw:style-name="gr25" draw:text-style-name="P14" draw:layer="layout" svg:width="4.192cm" svg:height="5.286cm" svg:x="15.997cm" svg:y="2.737cm" svg:viewBox="0 0 4193 5287" draw:points="4193,3850 126,5287 0,1171 4193,0">
          <text:p/>
        </draw:polygon>
        <draw:polyline draw:style-name="gr26" draw:text-style-name="P2" draw:layer="layout" svg:width="4.192cm" svg:height="5.286cm" svg:x="15.997cm" svg:y="2.737cm" svg:viewBox="0 0 4193 5287" draw:points="4193,3850 126,5287 0,1171 4193,0">
          <text:p/>
        </draw:polyline>
        <draw:polygon draw:style-name="gr27" draw:text-style-name="P15" draw:layer="layout" svg:width="4.192cm" svg:height="5.286cm" svg:x="20.189cm" svg:y="2.737cm" svg:viewBox="0 0 4193 5287" draw:points="4067,5287 0,3850 0,0 4193,1171">
          <text:p/>
        </draw:polygon>
        <draw:polyline draw:style-name="gr28" draw:text-style-name="P2" draw:layer="layout" svg:width="4.192cm" svg:height="5.286cm" svg:x="20.189cm" svg:y="2.737cm" svg:viewBox="0 0 4193 5287" draw:points="4067,5287 0,3850 0,0 4193,1171">
          <text:p/>
        </draw:polyline>
        <draw:polygon draw:style-name="gr29" draw:text-style-name="P16" draw:layer="layout" svg:width="8.132cm" svg:height="3.116cm" svg:x="16.123cm" svg:y="6.587cm" svg:viewBox="0 0 8133 3117" draw:points="8133,1437 4066,0 0,1437 4066,3117">
          <text:p/>
        </draw:polygon>
        <draw:polyline draw:style-name="gr30" draw:text-style-name="P2" draw:layer="layout" svg:width="8.132cm" svg:height="3.116cm" svg:x="16.123cm" svg:y="6.587cm" svg:viewBox="0 0 8133 3117" draw:points="8133,1437 4066,0 0,1437 4066,3117">
          <text:p/>
        </draw:polyline>
        <draw:line draw:style-name="gr31" draw:text-style-name="P2" draw:layer="layout" svg:x1="16.123cm" svg:y1="8.023cm" svg:x2="20.19cm" svg:y2="9.704cm">
          <text:p/>
        </draw:line>
        <draw:frame draw:style-name="gr12" draw:text-style-name="P8" draw:layer="layout" svg:width="7.973cm" svg:height="0.475cm" svg:x="43.404cm" svg:y="0.303cm">
          <draw:text-box>
            <text:p text:style-name="P3"><text:span text:style-name="T2">D) Synthetic Accessibility Score by Cluster</text:span></text:p>
          </draw:text-box>
        </draw:frame>
        <draw:polyline draw:style-name="gr32" draw:text-style-name="P2" draw:layer="layout" svg:width="4.176cm" svg:height="5.721cm" svg:x="19.605cm" svg:y="3.741cm" svg:viewBox="0 0 4177 5722" draw:points="0,5722 4070,4077 4177,0">
          <text:p/>
        </draw:polyline>
        <draw:polyline draw:style-name="gr32" draw:text-style-name="P2" draw:layer="layout" svg:width="4.157cm" svg:height="5.642cm" svg:x="18.975cm" svg:y="3.559cm" svg:viewBox="0 0 4158 5643" draw:points="0,5643 4072,4037 4158,0">
          <text:p/>
        </draw:polyline>
        <draw:polyline draw:style-name="gr32" draw:text-style-name="P2" draw:layer="layout" svg:width="4.139cm" svg:height="5.565cm" svg:x="18.359cm" svg:y="3.382cm" svg:viewBox="0 0 4140 5566" draw:points="0,5566 4073,3997 4140,0">
          <text:p/>
        </draw:polyline>
        <draw:polyline draw:style-name="gr32" draw:text-style-name="P2" draw:layer="layout" svg:width="4.12cm" svg:height="5.49cm" svg:x="17.759cm" svg:y="3.209cm" svg:viewBox="0 0 4121 5491" draw:points="0,5491 4072,3958 4121,0">
          <text:p/>
        </draw:polyline>
        <draw:polyline draw:style-name="gr32" draw:text-style-name="P2" draw:layer="layout" svg:width="4.101cm" svg:height="5.417cm" svg:x="17.172cm" svg:y="3.04cm" svg:viewBox="0 0 4102 5418" draw:points="0,5418 4071,3919 4102,0">
          <text:p/>
        </draw:polyline>
        <draw:polyline draw:style-name="gr32" draw:text-style-name="P2" draw:layer="layout" svg:width="4.082cm" svg:height="5.346cm" svg:x="16.599cm" svg:y="2.874cm" svg:viewBox="0 0 4083 5347" draw:points="0,5347 4069,3882 4083,0">
          <text:p/>
        </draw:polyline>
        <draw:line draw:style-name="gr33" draw:text-style-name="P2" draw:layer="layout" svg:x1="19.642cm" svg:y1="9.447cm" svg:x2="19.535cm" svg:y2="9.491cm">
          <text:p/>
        </draw:line>
        <draw:frame draw:style-name="gr34" draw:text-style-name="P17" draw:layer="layout" svg:width="0.671cm" svg:height="0.239cm" draw:transform="rotate (-0.391651884147528) translate (17.008cm 9.672cm)">
          <draw:text-box>
            <text:p text:style-name="P3"><text:span text:style-name="T3">PCA11</text:span></text:p>
          </draw:text-box>
        </draw:frame>
        <draw:polygon draw:style-name="gr14" draw:text-style-name="P9" draw:layer="layout" svg:width="0.171cm" svg:height="0.025cm" svg:x="18.896cm" svg:y="10.106cm" svg:viewBox="0 0 172 26" draw:points="0,26 0,0 172,0 172,26">
          <text:p/>
        </draw:polygon>
        <draw:line draw:style-name="gr33" draw:text-style-name="P2" draw:layer="layout" svg:x1="19.011cm" svg:y1="9.187cm" svg:x2="18.904cm" svg:y2="9.23cm">
          <text:p/>
        </draw:line>
        <draw:frame draw:style-name="gr3" draw:text-style-name="P4" draw:layer="layout" svg:width="0.489cm" svg:height="0.395cm" svg:x="19.085cm" svg:y="9.917cm">
          <draw:text-box>
            <text:p text:style-name="P3"><text:span text:style-name="T1">5.0</text:span></text:p>
          </draw:text-box>
        </draw:frame>
        <draw:polygon draw:style-name="gr14" draw:text-style-name="P9" draw:layer="layout" svg:width="0.171cm" svg:height="0.025cm" svg:x="18.267cm" svg:y="9.838cm" svg:viewBox="0 0 172 26" draw:points="0,26 0,0 172,0 172,26">
          <text:p/>
        </draw:polygon>
        <draw:line draw:style-name="gr33" draw:text-style-name="P2" draw:layer="layout" svg:x1="18.396cm" svg:y1="8.933cm" svg:x2="18.289cm" svg:y2="8.975cm">
          <text:p/>
        </draw:line>
        <draw:frame draw:style-name="gr3" draw:text-style-name="P4" draw:layer="layout" svg:width="0.489cm" svg:height="0.395cm" svg:x="18.456cm" svg:y="9.649cm">
          <draw:text-box>
            <text:p text:style-name="P3"><text:span text:style-name="T1">2.5</text:span></text:p>
          </draw:text-box>
        </draw:frame>
        <draw:line draw:style-name="gr33" draw:text-style-name="P2" draw:layer="layout" svg:x1="17.795cm" svg:y1="8.686cm" svg:x2="17.688cm" svg:y2="8.726cm">
          <text:p/>
        </draw:line>
        <draw:frame draw:style-name="gr3" draw:text-style-name="P4" draw:layer="layout" svg:width="0.489cm" svg:height="0.395cm" svg:x="17.74cm" svg:y="9.388cm">
          <draw:text-box>
            <text:p text:style-name="P3"><text:span text:style-name="T1">0.0</text:span></text:p>
          </draw:text-box>
        </draw:frame>
        <draw:line draw:style-name="gr33" draw:text-style-name="P2" draw:layer="layout" svg:x1="17.208cm" svg:y1="8.444cm" svg:x2="17.102cm" svg:y2="8.483cm">
          <text:p/>
        </draw:line>
        <draw:frame draw:style-name="gr3" draw:text-style-name="P4" draw:layer="layout" svg:width="0.489cm" svg:height="0.395cm" svg:x="17.141cm" svg:y="9.133cm">
          <draw:text-box>
            <text:p text:style-name="P3"><text:span text:style-name="T1">2.5</text:span></text:p>
          </draw:text-box>
        </draw:frame>
        <draw:line draw:style-name="gr33" draw:text-style-name="P2" draw:layer="layout" svg:x1="16.635cm" svg:y1="8.207cm" svg:x2="16.529cm" svg:y2="8.246cm">
          <text:p/>
        </draw:line>
        <draw:frame draw:style-name="gr3" draw:text-style-name="P4" draw:layer="layout" svg:width="0.489cm" svg:height="0.395cm" svg:x="16.556cm" svg:y="8.883cm">
          <draw:text-box>
            <text:p text:style-name="P3"><text:span text:style-name="T1">5.0</text:span></text:p>
          </draw:text-box>
        </draw:frame>
        <draw:line draw:style-name="gr31" draw:text-style-name="P2" draw:layer="layout" svg:x1="24.256cm" svg:y1="8.023cm" svg:x2="20.189cm" svg:y2="9.704cm">
          <text:p/>
        </draw:line>
        <draw:frame draw:style-name="gr3" draw:text-style-name="P4" draw:layer="layout" svg:width="0.489cm" svg:height="0.395cm" svg:x="15.985cm" svg:y="8.64cm">
          <draw:text-box>
            <text:p text:style-name="P3"><text:span text:style-name="T1">7.5</text:span></text:p>
          </draw:text-box>
        </draw:frame>
        <draw:polyline draw:style-name="gr32" draw:text-style-name="P2" draw:layer="layout" svg:width="4.082cm" svg:height="5.344cm" svg:x="19.706cm" svg:y="2.872cm" svg:viewBox="0 0 4083 5345" draw:points="0,0 13,3881 4083,5345">
          <text:p/>
        </draw:polyline>
        <draw:polyline draw:style-name="gr32" draw:text-style-name="P2" draw:layer="layout" svg:width="4.098cm" svg:height="5.407cm" svg:x="19.186cm" svg:y="3.017cm" svg:viewBox="0 0 4099 5408" draw:points="0,0 28,3914 4099,5408">
          <text:p/>
        </draw:polyline>
        <draw:polyline draw:style-name="gr32" draw:text-style-name="P2" draw:layer="layout" svg:width="4.115cm" svg:height="5.471cm" svg:x="18.655cm" svg:y="3.165cm" svg:viewBox="0 0 4116 5472" draw:points="0,0 44,3948 4116,5472">
          <text:p/>
        </draw:polyline>
        <draw:polyline draw:style-name="gr32" draw:text-style-name="P2" draw:layer="layout" svg:width="4.132cm" svg:height="5.536cm" svg:x="18.114cm" svg:y="3.317cm" svg:viewBox="0 0 4133 5537" draw:points="0,0 60,3982 4133,5537">
          <text:p/>
        </draw:polyline>
        <draw:polyline draw:style-name="gr32" draw:text-style-name="P2" draw:layer="layout" svg:width="4.149cm" svg:height="5.603cm" svg:x="17.561cm" svg:y="3.471cm" svg:viewBox="0 0 4150 5604" draw:points="0,0 77,4017 4150,5604">
          <text:p/>
        </draw:polyline>
        <draw:polyline draw:style-name="gr32" draw:text-style-name="P2" draw:layer="layout" svg:width="4.164cm" svg:height="5.672cm" svg:x="16.998cm" svg:y="3.629cm" svg:viewBox="0 0 4165 5673" draw:points="0,0 94,4052 4165,5673">
          <text:p/>
        </draw:polyline>
        <draw:polyline draw:style-name="gr32" draw:text-style-name="P2" draw:layer="layout" svg:width="4.181cm" svg:height="5.743cm" svg:x="16.422cm" svg:y="3.789cm" svg:viewBox="0 0 4182 5744" draw:points="0,0 113,4089 4182,5744">
          <text:p/>
        </draw:polyline>
        <draw:line draw:style-name="gr33" draw:text-style-name="P2" draw:layer="layout" svg:x1="23.753cm" svg:y1="8.204cm" svg:x2="23.859cm" svg:y2="8.243cm">
          <text:p/>
        </draw:line>
        <draw:frame draw:style-name="gr34" draw:text-style-name="P17" draw:layer="layout" svg:width="0.671cm" svg:height="0.239cm" draw:transform="rotate (0.391651884147528) translate (22.759cm 9.925cm)">
          <draw:text-box>
            <text:p text:style-name="P3"><text:span text:style-name="T3">PCA21</text:span></text:p>
          </draw:text-box>
        </draw:frame>
        <draw:polygon draw:style-name="gr14" draw:text-style-name="P9" draw:layer="layout" svg:width="0.171cm" svg:height="0.025cm" svg:x="23.973cm" svg:y="8.825cm" svg:viewBox="0 0 172 26" draw:points="0,26 0,0 172,0 172,26">
          <text:p/>
        </draw:polygon>
        <draw:line draw:style-name="gr33" draw:text-style-name="P2" draw:layer="layout" svg:x1="23.249cm" svg:y1="8.411cm" svg:x2="23.356cm" svg:y2="8.451cm">
          <text:p/>
        </draw:line>
        <draw:frame draw:style-name="gr3" draw:text-style-name="P4" draw:layer="layout" svg:width="0.352cm" svg:height="0.395cm" svg:x="24.162cm" svg:y="8.636cm">
          <draw:text-box>
            <text:p text:style-name="P3"><text:span text:style-name="T1">6</text:span></text:p>
          </draw:text-box>
        </draw:frame>
        <draw:polygon draw:style-name="gr14" draw:text-style-name="P9" draw:layer="layout" svg:width="0.171cm" svg:height="0.025cm" svg:x="23.471cm" svg:y="9.039cm" svg:viewBox="0 0 172 26" draw:points="0,26 0,0 172,0 172,26">
          <text:p/>
        </draw:polygon>
        <draw:line draw:style-name="gr33" draw:text-style-name="P2" draw:layer="layout" svg:x1="22.735cm" svg:y1="8.623cm" svg:x2="22.842cm" svg:y2="8.664cm">
          <text:p/>
        </draw:line>
        <draw:frame draw:style-name="gr3" draw:text-style-name="P4" draw:layer="layout" svg:width="0.352cm" svg:height="0.395cm" svg:x="23.66cm" svg:y="8.85cm">
          <draw:text-box>
            <text:p text:style-name="P3"><text:span text:style-name="T1">4</text:span></text:p>
          </draw:text-box>
        </draw:frame>
        <draw:polygon draw:style-name="gr14" draw:text-style-name="P9" draw:layer="layout" svg:width="0.171cm" svg:height="0.025cm" svg:x="22.959cm" svg:y="9.257cm" svg:viewBox="0 0 172 26" draw:points="0,26 0,0 172,0 172,26">
          <text:p/>
        </draw:polygon>
        <draw:line draw:style-name="gr33" draw:text-style-name="P2" draw:layer="layout" svg:x1="22.211cm" svg:y1="8.84cm" svg:x2="22.317cm" svg:y2="8.881cm">
          <text:p/>
        </draw:line>
        <draw:frame draw:style-name="gr3" draw:text-style-name="P4" draw:layer="layout" svg:width="0.352cm" svg:height="0.395cm" svg:x="23.148cm" svg:y="9.068cm">
          <draw:text-box>
            <text:p text:style-name="P3"><text:span text:style-name="T1">2</text:span></text:p>
          </draw:text-box>
        </draw:frame>
        <draw:line draw:style-name="gr33" draw:text-style-name="P2" draw:layer="layout" svg:x1="21.675cm" svg:y1="9.061cm" svg:x2="21.781cm" svg:y2="9.103cm">
          <text:p/>
        </draw:line>
        <draw:frame draw:style-name="gr3" draw:text-style-name="P4" draw:layer="layout" svg:width="0.352cm" svg:height="0.395cm" svg:x="22.522cm" svg:y="9.291cm">
          <draw:text-box>
            <text:p text:style-name="P3"><text:span text:style-name="T1">0</text:span></text:p>
          </draw:text-box>
        </draw:frame>
        <draw:line draw:style-name="gr33" draw:text-style-name="P2" draw:layer="layout" svg:x1="21.127cm" svg:y1="9.287cm" svg:x2="21.234cm" svg:y2="9.33cm">
          <text:p/>
        </draw:line>
        <draw:frame draw:style-name="gr3" draw:text-style-name="P4" draw:layer="layout" svg:width="0.352cm" svg:height="0.395cm" svg:x="21.988cm" svg:y="9.519cm">
          <draw:text-box>
            <text:p text:style-name="P3"><text:span text:style-name="T1">2</text:span></text:p>
          </draw:text-box>
        </draw:frame>
        <draw:line draw:style-name="gr33" draw:text-style-name="P2" draw:layer="layout" svg:x1="20.567cm" svg:y1="9.517cm" svg:x2="20.674cm" svg:y2="9.561cm">
          <text:p/>
        </draw:line>
        <draw:frame draw:style-name="gr3" draw:text-style-name="P4" draw:layer="layout" svg:width="0.352cm" svg:height="0.395cm" svg:x="21.442cm" svg:y="9.752cm">
          <draw:text-box>
            <text:p text:style-name="P3"><text:span text:style-name="T1">4</text:span></text:p>
          </draw:text-box>
        </draw:frame>
        <draw:line draw:style-name="gr31" draw:text-style-name="P2" draw:layer="layout" svg:x1="24.255cm" svg:y1="8.024cm" svg:x2="24.382cm" svg:y2="3.908cm">
          <text:p/>
        </draw:line>
        <draw:frame draw:style-name="gr3" draw:text-style-name="P4" draw:layer="layout" svg:width="0.352cm" svg:height="0.395cm" svg:x="20.884cm" svg:y="9.989cm">
          <draw:text-box>
            <text:p text:style-name="P3"><text:span text:style-name="T1">6</text:span></text:p>
          </draw:text-box>
        </draw:frame>
        <draw:polyline draw:style-name="gr32" draw:text-style-name="P2" draw:layer="layout" svg:width="8.164cm" svg:height="1.403cm" svg:x="16.107cm" svg:y="6.095cm" svg:viewBox="0 0 8165 1404" draw:points="8165,1404 4082,0 0,1404">
          <text:p/>
        </draw:polyline>
        <draw:polyline draw:style-name="gr32" draw:text-style-name="P2" draw:layer="layout" svg:width="8.222cm" svg:height="1.344cm" svg:x="16.078cm" svg:y="5.213cm" svg:viewBox="0 0 8223 1345" draw:points="8223,1345 4111,0 0,1345">
          <text:p/>
        </draw:polyline>
        <draw:polyline draw:style-name="gr32" draw:text-style-name="P2" draw:layer="layout" svg:width="8.28cm" svg:height="1.283cm" svg:x="16.049cm" svg:y="4.319cm" svg:viewBox="0 0 8281 1284" draw:points="8281,1284 4140,0 0,1284">
          <text:p/>
        </draw:polyline>
        <draw:polyline draw:style-name="gr32" draw:text-style-name="P2" draw:layer="layout" svg:width="8.34cm" svg:height="1.219cm" svg:x="16.019cm" svg:y="3.414cm" svg:viewBox="0 0 8341 1220" draw:points="8341,1220 4170,0 0,1220">
          <text:p/>
        </draw:polyline>
        <draw:line draw:style-name="gr33" draw:text-style-name="P2" draw:layer="layout" svg:x1="24.236cm" svg:y1="7.486cm" svg:x2="24.342cm" svg:y2="7.524cm">
          <text:p/>
        </draw:line>
        <draw:frame draw:style-name="gr34" draw:text-style-name="P17" draw:layer="layout" svg:width="0.671cm" svg:height="0.239cm" draw:transform="rotate (1.540253064885) translate (25.711cm 6.329cm)">
          <draw:text-box>
            <text:p text:style-name="P3"><text:span text:style-name="T3">PCA31</text:span></text:p>
          </draw:text-box>
        </draw:frame>
        <draw:polygon draw:style-name="gr14" draw:text-style-name="P9" draw:layer="layout" svg:width="0.171cm" svg:height="0.025cm" svg:x="24.69cm" svg:y="7.624cm" svg:viewBox="0 0 172 26" draw:points="0,26 0,0 172,0 172,26">
          <text:p/>
        </draw:polygon>
        <draw:line draw:style-name="gr33" draw:text-style-name="P2" draw:layer="layout" svg:x1="24.264cm" svg:y1="6.545cm" svg:x2="24.372cm" svg:y2="6.582cm">
          <text:p/>
        </draw:line>
        <draw:frame draw:style-name="gr3" draw:text-style-name="P4" draw:layer="layout" svg:width="0.391cm" svg:height="0.395cm" svg:x="24.879cm" svg:y="7.435cm">
          <draw:text-box>
            <text:p text:style-name="P3"><text:span text:style-name="T1">15</text:span></text:p>
          </draw:text-box>
        </draw:frame>
        <draw:polygon draw:style-name="gr14" draw:text-style-name="P9" draw:layer="layout" svg:width="0.172cm" svg:height="0.025cm" svg:x="24.723cm" svg:y="6.683cm" svg:viewBox="0 0 173 26" draw:points="0,26 0,0 173,0 173,26">
          <text:p/>
        </draw:polygon>
        <draw:line draw:style-name="gr33" draw:text-style-name="P2" draw:layer="layout" svg:x1="24.293cm" svg:y1="5.591cm" svg:x2="24.401cm" svg:y2="5.625cm">
          <text:p/>
        </draw:line>
        <draw:frame draw:style-name="gr3" draw:text-style-name="P4" draw:layer="layout" svg:width="0.391cm" svg:height="0.395cm" svg:x="24.913cm" svg:y="6.494cm">
          <draw:text-box>
            <text:p text:style-name="P3"><text:span text:style-name="T1">10</text:span></text:p>
          </draw:text-box>
        </draw:frame>
        <draw:polygon draw:style-name="gr14" draw:text-style-name="P9" draw:layer="layout" svg:width="0.171cm" svg:height="0.025cm" svg:x="24.856cm" svg:y="5.728cm" svg:viewBox="0 0 172 26" draw:points="0,26 0,0 172,0 172,26">
          <text:p/>
        </draw:polygon>
        <draw:line draw:style-name="gr33" draw:text-style-name="P2" draw:layer="layout" svg:x1="24.323cm" svg:y1="4.623cm" svg:x2="24.432cm" svg:y2="4.655cm">
          <text:p/>
        </draw:line>
        <draw:frame draw:style-name="gr3" draw:text-style-name="P4" draw:layer="layout" svg:width="0.352cm" svg:height="0.395cm" svg:x="25.045cm" svg:y="5.539cm">
          <draw:text-box>
            <text:p text:style-name="P3"><text:span text:style-name="T1">5</text:span></text:p>
          </draw:text-box>
        </draw:frame>
        <draw:path draw:style-name="gr35" draw:text-style-name="P18" draw:layer="layout" svg:width="0.274cm" svg:height="0.273cm" svg:x="17.913cm" svg:y="7.134cm" svg:viewBox="0 0 275 274" svg:d="M137 274c36 0 71-14 97-40s41-60 41-97-15-72-41-97c-26-26-61-40-97-40s-71 14-97 40c-25 25-40 60-40 97s15 71 40 97c26 26 61 40 97 40z">
          <text:p/>
        </draw:path>
        <draw:path draw:style-name="gr35" draw:text-style-name="P18" draw:layer="layout" svg:width="0.274cm" svg:height="0.273cm" svg:x="20.524cm" svg:y="5.899cm" svg:viewBox="0 0 275 274" svg:d="M138 274c36 0 71-14 96-41 26-25 41-60 41-96s-15-71-41-97c-25-25-60-40-96-40s-72 15-98 40c-25 26-40 61-40 97s15 71 40 96c26 27 62 41 98 41z">
          <text:p/>
        </draw:path>
        <draw:path draw:style-name="gr35" draw:text-style-name="P18" draw:layer="layout" svg:width="0.273cm" svg:height="0.273cm" svg:x="19.75cm" svg:y="4.019cm" svg:viewBox="0 0 274 274" svg:d="M138 274c36 0 71-14 96-40 26-26 40-61 40-97 0-37-14-71-40-97-25-26-60-40-96-40s-71 14-98 40c-25 26-40 60-40 97 0 36 15 71 40 97 27 26 62 40 98 40z">
          <text:p/>
        </draw:path>
        <draw:path draw:style-name="gr35" draw:text-style-name="P18" draw:layer="layout" svg:width="0.273cm" svg:height="0.273cm" svg:x="18.844cm" svg:y="4.523cm" svg:viewBox="0 0 274 274" svg:d="M138 274c36 0 71-14 96-41 26-25 40-60 40-96s-14-71-40-97c-25-25-60-40-96-40-38 0-72 15-98 40-26 26-40 61-40 97s14 71 40 96c26 27 60 41 98 41z">
          <text:p/>
        </draw:path>
        <draw:path draw:style-name="gr35" draw:text-style-name="P18" draw:layer="layout" svg:width="0.273cm" svg:height="0.273cm" svg:x="18.057cm" svg:y="5.365cm" svg:viewBox="0 0 274 274" svg:d="M137 274c37 0 71-14 97-40s40-61 40-97-14-71-40-97c-26-25-60-40-97-40-36 0-72 15-97 40-26 26-40 61-40 97s14 71 40 97c25 26 61 40 97 40z">
          <text:p/>
        </draw:path>
        <draw:path draw:style-name="gr35" draw:text-style-name="P18" draw:layer="layout" svg:width="0.273cm" svg:height="0.273cm" svg:x="18.496cm" svg:y="5.673cm" svg:viewBox="0 0 274 274" svg:d="M136 274c37 0 72-14 98-40 26-25 40-61 40-97 0-37-14-71-40-97s-61-40-98-40c-36 0-71 14-96 40-26 26-40 60-40 97 0 36 14 72 40 97 25 26 60 40 96 40z">
          <text:p/>
        </draw:path>
        <draw:path draw:style-name="gr35" draw:text-style-name="P18" draw:layer="layout" svg:width="0.274cm" svg:height="0.273cm" svg:x="20.08cm" svg:y="4.013cm" svg:viewBox="0 0 275 274" svg:d="M137 274c36 0 71-14 97-40 26-27 41-61 41-98 0-36-15-71-41-96-26-26-61-40-97-40s-71 14-97 40c-25 25-40 60-40 96 0 37 15 71 40 98 26 26 61 40 97 40z">
          <text:p/>
        </draw:path>
        <draw:path draw:style-name="gr35" draw:text-style-name="P18" draw:layer="layout" svg:width="0.273cm" svg:height="0.274cm" svg:x="19.153cm" svg:y="4.165cm" svg:viewBox="0 0 274 275" svg:d="M137 275c37 0 71-15 97-40 26-26 40-61 40-97s-14-72-40-97c-26-26-60-41-97-41-36 0-72 15-97 41-26 25-40 61-40 97s14 71 40 97c25 25 61 40 97 40z">
          <text:p/>
        </draw:path>
        <draw:path draw:style-name="gr35" draw:text-style-name="P18" draw:layer="layout" svg:width="0.274cm" svg:height="0.274cm" svg:x="19.87cm" svg:y="4.481cm" svg:viewBox="0 0 275 275" svg:d="M137 275c36 0 72-15 98-40 25-26 40-61 40-97s-15-71-40-97c-26-26-62-41-98-41s-71 15-97 41c-25 26-40 61-40 97s15 71 40 97c26 25 61 40 97 40z">
          <text:p/>
        </draw:path>
        <draw:path draw:style-name="gr36" draw:text-style-name="P19" draw:layer="layout" svg:width="0.274cm" svg:height="0.273cm" svg:x="22.818cm" svg:y="5.786cm" svg:viewBox="0 0 275 274" svg:d="M137 274c36 0 71-14 97-40 26-25 41-60 41-96s-15-72-41-98c-26-25-61-40-97-40s-71 15-97 40c-25 26-40 62-40 98s15 71 40 96c26 26 61 40 97 40z">
          <text:p/>
        </draw:path>
        <draw:path draw:style-name="gr35" draw:text-style-name="P18" draw:layer="layout" svg:width="0.273cm" svg:height="0.273cm" svg:x="19.954cm" svg:y="4.586cm" svg:viewBox="0 0 274 274" svg:d="M138 274c36 0 71-14 96-40 26-26 40-61 40-98 0-36-14-71-40-96-25-26-60-40-96-40-38 0-72 14-98 40-26 25-40 60-40 96 0 37 14 72 40 98s60 40 98 40z">
          <text:p/>
        </draw:path>
        <draw:path draw:style-name="gr35" draw:text-style-name="P18" draw:layer="layout" svg:width="0.273cm" svg:height="0.273cm" svg:x="19.417cm" svg:y="4.237cm" svg:viewBox="0 0 274 274" svg:d="M138 274c36 0 71-16 96-41 26-26 40-61 40-97s-14-71-40-96c-25-26-60-40-96-40-38 0-72 14-98 40-26 25-40 60-40 96s14 71 40 97c26 25 60 41 98 41z">
          <text:p/>
        </draw:path>
        <draw:path draw:style-name="gr35" draw:text-style-name="P18" draw:layer="layout" svg:width="0.273cm" svg:height="0.273cm" svg:x="20.207cm" svg:y="4.134cm" svg:viewBox="0 0 274 274" svg:d="M138 274c36 0 71-14 96-40 26-25 40-60 40-96s-14-72-40-98c-25-25-60-40-96-40-38 0-72 15-98 40-26 26-40 62-40 98s14 71 40 96c26 26 60 40 98 40z">
          <text:p/>
        </draw:path>
        <draw:path draw:style-name="gr35" draw:text-style-name="P18" draw:layer="layout" svg:width="0.273cm" svg:height="0.273cm" svg:x="19.516cm" svg:y="4.262cm" svg:viewBox="0 0 274 274" svg:d="M138 274c36 0 71-15 96-41 26-26 40-61 40-97s-14-71-40-96c-25-26-60-40-96-40s-71 14-97 40c-25 25-41 60-41 96s16 71 41 97c26 26 61 41 97 41z">
          <text:p/>
        </draw:path>
        <draw:path draw:style-name="gr35" draw:text-style-name="P18" draw:layer="layout" svg:width="0.273cm" svg:height="0.273cm" svg:x="19.271cm" svg:y="4.196cm" svg:viewBox="0 0 274 274" svg:d="M137 274c36 0 70-14 96-40 27-25 41-60 41-96 0-37-14-71-41-97-26-27-60-41-96-41-37 0-71 14-97 41-26 26-40 60-40 97 0 36 14 71 40 96 26 26 60 40 97 40z">
          <text:p/>
        </draw:path>
        <draw:path draw:style-name="gr35" draw:text-style-name="P18" draw:layer="layout" svg:width="0.273cm" svg:height="0.273cm" svg:x="20.967cm" svg:y="5.2cm" svg:viewBox="0 0 274 274" svg:d="M136 274c37 0 72-14 98-40 26-25 40-60 40-96 0-37-14-72-40-98-26-25-61-40-98-40-36 0-71 15-96 40-26 26-40 61-40 98 0 36 14 71 40 96 25 26 60 40 96 40z">
          <text:p/>
        </draw:path>
        <draw:path draw:style-name="gr35" draw:text-style-name="P18" draw:layer="layout" svg:width="0.274cm" svg:height="0.273cm" svg:x="19.57cm" svg:y="4.157cm" svg:viewBox="0 0 275 274" svg:d="M137 274c36 0 71-14 98-40 25-25 40-60 40-96 0-37-15-72-40-98-27-26-62-40-98-40s-71 14-97 40c-25 26-40 61-40 98 0 36 15 71 40 96 26 26 61 40 97 40z">
          <text:p/>
        </draw:path>
        <draw:path draw:style-name="gr37" draw:text-style-name="P18" draw:layer="layout" svg:width="0.273cm" svg:height="0.273cm" svg:x="18.804cm" svg:y="4.199cm" svg:viewBox="0 0 274 274" svg:d="M137 274c37 0 72-14 97-40 26-26 40-60 40-97 0-36-14-71-40-96-25-27-60-41-97-41s-71 14-97 41c-26 25-40 60-40 96 0 37 14 71 40 97s60 40 97 40z">
          <text:p/>
        </draw:path>
        <draw:path draw:style-name="gr38" draw:text-style-name="P2" draw:layer="layout" svg:width="0.273cm" svg:height="0.273cm" svg:x="18.804cm" svg:y="4.199cm" svg:viewBox="0 0 274 274" svg:d="M137 274c37 0 72-14 97-40 26-26 40-60 40-97 0-36-14-71-40-96-25-27-60-41-97-41s-71 14-97 41c-26 25-40 60-40 96 0 37 14 71 40 97s60 40 97 40z">
          <text:p/>
        </draw:path>
        <draw:path draw:style-name="gr35" draw:text-style-name="P18" draw:layer="layout" svg:width="0.273cm" svg:height="0.273cm" svg:x="18.992cm" svg:y="4.064cm" svg:viewBox="0 0 274 274" svg:d="M137 274c36 0 71-14 96-40 27-25 41-60 41-97s-14-71-41-97c-25-26-60-40-96-40-37 0-71 14-97 40s-40 60-40 97 14 72 40 97c26 26 60 40 97 40z">
          <text:p/>
        </draw:path>
        <draw:path draw:style-name="gr35" draw:text-style-name="P18" draw:layer="layout" svg:width="0.273cm" svg:height="0.273cm" svg:x="19.385cm" svg:y="4.228cm" svg:viewBox="0 0 274 274" svg:d="M137 274c37 0 71-14 97-40 26-25 40-60 40-96 0-37-14-71-40-97s-60-41-97-41-72 15-97 41c-26 26-40 60-40 97 0 36 14 71 40 96 25 26 60 40 97 40z">
          <text:p/>
        </draw:path>
        <draw:path draw:style-name="gr35" draw:text-style-name="P18" draw:layer="layout" svg:width="0.273cm" svg:height="0.273cm" svg:x="19.147cm" svg:y="4.223cm" svg:viewBox="0 0 274 274" svg:d="M138 274c36 0 71-14 96-40 26-26 40-60 40-97 0-36-14-71-40-96-25-26-60-41-96-41-37 0-72 15-98 41-26 25-40 60-40 96 0 37 14 71 40 97s61 40 98 40z">
          <text:p/>
        </draw:path>
        <draw:path draw:style-name="gr35" draw:text-style-name="P18" draw:layer="layout" svg:width="0.273cm" svg:height="0.273cm" svg:x="19.391cm" svg:y="4.319cm" svg:viewBox="0 0 274 274" svg:d="M138 274c36 0 71-14 96-40 26-25 40-61 40-97 0-37-14-71-40-97-25-26-60-40-96-40-38 0-72 14-98 40s-40 60-40 97c0 36 14 72 40 97 26 26 60 40 98 40z">
          <text:p/>
        </draw:path>
        <draw:path draw:style-name="gr35" draw:text-style-name="P18" draw:layer="layout" svg:width="0.273cm" svg:height="0.273cm" svg:x="19.113cm" svg:y="4.025cm" svg:viewBox="0 0 274 274" svg:d="M138 274c36 0 71-15 96-40 26-26 40-62 40-98s-14-71-40-96c-25-26-60-40-96-40-38 0-72 14-98 40-26 25-40 60-40 96s14 72 40 98c26 25 60 40 98 40z">
          <text:p/>
        </draw:path>
        <draw:path draw:style-name="gr35" draw:text-style-name="P18" draw:layer="layout" svg:width="0.273cm" svg:height="0.273cm" svg:x="19.034cm" svg:y="4.168cm" svg:viewBox="0 0 274 274" svg:d="M136 274c36 0 71-14 98-40 25-26 40-60 40-97 0-36-15-71-40-97-27-26-62-40-98-40s-71 14-96 40c-26 26-40 61-40 97 0 37 14 71 40 97 25 26 60 40 96 40z">
          <text:p/>
        </draw:path>
        <draw:path draw:style-name="gr35" draw:text-style-name="P18" draw:layer="layout" svg:width="0.273cm" svg:height="0.273cm" svg:x="19.25cm" svg:y="4.03cm" svg:viewBox="0 0 274 274" svg:d="M136 274c37 0 71-14 97-40s41-61 41-98c0-36-15-71-41-96-26-26-60-40-97-40-36 0-71 14-96 40-26 25-40 60-40 96 0 37 14 72 40 98 25 26 60 40 96 40z">
          <text:p/>
        </draw:path>
        <draw:path draw:style-name="gr35" draw:text-style-name="P18" draw:layer="layout" svg:width="0.273cm" svg:height="0.273cm" svg:x="19.455cm" svg:y="4.206cm" svg:viewBox="0 0 274 274" svg:d="M138 274c36 0 71-14 96-40 26-25 40-60 40-96 0-37-14-71-40-97-25-27-60-41-96-41s-71 14-98 41c-25 26-40 60-40 97 0 36 15 71 40 96 27 26 62 40 98 40z">
          <text:p/>
        </draw:path>
        <draw:path draw:style-name="gr35" draw:text-style-name="P18" draw:layer="layout" svg:width="0.273cm" svg:height="0.273cm" svg:x="19.239cm" svg:y="4.198cm" svg:viewBox="0 0 274 274" svg:d="M137 274c37 0 71-14 97-40s40-60 40-97c0-36-14-71-40-96-26-27-60-41-97-41-36 0-71 14-96 41-26 25-41 60-41 96 0 37 15 71 41 97 25 26 60 40 96 40z">
          <text:p/>
        </draw:path>
        <draw:path draw:style-name="gr35" draw:text-style-name="P18" draw:layer="layout" svg:width="0.273cm" svg:height="0.274cm" svg:x="19.189cm" svg:y="4.42cm" svg:viewBox="0 0 274 275" svg:d="M138 275c36 0 71-15 96-40 26-26 40-61 40-97s-14-72-40-98c-25-25-60-40-96-40-37 0-71 15-98 40-26 26-40 62-40 98s14 71 40 97c27 25 61 40 98 40z">
          <text:p/>
        </draw:path>
        <draw:path draw:style-name="gr35" draw:text-style-name="P18" draw:layer="layout" svg:width="0.273cm" svg:height="0.273cm" svg:x="19.398cm" svg:y="4.181cm" svg:viewBox="0 0 274 274" svg:d="M137 274c36 0 71-14 97-40 25-26 40-60 40-97 0-36-15-71-40-97-26-26-61-40-97-40-37 0-72 14-97 40-26 26-40 61-40 97 0 37 14 71 40 97 25 26 60 40 97 40z">
          <text:p/>
        </draw:path>
        <draw:path draw:style-name="gr35" draw:text-style-name="P18" draw:layer="layout" svg:width="0.274cm" svg:height="0.273cm" svg:x="19.989cm" svg:y="4.321cm" svg:viewBox="0 0 275 274" svg:d="M138 274c36 0 71-14 97-40 25-26 40-61 40-98 0-36-15-71-40-96-26-26-61-40-97-40s-72 14-98 40c-25 25-40 60-40 96 0 37 15 72 40 98 26 26 62 40 98 40z">
          <text:p/>
        </draw:path>
        <draw:path draw:style-name="gr35" draw:text-style-name="P18" draw:layer="layout" svg:width="0.274cm" svg:height="0.273cm" svg:x="19.879cm" svg:y="4.373cm" svg:viewBox="0 0 275 274" svg:d="M137 274c36 0 72-14 98-40 25-25 40-60 40-96 0-38-15-72-40-98-26-26-62-40-98-40s-71 14-97 40c-25 26-40 60-40 98 0 36 15 71 40 96 26 26 61 40 97 40z">
          <text:p/>
        </draw:path>
        <draw:path draw:style-name="gr35" draw:text-style-name="P18" draw:layer="layout" svg:width="0.273cm" svg:height="0.273cm" svg:x="19.437cm" svg:y="4.485cm" svg:viewBox="0 0 274 274" svg:d="M137 274c37 0 71-14 97-40 26-25 40-60 40-96 0-37-14-71-40-97-26-27-60-41-97-41-36 0-72 14-97 41-26 26-40 60-40 97 0 36 14 71 40 96 25 26 61 40 97 40z">
          <text:p/>
        </draw:path>
        <draw:path draw:style-name="gr35" draw:text-style-name="P18" draw:layer="layout" svg:width="0.274cm" svg:height="0.273cm" svg:x="19.069cm" svg:y="4.567cm" svg:viewBox="0 0 275 274" svg:d="M137 274c36 0 72-15 98-40 25-27 40-62 40-98s-15-71-40-96c-26-26-62-40-98-40s-71 14-97 40c-25 25-40 60-40 96s15 71 40 98c26 25 61 40 97 40z">
          <text:p/>
        </draw:path>
        <draw:path draw:style-name="gr35" draw:text-style-name="P18" draw:layer="layout" svg:width="0.274cm" svg:height="0.273cm" svg:x="19.368cm" svg:y="4.269cm" svg:viewBox="0 0 275 274" svg:d="M137 274c37 0 72-14 98-41 25-26 40-60 40-97 0-36-15-71-40-96-26-26-61-40-98-40-36 0-71 14-97 40-25 25-40 60-40 96 0 37 15 71 40 97 26 27 61 41 97 41z">
          <text:p/>
        </draw:path>
        <draw:path draw:style-name="gr35" draw:text-style-name="P18" draw:layer="layout" svg:width="0.273cm" svg:height="0.274cm" svg:x="19.395cm" svg:y="4.39cm" svg:viewBox="0 0 274 275" svg:d="M138 275c36 0 70-15 96-40 26-26 40-61 40-97 0-37-14-72-40-98-26-25-60-40-96-40-38 0-72 15-98 40-26 26-40 61-40 98 0 36 14 71 40 97 26 25 60 40 98 40z">
          <text:p/>
        </draw:path>
        <draw:path draw:style-name="gr35" draw:text-style-name="P18" draw:layer="layout" svg:width="0.274cm" svg:height="0.273cm" svg:x="19.594cm" svg:y="4.207cm" svg:viewBox="0 0 275 274" svg:d="M137 274c36 0 72-15 98-40 25-26 40-61 40-97s-15-71-40-96c-26-27-62-41-98-41s-71 14-97 41c-25 25-40 60-40 96s15 71 40 97c26 25 61 40 97 40z">
          <text:p/>
        </draw:path>
        <draw:path draw:style-name="gr35" draw:text-style-name="P18" draw:layer="layout" svg:width="0.273cm" svg:height="0.273cm" svg:x="20.979cm" svg:y="4.328cm" svg:viewBox="0 0 274 274" svg:d="M137 274c36 0 72-14 97-40 26-26 40-61 40-98 0-36-14-71-40-96-25-26-61-40-97-40s-71 14-97 40c-25 25-40 60-40 96 0 37 15 72 40 98 26 26 61 40 97 40z">
          <text:p/>
        </draw:path>
        <draw:path draw:style-name="gr35" draw:text-style-name="P18" draw:layer="layout" svg:width="0.273cm" svg:height="0.273cm" svg:x="19.314cm" svg:y="4.225cm" svg:viewBox="0 0 274 274" svg:d="M136 274c36 0 72-14 98-40 25-26 40-60 40-97 0-36-15-71-40-96-26-26-62-41-98-41s-71 15-96 41c-26 25-40 60-40 96 0 37 14 71 40 97 25 26 60 40 96 40z">
          <text:p/>
        </draw:path>
        <draw:path draw:style-name="gr35" draw:text-style-name="P18" draw:layer="layout" svg:width="0.273cm" svg:height="0.273cm" svg:x="19.331cm" svg:y="4.146cm" svg:viewBox="0 0 274 274" svg:d="M137 274c36 0 72-14 97-40 26-25 40-60 40-96s-14-72-40-98c-25-25-61-40-97-40-37 0-71 15-97 40-26 26-40 62-40 98s14 71 40 96c26 26 60 40 97 40z">
          <text:p/>
        </draw:path>
        <draw:path draw:style-name="gr35" draw:text-style-name="P18" draw:layer="layout" svg:width="0.273cm" svg:height="0.273cm" svg:x="19.426cm" svg:y="4.197cm" svg:viewBox="0 0 274 274" svg:d="M137 274c37 0 71-14 97-40s40-60 40-97c0-36-14-71-40-96-26-27-60-41-97-41-36 0-72 14-97 41-26 25-40 60-40 96 0 37 14 71 40 97 25 26 61 40 97 40z">
          <text:p/>
        </draw:path>
        <draw:path draw:style-name="gr35" draw:text-style-name="P18" draw:layer="layout" svg:width="0.274cm" svg:height="0.274cm" svg:x="18.988cm" svg:y="4.205cm" svg:viewBox="0 0 275 275" svg:d="M137 275c36 0 71-15 97-40 26-26 41-61 41-97s-15-71-41-97-61-41-97-41-71 15-97 41c-25 26-40 61-40 97s15 71 40 97c26 25 61 40 97 40z">
          <text:p/>
        </draw:path>
        <draw:path draw:style-name="gr35" draw:text-style-name="P18" draw:layer="layout" svg:width="0.274cm" svg:height="0.273cm" svg:x="18.937cm" svg:y="4.338cm" svg:viewBox="0 0 275 274" svg:d="M138 274c36 0 71-14 97-40 25-25 40-60 40-97 0-36-15-71-40-97-26-25-61-40-97-40s-71 15-97 40c-26 26-41 61-41 97 0 37 15 72 41 97 26 26 61 40 97 40z">
          <text:p/>
        </draw:path>
        <draw:path draw:style-name="gr35" draw:text-style-name="P18" draw:layer="layout" svg:width="0.273cm" svg:height="0.274cm" svg:x="20.721cm" svg:y="5.317cm" svg:viewBox="0 0 274 275" svg:d="M137 275c37 0 72-15 97-40 26-26 40-61 40-97s-14-71-40-97c-25-25-60-41-97-41-36 0-71 16-97 41-25 26-40 61-40 97s15 71 40 97c26 25 61 40 97 40z">
          <text:p/>
        </draw:path>
        <draw:path draw:style-name="gr35" draw:text-style-name="P18" draw:layer="layout" svg:width="0.273cm" svg:height="0.273cm" svg:x="19.902cm" svg:y="4.306cm" svg:viewBox="0 0 274 274" svg:d="M136 274c38 0 72-14 98-40s40-61 40-98c0-36-14-71-40-96-26-26-60-40-98-40-36 0-71 14-96 40-26 25-40 60-40 96 0 37 14 72 40 98 25 26 60 40 96 40z">
          <text:p/>
        </draw:path>
        <draw:path draw:style-name="gr35" draw:text-style-name="P18" draw:layer="layout" svg:width="0.273cm" svg:height="0.273cm" svg:x="20.25cm" svg:y="4.288cm" svg:viewBox="0 0 274 274" svg:d="M138 274c36 0 71-14 96-40 26-26 40-61 40-97 0-37-14-71-40-97-25-26-60-40-96-40s-72 14-98 40c-25 26-40 60-40 97 0 36 15 71 40 97 26 26 62 40 98 40z">
          <text:p/>
        </draw:path>
        <draw:path draw:style-name="gr35" draw:text-style-name="P18" draw:layer="layout" svg:width="0.273cm" svg:height="0.273cm" svg:x="20.137cm" svg:y="4.321cm" svg:viewBox="0 0 274 274" svg:d="M136 274c36 0 72-14 98-40 25-26 40-61 40-98 0-36-15-71-40-96-26-26-62-40-98-40s-71 14-96 40c-26 25-40 60-40 96 0 37 14 72 40 98 25 26 60 40 96 40z">
          <text:p/>
        </draw:path>
        <draw:path draw:style-name="gr35" draw:text-style-name="P18" draw:layer="layout" svg:width="0.273cm" svg:height="0.273cm" svg:x="19.389cm" svg:y="4.441cm" svg:viewBox="0 0 274 274" svg:d="M137 274c37 0 71-15 97-40 26-26 40-61 40-97s-14-71-40-97-60-40-97-40-72 14-97 40c-26 26-40 61-40 97s14 71 40 97c25 25 60 40 97 40z">
          <text:p/>
        </draw:path>
        <draw:path draw:style-name="gr35" draw:text-style-name="P18" draw:layer="layout" svg:width="0.273cm" svg:height="0.273cm" svg:x="18.981cm" svg:y="4.325cm" svg:viewBox="0 0 274 274" svg:d="M137 274c36 0 71-14 96-40 26-25 41-61 41-97 0-37-15-71-41-97-25-26-60-40-96-40s-71 14-97 40c-25 26-40 60-40 97 0 36 15 72 40 97 26 26 61 40 97 40z">
          <text:p/>
        </draw:path>
        <draw:path draw:style-name="gr35" draw:text-style-name="P18" draw:layer="layout" svg:width="0.274cm" svg:height="0.273cm" svg:x="19.3cm" svg:y="4.224cm" svg:viewBox="0 0 275 274" svg:d="M137 274c36 0 71-14 98-40 25-25 40-60 40-96 0-37-15-71-40-97-27-26-62-41-98-41s-71 15-97 41c-25 26-40 60-40 97 0 36 15 71 40 96 26 26 61 40 97 40z">
          <text:p/>
        </draw:path>
        <draw:path draw:style-name="gr35" draw:text-style-name="P18" draw:layer="layout" svg:width="0.273cm" svg:height="0.273cm" svg:x="19.407cm" svg:y="4.998cm" svg:viewBox="0 0 274 274" svg:d="M137 274c36 0 71-14 97-40 25-26 40-60 40-97 0-36-15-71-40-97-26-26-61-40-97-40-37 0-72 14-97 40-26 26-40 61-40 97 0 37 14 71 40 97 25 26 60 40 97 40z">
          <text:p/>
        </draw:path>
        <draw:path draw:style-name="gr35" draw:text-style-name="P18" draw:layer="layout" svg:width="0.274cm" svg:height="0.273cm" svg:x="19.311cm" svg:y="4.218cm" svg:viewBox="0 0 275 274" svg:d="M137 274c36 0 71-14 98-40 25-25 40-60 40-96 0-37-15-71-40-97-27-26-62-41-98-41s-71 15-97 41c-25 26-40 60-40 97 0 36 15 71 40 96 26 26 61 40 97 40z">
          <text:p/>
        </draw:path>
        <draw:path draw:style-name="gr35" draw:text-style-name="P18" draw:layer="layout" svg:width="0.274cm" svg:height="0.273cm" svg:x="20.1cm" svg:y="4.055cm" svg:viewBox="0 0 275 274" svg:d="M137 274c36 0 71-14 97-40 26-25 41-61 41-97 0-37-15-71-41-97s-61-40-97-40-71 14-97 40c-25 26-40 60-40 97 0 36 15 72 40 97 26 26 61 40 97 40z">
          <text:p/>
        </draw:path>
        <draw:path draw:style-name="gr35" draw:text-style-name="P18" draw:layer="layout" svg:width="0.273cm" svg:height="0.274cm" svg:x="20.241cm" svg:y="4.553cm" svg:viewBox="0 0 274 275" svg:d="M137 275c37 0 71-15 97-40 26-27 40-62 40-98s-14-71-40-97c-26-25-60-40-97-40-36 0-72 15-97 40-26 26-40 61-40 97s14 71 40 98c25 25 61 40 97 40z">
          <text:p/>
        </draw:path>
        <draw:path draw:style-name="gr35" draw:text-style-name="P18" draw:layer="layout" svg:width="0.273cm" svg:height="0.273cm" svg:x="19.53cm" svg:y="4.136cm" svg:viewBox="0 0 274 274" svg:d="M136 274c36 0 71-14 97-40 25-25 41-60 41-96s-16-72-41-98c-26-25-61-40-97-40s-71 15-96 40c-26 26-40 62-40 98s14 71 40 96c25 26 60 40 96 40z">
          <text:p/>
        </draw:path>
        <draw:path draw:style-name="gr35" draw:text-style-name="P18" draw:layer="layout" svg:width="0.273cm" svg:height="0.273cm" svg:x="19.681cm" svg:y="4.245cm" svg:viewBox="0 0 274 274" svg:d="M137 274c37 0 71-16 97-41 26-26 40-61 40-97s-14-71-40-96c-26-26-60-40-97-40s-72 14-97 40c-26 25-40 60-40 96s14 71 40 97c25 25 60 41 97 41z">
          <text:p/>
        </draw:path>
        <draw:path draw:style-name="gr35" draw:text-style-name="P18" draw:layer="layout" svg:width="0.273cm" svg:height="0.273cm" svg:x="19.75cm" svg:y="4.145cm" svg:viewBox="0 0 274 274" svg:d="M138 274c36 0 71-14 96-40 26-26 40-60 40-97 0-36-14-72-40-97-25-26-60-40-96-40s-71 14-98 40c-25 25-40 61-40 97 0 37 15 71 40 97 27 26 62 40 98 40z">
          <text:p/>
        </draw:path>
        <draw:path draw:style-name="gr35" draw:text-style-name="P18" draw:layer="layout" svg:width="0.273cm" svg:height="0.274cm" svg:x="19.521cm" svg:y="4.269cm" svg:viewBox="0 0 274 275" svg:d="M136 275c37 0 71-15 97-41s41-61 41-97-15-71-41-97c-26-25-60-40-97-40-36 0-71 15-96 40-26 26-40 61-40 97s14 71 40 97c25 26 60 41 96 41z">
          <text:p/>
        </draw:path>
        <draw:path draw:style-name="gr35" draw:text-style-name="P18" draw:layer="layout" svg:width="0.273cm" svg:height="0.274cm" svg:x="19.716cm" svg:y="4.561cm" svg:viewBox="0 0 274 275" svg:d="M138 275c36 0 71-15 96-40 26-27 40-62 40-98s-14-71-40-97c-25-25-60-40-96-40-37 0-72 15-98 40-26 26-40 61-40 97s14 71 40 98c26 25 61 40 98 40z">
          <text:p/>
        </draw:path>
        <draw:path draw:style-name="gr35" draw:text-style-name="P18" draw:layer="layout" svg:width="0.273cm" svg:height="0.273cm" svg:x="19.228cm" svg:y="4.19cm" svg:viewBox="0 0 274 274" svg:d="M137 274c37 0 71-14 97-40s40-60 40-97c0-36-14-71-40-97s-60-40-97-40c-36 0-71 14-96 40-27 26-41 61-41 97 0 37 14 71 41 97 25 26 60 40 96 40z">
          <text:p/>
        </draw:path>
        <draw:path draw:style-name="gr35" draw:text-style-name="P18" draw:layer="layout" svg:width="0.273cm" svg:height="0.273cm" svg:x="18.916cm" svg:y="4.287cm" svg:viewBox="0 0 274 274" svg:d="M138 274c36 0 71-14 96-40 26-26 40-61 40-97s-14-71-40-97c-25-25-60-40-96-40-37 0-71 15-98 40-26 26-40 61-40 97s14 71 40 97c27 26 61 40 98 40z">
          <text:p/>
        </draw:path>
        <draw:path draw:style-name="gr35" draw:text-style-name="P18" draw:layer="layout" svg:width="0.274cm" svg:height="0.273cm" svg:x="19.625cm" svg:y="4.142cm" svg:viewBox="0 0 275 274" svg:d="M137 274c37 0 72-14 98-40 25-25 40-60 40-96 0-37-15-72-40-98-26-26-61-40-98-40-36 0-71 14-97 40-25 26-40 61-40 98 0 36 15 71 40 96 26 26 61 40 97 40z">
          <text:p/>
        </draw:path>
        <draw:path draw:style-name="gr35" draw:text-style-name="P18" draw:layer="layout" svg:width="0.273cm" svg:height="0.273cm" svg:x="19.549cm" svg:y="4.563cm" svg:viewBox="0 0 274 274" svg:d="M136 274c36 0 71-14 97-40s41-61 41-97c0-37-15-71-41-97s-61-40-97-40-71 14-96 40c-26 26-40 60-40 97 0 36 14 71 40 97 25 26 60 40 96 40z">
          <text:p/>
        </draw:path>
        <draw:path draw:style-name="gr35" draw:text-style-name="P18" draw:layer="layout" svg:width="0.274cm" svg:height="0.274cm" svg:x="19.491cm" svg:y="4.423cm" svg:viewBox="0 0 275 275" svg:d="M138 275c36 0 71-15 97-40 25-26 40-61 40-97s-15-72-40-98c-26-25-61-40-97-40s-71 15-97 40c-26 26-41 62-41 98s15 71 41 97c26 25 61 40 97 40z">
          <text:p/>
        </draw:path>
        <draw:path draw:style-name="gr35" draw:text-style-name="P18" draw:layer="layout" svg:width="0.273cm" svg:height="0.274cm" svg:x="19.813cm" svg:y="4.214cm" svg:viewBox="0 0 274 275" svg:d="M137 275c36 0 71-15 96-40 27-26 41-61 41-97s-14-71-41-96c-25-27-60-42-96-42-37 0-71 15-97 42-26 25-40 60-40 96s14 71 40 97c26 25 60 40 97 40z">
          <text:p/>
        </draw:path>
        <draw:path draw:style-name="gr35" draw:text-style-name="P18" draw:layer="layout" svg:width="0.273cm" svg:height="0.273cm" svg:x="19.294cm" svg:y="4.643cm" svg:viewBox="0 0 274 274" svg:d="M136 274c36 0 71-14 98-40 25-25 40-60 40-96 0-38-15-72-40-98-27-26-62-40-98-40s-71 14-96 40c-26 26-40 60-40 98 0 36 14 71 40 96 25 26 60 40 96 40z">
          <text:p/>
        </draw:path>
        <draw:path draw:style-name="gr35" draw:text-style-name="P18" draw:layer="layout" svg:width="0.274cm" svg:height="0.274cm" svg:x="19.642cm" svg:y="4.22cm" svg:viewBox="0 0 275 275" svg:d="M137 275c37 0 72-15 98-40 25-26 40-61 40-97s-15-71-40-97c-26-25-61-41-98-41-36 0-71 16-97 41-25 26-40 61-40 97s15 71 40 97c26 25 61 40 97 40z">
          <text:p/>
        </draw:path>
        <draw:path draw:style-name="gr35" draw:text-style-name="P18" draw:layer="layout" svg:width="0.273cm" svg:height="0.273cm" svg:x="19.451cm" svg:y="4.258cm" svg:viewBox="0 0 274 274" svg:d="M137 274c37 0 71-14 97-41 26-25 40-60 40-96s-14-71-40-97c-26-25-60-40-97-40-36 0-72 15-97 40-26 26-40 61-40 97s14 71 40 96c25 27 61 41 97 41z">
          <text:p/>
        </draw:path>
        <draw:path draw:style-name="gr36" draw:text-style-name="P19" draw:layer="layout" svg:width="0.273cm" svg:height="0.273cm" svg:x="20.972cm" svg:y="5.354cm" svg:viewBox="0 0 274 274" svg:d="M137 274c36 0 72-14 97-41 26-26 40-60 40-97 0-36-14-71-40-96-25-26-61-40-97-40-37 0-71 14-97 40-26 25-40 60-40 96 0 37 14 71 40 97 26 27 60 41 97 41z">
          <text:p/>
        </draw:path>
        <draw:path draw:style-name="gr35" draw:text-style-name="P18" draw:layer="layout" svg:width="0.273cm" svg:height="0.273cm" svg:x="19.327cm" svg:y="4.607cm" svg:viewBox="0 0 274 274" svg:d="M136 274c37 0 72-14 98-40s40-60 40-98c0-36-14-71-40-96-26-26-61-40-98-40-36 0-71 14-96 40-26 25-40 60-40 96 0 38 14 72 40 98 25 26 60 40 96 40z">
          <text:p/>
        </draw:path>
        <draw:path draw:style-name="gr35" draw:text-style-name="P18" draw:layer="layout" svg:width="0.274cm" svg:height="0.274cm" svg:x="20.095cm" svg:y="4.495cm" svg:viewBox="0 0 275 275" svg:d="M137 275c36 0 71-15 97-40 26-26 41-61 41-97s-15-71-41-97c-26-25-61-41-97-41s-71 16-97 41c-25 26-40 61-40 97s15 71 40 97c26 25 61 40 97 40z">
          <text:p/>
        </draw:path>
        <draw:path draw:style-name="gr35" draw:text-style-name="P18" draw:layer="layout" svg:width="0.273cm" svg:height="0.273cm" svg:x="19.527cm" svg:y="4.154cm" svg:viewBox="0 0 274 274" svg:d="M137 274c36 0 71-14 96-40 26-26 41-60 41-97 0-36-15-72-41-97-25-26-60-40-96-40s-71 14-97 40c-25 25-40 61-40 97 0 37 15 71 40 97 26 26 61 40 97 40z">
          <text:p/>
        </draw:path>
        <draw:path draw:style-name="gr35" draw:text-style-name="P18" draw:layer="layout" svg:width="0.273cm" svg:height="0.273cm" svg:x="19.464cm" svg:y="4.245cm" svg:viewBox="0 0 274 274" svg:d="M138 274c36 0 71-16 96-41 26-26 40-61 40-97s-14-71-40-96c-25-26-60-40-96-40-37 0-71 14-98 40-26 25-40 60-40 96s14 71 40 97c27 25 61 41 98 41z">
          <text:p/>
        </draw:path>
        <draw:path draw:style-name="gr35" draw:text-style-name="P18" draw:layer="layout" svg:width="0.273cm" svg:height="0.273cm" svg:x="20.233cm" svg:y="4.464cm" svg:viewBox="0 0 274 274" svg:d="M138 274c36 0 71-14 96-40 26-26 40-60 40-97 0-36-14-71-40-97-25-26-60-40-96-40-37 0-72 14-98 40-25 26-40 61-40 97 0 37 15 71 40 97 26 26 61 40 98 40z">
          <text:p/>
        </draw:path>
        <draw:path draw:style-name="gr35" draw:text-style-name="P18" draw:layer="layout" svg:width="0.273cm" svg:height="0.274cm" svg:x="19.677cm" svg:y="4.371cm" svg:viewBox="0 0 274 275" svg:d="M138 275c36 0 71-15 96-40 26-26 40-61 40-97 0-37-14-72-40-98-25-25-60-40-96-40-37 0-72 15-98 40-25 26-40 61-40 98 0 36 15 71 40 97 26 25 61 40 98 40z">
          <text:p/>
        </draw:path>
        <draw:path draw:style-name="gr35" draw:text-style-name="P18" draw:layer="layout" svg:width="0.273cm" svg:height="0.273cm" svg:x="19.488cm" svg:y="4.169cm" svg:viewBox="0 0 274 274" svg:d="M137 274c37 0 71-14 97-40 26-25 40-60 40-96 0-37-14-71-40-98-26-26-60-40-97-40-36 0-71 14-96 40-27 27-41 61-41 98 0 36 14 71 41 96 25 26 60 40 96 40z">
          <text:p/>
        </draw:path>
        <draw:path draw:style-name="gr35" draw:text-style-name="P18" draw:layer="layout" svg:width="0.273cm" svg:height="0.273cm" svg:x="19.243cm" svg:y="4.309cm" svg:viewBox="0 0 274 274" svg:d="M137 274c36 0 71-14 97-40 25-25 40-61 40-97 0-37-15-71-40-97-26-26-61-40-97-40s-71 14-96 40c-26 26-41 60-41 97 0 36 15 72 41 97 25 26 60 40 96 40z">
          <text:p/>
        </draw:path>
        <draw:path draw:style-name="gr35" draw:text-style-name="P18" draw:layer="layout" svg:width="0.273cm" svg:height="0.274cm" svg:x="20.45cm" svg:y="4.386cm" svg:viewBox="0 0 274 275" svg:d="M136 275c38 0 72-15 98-40 26-26 40-61 40-97 0-37-14-72-40-98-26-25-60-40-98-40-36 0-71 15-96 40-26 26-40 61-40 98 0 36 14 71 40 97 25 25 60 40 96 40z">
          <text:p/>
        </draw:path>
        <draw:path draw:style-name="gr35" draw:text-style-name="P18" draw:layer="layout" svg:width="0.273cm" svg:height="0.274cm" svg:x="19.657cm" svg:y="4.176cm" svg:viewBox="0 0 274 275" svg:d="M137 275c37 0 71-15 97-40 26-26 40-61 40-97s-14-71-40-98c-26-25-60-40-97-40s-72 15-97 40c-26 27-40 62-40 98s14 71 40 97c25 25 60 40 97 40z">
          <text:p/>
        </draw:path>
        <draw:path draw:style-name="gr35" draw:text-style-name="P18" draw:layer="layout" svg:width="0.273cm" svg:height="0.274cm" svg:x="19.306cm" svg:y="4.199cm" svg:viewBox="0 0 274 275" svg:d="M137 275c36 0 71-15 97-40 26-26 40-61 40-97s-14-71-40-97-61-41-97-41c-37 0-71 15-97 41s-40 61-40 97 14 71 40 97c26 25 60 40 97 40z">
          <text:p/>
        </draw:path>
        <draw:path draw:style-name="gr35" draw:text-style-name="P18" draw:layer="layout" svg:width="0.273cm" svg:height="0.274cm" svg:x="20.384cm" svg:y="4.583cm" svg:viewBox="0 0 274 275" svg:d="M137 275c36 0 71-15 97-40 26-26 40-62 40-98s-14-71-40-97c-26-25-61-40-97-40-37 0-71 15-97 40-26 26-40 61-40 97s14 72 40 98c26 25 60 40 97 40z">
          <text:p/>
        </draw:path>
        <draw:path draw:style-name="gr35" draw:text-style-name="P18" draw:layer="layout" svg:width="0.273cm" svg:height="0.274cm" svg:x="19.384cm" svg:y="4.221cm" svg:viewBox="0 0 274 275" svg:d="M138 275c36 0 71-15 96-40 26-26 40-61 40-97s-14-71-40-97c-25-25-60-41-96-41-37 0-72 16-98 41-25 26-40 61-40 97s15 71 40 97c26 25 61 40 98 40z">
          <text:p/>
        </draw:path>
        <draw:path draw:style-name="gr36" draw:text-style-name="P19" draw:layer="layout" svg:width="0.273cm" svg:height="0.273cm" svg:x="22.672cm" svg:y="4.97cm" svg:viewBox="0 0 274 274" svg:d="M137 274c36 0 71-15 97-40 25-26 40-61 40-97s-15-72-40-97c-26-26-61-40-97-40-37 0-72 14-97 40-26 25-40 61-40 97s14 71 40 97c25 25 60 40 97 40z">
          <text:p/>
        </draw:path>
        <draw:path draw:style-name="gr35" draw:text-style-name="P18" draw:layer="layout" svg:width="0.273cm" svg:height="0.273cm" svg:x="20.204cm" svg:y="4.606cm" svg:viewBox="0 0 274 274" svg:d="M138 274c36 0 71-14 96-40 26-25 40-60 40-97s-14-71-40-97c-25-26-60-40-96-40-38 0-72 14-98 40s-40 60-40 97 14 72 40 97c26 26 60 40 98 40z">
          <text:p/>
        </draw:path>
        <draw:path draw:style-name="gr35" draw:text-style-name="P18" draw:layer="layout" svg:width="0.273cm" svg:height="0.273cm" svg:x="19.426cm" svg:y="4.306cm" svg:viewBox="0 0 274 274" svg:d="M137 274c37 0 71-15 97-40 26-26 40-62 40-98s-14-71-40-96c-26-26-60-40-97-40-36 0-72 14-97 40-26 25-40 60-40 96s14 72 40 98c25 25 61 40 97 40z">
          <text:p/>
        </draw:path>
        <draw:path draw:style-name="gr35" draw:text-style-name="P18" draw:layer="layout" svg:width="0.273cm" svg:height="0.273cm" svg:x="20.277cm" svg:y="4.164cm" svg:viewBox="0 0 274 274" svg:d="M137 274c36 0 71-15 97-40 25-26 40-61 40-97s-15-72-40-97c-26-26-61-40-97-40s-71 14-97 40c-26 25-40 61-40 97s14 71 40 97c26 25 61 40 97 40z">
          <text:p/>
        </draw:path>
        <draw:path draw:style-name="gr35" draw:text-style-name="P18" draw:layer="layout" svg:width="0.273cm" svg:height="0.273cm" svg:x="19.676cm" svg:y="4.319cm" svg:viewBox="0 0 274 274" svg:d="M137 274c37 0 71-14 97-40s40-61 40-98c0-36-14-71-40-96-26-26-60-40-97-40s-72 14-97 40c-26 25-40 60-40 96 0 37 14 72 40 98 25 26 60 40 97 40z">
          <text:p/>
        </draw:path>
        <draw:path draw:style-name="gr35" draw:text-style-name="P18" draw:layer="layout" svg:width="0.273cm" svg:height="0.273cm" svg:x="19.462cm" svg:y="4.274cm" svg:viewBox="0 0 274 274" svg:d="M137 274c36 0 71-15 97-40 25-27 40-62 40-98s-15-71-40-96c-26-26-61-40-97-40s-71 14-97 40c-26 25-40 60-40 96s14 71 40 98c26 25 61 40 97 40z">
          <text:p/>
        </draw:path>
        <draw:path draw:style-name="gr35" draw:text-style-name="P18" draw:layer="layout" svg:width="0.273cm" svg:height="0.273cm" svg:x="19.438cm" svg:y="4.235cm" svg:viewBox="0 0 274 274" svg:d="M138 274c36 0 71-15 96-41 26-25 40-60 40-96 0-37-14-71-40-97-25-26-60-40-96-40s-72 14-98 40c-25 26-40 60-40 97 0 36 15 71 40 96 26 26 62 41 98 41z">
          <text:p/>
        </draw:path>
        <draw:path draw:style-name="gr35" draw:text-style-name="P18" draw:layer="layout" svg:width="0.273cm" svg:height="0.273cm" svg:x="19.77cm" svg:y="4.178cm" svg:viewBox="0 0 274 274" svg:d="M138 274c36 0 71-14 96-40 26-25 40-60 40-96 0-37-14-71-40-98-25-26-60-40-96-40s-71 14-97 40c-26 27-41 61-41 98 0 36 15 71 41 96 26 26 61 40 97 40z">
          <text:p/>
        </draw:path>
        <draw:path draw:style-name="gr35" draw:text-style-name="P18" draw:layer="layout" svg:width="0.273cm" svg:height="0.273cm" svg:x="19.686cm" svg:y="4.173cm" svg:viewBox="0 0 274 274" svg:d="M138 274c36 0 71-15 96-40 26-26 40-61 40-97s-14-71-40-97c-25-26-60-40-96-40-38 0-72 14-98 40s-40 61-40 97 14 71 40 97c26 25 60 40 98 40z">
          <text:p/>
        </draw:path>
        <draw:path draw:style-name="gr36" draw:text-style-name="P19" draw:layer="layout" svg:width="0.273cm" svg:height="0.273cm" svg:x="21.478cm" svg:y="4.412cm" svg:viewBox="0 0 274 274" svg:d="M137 274c36 0 71-14 97-40s40-60 40-97c0-36-14-72-40-97-26-26-61-40-97-40-37 0-71 14-97 40-26 25-40 61-40 97 0 37 14 71 40 97s60 40 97 40z">
          <text:p/>
        </draw:path>
        <draw:path draw:style-name="gr35" draw:text-style-name="P18" draw:layer="layout" svg:width="0.273cm" svg:height="0.273cm" svg:x="19.012cm" svg:y="4.363cm" svg:viewBox="0 0 274 274" svg:d="M136 274c36 0 71-15 97-40 26-26 41-61 41-98 0-36-15-71-41-96-26-26-61-40-97-40s-71 14-96 40c-26 25-40 60-40 96 0 37 14 72 40 98 25 25 60 40 96 40z">
          <text:p/>
        </draw:path>
        <draw:path draw:style-name="gr35" draw:text-style-name="P18" draw:layer="layout" svg:width="0.274cm" svg:height="0.273cm" svg:x="19.502cm" svg:y="4.224cm" svg:viewBox="0 0 275 274" svg:d="M138 274c36 0 71-14 97-40 25-25 40-60 40-96 0-37-15-71-40-97-26-26-61-41-97-41s-71 15-97 41-41 60-41 97c0 36 15 71 41 96 26 26 61 40 97 40z">
          <text:p/>
        </draw:path>
        <draw:path draw:style-name="gr35" draw:text-style-name="P18" draw:layer="layout" svg:width="0.273cm" svg:height="0.273cm" svg:x="19.37cm" svg:y="4.243cm" svg:viewBox="0 0 274 274" svg:d="M136 274c38 0 72-15 98-41s40-60 40-97c0-36-14-71-40-96-26-26-60-40-98-40-36 0-71 14-96 40-26 25-40 60-40 96 0 37 14 71 40 97 25 26 60 41 96 41z">
          <text:p/>
        </draw:path>
        <draw:path draw:style-name="gr35" draw:text-style-name="P18" draw:layer="layout" svg:width="0.273cm" svg:height="0.273cm" svg:x="19.623cm" svg:y="4.35cm" svg:viewBox="0 0 274 274" svg:d="M136 274c38 0 72-14 98-40 26-25 40-60 40-97s-14-71-40-97-60-40-98-40c-36 0-71 14-96 40-26 26-40 60-40 97s14 72 40 97c25 26 60 40 96 40z">
          <text:p/>
        </draw:path>
        <draw:path draw:style-name="gr35" draw:text-style-name="P18" draw:layer="layout" svg:width="0.273cm" svg:height="0.273cm" svg:x="19.415cm" svg:y="4.281cm" svg:viewBox="0 0 274 274" svg:d="M138 274c36 0 71-14 96-40 26-26 40-61 40-97s-14-71-40-97c-25-25-60-40-96-40-38 0-72 15-98 40-26 26-40 61-40 97s14 71 40 97 60 40 98 40z">
          <text:p/>
        </draw:path>
        <draw:path draw:style-name="gr35" draw:text-style-name="P18" draw:layer="layout" svg:width="0.273cm" svg:height="0.274cm" svg:x="19.503cm" svg:y="4.338cm" svg:viewBox="0 0 274 275" svg:d="M137 275c36 0 71-15 97-40 25-26 40-61 40-98 0-36-15-71-40-97-26-25-61-40-97-40s-71 15-96 40c-27 26-41 61-41 97 0 37 14 72 41 98 25 25 60 40 96 40z">
          <text:p/>
        </draw:path>
        <draw:path draw:style-name="gr35" draw:text-style-name="P18" draw:layer="layout" svg:width="0.273cm" svg:height="0.274cm" svg:x="19.514cm" svg:y="4.299cm" svg:viewBox="0 0 274 275" svg:d="M138 275c36 0 70-15 96-40 26-26 40-62 40-98s-14-71-40-97c-26-25-60-40-96-40-37 0-71 15-97 40-26 26-41 61-41 97s15 72 41 98c26 25 60 40 97 40z">
          <text:p/>
        </draw:path>
        <draw:path draw:style-name="gr35" draw:text-style-name="P18" draw:layer="layout" svg:width="0.273cm" svg:height="0.273cm" svg:x="19.286cm" svg:y="4.298cm" svg:viewBox="0 0 274 274" svg:d="M136 274c36 0 71-14 97-40s41-61 41-98c0-36-15-71-41-96-26-26-61-40-97-40s-71 14-96 40c-26 25-40 60-40 96 0 37 14 72 40 98 25 26 60 40 96 40z">
          <text:p/>
        </draw:path>
        <draw:path draw:style-name="gr35" draw:text-style-name="P18" draw:layer="layout" svg:width="0.273cm" svg:height="0.274cm" svg:x="20.092cm" svg:y="4.203cm" svg:viewBox="0 0 274 275" svg:d="M137 275c36 0 71-15 96-40 27-26 41-61 41-97s-14-71-41-97c-25-26-60-41-96-41s-71 15-97 41c-25 26-40 61-40 97s15 71 40 97c26 25 61 40 97 40z">
          <text:p/>
        </draw:path>
        <draw:path draw:style-name="gr35" draw:text-style-name="P18" draw:layer="layout" svg:width="0.273cm" svg:height="0.273cm" svg:x="19.591cm" svg:y="4.352cm" svg:viewBox="0 0 274 274" svg:d="M137 274c36 0 72-15 97-40 26-26 40-61 40-98 0-36-14-71-40-96-25-26-61-40-97-40-37 0-71 14-97 40-26 25-40 60-40 96 0 37 14 72 40 98 26 25 60 40 97 40z">
          <text:p/>
        </draw:path>
        <draw:path draw:style-name="gr35" draw:text-style-name="P18" draw:layer="layout" svg:width="0.273cm" svg:height="0.273cm" svg:x="19.566cm" svg:y="4.245cm" svg:viewBox="0 0 274 274" svg:d="M137 274c36 0 71-15 97-41 26-25 40-60 40-96s-14-71-40-97c-26-25-61-40-97-40s-71 15-97 40c-25 26-40 61-40 97s15 71 40 96c26 26 61 41 97 41z">
          <text:p/>
        </draw:path>
        <draw:path draw:style-name="gr35" draw:text-style-name="P18" draw:layer="layout" svg:width="0.274cm" svg:height="0.273cm" svg:x="19.543cm" svg:y="4.258cm" svg:viewBox="0 0 275 274" svg:d="M137 274c36 0 71-14 97-41 26-25 41-60 41-96 0-37-15-71-41-97s-61-40-97-40-71 14-97 40c-25 26-40 60-40 97 0 36 15 71 40 96 26 27 61 41 97 41z">
          <text:p/>
        </draw:path>
        <draw:path draw:style-name="gr35" draw:text-style-name="P18" draw:layer="layout" svg:width="0.273cm" svg:height="0.273cm" svg:x="19.481cm" svg:y="4.211cm" svg:viewBox="0 0 274 274" svg:d="M137 274c36 0 71-14 97-40 25-25 40-60 40-96 0-37-15-71-40-97-26-27-61-41-97-41s-71 14-96 41c-27 26-41 60-41 97 0 36 14 71 41 96 25 26 60 40 96 40z">
          <text:p/>
        </draw:path>
        <draw:path draw:style-name="gr35" draw:text-style-name="P18" draw:layer="layout" svg:width="0.274cm" svg:height="0.273cm" svg:x="19.548cm" svg:y="4.253cm" svg:viewBox="0 0 275 274" svg:d="M137 274c36 0 71-15 97-41s41-61 41-97-15-71-41-96c-26-26-61-40-97-40s-71 14-97 40c-25 25-40 60-40 96s15 71 40 97c26 26 61 41 97 41z">
          <text:p/>
        </draw:path>
        <draw:path draw:style-name="gr35" draw:text-style-name="P18" draw:layer="layout" svg:width="0.273cm" svg:height="0.273cm" svg:x="20.489cm" svg:y="4.221cm" svg:viewBox="0 0 274 274" svg:d="M138 274c36 0 71-14 96-40 26-25 40-60 40-96 0-37-14-71-40-97-25-26-60-41-96-41-37 0-72 15-98 41-25 26-40 60-40 97 0 36 15 71 40 96 26 26 61 40 98 40z">
          <text:p/>
        </draw:path>
        <draw:path draw:style-name="gr35" draw:text-style-name="P18" draw:layer="layout" svg:width="0.273cm" svg:height="0.274cm" svg:x="20.2cm" svg:y="4.289cm" svg:viewBox="0 0 274 275" svg:d="M137 275c37 0 72-15 97-40 26-27 40-62 40-98s-14-71-40-97c-25-25-60-40-97-40-36 0-71 15-97 40-25 26-40 61-40 97s15 71 40 98c26 25 61 40 97 40z">
          <text:p/>
        </draw:path>
        <draw:path draw:style-name="gr35" draw:text-style-name="P18" draw:layer="layout" svg:width="0.273cm" svg:height="0.273cm" svg:x="19.329cm" svg:y="4.5cm" svg:viewBox="0 0 274 274" svg:d="M136 274c37 0 72-14 98-40s40-60 40-97c0-36-14-71-40-96-26-26-61-41-98-41-36 0-71 15-96 41-26 25-40 60-40 96 0 37 14 71 40 97 25 26 60 40 96 40z">
          <text:p/>
        </draw:path>
        <draw:path draw:style-name="gr35" draw:text-style-name="P18" draw:layer="layout" svg:width="0.273cm" svg:height="0.273cm" svg:x="19.446cm" svg:y="4.542cm" svg:viewBox="0 0 274 274" svg:d="M137 274c37 0 71-14 97-41 26-25 40-60 40-96 0-37-14-71-40-97s-60-40-97-40c-36 0-72 14-97 40-26 26-40 60-40 97 0 36 14 71 40 96 25 27 61 41 97 41z">
          <text:p/>
        </draw:path>
        <draw:path draw:style-name="gr36" draw:text-style-name="P19" draw:layer="layout" svg:width="0.273cm" svg:height="0.273cm" svg:x="21.165cm" svg:y="4.565cm" svg:viewBox="0 0 274 274" svg:d="M136 274c37 0 71-14 97-40s41-61 41-97-15-71-41-97c-26-25-60-40-97-40-36 0-71 15-96 40-26 26-40 61-40 97s14 71 40 97c25 26 60 40 96 40z">
          <text:p/>
        </draw:path>
        <draw:path draw:style-name="gr35" draw:text-style-name="P18" draw:layer="layout" svg:width="0.274cm" svg:height="0.274cm" svg:x="19.409cm" svg:y="4.329cm" svg:viewBox="0 0 275 275" svg:d="M138 275c36 0 71-15 97-40 25-26 40-62 40-98s-15-71-40-97c-26-25-61-40-97-40-37 0-72 15-98 40-25 26-40 61-40 97s15 72 40 98c26 25 61 40 98 40z">
          <text:p/>
        </draw:path>
        <draw:path draw:style-name="gr36" draw:text-style-name="P19" draw:layer="layout" svg:width="0.274cm" svg:height="0.273cm" svg:x="22.207cm" svg:y="5.464cm" svg:viewBox="0 0 275 274" svg:d="M138 274c36 0 71-14 97-40 25-25 40-60 40-96 0-38-15-72-40-98-26-26-61-40-97-40s-71 14-98 40c-25 26-40 60-40 98 0 36 15 71 40 96 27 26 62 40 98 40z">
          <text:p/>
        </draw:path>
        <draw:path draw:style-name="gr35" draw:text-style-name="P18" draw:layer="layout" svg:width="0.273cm" svg:height="0.273cm" svg:x="19.232cm" svg:y="4.42cm" svg:viewBox="0 0 274 274" svg:d="M137 274c37 0 71-14 97-40 26-25 40-60 40-96 0-37-14-72-40-98s-60-40-97-40c-36 0-71 14-96 40-27 26-41 61-41 98 0 36 14 71 41 96 25 26 60 40 96 40z">
          <text:p/>
        </draw:path>
        <draw:path draw:style-name="gr35" draw:text-style-name="P18" draw:layer="layout" svg:width="0.273cm" svg:height="0.273cm" svg:x="19.31cm" svg:y="4.345cm" svg:viewBox="0 0 274 274" svg:d="M136 274c37 0 71-15 98-40 26-26 40-61 40-98 0-36-14-71-40-96-27-26-61-40-98-40-36 0-70 14-96 40-26 25-40 60-40 96 0 37 14 72 40 98 26 25 60 40 96 40z">
          <text:p/>
        </draw:path>
        <draw:path draw:style-name="gr35" draw:text-style-name="P18" draw:layer="layout" svg:width="0.273cm" svg:height="0.273cm" svg:x="19.832cm" svg:y="4.399cm" svg:viewBox="0 0 274 274" svg:d="M136 274c36 0 71-14 97-40s41-60 41-97-15-72-41-97c-26-26-61-40-97-40s-71 14-96 40c-26 25-40 60-40 97s14 71 40 97c25 26 60 40 96 40z">
          <text:p/>
        </draw:path>
        <draw:path draw:style-name="gr35" draw:text-style-name="P18" draw:layer="layout" svg:width="0.273cm" svg:height="0.273cm" svg:x="19.869cm" svg:y="4.726cm" svg:viewBox="0 0 274 274" svg:d="M136 274c36 0 72-14 98-40 25-25 40-60 40-96 0-37-15-71-40-98-26-26-62-40-98-40s-71 14-96 40c-26 27-40 61-40 98 0 36 14 71 40 96 25 26 60 40 96 40z">
          <text:p/>
        </draw:path>
        <draw:path draw:style-name="gr35" draw:text-style-name="P18" draw:layer="layout" svg:width="0.273cm" svg:height="0.273cm" svg:x="19.018cm" svg:y="4.427cm" svg:viewBox="0 0 274 274" svg:d="M136 274c37 0 71-14 98-40 26-26 40-60 40-97 0-36-14-72-40-97-27-26-61-40-98-40-36 0-71 14-96 40-26 25-40 61-40 97 0 37 14 71 40 97 25 26 60 40 96 40z">
          <text:p/>
        </draw:path>
        <draw:path draw:style-name="gr36" draw:text-style-name="P19" draw:layer="layout" svg:width="0.273cm" svg:height="0.273cm" svg:x="22.619cm" svg:y="4.956cm" svg:viewBox="0 0 274 274" svg:d="M137 274c36 0 72-14 97-40 26-25 40-60 40-96 0-37-14-72-40-98-25-26-61-40-97-40-37 0-71 14-97 40s-40 61-40 98c0 36 14 71 40 96 26 26 60 40 97 40z">
          <text:p/>
        </draw:path>
        <draw:path draw:style-name="gr35" draw:text-style-name="P18" draw:layer="layout" svg:width="0.274cm" svg:height="0.273cm" svg:x="20.472cm" svg:y="4.361cm" svg:viewBox="0 0 275 274" svg:d="M137 274c37 0 72-14 98-40 25-25 40-60 40-97 0-36-15-71-40-97-26-25-61-40-98-40-36 0-71 15-97 40-25 26-40 61-40 97 0 37 15 72 40 97 26 26 61 40 97 40z">
          <text:p/>
        </draw:path>
        <draw:path draw:style-name="gr37" draw:text-style-name="P18" draw:layer="layout" svg:width="0.273cm" svg:height="0.274cm" svg:x="19.75cm" svg:y="4.161cm" svg:viewBox="0 0 274 275" svg:d="M138 275c36 0 71-15 96-40 26-26 40-61 40-97s-14-72-40-98c-25-25-60-40-96-40-37 0-71 15-98 40-26 26-40 62-40 98s14 71 40 97c27 25 61 40 98 40z">
          <text:p/>
        </draw:path>
        <draw:path draw:style-name="gr38" draw:text-style-name="P2" draw:layer="layout" svg:width="0.273cm" svg:height="0.274cm" svg:x="19.75cm" svg:y="4.161cm" svg:viewBox="0 0 274 275" svg:d="M138 275c36 0 71-15 96-40 26-26 40-61 40-97s-14-72-40-98c-25-25-60-40-96-40-37 0-71 15-98 40-26 26-40 62-40 98s14 71 40 97c27 25 61 40 98 40z">
          <text:p/>
        </draw:path>
        <draw:path draw:style-name="gr35" draw:text-style-name="P18" draw:layer="layout" svg:width="0.273cm" svg:height="0.273cm" svg:x="19.392cm" svg:y="4.403cm" svg:viewBox="0 0 274 274" svg:d="M138 274c36 0 71-15 96-40 26-26 40-61 40-97 0-37-14-72-40-97-25-26-60-40-96-40-37 0-72 14-98 40-25 25-40 60-40 97 0 36 15 71 40 97 26 25 61 40 98 40z">
          <text:p/>
        </draw:path>
        <draw:path draw:style-name="gr35" draw:text-style-name="P18" draw:layer="layout" svg:width="0.273cm" svg:height="0.274cm" svg:x="19.152cm" svg:y="4.523cm" svg:viewBox="0 0 274 275" svg:d="M138 275c36 0 71-15 96-42 26-25 40-60 40-96s-14-71-40-97c-25-25-60-40-96-40-37 0-72 15-98 40-26 26-40 61-40 97s14 71 40 96c26 27 61 42 98 42z">
          <text:p/>
        </draw:path>
        <draw:path draw:style-name="gr35" draw:text-style-name="P18" draw:layer="layout" svg:width="0.273cm" svg:height="0.273cm" svg:x="19.552cm" svg:y="4.285cm" svg:viewBox="0 0 274 274" svg:d="M136 274c36 0 71-14 97-40 26-27 41-61 41-98 0-36-15-71-41-96-26-26-61-40-97-40s-71 14-96 40c-26 25-40 60-40 96 0 37 14 71 40 98 25 26 60 40 96 40z">
          <text:p/>
        </draw:path>
        <draw:path draw:style-name="gr35" draw:text-style-name="P18" draw:layer="layout" svg:width="0.274cm" svg:height="0.274cm" svg:x="19.67cm" svg:y="4.282cm" svg:viewBox="0 0 275 275" svg:d="M138 275c36 0 71-15 97-40 25-27 40-62 40-98s-15-71-40-97c-26-25-61-40-97-40-37 0-72 15-98 40-25 26-40 61-40 97s15 71 40 98c26 25 61 40 98 40z">
          <text:p/>
        </draw:path>
        <draw:path draw:style-name="gr35" draw:text-style-name="P18" draw:layer="layout" svg:width="0.273cm" svg:height="0.273cm" svg:x="19.623cm" svg:y="4.211cm" svg:viewBox="0 0 274 274" svg:d="M136 274c38 0 72-14 98-40s40-60 40-97c0-36-14-71-40-96-26-27-60-41-98-41-36 0-71 14-96 41-26 25-40 60-40 96 0 37 14 71 40 97 25 26 60 40 96 40z">
          <text:p/>
        </draw:path>
        <draw:path draw:style-name="gr35" draw:text-style-name="P18" draw:layer="layout" svg:width="0.273cm" svg:height="0.273cm" svg:x="19.444cm" svg:y="4.504cm" svg:viewBox="0 0 274 274" svg:d="M137 274c37 0 71-14 97-40s40-60 40-97c0-36-14-71-40-96-26-26-60-41-97-41-36 0-72 15-97 41-26 25-40 60-40 96 0 37 14 71 40 97 25 26 61 40 97 40z">
          <text:p/>
        </draw:path>
        <draw:path draw:style-name="gr35" draw:text-style-name="P18" draw:layer="layout" svg:width="0.273cm" svg:height="0.274cm" svg:x="20.351cm" svg:y="4.334cm" svg:viewBox="0 0 274 275" svg:d="M137 275c36 0 71-15 96-40 26-26 41-61 41-98 0-36-15-71-41-97-25-25-60-40-96-40s-71 15-97 40c-25 26-40 61-40 97 0 37 15 72 40 98 26 25 61 40 97 40z">
          <text:p/>
        </draw:path>
        <draw:path draw:style-name="gr35" draw:text-style-name="P18" draw:layer="layout" svg:width="0.273cm" svg:height="0.273cm" svg:x="19.72cm" svg:y="4.317cm" svg:viewBox="0 0 274 274" svg:d="M137 274c37 0 71-14 97-40 26-25 40-61 40-97s-14-71-40-97c-26-25-60-40-97-40-36 0-72 15-97 40-26 26-40 61-40 97s14 72 40 97c25 26 61 40 97 40z">
          <text:p/>
        </draw:path>
        <draw:path draw:style-name="gr35" draw:text-style-name="P18" draw:layer="layout" svg:width="0.274cm" svg:height="0.273cm" svg:x="20.422cm" svg:y="4.277cm" svg:viewBox="0 0 275 274" svg:d="M137 274c36 0 72-15 98-40 25-27 40-62 40-98s-15-71-40-96c-26-26-62-40-98-40s-71 14-96 40c-26 25-41 60-41 96s15 71 41 98c25 25 60 40 96 40z">
          <text:p/>
        </draw:path>
        <draw:path draw:style-name="gr37" draw:text-style-name="P18" draw:layer="layout" svg:width="0.273cm" svg:height="0.274cm" svg:x="19.557cm" svg:y="4.286cm" svg:viewBox="0 0 274 275" svg:d="M136 275c37 0 71-15 97-40 27-27 41-62 41-98s-14-71-41-97c-26-25-60-40-97-40-36 0-71 15-96 40-26 26-40 61-40 97s14 71 40 98c25 25 60 40 96 40z">
          <text:p/>
        </draw:path>
        <draw:path draw:style-name="gr38" draw:text-style-name="P2" draw:layer="layout" svg:width="0.273cm" svg:height="0.274cm" svg:x="19.557cm" svg:y="4.286cm" svg:viewBox="0 0 274 275" svg:d="M136 275c37 0 71-15 97-40 27-27 41-62 41-98s-14-71-41-97c-26-25-60-40-97-40-36 0-71 15-96 40-26 26-40 61-40 97s14 71 40 98c25 25 60 40 96 40z">
          <text:p/>
        </draw:path>
        <draw:path draw:style-name="gr36" draw:text-style-name="P19" draw:layer="layout" svg:width="0.274cm" svg:height="0.273cm" svg:x="21.031cm" svg:y="4.159cm" svg:viewBox="0 0 275 274" svg:d="M138 274c36 0 71-14 97-40 25-25 40-60 40-96s-15-72-40-98c-26-25-61-40-97-40-37 0-72 15-97 40-26 26-41 62-41 98s15 71 41 96c25 26 60 40 97 40z">
          <text:p/>
        </draw:path>
        <draw:path draw:style-name="gr35" draw:text-style-name="P18" draw:layer="layout" svg:width="0.273cm" svg:height="0.273cm" svg:x="19.699cm" svg:y="4.242cm" svg:viewBox="0 0 274 274" svg:d="M138 274c36 0 71-16 96-41 26-26 40-61 40-97s-14-71-40-96c-25-26-60-40-96-40s-72 14-98 40c-25 25-40 60-40 96s15 71 40 97c26 25 62 41 98 41z">
          <text:p/>
        </draw:path>
        <draw:path draw:style-name="gr35" draw:text-style-name="P18" draw:layer="layout" svg:width="0.273cm" svg:height="0.273cm" svg:x="19.742cm" svg:y="4.649cm" svg:viewBox="0 0 274 274" svg:d="M138 274c36 0 71-14 96-40 26-26 40-60 40-97s-14-72-40-97c-25-26-60-40-96-40s-71 14-98 40c-25 25-40 60-40 97s15 71 40 97c27 26 62 40 98 40z">
          <text:p/>
        </draw:path>
        <draw:path draw:style-name="gr35" draw:text-style-name="P18" draw:layer="layout" svg:width="0.273cm" svg:height="0.273cm" svg:x="20.178cm" svg:y="4.357cm" svg:viewBox="0 0 274 274" svg:d="M136 274c38 0 72-15 98-40 26-26 40-61 40-98 0-36-14-71-40-96-26-26-60-40-98-40-36 0-71 14-96 40-26 25-40 60-40 96 0 37 14 72 40 98 25 25 60 40 96 40z">
          <text:p/>
        </draw:path>
        <draw:path draw:style-name="gr35" draw:text-style-name="P18" draw:layer="layout" svg:width="0.273cm" svg:height="0.273cm" svg:x="19.704cm" svg:y="4.26cm" svg:viewBox="0 0 274 274" svg:d="M138 274c36 0 71-14 96-41 26-26 40-60 40-97 0-36-14-71-40-96-25-26-60-40-96-40-37 0-72 14-98 40-26 25-40 60-40 96 0 37 14 71 40 97 26 27 61 41 98 41z">
          <text:p/>
        </draw:path>
        <draw:path draw:style-name="gr36" draw:text-style-name="P19" draw:layer="layout" svg:width="0.273cm" svg:height="0.273cm" svg:x="22.221cm" svg:y="5.525cm" svg:viewBox="0 0 274 274" svg:d="M137 274c37 0 71-14 97-40s40-60 40-97c0-36-14-72-40-97-26-26-60-40-97-40-36 0-71 14-96 40-27 25-41 61-41 97 0 37 14 71 41 97 25 26 60 40 96 40z">
          <text:p/>
        </draw:path>
        <draw:path draw:style-name="gr35" draw:text-style-name="P18" draw:layer="layout" svg:width="0.273cm" svg:height="0.273cm" svg:x="19.413cm" svg:y="4.393cm" svg:viewBox="0 0 274 274" svg:d="M138 274c36 0 71-14 96-40 26-25 40-60 40-96 0-38-14-72-40-98-25-26-60-40-96-40-38 0-72 14-98 40s-40 60-40 98c0 36 14 71 40 96 26 26 60 40 98 40z">
          <text:p/>
        </draw:path>
        <draw:path draw:style-name="gr37" draw:text-style-name="P18" draw:layer="layout" svg:width="0.273cm" svg:height="0.273cm" svg:x="19.38cm" svg:y="4.401cm" svg:viewBox="0 0 274 274" svg:d="M136 274c38 0 72-14 98-40 25-26 40-60 40-97s-15-72-40-97c-26-26-60-40-98-40-36 0-71 14-96 40-26 25-40 60-40 97s14 71 40 97c25 26 60 40 96 40z">
          <text:p/>
        </draw:path>
        <draw:path draw:style-name="gr38" draw:text-style-name="P2" draw:layer="layout" svg:width="0.273cm" svg:height="0.273cm" svg:x="19.38cm" svg:y="4.401cm" svg:viewBox="0 0 274 274" svg:d="M136 274c38 0 72-14 98-40 25-26 40-60 40-97s-15-72-40-97c-26-26-60-40-98-40-36 0-71 14-96 40-26 25-40 60-40 97s14 71 40 97c25 26 60 40 96 40z">
          <text:p/>
        </draw:path>
        <draw:path draw:style-name="gr35" draw:text-style-name="P18" draw:layer="layout" svg:width="0.274cm" svg:height="0.273cm" svg:x="19.723cm" svg:y="4.156cm" svg:viewBox="0 0 275 274" svg:d="M138 274c36 0 71-14 97-40 25-25 40-60 40-96 0-37-15-72-40-98-26-26-61-40-97-40s-72 14-98 40c-25 26-40 61-40 98 0 36 15 71 40 96 26 26 62 40 98 40z">
          <text:p/>
        </draw:path>
        <draw:path draw:style-name="gr36" draw:text-style-name="P19" draw:layer="layout" svg:width="0.273cm" svg:height="0.274cm" svg:x="22.814cm" svg:y="5.011cm" svg:viewBox="0 0 274 275" svg:d="M136 275c37 0 71-15 97-40 27-26 41-61 41-97s-14-71-41-96c-26-27-60-42-97-42-36 0-71 15-96 42-26 25-40 60-40 96s14 71 40 97c25 25 60 40 96 40z">
          <text:p/>
        </draw:path>
        <draw:path draw:style-name="gr35" draw:text-style-name="P18" draw:layer="layout" svg:width="0.273cm" svg:height="0.273cm" svg:x="18.841cm" svg:y="4.611cm" svg:viewBox="0 0 274 274" svg:d="M138 274c36 0 71-14 96-40 26-25 40-60 40-97 0-36-14-71-40-97-25-25-60-40-96-40-37 0-72 15-98 40-25 26-40 61-40 97 0 37 15 72 40 97 26 26 61 40 98 40z">
          <text:p/>
        </draw:path>
        <draw:path draw:style-name="gr35" draw:text-style-name="P18" draw:layer="layout" svg:width="0.273cm" svg:height="0.273cm" svg:x="19.698cm" svg:y="4.365cm" svg:viewBox="0 0 274 274" svg:d="M137 274c37 0 71-14 97-40 26-25 40-60 40-97s-14-71-40-97-60-40-97-40c-36 0-72 14-97 40-26 26-40 60-40 97s14 72 40 97c25 26 61 40 97 40z">
          <text:p/>
        </draw:path>
        <draw:path draw:style-name="gr35" draw:text-style-name="P18" draw:layer="layout" svg:width="0.273cm" svg:height="0.274cm" svg:x="19.739cm" svg:y="4.357cm" svg:viewBox="0 0 274 275" svg:d="M138 275c36 0 71-15 96-40 26-26 40-61 40-98 0-36-14-71-40-97-25-25-60-40-96-40-37 0-71 15-98 40-26 26-40 61-40 97 0 37 14 72 40 98 27 25 61 40 98 40z">
          <text:p/>
        </draw:path>
        <draw:path draw:style-name="gr35" draw:text-style-name="P18" draw:layer="layout" svg:width="0.274cm" svg:height="0.273cm" svg:x="19.696cm" svg:y="4.24cm" svg:viewBox="0 0 275 274" svg:d="M138 274c36 0 71-15 97-41 25-26 40-60 40-97 0-36-15-70-40-96-26-26-61-40-97-40s-72 14-98 40c-25 26-40 60-40 96 0 37 15 71 40 97 26 26 62 41 98 41z">
          <text:p/>
        </draw:path>
        <draw:path draw:style-name="gr35" draw:text-style-name="P18" draw:layer="layout" svg:width="0.274cm" svg:height="0.274cm" svg:x="19.758cm" svg:y="4.293cm" svg:viewBox="0 0 275 275" svg:d="M138 275c36 0 71-15 97-40 25-27 40-62 40-98s-15-71-40-97c-26-25-61-40-97-40s-71 15-97 40c-26 26-41 61-41 97s15 71 41 98c26 25 61 40 97 40z">
          <text:p/>
        </draw:path>
        <draw:path draw:style-name="gr37" draw:text-style-name="P18" draw:layer="layout" svg:width="0.273cm" svg:height="0.274cm" svg:x="20.354cm" svg:y="4.164cm" svg:viewBox="0 0 274 275" svg:d="M137 275c36 0 71-15 96-40 27-26 41-61 41-97s-14-72-41-98c-25-25-60-40-96-40s-71 15-97 40c-25 26-40 62-40 98s15 71 40 97c26 25 61 40 97 40z">
          <text:p/>
        </draw:path>
        <draw:path draw:style-name="gr38" draw:text-style-name="P2" draw:layer="layout" svg:width="0.273cm" svg:height="0.274cm" svg:x="20.354cm" svg:y="4.164cm" svg:viewBox="0 0 274 275" svg:d="M137 275c36 0 71-15 96-40 27-26 41-61 41-97s-14-72-41-98c-25-25-60-40-96-40s-71 15-97 40c-25 26-40 62-40 98s15 71 40 97c26 25 61 40 97 40z">
          <text:p/>
        </draw:path>
        <draw:path draw:style-name="gr35" draw:text-style-name="P18" draw:layer="layout" svg:width="0.273cm" svg:height="0.273cm" svg:x="20.194cm" svg:y="4.469cm" svg:viewBox="0 0 274 274" svg:d="M137 274c37 0 72-14 97-40 26-26 40-60 40-97 0-36-14-71-40-96-25-27-60-41-97-41s-71 14-97 41c-26 25-40 60-40 96 0 37 14 71 40 97s60 40 97 40z">
          <text:p/>
        </draw:path>
        <draw:path draw:style-name="gr35" draw:text-style-name="P18" draw:layer="layout" svg:width="0.273cm" svg:height="0.274cm" svg:x="20.025cm" svg:y="4.723cm" svg:viewBox="0 0 274 275" svg:d="M137 275c37 0 71-15 97-40 26-26 40-61 40-97s-14-71-40-98c-26-25-60-40-97-40-36 0-71 15-97 40-26 27-40 62-40 98s14 71 40 97c26 25 61 40 97 40z">
          <text:p/>
        </draw:path>
        <draw:path draw:style-name="gr35" draw:text-style-name="P18" draw:layer="layout" svg:width="0.273cm" svg:height="0.273cm" svg:x="20.214cm" svg:y="4.288cm" svg:viewBox="0 0 274 274" svg:d="M138 274c36 0 71-15 96-40 26-27 40-62 40-98s-14-71-40-96c-25-26-60-40-96-40-38 0-72 14-98 40-26 25-40 60-40 96s14 71 40 98c26 25 60 40 98 40z">
          <text:p/>
        </draw:path>
        <draw:path draw:style-name="gr35" draw:text-style-name="P18" draw:layer="layout" svg:width="0.273cm" svg:height="0.273cm" svg:x="19.744cm" svg:y="4.372cm" svg:viewBox="0 0 274 274" svg:d="M137 274c37 0 71-14 97-40s40-60 40-97-14-72-40-97c-26-26-60-40-97-40-36 0-71 14-97 40-26 25-40 60-40 97s14 71 40 97 61 40 97 40z">
          <text:p/>
        </draw:path>
        <draw:path draw:style-name="gr36" draw:text-style-name="P19" draw:layer="layout" svg:width="0.274cm" svg:height="0.273cm" svg:x="21.575cm" svg:y="4.408cm" svg:viewBox="0 0 275 274" svg:d="M138 274c36 0 71-14 97-40 25-25 40-60 40-96s-15-72-40-98c-26-25-61-40-97-40-37 0-72 15-97 40-26 26-41 62-41 98s15 71 41 96c25 26 60 40 97 40z">
          <text:p/>
        </draw:path>
        <draw:path draw:style-name="gr35" draw:text-style-name="P18" draw:layer="layout" svg:width="0.274cm" svg:height="0.273cm" svg:x="19.486cm" svg:y="4.394cm" svg:viewBox="0 0 275 274" svg:d="M138 274c36 0 71-14 97-40 25-25 40-60 40-96 0-38-15-72-40-98-26-26-61-40-97-40s-71 14-96 40c-27 26-42 60-42 98 0 36 15 71 42 96 25 26 60 40 96 40z">
          <text:p/>
        </draw:path>
        <draw:path draw:style-name="gr35" draw:text-style-name="P18" draw:layer="layout" svg:width="0.273cm" svg:height="0.273cm" svg:x="19.778cm" svg:y="4.257cm" svg:viewBox="0 0 274 274" svg:d="M137 274c36 0 71-14 97-41 25-25 40-60 40-96 0-37-15-71-40-97-26-26-61-40-97-40s-71 14-96 40c-27 26-41 60-41 97 0 36 14 71 41 96 25 27 60 41 96 41z">
          <text:p/>
        </draw:path>
        <draw:path draw:style-name="gr35" draw:text-style-name="P18" draw:layer="layout" svg:width="0.273cm" svg:height="0.273cm" svg:x="20.021cm" svg:y="4.138cm" svg:viewBox="0 0 274 274" svg:d="M137 274c36 0 71-15 97-40 25-26 40-61 40-97s-15-72-40-97c-26-26-61-40-97-40s-71 14-97 40c-26 25-40 61-40 97s14 71 40 97c26 25 61 40 97 40z">
          <text:p/>
        </draw:path>
        <draw:path draw:style-name="gr35" draw:text-style-name="P18" draw:layer="layout" svg:width="0.274cm" svg:height="0.273cm" svg:x="20.634cm" svg:y="4.232cm" svg:viewBox="0 0 275 274" svg:d="M137 274c36 0 71-15 97-41 26-25 41-60 41-96s-15-71-41-97c-26-25-61-40-97-40s-71 15-97 40c-25 26-40 61-40 97s15 71 40 96c26 26 61 41 97 41z">
          <text:p/>
        </draw:path>
        <draw:path draw:style-name="gr36" draw:text-style-name="P19" draw:layer="layout" svg:width="0.274cm" svg:height="0.273cm" svg:x="21.734cm" svg:y="4.41cm" svg:viewBox="0 0 275 274" svg:d="M137 274c36 0 71-14 97-40 26-25 41-60 41-96 0-37-15-72-41-98s-61-40-97-40-71 14-97 40c-25 26-40 61-40 98 0 36 15 71 40 96 26 26 61 40 97 40z">
          <text:p/>
        </draw:path>
        <draw:path draw:style-name="gr36" draw:text-style-name="P19" draw:layer="layout" svg:width="0.273cm" svg:height="0.273cm" svg:x="22.123cm" svg:y="5.555cm" svg:viewBox="0 0 274 274" svg:d="M138 274c36 0 71-14 96-40 26-25 40-60 40-96s-14-71-40-98c-25-25-60-40-96-40-37 0-72 15-98 40-25 27-40 62-40 98s15 71 40 96c26 26 61 40 98 40z">
          <text:p/>
        </draw:path>
        <draw:path draw:style-name="gr35" draw:text-style-name="P18" draw:layer="layout" svg:width="0.273cm" svg:height="0.273cm" svg:x="19.783cm" svg:y="4.263cm" svg:viewBox="0 0 274 274" svg:d="M137 274c37 0 71-14 97-41 26-25 40-60 40-96 0-37-14-71-40-97s-60-40-97-40c-36 0-71 14-96 40-26 26-41 60-41 97 0 36 15 71 41 96 25 27 60 41 96 41z">
          <text:p/>
        </draw:path>
        <draw:path draw:style-name="gr36" draw:text-style-name="P19" draw:layer="layout" svg:width="0.273cm" svg:height="0.273cm" svg:x="21.542cm" svg:y="4.401cm" svg:viewBox="0 0 274 274" svg:d="M137 274c37 0 71-14 97-40 26-25 40-60 40-96 0-38-14-72-40-98s-60-40-97-40-71 14-97 40-40 60-40 98c0 36 14 71 40 96 26 26 60 40 97 40z">
          <text:p/>
        </draw:path>
        <draw:path draw:style-name="gr35" draw:text-style-name="P18" draw:layer="layout" svg:width="0.274cm" svg:height="0.274cm" svg:x="19.955cm" svg:y="4.364cm" svg:viewBox="0 0 275 275" svg:d="M138 275c36 0 71-15 97-40 25-26 40-61 40-98 0-36-15-71-40-97-26-25-61-40-97-40-37 0-72 15-98 40-25 26-40 61-40 97 0 37 15 72 40 98 26 25 61 40 98 40z">
          <text:p/>
        </draw:path>
        <draw:path draw:style-name="gr35" draw:text-style-name="P18" draw:layer="layout" svg:width="0.273cm" svg:height="0.274cm" svg:x="19.939cm" svg:y="4.291cm" svg:viewBox="0 0 274 275" svg:d="M137 275c37 0 71-15 97-40 26-27 40-62 40-98s-14-71-40-96c-26-26-60-41-97-41s-72 15-97 41c-26 25-40 60-40 96s14 71 40 98c25 25 60 40 97 40z">
          <text:p/>
        </draw:path>
        <draw:path draw:style-name="gr36" draw:text-style-name="P19" draw:layer="layout" svg:width="0.274cm" svg:height="0.273cm" svg:x="22.416cm" svg:y="5.059cm" svg:viewBox="0 0 275 274" svg:d="M138 274c36 0 71-15 97-41 25-26 40-60 40-97 0-36-15-71-40-96-26-26-61-40-97-40-37 0-72 14-98 40-25 25-40 60-40 96 0 37 15 71 40 97 26 26 61 41 98 41z">
          <text:p/>
        </draw:path>
        <draw:path draw:style-name="gr35" draw:text-style-name="P18" draw:layer="layout" svg:width="0.273cm" svg:height="0.273cm" svg:x="20.558cm" svg:y="4.131cm" svg:viewBox="0 0 274 274" svg:d="M137 274c36 0 71-15 97-40 25-26 40-61 40-97 0-37-15-72-40-97-26-26-61-40-97-40s-71 14-97 40c-26 25-40 60-40 97 0 36 14 71 40 97 26 25 61 40 97 40z">
          <text:p/>
        </draw:path>
        <draw:path draw:style-name="gr35" draw:text-style-name="P18" draw:layer="layout" svg:width="0.274cm" svg:height="0.274cm" svg:x="20.01cm" svg:y="4.303cm" svg:viewBox="0 0 275 275" svg:d="M138 275c36 0 71-15 97-40 25-26 40-62 40-98s-15-71-40-97c-26-25-61-40-97-40s-71 15-98 40c-25 26-40 61-40 97s15 72 40 98c27 25 62 40 98 40z">
          <text:p/>
        </draw:path>
        <draw:path draw:style-name="gr35" draw:text-style-name="P18" draw:layer="layout" svg:width="0.273cm" svg:height="0.273cm" svg:x="19.509cm" svg:y="4.391cm" svg:viewBox="0 0 274 274" svg:d="M138 274c36 0 71-14 96-40 26-25 40-60 40-96 0-37-14-72-40-98-25-25-60-40-96-40-37 0-71 15-97 40-26 26-41 61-41 98 0 36 15 71 41 96 26 26 60 40 97 40z">
          <text:p/>
        </draw:path>
        <draw:path draw:style-name="gr35" draw:text-style-name="P18" draw:layer="layout" svg:width="0.273cm" svg:height="0.274cm" svg:x="19.928cm" svg:y="4.237cm" svg:viewBox="0 0 274 275" svg:d="M136 275c37 0 72-16 98-41 25-26 40-61 40-97s-15-71-40-97c-26-25-61-40-98-40-36 0-71 15-96 40-26 26-40 61-40 97s14 71 40 97c25 25 60 41 96 41z">
          <text:p/>
        </draw:path>
        <draw:path draw:style-name="gr36" draw:text-style-name="P19" draw:layer="layout" svg:width="0.273cm" svg:height="0.273cm" svg:x="21.573cm" svg:y="4.403cm" svg:viewBox="0 0 274 274" svg:d="M137 274c36 0 71-14 97-40 25-25 40-60 40-96 0-38-15-72-40-98-26-26-61-40-97-40-37 0-72 14-97 40-26 26-40 60-40 98 0 36 14 71 40 96 25 26 60 40 97 40z">
          <text:p/>
        </draw:path>
        <draw:path draw:style-name="gr35" draw:text-style-name="P18" draw:layer="layout" svg:width="0.273cm" svg:height="0.273cm" svg:x="19.623cm" svg:y="4.315cm" svg:viewBox="0 0 274 274" svg:d="M137 274c37 0 72-14 97-40 26-25 40-61 40-97 0-37-14-71-40-97-25-26-60-40-97-40s-71 14-97 40-40 60-40 97c0 36 14 72 40 97 26 26 60 40 97 40z">
          <text:p/>
        </draw:path>
        <draw:path draw:style-name="gr35" draw:text-style-name="P18" draw:layer="layout" svg:width="0.273cm" svg:height="0.273cm" svg:x="20.207cm" svg:y="4.263cm" svg:viewBox="0 0 274 274" svg:d="M138 274c36 0 71-14 96-41 26-25 40-60 40-96s-14-71-40-97c-25-25-60-40-96-40-38 0-72 15-98 40-26 26-40 61-40 97s14 71 40 96c26 27 60 41 98 41z">
          <text:p/>
        </draw:path>
        <draw:path draw:style-name="gr35" draw:text-style-name="P18" draw:layer="layout" svg:width="0.273cm" svg:height="0.273cm" svg:x="20.414cm" svg:y="4.17cm" svg:viewBox="0 0 274 274" svg:d="M137 274c36 0 72-15 97-40 26-26 40-61 40-97s-14-71-40-97c-25-26-61-40-97-40-37 0-71 14-97 40s-40 61-40 97 14 71 40 97c26 25 60 40 97 40z">
          <text:p/>
        </draw:path>
        <draw:path draw:style-name="gr35" draw:text-style-name="P18" draw:layer="layout" svg:width="0.274cm" svg:height="0.274cm" svg:x="20.102cm" svg:y="4.445cm" svg:viewBox="0 0 275 275" svg:d="M137 275c36 0 71-15 97-40 26-26 41-61 41-97s-15-71-41-98c-26-25-61-40-97-40s-71 15-96 40c-26 27-41 62-41 98s15 71 41 97c25 25 60 40 96 40z">
          <text:p/>
        </draw:path>
        <draw:path draw:style-name="gr35" draw:text-style-name="P18" draw:layer="layout" svg:width="0.273cm" svg:height="0.273cm" svg:x="19.943cm" svg:y="4.253cm" svg:viewBox="0 0 274 274" svg:d="M138 274c36 0 71-14 96-41 26-26 40-60 40-97 0-36-14-70-40-96-25-26-60-40-96-40-37 0-72 14-98 40-25 26-40 60-40 96 0 37 15 71 40 97 26 27 61 41 98 41z">
          <text:p/>
        </draw:path>
        <draw:path draw:style-name="gr35" draw:text-style-name="P18" draw:layer="layout" svg:width="0.273cm" svg:height="0.273cm" svg:x="20.099cm" svg:y="4.148cm" svg:viewBox="0 0 274 274" svg:d="M137 274c36 0 71-14 96-40 27-26 41-60 41-97 0-36-14-72-41-97-25-26-60-40-96-40s-71 14-97 40c-25 25-40 61-40 97 0 37 15 71 40 97 26 26 61 40 97 40z">
          <text:p/>
        </draw:path>
        <draw:path draw:style-name="gr35" draw:text-style-name="P18" draw:layer="layout" svg:width="0.273cm" svg:height="0.274cm" svg:x="19.785cm" svg:y="4.237cm" svg:viewBox="0 0 274 275" svg:d="M137 275c36 0 71-16 97-41 25-26 40-61 40-97s-15-71-40-97c-26-25-61-40-97-40s-71 15-96 40c-26 26-41 61-41 97s15 71 41 97c25 25 60 41 96 41z">
          <text:p/>
        </draw:path>
        <draw:path draw:style-name="gr35" draw:text-style-name="P18" draw:layer="layout" svg:width="0.273cm" svg:height="0.273cm" svg:x="19.552cm" svg:y="4.356cm" svg:viewBox="0 0 274 274" svg:d="M137 274c36 0 71-14 96-40 27-26 41-60 41-98 0-36-14-71-41-96-25-26-60-40-96-40s-71 14-97 40c-25 25-40 60-40 96 0 38 15 72 40 98 26 26 61 40 97 40z">
          <text:p/>
        </draw:path>
        <draw:path draw:style-name="gr35" draw:text-style-name="P18" draw:layer="layout" svg:width="0.273cm" svg:height="0.274cm" svg:x="19.928cm" svg:y="4.444cm" svg:viewBox="0 0 274 275" svg:d="M137 275c37 0 72-15 97-41 26-25 40-60 40-96s-14-71-40-98c-25-25-60-40-97-40s-71 15-97 40c-26 27-40 62-40 98s14 71 40 96c26 26 60 41 97 41z">
          <text:p/>
        </draw:path>
        <draw:path draw:style-name="gr35" draw:text-style-name="P18" draw:layer="layout" svg:width="0.273cm" svg:height="0.273cm" svg:x="20.324cm" svg:y="4.241cm" svg:viewBox="0 0 274 274" svg:d="M137 274c37 0 71-16 97-41 26-26 40-61 40-97s-14-71-40-96c-26-26-60-40-97-40-36 0-71 14-96 40-27 25-41 60-41 96s14 71 41 97c25 25 60 41 96 41z">
          <text:p/>
        </draw:path>
        <draw:path draw:style-name="gr35" draw:text-style-name="P18" draw:layer="layout" svg:width="0.274cm" svg:height="0.273cm" svg:x="19.881cm" svg:y="4.244cm" svg:viewBox="0 0 275 274" svg:d="M137 274c36 0 72-15 98-41 25-26 40-60 40-96 0-37-15-71-40-97-26-26-62-40-98-40s-71 14-97 40c-25 26-40 60-40 97 0 36 15 70 40 96 26 26 61 41 97 41z">
          <text:p/>
        </draw:path>
        <draw:path draw:style-name="gr35" draw:text-style-name="P18" draw:layer="layout" svg:width="0.273cm" svg:height="0.273cm" svg:x="20.177cm" svg:y="4.521cm" svg:viewBox="0 0 274 274" svg:d="M136 274c37 0 72-14 98-41 25-26 40-60 40-97 0-36-15-70-40-96-26-26-61-40-98-40-36 0-71 14-96 40-26 26-40 60-40 96 0 37 14 71 40 97 25 27 60 41 96 41z">
          <text:p/>
        </draw:path>
        <draw:path draw:style-name="gr35" draw:text-style-name="P18" draw:layer="layout" svg:width="0.273cm" svg:height="0.273cm" svg:x="20.11cm" svg:y="4.51cm" svg:viewBox="0 0 274 274" svg:d="M136 274c36 0 71-15 98-41 25-26 40-60 40-96 0-37-15-71-40-97-27-26-62-40-98-40s-71 14-96 40c-26 26-40 60-40 97 0 36 14 70 40 96 25 26 60 41 96 41z">
          <text:p/>
        </draw:path>
        <draw:path draw:style-name="gr36" draw:text-style-name="P19" draw:layer="layout" svg:width="0.273cm" svg:height="0.273cm" svg:x="21.75cm" svg:y="4.742cm" svg:viewBox="0 0 274 274" svg:d="M136 274c37 0 71-14 98-40 26-25 40-60 40-96 0-37-14-71-40-97-27-27-61-41-98-41-36 0-71 14-96 41-26 26-40 60-40 97 0 36 14 71 40 96 25 26 60 40 96 40z">
          <text:p/>
        </draw:path>
        <draw:path draw:style-name="gr35" draw:text-style-name="P18" draw:layer="layout" svg:width="0.274cm" svg:height="0.273cm" svg:x="20.021cm" svg:y="4.362cm" svg:viewBox="0 0 275 274" svg:d="M138 274c36 0 71-14 97-40 25-26 40-60 40-98 0-36-15-71-40-96-26-26-61-40-97-40s-71 14-98 40c-25 25-40 60-40 96 0 38 15 72 40 98 27 26 62 40 98 40z">
          <text:p/>
        </draw:path>
        <draw:path draw:style-name="gr35" draw:text-style-name="P18" draw:layer="layout" svg:width="0.273cm" svg:height="0.273cm" svg:x="19.648cm" svg:y="4.302cm" svg:viewBox="0 0 274 274" svg:d="M136 274c38 0 72-14 98-40 26-25 40-61 40-97 0-37-14-71-40-97s-60-40-98-40c-36 0-71 14-96 40-26 26-40 60-40 97 0 36 14 72 40 97 25 26 60 40 96 40z">
          <text:p/>
        </draw:path>
        <draw:path draw:style-name="gr35" draw:text-style-name="P18" draw:layer="layout" svg:width="0.274cm" svg:height="0.274cm" svg:x="19.678cm" svg:y="4.402cm" svg:viewBox="0 0 275 275" svg:d="M138 275c36 0 71-15 97-40 25-26 40-61 40-97 0-37-15-72-40-97-26-26-61-41-97-41-37 0-72 15-98 41-25 25-40 60-40 97 0 36 15 71 40 97 26 25 61 40 98 40z">
          <text:p/>
        </draw:path>
        <draw:path draw:style-name="gr35" draw:text-style-name="P18" draw:layer="layout" svg:width="0.273cm" svg:height="0.273cm" svg:x="20.408cm" svg:y="4.434cm" svg:viewBox="0 0 274 274" svg:d="M137 274c36 0 72-14 97-40 26-25 40-60 40-96 0-37-14-72-40-98-25-26-61-40-97-40-37 0-71 14-97 40s-40 61-40 98c0 36 14 71 40 96 26 26 60 40 97 40z">
          <text:p/>
        </draw:path>
        <draw:path draw:style-name="gr35" draw:text-style-name="P18" draw:layer="layout" svg:width="0.273cm" svg:height="0.273cm" svg:x="19.907cm" svg:y="4.427cm" svg:viewBox="0 0 274 274" svg:d="M137 274c37 0 71-14 97-40 26-25 40-60 40-96 0-37-14-72-40-98s-60-40-97-40-71 14-97 40-40 61-40 98c0 36 14 71 40 96 26 26 60 40 97 40z">
          <text:p/>
        </draw:path>
        <draw:path draw:style-name="gr36" draw:text-style-name="P19" draw:layer="layout" svg:width="0.273cm" svg:height="0.273cm" svg:x="22.41cm" svg:y="5.461cm" svg:viewBox="0 0 274 274" svg:d="M137 274c36 0 71-14 97-40 25-26 40-60 40-97s-15-72-40-97c-26-26-61-40-97-40-37 0-72 14-97 40-26 25-40 60-40 97s14 71 40 97c25 26 60 40 97 40z">
          <text:p/>
        </draw:path>
        <draw:path draw:style-name="gr36" draw:text-style-name="P19" draw:layer="layout" svg:width="0.274cm" svg:height="0.273cm" svg:x="20.524cm" svg:y="4.94cm" svg:viewBox="0 0 275 274" svg:d="M138 274c36 0 71-14 97-40 25-26 40-60 40-97s-15-72-40-97c-26-26-61-40-97-40s-72 14-98 40c-25 25-40 60-40 97s15 71 40 97c26 26 62 40 98 40z">
          <text:p/>
        </draw:path>
        <draw:path draw:style-name="gr35" draw:text-style-name="P18" draw:layer="layout" svg:width="0.273cm" svg:height="0.274cm" svg:x="20.447cm" svg:y="4.198cm" svg:viewBox="0 0 274 275" svg:d="M136 275c38 0 72-15 98-40 26-26 40-61 40-97s-14-71-40-97-60-41-98-41c-36 0-71 15-96 41-26 26-40 61-40 97s14 71 40 97c25 25 60 40 96 40z">
          <text:p/>
        </draw:path>
        <draw:path draw:style-name="gr35" draw:text-style-name="P18" draw:layer="layout" svg:width="0.273cm" svg:height="0.273cm" svg:x="19.82cm" svg:y="4.378cm" svg:viewBox="0 0 274 274" svg:d="M136 274c37 0 71-14 97-40 27-26 41-60 41-97s-14-72-41-97c-26-26-60-40-97-40-36 0-71 14-96 40-26 25-40 60-40 97s14 71 40 97c25 26 60 40 96 40z">
          <text:p/>
        </draw:path>
        <draw:path draw:style-name="gr35" draw:text-style-name="P18" draw:layer="layout" svg:width="0.273cm" svg:height="0.273cm" svg:x="19.693cm" svg:y="4.246cm" svg:viewBox="0 0 274 274" svg:d="M137 274c37 0 71-14 97-41 26-26 40-60 40-97 0-36-14-71-40-96-26-26-60-40-97-40-36 0-72 14-97 40-26 25-40 60-40 96 0 37 14 71 40 97 25 27 61 41 97 41z">
          <text:p/>
        </draw:path>
        <draw:path draw:style-name="gr35" draw:text-style-name="P18" draw:layer="layout" svg:width="0.274cm" svg:height="0.273cm" svg:x="19.647cm" svg:y="4.379cm" svg:viewBox="0 0 275 274" svg:d="M137 274c37 0 72-14 98-40 25-25 40-60 40-96 0-37-15-72-40-98-26-25-61-40-98-40-36 0-71 15-97 40-25 26-40 61-40 98 0 36 15 71 40 96 26 26 61 40 97 40z">
          <text:p/>
        </draw:path>
        <draw:path draw:style-name="gr35" draw:text-style-name="P18" draw:layer="layout" svg:width="0.273cm" svg:height="0.273cm" svg:x="20.598cm" svg:y="4.192cm" svg:viewBox="0 0 274 274" svg:d="M138 274c36 0 71-14 96-40 26-25 40-60 40-96s-14-71-40-97c-25-26-60-41-96-41s-71 15-97 41c-25 26-41 61-41 97s16 71 41 96c26 26 61 40 97 40z">
          <text:p/>
        </draw:path>
        <draw:path draw:style-name="gr35" draw:text-style-name="P18" draw:layer="layout" svg:width="0.273cm" svg:height="0.273cm" svg:x="20.283cm" svg:y="4.311cm" svg:viewBox="0 0 274 274" svg:d="M138 274c36 0 71-14 96-40 26-25 40-61 40-97 0-37-14-71-40-97-25-26-60-40-96-40s-71 14-98 40c-25 26-40 60-40 97 0 36 15 72 40 97 27 26 62 40 98 40z">
          <text:p/>
        </draw:path>
        <draw:path draw:style-name="gr35" draw:text-style-name="P18" draw:layer="layout" svg:width="0.273cm" svg:height="0.274cm" svg:x="19.975cm" svg:y="4.216cm" svg:viewBox="0 0 274 275" svg:d="M138 275c36 0 71-15 96-40 26-26 40-61 40-97s-14-71-40-97c-25-26-60-41-96-41s-72 15-98 41c-25 26-40 61-40 97s15 71 40 97c26 25 62 40 98 40z">
          <text:p/>
        </draw:path>
        <draw:path draw:style-name="gr36" draw:text-style-name="P19" draw:layer="layout" svg:width="0.273cm" svg:height="0.273cm" svg:x="22.395cm" svg:y="4.834cm" svg:viewBox="0 0 274 274" svg:d="M137 274c37 0 71-14 97-40 26-27 40-61 40-98 0-36-14-71-40-96-26-26-60-40-97-40s-72 14-97 40c-26 25-40 60-40 96 0 37 14 71 40 98 25 26 60 40 97 40z">
          <text:p/>
        </draw:path>
        <draw:path draw:style-name="gr35" draw:text-style-name="P18" draw:layer="layout" svg:width="0.273cm" svg:height="0.273cm" svg:x="19.537cm" svg:y="4.321cm" svg:viewBox="0 0 274 274" svg:d="M137 274c36 0 71-14 96-40 27-25 41-61 41-97 0-37-14-71-41-97-25-26-60-40-96-40-37 0-71 14-97 40s-40 60-40 97c0 36 14 72 40 97 26 26 60 40 97 40z">
          <text:p/>
        </draw:path>
        <draw:path draw:style-name="gr36" draw:text-style-name="P19" draw:layer="layout" svg:width="0.274cm" svg:height="0.273cm" svg:x="21.11cm" svg:y="5.138cm" svg:viewBox="0 0 275 274" svg:d="M138 274c36 0 71-14 97-40 25-25 40-61 40-97s-15-71-40-97c-26-25-61-40-97-40s-71 15-98 40c-25 26-40 61-40 97s15 72 40 97c27 26 62 40 98 40z">
          <text:p/>
        </draw:path>
        <draw:path draw:style-name="gr35" draw:text-style-name="P18" draw:layer="layout" svg:width="0.274cm" svg:height="0.273cm" svg:x="20.031cm" svg:y="4.367cm" svg:viewBox="0 0 275 274" svg:d="M138 274c36 0 71-14 97-40 25-25 40-60 40-97s-15-71-40-97c-26-26-61-40-97-40s-71 14-96 40c-27 26-42 60-42 97s15 72 42 97c25 26 60 40 96 40z">
          <text:p/>
        </draw:path>
        <draw:path draw:style-name="gr35" draw:text-style-name="P18" draw:layer="layout" svg:width="0.273cm" svg:height="0.273cm" svg:x="19.822cm" svg:y="4.271cm" svg:viewBox="0 0 274 274" svg:d="M137 274c36 0 71-15 96-41 27-26 41-61 41-97s-14-71-41-96c-25-26-60-40-96-40s-71 14-97 40c-25 25-40 60-40 96s15 71 40 97c26 26 61 41 97 41z">
          <text:p/>
        </draw:path>
        <draw:path draw:style-name="gr35" draw:text-style-name="P18" draw:layer="layout" svg:width="0.273cm" svg:height="0.273cm" svg:x="19.986cm" svg:y="4.404cm" svg:viewBox="0 0 274 274" svg:d="M137 274c37 0 71-14 97-40s40-60 40-97-14-72-40-97c-26-26-60-40-97-40-36 0-72 14-97 40-26 25-40 60-40 97s14 71 40 97c25 26 61 40 97 40z">
          <text:p/>
        </draw:path>
        <draw:path draw:style-name="gr39" draw:text-style-name="P19" draw:layer="layout" svg:width="0.273cm" svg:height="0.273cm" svg:x="20.89cm" svg:y="4.005cm" svg:viewBox="0 0 274 274" svg:d="M136 274c37 0 71-14 97-40 26-27 41-61 41-98 0-36-15-71-41-96-26-26-60-40-97-40-36 0-71 14-96 40-26 25-40 60-40 96 0 37 14 71 40 98 25 26 60 40 96 40z">
          <text:p/>
        </draw:path>
        <draw:path draw:style-name="gr38" draw:text-style-name="P2" draw:layer="layout" svg:width="0.273cm" svg:height="0.273cm" svg:x="20.89cm" svg:y="4.005cm" svg:viewBox="0 0 274 274" svg:d="M136 274c37 0 71-14 97-40 26-27 41-61 41-98 0-36-15-71-41-96-26-26-60-40-97-40-36 0-71 14-96 40-26 25-40 60-40 96 0 37 14 71 40 98 25 26 60 40 96 40z">
          <text:p/>
        </draw:path>
        <draw:path draw:style-name="gr35" draw:text-style-name="P18" draw:layer="layout" svg:width="0.273cm" svg:height="0.273cm" svg:x="19.354cm" svg:y="4.53cm" svg:viewBox="0 0 274 274" svg:d="M136 274c37 0 72-14 98-41 25-25 40-60 40-96 0-37-15-71-40-97-26-26-61-40-98-40-36 0-71 14-96 40-26 26-40 60-40 97 0 36 14 71 40 96 25 27 60 41 96 41z">
          <text:p/>
        </draw:path>
        <draw:path draw:style-name="gr36" draw:text-style-name="P19" draw:layer="layout" svg:width="0.274cm" svg:height="0.273cm" svg:x="21.201cm" svg:y="4.282cm" svg:viewBox="0 0 275 274" svg:d="M137 274c36 0 71-14 98-40 25-26 40-61 40-97 0-37-15-71-40-97-27-26-62-40-98-40s-71 14-97 40c-25 26-40 60-40 97 0 36 15 71 40 97 26 26 61 40 97 40z">
          <text:p/>
        </draw:path>
        <draw:path draw:style-name="gr35" draw:text-style-name="P18" draw:layer="layout" svg:width="0.273cm" svg:height="0.273cm" svg:x="20.067cm" svg:y="4.464cm" svg:viewBox="0 0 274 274" svg:d="M137 274c36 0 71-14 96-40 26-26 41-60 41-97 0-36-15-71-41-97-25-26-60-40-96-40s-71 14-97 40c-25 26-40 61-40 97 0 37 15 71 40 97 26 26 61 40 97 40z">
          <text:p/>
        </draw:path>
        <draw:path draw:style-name="gr35" draw:text-style-name="P18" draw:layer="layout" svg:width="0.274cm" svg:height="0.273cm" svg:x="19.742cm" svg:y="4.408cm" svg:viewBox="0 0 275 274" svg:d="M138 274c36 0 71-14 96-40 26-25 41-60 41-96 0-37-15-72-41-98-25-26-60-40-96-40s-71 14-98 40c-25 26-40 61-40 98 0 36 15 71 40 96 27 26 62 40 98 40z">
          <text:p/>
        </draw:path>
        <draw:path draw:style-name="gr35" draw:text-style-name="P18" draw:layer="layout" svg:width="0.273cm" svg:height="0.273cm" svg:x="19.875cm" svg:y="4.262cm" svg:viewBox="0 0 274 274" svg:d="M136 274c36 0 72-14 98-41 25-26 40-60 40-97 0-36-15-71-40-96-26-26-62-40-98-40s-71 14-96 40c-26 25-40 60-40 96 0 37 14 71 40 97 25 27 60 41 96 41z">
          <text:p/>
        </draw:path>
        <draw:path draw:style-name="gr35" draw:text-style-name="P18" draw:layer="layout" svg:width="0.273cm" svg:height="0.273cm" svg:x="19.769cm" svg:y="4.345cm" svg:viewBox="0 0 274 274" svg:d="M138 274c36 0 71-14 96-40 26-25 40-60 40-97s-14-71-40-97c-25-26-60-40-96-40-37 0-71 14-97 40-27 26-41 60-41 97s14 72 41 97c26 26 60 40 97 40z">
          <text:p/>
        </draw:path>
        <draw:path draw:style-name="gr36" draw:text-style-name="P19" draw:layer="layout" svg:width="0.273cm" svg:height="0.274cm" svg:x="20.83cm" svg:y="4.363cm" svg:viewBox="0 0 274 275" svg:d="M137 275c36 0 71-15 97-40 25-26 40-61 40-98 0-36-15-71-40-97-26-25-61-40-97-40s-71 15-97 40c-26 26-40 61-40 97 0 37 14 72 40 98 26 25 61 40 97 40z">
          <text:p/>
        </draw:path>
        <draw:path draw:style-name="gr35" draw:text-style-name="P18" draw:layer="layout" svg:width="0.273cm" svg:height="0.273cm" svg:x="20.288cm" svg:y="4.342cm" svg:viewBox="0 0 274 274" svg:d="M138 274c36 0 71-15 96-40 26-26 40-61 40-98 0-36-14-71-40-96-25-26-60-40-96-40s-71 14-98 40c-25 25-40 60-40 96 0 37 15 72 40 98 27 25 62 40 98 40z">
          <text:p/>
        </draw:path>
        <draw:path draw:style-name="gr35" draw:text-style-name="P18" draw:layer="layout" svg:width="0.273cm" svg:height="0.273cm" svg:x="20.156cm" svg:y="4.393cm" svg:viewBox="0 0 274 274" svg:d="M137 274c36 0 72-15 97-40 26-26 40-61 40-97 0-37-14-72-40-97-25-26-61-40-97-40-37 0-71 14-97 40-26 25-40 60-40 97 0 36 14 71 40 97 26 25 60 40 97 40z">
          <text:p/>
        </draw:path>
        <draw:path draw:style-name="gr35" draw:text-style-name="P18" draw:layer="layout" svg:width="0.273cm" svg:height="0.274cm" svg:x="19.903cm" svg:y="4.294cm" svg:viewBox="0 0 274 275" svg:d="M137 275c37 0 72-15 97-40 26-27 40-62 40-98s-14-71-40-97c-25-25-60-40-97-40-36 0-71 15-97 40-25 26-40 61-40 97s15 71 40 98c26 25 61 40 97 40z">
          <text:p/>
        </draw:path>
        <draw:path draw:style-name="gr35" draw:text-style-name="P18" draw:layer="layout" svg:width="0.273cm" svg:height="0.273cm" svg:x="20.117cm" svg:y="4.263cm" svg:viewBox="0 0 274 274" svg:d="M137 274c36 0 71-15 97-41s40-61 40-97-14-71-40-96c-26-26-61-40-97-40-37 0-71 14-97 40-26 25-40 60-40 96s14 71 40 97 60 41 97 41z">
          <text:p/>
        </draw:path>
        <draw:path draw:style-name="gr35" draw:text-style-name="P18" draw:layer="layout" svg:width="0.273cm" svg:height="0.274cm" svg:x="20.07cm" svg:y="4.281cm" svg:viewBox="0 0 274 275" svg:d="M136 275c36 0 71-15 97-40 25-27 41-62 41-98s-16-71-41-97c-26-25-61-40-97-40s-71 15-96 40c-26 26-40 61-40 97s14 71 40 98c25 25 60 40 96 40z">
          <text:p/>
        </draw:path>
        <draw:path draw:style-name="gr36" draw:text-style-name="P19" draw:layer="layout" svg:width="0.273cm" svg:height="0.273cm" svg:x="22.22cm" svg:y="4.843cm" svg:viewBox="0 0 274 274" svg:d="M137 274c36 0 71-14 97-40 25-25 40-61 40-97s-15-71-40-97c-26-25-61-40-97-40s-71 15-96 40c-27 26-41 61-41 97s14 72 41 97c25 26 60 40 96 40z">
          <text:p/>
        </draw:path>
        <draw:path draw:style-name="gr35" draw:text-style-name="P18" draw:layer="layout" svg:width="0.273cm" svg:height="0.273cm" svg:x="19.78cm" svg:y="4.34cm" svg:viewBox="0 0 274 274" svg:d="M137 274c37 0 71-14 97-40 26-25 40-60 40-97s-14-71-40-97-60-40-97-40c-36 0-71 14-96 40-26 26-41 60-41 97s15 72 41 97c25 26 60 40 96 40z">
          <text:p/>
        </draw:path>
        <draw:path draw:style-name="gr35" draw:text-style-name="P18" draw:layer="layout" svg:width="0.273cm" svg:height="0.273cm" svg:x="20.044cm" svg:y="4.439cm" svg:viewBox="0 0 274 274" svg:d="M138 274c36 0 71-14 96-40 26-26 40-60 40-97 0-36-14-72-40-97-25-26-60-40-96-40s-71 14-97 40c-26 25-41 61-41 97 0 37 15 71 41 97s61 40 97 40z">
          <text:p/>
        </draw:path>
        <draw:path draw:style-name="gr35" draw:text-style-name="P18" draw:layer="layout" svg:width="0.274cm" svg:height="0.274cm" svg:x="19.229cm" svg:y="4.799cm" svg:viewBox="0 0 275 275" svg:d="M138 275c36 0 71-15 96-41 26-26 41-61 41-97s-15-71-41-97c-25-25-60-40-96-40s-71 15-97 40c-26 26-41 61-41 97s15 71 41 97 61 41 97 41z">
          <text:p/>
        </draw:path>
        <draw:path draw:style-name="gr35" draw:text-style-name="P18" draw:layer="layout" svg:width="0.273cm" svg:height="0.273cm" svg:x="19.816cm" svg:y="4.317cm" svg:viewBox="0 0 274 274" svg:d="M136 274c37 0 71-15 97-40 27-26 41-62 41-98s-14-71-41-96c-26-26-60-40-97-40-36 0-71 14-96 40-26 25-40 60-40 96s14 72 40 98c25 25 60 40 96 40z">
          <text:p/>
        </draw:path>
        <draw:path draw:style-name="gr35" draw:text-style-name="P18" draw:layer="layout" svg:width="0.273cm" svg:height="0.274cm" svg:x="19.999cm" svg:y="4.355cm" svg:viewBox="0 0 274 275" svg:d="M137 275c37 0 71-15 97-40 26-26 40-61 40-98 0-36-14-71-40-97-26-25-60-40-97-40-36 0-72 15-97 40-26 26-40 61-40 97 0 37 14 72 40 98 25 25 61 40 97 40z">
          <text:p/>
        </draw:path>
        <draw:path draw:style-name="gr35" draw:text-style-name="P18" draw:layer="layout" svg:width="0.274cm" svg:height="0.273cm" svg:x="19.839cm" svg:y="4.313cm" svg:viewBox="0 0 275 274" svg:d="M137 274c36 0 71-14 98-40 25-25 40-61 40-97 0-37-15-71-40-97-27-26-62-40-98-40s-71 14-97 40c-25 26-40 60-40 97 0 36 15 72 40 97 26 26 61 40 97 40z">
          <text:p/>
        </draw:path>
        <draw:path draw:style-name="gr35" draw:text-style-name="P18" draw:layer="layout" svg:width="0.274cm" svg:height="0.273cm" svg:x="20.243cm" svg:y="4.394cm" svg:viewBox="0 0 275 274" svg:d="M138 274c36 0 71-14 97-40 25-25 40-60 40-96 0-38-15-72-40-98-26-26-61-40-97-40s-72 14-98 40c-25 26-40 60-40 98 0 36 15 71 40 96 26 26 62 40 98 40z">
          <text:p/>
        </draw:path>
        <draw:path draw:style-name="gr35" draw:text-style-name="P18" draw:layer="layout" svg:width="0.273cm" svg:height="0.274cm" svg:x="20.237cm" svg:y="4.389cm" svg:viewBox="0 0 274 275" svg:d="M137 275c36 0 71-15 97-40 25-26 40-61 40-97 0-37-15-72-40-98-26-25-61-40-97-40-37 0-72 15-97 40-26 26-40 61-40 98 0 36 14 71 40 97 25 25 60 40 97 40z">
          <text:p/>
        </draw:path>
        <draw:path draw:style-name="gr35" draw:text-style-name="P18" draw:layer="layout" svg:width="0.274cm" svg:height="0.273cm" svg:x="20.097cm" svg:y="4.454cm" svg:viewBox="0 0 275 274" svg:d="M137 274c36 0 71-15 97-40 26-26 41-61 41-97s-15-71-41-97-61-40-97-40-71 14-97 40c-25 26-40 61-40 97s15 71 40 97c26 25 61 40 97 40z">
          <text:p/>
        </draw:path>
        <draw:path draw:style-name="gr35" draw:text-style-name="P18" draw:layer="layout" svg:width="0.274cm" svg:height="0.273cm" svg:x="20.044cm" svg:y="4.263cm" svg:viewBox="0 0 275 274" svg:d="M138 274c36 0 71-14 97-41 25-25 40-60 40-96 0-37-15-71-40-97-26-26-61-40-97-40s-71 14-97 40-41 60-41 97c0 36 15 71 41 96 26 27 61 41 97 41z">
          <text:p/>
        </draw:path>
        <draw:path draw:style-name="gr35" draw:text-style-name="P18" draw:layer="layout" svg:width="0.273cm" svg:height="0.274cm" svg:x="19.686cm" svg:y="5.382cm" svg:viewBox="0 0 274 275" svg:d="M137 275c36 0 71-15 97-40 25-27 40-62 40-98s-15-71-40-97c-26-25-61-40-97-40-37 0-72 15-97 40-26 26-40 61-40 97s14 71 40 98c25 25 60 40 97 40z">
          <text:p/>
        </draw:path>
        <draw:path draw:style-name="gr35" draw:text-style-name="P18" draw:layer="layout" svg:width="0.274cm" svg:height="0.274cm" svg:x="19.964cm" svg:y="4.266cm" svg:viewBox="0 0 275 275" svg:d="M138 275c36 0 71-15 97-41 25-26 40-61 40-97s-15-71-40-97c-26-25-61-40-97-40-37 0-72 15-98 40-25 26-40 61-40 97s15 71 40 97c26 26 61 41 98 41z">
          <text:p/>
        </draw:path>
        <draw:path draw:style-name="gr35" draw:text-style-name="P18" draw:layer="layout" svg:width="0.273cm" svg:height="0.273cm" svg:x="19.972cm" svg:y="4.271cm" svg:viewBox="0 0 274 274" svg:d="M138 274c36 0 71-14 96-41 26-25 40-60 40-96s-14-71-40-97c-25-25-60-40-96-40s-72 15-98 40c-25 26-40 61-40 97s15 71 40 96c26 27 62 41 98 41z">
          <text:p/>
        </draw:path>
        <draw:path draw:style-name="gr35" draw:text-style-name="P18" draw:layer="layout" svg:width="0.274cm" svg:height="0.274cm" svg:x="19.976cm" svg:y="4.313cm" svg:viewBox="0 0 275 275" svg:d="M138 275c36 0 71-15 97-40 25-26 40-62 40-98s-15-71-40-97c-26-25-61-40-97-40s-72 15-98 40c-25 26-40 61-40 97s15 72 40 98c26 25 62 40 98 40z">
          <text:p/>
        </draw:path>
        <draw:path draw:style-name="gr35" draw:text-style-name="P18" draw:layer="layout" svg:width="0.273cm" svg:height="0.273cm" svg:x="19.746cm" svg:y="4.39cm" svg:viewBox="0 0 274 274" svg:d="M138 274c36 0 71-14 96-40 26-25 40-60 40-96 0-38-14-72-40-98-25-26-60-40-96-40s-71 14-98 40c-25 26-40 60-40 98 0 36 15 71 40 96 27 26 62 40 98 40z">
          <text:p/>
        </draw:path>
        <draw:path draw:style-name="gr36" draw:text-style-name="P19" draw:layer="layout" svg:width="0.274cm" svg:height="0.273cm" svg:x="21.632cm" svg:y="4.373cm" svg:viewBox="0 0 275 274" svg:d="M138 274c36 0 71-15 97-40 25-26 40-61 40-97 0-37-15-72-40-97-26-26-61-40-97-40s-72 14-98 40c-25 25-40 60-40 97 0 36 15 71 40 97 26 25 62 40 98 40z">
          <text:p/>
        </draw:path>
        <draw:path draw:style-name="gr35" draw:text-style-name="P18" draw:layer="layout" svg:width="0.273cm" svg:height="0.273cm" svg:x="20.068cm" svg:y="4.201cm" svg:viewBox="0 0 274 274" svg:d="M137 274c36 0 71-14 96-40 26-26 41-60 41-97 0-36-15-71-41-96-25-27-60-41-96-41-37 0-71 14-97 41-26 25-40 60-40 96 0 37 14 71 40 97s60 40 97 40z">
          <text:p/>
        </draw:path>
        <draw:path draw:style-name="gr35" draw:text-style-name="P18" draw:layer="layout" svg:width="0.273cm" svg:height="0.274cm" svg:x="20.094cm" svg:y="4.401cm" svg:viewBox="0 0 274 275" svg:d="M136 275c37 0 71-15 97-40 27-26 41-61 41-97 0-37-14-72-41-98-26-25-60-40-97-40-36 0-71 15-96 40-26 26-40 61-40 98 0 36 14 71 40 97 25 25 60 40 96 40z">
          <text:p/>
        </draw:path>
        <draw:path draw:style-name="gr35" draw:text-style-name="P18" draw:layer="layout" svg:width="0.273cm" svg:height="0.274cm" svg:x="20.048cm" svg:y="4.251cm" svg:viewBox="0 0 274 275" svg:d="M138 275c36 0 71-15 96-41 26-26 40-61 40-97s-14-71-40-97c-25-25-60-40-96-40-37 0-71 15-97 40-27 26-41 61-41 97s14 71 41 97c26 26 60 41 97 41z">
          <text:p/>
        </draw:path>
        <draw:path draw:style-name="gr35" draw:text-style-name="P18" draw:layer="layout" svg:width="0.274cm" svg:height="0.273cm" svg:x="20.169cm" svg:y="4.445cm" svg:viewBox="0 0 275 274" svg:d="M137 274c37 0 72-15 97-40 26-26 41-61 41-97s-15-71-41-97c-25-26-60-40-97-40-36 0-71 14-97 40-25 26-40 61-40 97s15 71 40 97c26 25 61 40 97 40z">
          <text:p/>
        </draw:path>
        <draw:path draw:style-name="gr35" draw:text-style-name="P18" draw:layer="layout" svg:width="0.273cm" svg:height="0.274cm" svg:x="19.796cm" svg:y="4.399cm" svg:viewBox="0 0 274 275" svg:d="M136 275c37 0 71-15 97-40 26-26 41-61 41-97 0-37-15-72-41-98-26-25-60-40-97-40-36 0-71 15-96 40-26 26-40 61-40 98 0 36 14 71 40 97 25 25 60 40 96 40z">
          <text:p/>
        </draw:path>
        <draw:path draw:style-name="gr35" draw:text-style-name="P18" draw:layer="layout" svg:width="0.274cm" svg:height="0.274cm" svg:x="20.024cm" svg:y="4.399cm" svg:viewBox="0 0 275 275" svg:d="M138 275c36 0 71-15 97-40 25-26 40-61 40-97 0-37-15-72-40-98-26-25-61-40-97-40s-71 15-97 40c-26 26-41 61-41 98 0 36 15 71 41 97 26 25 61 40 97 40z">
          <text:p/>
        </draw:path>
        <draw:path draw:style-name="gr35" draw:text-style-name="P18" draw:layer="layout" svg:width="0.273cm" svg:height="0.274cm" svg:x="20.309cm" svg:y="4.557cm" svg:viewBox="0 0 274 275" svg:d="M138 275c36 0 71-15 96-40 26-27 40-62 40-98s-14-71-40-97c-25-25-60-40-96-40s-71 15-97 40c-26 26-41 61-41 97s15 71 41 98c26 25 61 40 97 40z">
          <text:p/>
        </draw:path>
        <draw:path draw:style-name="gr35" draw:text-style-name="P18" draw:layer="layout" svg:width="0.274cm" svg:height="0.273cm" svg:x="20.198cm" svg:y="4.206cm" svg:viewBox="0 0 275 274" svg:d="M137 274c37 0 72-14 98-40 25-25 40-60 40-96s-15-71-40-97c-26-26-61-41-98-41-36 0-71 15-96 41-26 26-41 61-41 97s15 71 41 96c25 26 60 40 96 40z">
          <text:p/>
        </draw:path>
        <draw:path draw:style-name="gr36" draw:text-style-name="P19" draw:layer="layout" svg:width="0.273cm" svg:height="0.273cm" svg:x="21.255cm" svg:y="4.308cm" svg:viewBox="0 0 274 274" svg:d="M137 274c36 0 72-14 97-40 26-25 40-61 40-97s-14-71-40-97c-25-25-61-40-97-40s-71 15-97 40c-25 26-40 61-40 97s15 72 40 97c26 26 61 40 97 40z">
          <text:p/>
        </draw:path>
        <draw:path draw:style-name="gr36" draw:text-style-name="P19" draw:layer="layout" svg:width="0.274cm" svg:height="0.273cm" svg:x="20.462cm" svg:y="4.59cm" svg:viewBox="0 0 275 274" svg:d="M137 274c37 0 72-14 98-40 25-26 40-61 40-98 0-36-15-71-40-96-26-26-61-40-98-40-36 0-71 14-97 40-25 25-40 60-40 96 0 37 15 72 40 98 26 26 61 40 97 40z">
          <text:p/>
        </draw:path>
        <draw:path draw:style-name="gr37" draw:text-style-name="P18" draw:layer="layout" svg:width="0.273cm" svg:height="0.273cm" svg:x="19.966cm" svg:y="4.289cm" svg:viewBox="0 0 274 274" svg:d="M138 274c36 0 71-14 96-40 26-27 40-61 40-98 0-36-14-71-40-96-25-26-60-40-96-40-37 0-72 14-98 40-26 25-40 60-40 96 0 37 14 71 40 98 26 26 61 40 98 40z">
          <text:p/>
        </draw:path>
        <draw:path draw:style-name="gr38" draw:text-style-name="P2" draw:layer="layout" svg:width="0.273cm" svg:height="0.273cm" svg:x="19.966cm" svg:y="4.289cm" svg:viewBox="0 0 274 274" svg:d="M138 274c36 0 71-14 96-40 26-27 40-61 40-98 0-36-14-71-40-96-25-26-60-40-96-40-37 0-72 14-98 40-26 25-40 60-40 96 0 37 14 71 40 98 26 26 61 40 98 40z">
          <text:p/>
        </draw:path>
        <draw:path draw:style-name="gr35" draw:text-style-name="P18" draw:layer="layout" svg:width="0.273cm" svg:height="0.274cm" svg:x="19.836cm" svg:y="4.457cm" svg:viewBox="0 0 274 275" svg:d="M137 275c36 0 71-15 97-40 26-26 40-61 40-97s-14-71-40-98c-26-25-61-40-97-40s-71 15-97 40c-25 27-40 62-40 98s15 71 40 97c26 25 61 40 97 40z">
          <text:p/>
        </draw:path>
        <draw:path draw:style-name="gr35" draw:text-style-name="P18" draw:layer="layout" svg:width="0.273cm" svg:height="0.273cm" svg:x="19.829cm" svg:y="4.665cm" svg:viewBox="0 0 274 274" svg:d="M136 274c36 0 71-14 97-40 26-25 41-60 41-96 0-37-15-72-41-98-26-25-61-40-97-40s-71 15-96 40c-26 26-40 61-40 98 0 36 14 71 40 96 25 26 60 40 96 40z">
          <text:p/>
        </draw:path>
        <draw:path draw:style-name="gr35" draw:text-style-name="P18" draw:layer="layout" svg:width="0.273cm" svg:height="0.273cm" svg:x="19.862cm" svg:y="4.411cm" svg:viewBox="0 0 274 274" svg:d="M136 274c37 0 72-15 98-40 26-26 40-61 40-97s-14-72-40-97c-26-26-61-40-98-40-36 0-71 14-96 40-26 25-40 61-40 97s14 71 40 97c25 25 60 40 96 40z">
          <text:p/>
        </draw:path>
        <draw:path draw:style-name="gr36" draw:text-style-name="P19" draw:layer="layout" svg:width="0.273cm" svg:height="0.273cm" svg:x="21.299cm" svg:y="4.314cm" svg:viewBox="0 0 274 274" svg:d="M137 274c36 0 71-14 97-40 25-25 40-61 40-97s-15-71-40-97c-26-25-61-40-97-40-37 0-72 15-97 40-26 26-40 61-40 97s14 72 40 97c25 26 60 40 97 40z">
          <text:p/>
        </draw:path>
        <draw:path draw:style-name="gr35" draw:text-style-name="P18" draw:layer="layout" svg:width="0.273cm" svg:height="0.274cm" svg:x="20.157cm" svg:y="4.368cm" svg:viewBox="0 0 274 275" svg:d="M136 275c36 0 72-15 98-40 25-26 40-61 40-97 0-37-15-72-40-98-26-25-62-40-98-40s-71 15-96 40c-26 26-40 61-40 98 0 36 14 71 40 97 25 25 60 40 96 40z">
          <text:p/>
        </draw:path>
        <draw:path draw:style-name="gr35" draw:text-style-name="P18" draw:layer="layout" svg:width="0.274cm" svg:height="0.273cm" svg:x="19.884cm" svg:y="4.573cm" svg:viewBox="0 0 275 274" svg:d="M137 274c36 0 72-15 98-40 25-26 40-61 40-98 0-36-15-71-40-96-26-26-62-40-98-40s-71 14-97 40c-25 25-40 60-40 96 0 37 15 72 40 98 26 25 61 40 97 40z">
          <text:p/>
        </draw:path>
        <draw:path draw:style-name="gr36" draw:text-style-name="P19" draw:layer="layout" svg:width="0.273cm" svg:height="0.273cm" svg:x="21.376cm" svg:y="4.858cm" svg:viewBox="0 0 274 274" svg:d="M138 274c36 0 71-14 96-40 26-25 40-61 40-97 0-37-14-71-40-97-25-26-60-40-96-40s-71 14-98 40c-25 26-40 60-40 97 0 36 15 72 40 97 27 26 62 40 98 40z">
          <text:p/>
        </draw:path>
        <draw:path draw:style-name="gr35" draw:text-style-name="P18" draw:layer="layout" svg:width="0.273cm" svg:height="0.273cm" svg:x="19.717cm" svg:y="4.417cm" svg:viewBox="0 0 274 274" svg:d="M138 274c36 0 71-14 96-40 26-25 40-60 40-96 0-37-14-72-40-98-25-26-60-40-96-40s-72 14-98 40c-25 26-40 61-40 98 0 36 15 71 40 96 26 26 62 40 98 40z">
          <text:p/>
        </draw:path>
        <draw:path draw:style-name="gr35" draw:text-style-name="P18" draw:layer="layout" svg:width="0.273cm" svg:height="0.273cm" svg:x="19.774cm" svg:y="4.365cm" svg:viewBox="0 0 274 274" svg:d="M137 274c37 0 71-14 97-40 26-25 40-60 40-97s-14-71-40-97-60-40-97-40c-36 0-71 14-96 40-27 26-41 60-41 97s14 72 41 97c25 26 60 40 96 40z">
          <text:p/>
        </draw:path>
        <draw:path draw:style-name="gr35" draw:text-style-name="P18" draw:layer="layout" svg:width="0.273cm" svg:height="0.273cm" svg:x="19.678cm" svg:y="4.444cm" svg:viewBox="0 0 274 274" svg:d="M138 274c36 0 71-14 96-40 26-25 40-60 40-96 0-37-14-71-40-98-25-26-60-40-96-40-37 0-72 14-98 40-25 27-40 61-40 98 0 36 15 71 40 96 26 26 61 40 98 40z">
          <text:p/>
        </draw:path>
        <draw:path draw:style-name="gr35" draw:text-style-name="P18" draw:layer="layout" svg:width="0.274cm" svg:height="0.273cm" svg:x="20.073cm" svg:y="4.257cm" svg:viewBox="0 0 275 274" svg:d="M137 274c36 0 71-15 97-41 25-26 41-61 41-97s-16-71-41-96c-26-26-61-40-97-40s-71 14-97 40c-25 25-40 60-40 96s15 71 40 97c26 26 61 41 97 41z">
          <text:p/>
        </draw:path>
        <draw:path draw:style-name="gr35" draw:text-style-name="P18" draw:layer="layout" svg:width="0.274cm" svg:height="0.273cm" svg:x="20.01cm" svg:y="4.408cm" svg:viewBox="0 0 275 274" svg:d="M138 274c36 0 71-14 97-40 25-26 40-60 40-96 0-37-15-72-40-98-26-26-61-40-97-40s-71 14-98 40c-25 26-40 61-40 98 0 36 15 70 40 96 27 26 62 40 98 40z">
          <text:p/>
        </draw:path>
        <draw:path draw:style-name="gr35" draw:text-style-name="P18" draw:layer="layout" svg:width="0.273cm" svg:height="0.273cm" svg:x="19.96cm" svg:y="4.472cm" svg:viewBox="0 0 274 274" svg:d="M137 274c37 0 71-14 97-40 26-25 40-60 40-96 0-37-14-71-40-97-26-27-60-41-97-41s-72 14-97 41c-26 26-40 60-40 97 0 36 14 71 40 96 25 26 60 40 97 40z">
          <text:p/>
        </draw:path>
        <draw:path draw:style-name="gr35" draw:text-style-name="P18" draw:layer="layout" svg:width="0.273cm" svg:height="0.273cm" svg:x="19.971cm" svg:y="4.502cm" svg:viewBox="0 0 274 274" svg:d="M138 274c36 0 71-14 96-40 26-26 40-60 40-97 0-36-14-71-40-96-25-26-60-41-96-41-37 0-72 15-98 41-26 25-40 60-40 96 0 37 14 71 40 97s61 40 98 40z">
          <text:p/>
        </draw:path>
        <draw:path draw:style-name="gr36" draw:text-style-name="P19" draw:layer="layout" svg:width="0.273cm" svg:height="0.273cm" svg:x="21.033cm" svg:y="4.385cm" svg:viewBox="0 0 274 274" svg:d="M137 274c37 0 71-14 97-40s40-60 40-97-14-72-40-97c-26-26-60-40-97-40s-72 14-97 40c-26 25-40 60-40 97s14 71 40 97c25 26 60 40 97 40z">
          <text:p/>
        </draw:path>
        <draw:path draw:style-name="gr39" draw:text-style-name="P19" draw:layer="layout" svg:width="0.273cm" svg:height="0.273cm" svg:x="21.504cm" svg:y="4.365cm" svg:viewBox="0 0 274 274" svg:d="M137 274c36 0 72-14 97-40 26-26 40-60 40-98 0-36-14-71-40-96-25-26-61-40-97-40s-71 14-97 40c-25 25-40 60-40 96 0 38 15 72 40 98 26 26 61 40 97 40z">
          <text:p/>
        </draw:path>
        <draw:path draw:style-name="gr38" draw:text-style-name="P2" draw:layer="layout" svg:width="0.273cm" svg:height="0.273cm" svg:x="21.504cm" svg:y="4.365cm" svg:viewBox="0 0 274 274" svg:d="M137 274c36 0 72-14 97-40 26-26 40-60 40-98 0-36-14-71-40-96-25-26-61-40-97-40s-71 14-97 40c-25 25-40 60-40 96 0 38 15 72 40 98 26 26 61 40 97 40z">
          <text:p/>
        </draw:path>
        <draw:path draw:style-name="gr35" draw:text-style-name="P18" draw:layer="layout" svg:width="0.273cm" svg:height="0.273cm" svg:x="19.615cm" svg:y="4.455cm" svg:viewBox="0 0 274 274" svg:d="M137 274c36 0 71-14 97-40 26-25 40-60 40-96 0-37-14-71-40-98-26-26-61-40-97-40-37 0-71 14-97 40-26 27-40 61-40 98 0 36 14 71 40 96 26 26 60 40 97 40z">
          <text:p/>
        </draw:path>
        <draw:path draw:style-name="gr35" draw:text-style-name="P18" draw:layer="layout" svg:width="0.273cm" svg:height="0.274cm" svg:x="19.827cm" svg:y="4.474cm" svg:viewBox="0 0 274 275" svg:d="M136 275c36 0 71-15 97-40 26-26 41-61 41-97s-15-71-41-97-61-41-97-41-71 15-96 41c-26 26-40 61-40 97s14 71 40 97c25 25 60 40 96 40z">
          <text:p/>
        </draw:path>
        <draw:path draw:style-name="gr36" draw:text-style-name="P19" draw:layer="layout" svg:width="0.273cm" svg:height="0.273cm" svg:x="20.739cm" svg:y="4.62cm" svg:viewBox="0 0 274 274" svg:d="M136 274c37 0 72-14 98-40 25-26 40-60 40-98 0-36-15-71-40-96-26-26-61-40-98-40-36 0-71 14-96 40-26 25-40 60-40 96 0 38 14 72 40 98 25 26 60 40 96 40z">
          <text:p/>
        </draw:path>
        <draw:path draw:style-name="gr35" draw:text-style-name="P18" draw:layer="layout" svg:width="0.273cm" svg:height="0.274cm" svg:x="19.712cm" svg:y="4.476cm" svg:viewBox="0 0 274 275" svg:d="M138 275c36 0 71-15 96-40 26-26 40-61 40-97s-14-71-40-97c-25-26-60-41-96-41-37 0-72 15-98 41s-40 61-40 97 14 71 40 97c26 25 61 40 98 40z">
          <text:p/>
        </draw:path>
        <draw:path draw:style-name="gr35" draw:text-style-name="P18" draw:layer="layout" svg:width="0.273cm" svg:height="0.273cm" svg:x="19.95cm" svg:y="4.495cm" svg:viewBox="0 0 274 274" svg:d="M137 274c37 0 71-15 97-40 26-26 40-61 40-97s-14-71-40-96c-26-26-60-41-97-41s-72 15-97 41c-26 25-40 60-40 96s14 71 40 97c25 25 60 40 97 40z">
          <text:p/>
        </draw:path>
        <draw:path draw:style-name="gr36" draw:text-style-name="P19" draw:layer="layout" svg:width="0.274cm" svg:height="0.273cm" svg:x="20.692cm" svg:y="4.48cm" svg:viewBox="0 0 275 274" svg:d="M137 274c36 0 72-15 98-40 25-26 40-61 40-97s-15-71-40-96c-26-27-62-41-98-41s-71 14-97 41c-25 25-40 60-40 96s15 71 40 97c26 25 61 40 97 40z">
          <text:p/>
        </draw:path>
        <draw:path draw:style-name="gr35" draw:text-style-name="P18" draw:layer="layout" svg:width="0.273cm" svg:height="0.273cm" svg:x="20.013cm" svg:y="4.408cm" svg:viewBox="0 0 274 274" svg:d="M138 274c36 0 71-14 96-40 26-26 40-60 40-97 0-36-14-72-40-97-25-26-60-40-96-40-37 0-71 14-98 40-26 25-40 61-40 97 0 37 14 71 40 97 27 26 61 40 98 40z">
          <text:p/>
        </draw:path>
        <draw:path draw:style-name="gr35" draw:text-style-name="P18" draw:layer="layout" svg:width="0.273cm" svg:height="0.273cm" svg:x="19.982cm" svg:y="4.452cm" svg:viewBox="0 0 274 274" svg:d="M138 274c36 0 71-15 96-40 26-26 40-61 40-97s-14-71-40-97c-25-26-60-40-96-40-37 0-72 14-98 40s-40 61-40 97 14 71 40 97c26 25 61 40 98 40z">
          <text:p/>
        </draw:path>
        <draw:path draw:style-name="gr36" draw:text-style-name="P19" draw:layer="layout" svg:width="0.274cm" svg:height="0.274cm" svg:x="20.431cm" svg:y="4.541cm" svg:viewBox="0 0 275 275" svg:d="M137 275c36 0 72-15 98-41 25-26 40-61 40-97s-15-71-40-97c-26-25-62-40-98-40s-71 15-97 40c-25 26-40 61-40 97s15 71 40 97c26 26 61 41 97 41z">
          <text:p/>
        </draw:path>
        <draw:path draw:style-name="gr35" draw:text-style-name="P18" draw:layer="layout" svg:width="0.274cm" svg:height="0.274cm" svg:x="20.003cm" svg:y="4.42cm" svg:viewBox="0 0 275 275" svg:d="M138 275c36 0 71-15 97-40 25-26 40-61 40-97s-15-72-40-98c-26-25-61-40-97-40s-71 15-98 40c-25 26-40 62-40 98s15 71 40 97c27 25 62 40 98 40z">
          <text:p/>
        </draw:path>
        <draw:path draw:style-name="gr36" draw:text-style-name="P19" draw:layer="layout" svg:width="0.274cm" svg:height="0.273cm" svg:x="20.54cm" svg:y="4.575cm" svg:viewBox="0 0 275 274" svg:d="M138 274c36 0 71-14 97-40 25-25 40-61 40-97 0-37-15-71-40-97-26-26-61-40-97-40s-72 14-98 40c-25 26-40 60-40 97 0 36 15 72 40 97 26 26 62 40 98 40z">
          <text:p/>
        </draw:path>
        <draw:path draw:style-name="gr36" draw:text-style-name="P19" draw:layer="layout" svg:width="0.274cm" svg:height="0.273cm" svg:x="20.489cm" svg:y="4.774cm" svg:viewBox="0 0 275 274" svg:d="M138 274c36 0 71-14 96-40 26-25 41-60 41-96s-15-71-41-97c-25-25-60-41-96-41-37 0-72 16-98 41-25 26-40 61-40 97s15 71 40 96c26 26 61 40 98 40z">
          <text:p/>
        </draw:path>
        <draw:path draw:style-name="gr35" draw:text-style-name="P18" draw:layer="layout" svg:width="0.274cm" svg:height="0.273cm" svg:x="19.907cm" svg:y="4.519cm" svg:viewBox="0 0 275 274" svg:d="M137 274c37 0 72-14 98-41 25-25 40-60 40-96s-15-71-40-97c-26-25-61-40-98-40-36 0-71 15-97 40-25 26-40 61-40 97s15 71 40 96c26 27 61 41 97 41z">
          <text:p/>
        </draw:path>
        <draw:path draw:style-name="gr36" draw:text-style-name="P19" draw:layer="layout" svg:width="0.273cm" svg:height="0.273cm" svg:x="22.282cm" svg:y="4.874cm" svg:viewBox="0 0 274 274" svg:d="M137 274c36 0 71-14 96-40 27-26 41-61 41-98 0-36-14-71-41-96-25-26-60-40-96-40-37 0-71 14-97 40-26 25-40 60-40 96 0 37 14 72 40 98s60 40 97 40z">
          <text:p/>
        </draw:path>
        <draw:path draw:style-name="gr35" draw:text-style-name="P18" draw:layer="layout" svg:width="0.274cm" svg:height="0.273cm" svg:x="19.713cm" svg:y="4.48cm" svg:viewBox="0 0 275 274" svg:d="M138 274c36 0 71-15 97-40 25-26 40-61 40-97s-15-71-40-96c-26-27-61-41-97-41s-72 14-98 41c-25 25-40 60-40 96s15 71 40 97c26 25 62 40 98 40z">
          <text:p/>
        </draw:path>
        <draw:path draw:style-name="gr35" draw:text-style-name="P18" draw:layer="layout" svg:width="0.273cm" svg:height="0.273cm" svg:x="20.146cm" svg:y="4.475cm" svg:viewBox="0 0 274 274" svg:d="M137 274c36 0 72-14 97-40 26-26 40-60 40-97 0-36-14-71-40-96-25-27-61-41-97-41-37 0-71 14-97 41-26 25-40 60-40 96 0 37 14 71 40 97s60 40 97 40z">
          <text:p/>
        </draw:path>
        <draw:path draw:style-name="gr35" draw:text-style-name="P18" draw:layer="layout" svg:width="0.273cm" svg:height="0.273cm" svg:x="19.901cm" svg:y="4.472cm" svg:viewBox="0 0 274 274" svg:d="M136 274c37 0 72-14 98-40 25-26 40-60 40-97 0-36-15-71-40-96-26-27-61-41-98-41-36 0-71 14-96 41-26 25-40 60-40 96 0 37 14 71 40 97 25 26 60 40 96 40z">
          <text:p/>
        </draw:path>
        <draw:path draw:style-name="gr36" draw:text-style-name="P19" draw:layer="layout" svg:width="0.273cm" svg:height="0.273cm" svg:x="21.504cm" svg:y="4.372cm" svg:viewBox="0 0 274 274" svg:d="M137 274c36 0 72-14 97-40 26-25 40-60 40-96 0-38-14-72-40-98-25-26-61-40-97-40-37 0-71 14-97 40s-40 60-40 98c0 36 14 71 40 96 26 26 60 40 97 40z">
          <text:p/>
        </draw:path>
        <draw:path draw:style-name="gr36" draw:text-style-name="P19" draw:layer="layout" svg:width="0.273cm" svg:height="0.273cm" svg:x="21.398cm" svg:y="4.655cm" svg:viewBox="0 0 274 274" svg:d="M138 274c36 0 71-14 96-40 26-25 40-60 40-96 0-37-14-72-40-98-25-25-60-40-96-40-37 0-71 15-97 40-27 26-41 61-41 98 0 36 14 71 41 96 26 26 60 40 97 40z">
          <text:p/>
        </draw:path>
        <draw:path draw:style-name="gr39" draw:text-style-name="P19" draw:layer="layout" svg:width="0.273cm" svg:height="0.273cm" svg:x="20.415cm" svg:y="4.361cm" svg:viewBox="0 0 274 274" svg:d="M137 274c36 0 72-14 97-40 26-25 40-60 40-97s-14-71-40-97c-25-26-61-40-97-40s-71 14-97 40c-25 26-40 60-40 97s15 72 40 97c26 26 61 40 97 40z">
          <text:p/>
        </draw:path>
        <draw:path draw:style-name="gr38" draw:text-style-name="P2" draw:layer="layout" svg:width="0.273cm" svg:height="0.273cm" svg:x="20.415cm" svg:y="4.361cm" svg:viewBox="0 0 274 274" svg:d="M137 274c36 0 72-14 97-40 26-25 40-60 40-97s-14-71-40-97c-25-26-61-40-97-40s-71 14-97 40c-25 26-40 60-40 97s15 72 40 97c26 26 61 40 97 40z">
          <text:p/>
        </draw:path>
        <draw:path draw:style-name="gr36" draw:text-style-name="P19" draw:layer="layout" svg:width="0.274cm" svg:height="0.273cm" svg:x="20.867cm" svg:y="4.367cm" svg:viewBox="0 0 275 274" svg:d="M138 274c36 0 71-14 97-40 25-25 40-60 40-97s-15-71-40-97c-26-26-61-40-97-40s-71 14-97 40-41 60-41 97 15 72 41 97c26 26 61 40 97 40z">
          <text:p/>
        </draw:path>
        <draw:path draw:style-name="gr35" draw:text-style-name="P18" draw:layer="layout" svg:width="0.273cm" svg:height="0.273cm" svg:x="19.879cm" svg:y="4.624cm" svg:viewBox="0 0 274 274" svg:d="M136 274c37 0 72-14 98-40s40-60 40-98c0-36-14-71-40-96-26-26-61-40-98-40-36 0-71 14-96 40-26 25-40 60-40 96 0 38 14 72 40 98 25 26 60 40 96 40z">
          <text:p/>
        </draw:path>
        <draw:path draw:style-name="gr35" draw:text-style-name="P18" draw:layer="layout" svg:width="0.273cm" svg:height="0.274cm" svg:x="18.59cm" svg:y="4.835cm" svg:viewBox="0 0 274 275" svg:d="M138 275c36 0 70-15 96-40 26-27 40-62 40-98s-14-71-40-97c-26-25-60-40-96-40-38 0-72 15-98 40-26 26-40 61-40 97s14 71 40 98c26 25 60 40 98 40z">
          <text:p/>
        </draw:path>
        <draw:path draw:style-name="gr37" draw:text-style-name="P18" draw:layer="layout" svg:width="0.273cm" svg:height="0.273cm" svg:x="19.743cm" svg:y="4.722cm" svg:viewBox="0 0 274 274" svg:d="M138 274c36 0 71-14 96-40 26-26 40-60 40-97 0-36-14-71-40-97-25-26-60-40-96-40s-71 14-98 40c-25 26-40 61-40 97 0 37 15 71 40 97 27 26 62 40 98 40z">
          <text:p/>
        </draw:path>
        <draw:path draw:style-name="gr38" draw:text-style-name="P2" draw:layer="layout" svg:width="0.273cm" svg:height="0.273cm" svg:x="19.743cm" svg:y="4.722cm" svg:viewBox="0 0 274 274" svg:d="M138 274c36 0 71-14 96-40 26-26 40-60 40-97 0-36-14-71-40-97-25-26-60-40-96-40s-71 14-98 40c-25 26-40 61-40 97 0 37 15 71 40 97 27 26 62 40 98 40z">
          <text:p/>
        </draw:path>
        <draw:path draw:style-name="gr36" draw:text-style-name="P19" draw:layer="layout" svg:width="0.273cm" svg:height="0.273cm" svg:x="22.04cm" svg:y="4.994cm" svg:viewBox="0 0 274 274" svg:d="M137 274c36 0 71-14 97-40 26-25 40-60 40-96 0-37-14-71-40-98-26-26-61-40-97-40-37 0-71 14-97 40-26 27-40 61-40 98 0 36 14 71 40 96 26 26 60 40 97 40z">
          <text:p/>
        </draw:path>
        <draw:path draw:style-name="gr35" draw:text-style-name="P18" draw:layer="layout" svg:width="0.273cm" svg:height="0.273cm" svg:x="19.969cm" svg:y="4.503cm" svg:viewBox="0 0 274 274" svg:d="M137 274c37 0 71-14 97-40s40-60 40-96c0-37-14-71-40-97s-60-41-97-41c-36 0-72 15-97 41-26 26-40 60-40 97 0 36 14 70 40 96 25 26 61 40 97 40z">
          <text:p/>
        </draw:path>
        <draw:path draw:style-name="gr35" draw:text-style-name="P18" draw:layer="layout" svg:width="0.273cm" svg:height="0.274cm" svg:x="20.092cm" svg:y="4.559cm" svg:viewBox="0 0 274 275" svg:d="M137 275c36 0 71-15 96-40 27-27 41-62 41-98s-14-71-41-97c-25-25-60-40-96-40s-71 15-97 40c-25 26-40 61-40 97s15 71 40 98c26 25 61 40 97 40z">
          <text:p/>
        </draw:path>
        <draw:path draw:style-name="gr35" draw:text-style-name="P18" draw:layer="layout" svg:width="0.274cm" svg:height="0.273cm" svg:x="20.1cm" svg:y="4.547cm" svg:viewBox="0 0 275 274" svg:d="M137 274c36 0 71-14 97-40 26-27 41-61 41-98 0-36-15-71-41-96-26-26-61-40-97-40s-71 14-97 40c-25 25-40 60-40 96 0 37 15 71 40 98 26 26 61 40 97 40z">
          <text:p/>
        </draw:path>
        <draw:path draw:style-name="gr35" draw:text-style-name="P18" draw:layer="layout" svg:width="0.273cm" svg:height="0.274cm" svg:x="19.816cm" svg:y="4.476cm" svg:viewBox="0 0 274 275" svg:d="M137 275c36 0 71-15 96-40 27-26 41-61 41-97s-14-71-41-97c-25-26-60-41-96-41s-71 15-97 41c-25 26-40 61-40 97s15 71 40 97c26 25 61 40 97 40z">
          <text:p/>
        </draw:path>
        <draw:path draw:style-name="gr36" draw:text-style-name="P19" draw:layer="layout" svg:width="0.273cm" svg:height="0.273cm" svg:x="21.492cm" svg:y="4.38cm" svg:viewBox="0 0 274 274" svg:d="M136 274c37 0 71-14 98-40 26-26 40-60 40-97s-14-72-40-97c-27-26-61-40-98-40-36 0-71 14-96 40-26 25-40 60-40 97s14 71 40 97c25 26 60 40 96 40z">
          <text:p/>
        </draw:path>
        <draw:path draw:style-name="gr36" draw:text-style-name="P19" draw:layer="layout" svg:width="0.273cm" svg:height="0.273cm" svg:x="22.143cm" svg:y="4.941cm" svg:viewBox="0 0 274 274" svg:d="M138 274c36 0 71-14 96-40 26-25 40-60 40-96 0-38-14-72-40-98-25-26-60-40-96-40-38 0-72 14-98 40s-40 60-40 98c0 36 14 71 40 96 26 26 60 40 98 40z">
          <text:p/>
        </draw:path>
        <draw:path draw:style-name="gr35" draw:text-style-name="P18" draw:layer="layout" svg:width="0.273cm" svg:height="0.273cm" svg:x="20.044cm" svg:y="4.531cm" svg:viewBox="0 0 274 274" svg:d="M137 274c37 0 71-15 97-41s40-61 40-97-14-71-40-96c-26-26-60-40-97-40-36 0-71 14-96 40-27 25-41 60-41 96s14 71 41 97c25 26 60 41 96 41z">
          <text:p/>
        </draw:path>
        <draw:path draw:style-name="gr36" draw:text-style-name="P19" draw:layer="layout" svg:width="0.273cm" svg:height="0.273cm" svg:x="20.563cm" svg:y="4.54cm" svg:viewBox="0 0 274 274" svg:d="M137 274c37 0 71-14 97-41 26-26 40-60 40-97 0-36-14-71-40-96-26-26-60-40-97-40-36 0-71 14-97 40-26 25-40 60-40 96 0 37 14 71 40 97 26 27 61 41 97 41z">
          <text:p/>
        </draw:path>
        <draw:path draw:style-name="gr36" draw:text-style-name="P19" draw:layer="layout" svg:width="0.273cm" svg:height="0.274cm" svg:x="20.4cm" svg:y="4.5cm" svg:viewBox="0 0 274 275" svg:d="M136 275c37 0 71-15 98-40 26-26 40-61 40-97s-14-71-40-97c-27-25-61-41-98-41-36 0-71 16-96 41-26 26-40 61-40 97s14 71 40 97c25 25 60 40 96 40z">
          <text:p/>
        </draw:path>
        <draw:path draw:style-name="gr36" draw:text-style-name="P19" draw:layer="layout" svg:width="0.273cm" svg:height="0.273cm" svg:x="20.408cm" svg:y="4.525cm" svg:viewBox="0 0 274 274" svg:d="M136 274c36 0 72-14 98-41 25-25 40-60 40-96 0-37-15-71-40-97-26-26-62-40-98-40s-71 14-96 40c-26 26-40 60-40 97 0 36 14 71 40 96 25 27 60 41 96 41z">
          <text:p/>
        </draw:path>
        <draw:path draw:style-name="gr35" draw:text-style-name="P18" draw:layer="layout" svg:width="0.273cm" svg:height="0.273cm" svg:x="19.749cm" svg:y="4.521cm" svg:viewBox="0 0 274 274" svg:d="M138 274c36 0 71-14 96-41 26-26 40-60 40-97 0-36-14-71-40-96-25-26-60-40-96-40s-71 14-98 40c-25 25-40 60-40 96 0 37 15 71 40 97 27 27 62 41 98 41z">
          <text:p/>
        </draw:path>
        <draw:path draw:style-name="gr36" draw:text-style-name="P19" draw:layer="layout" svg:width="0.274cm" svg:height="0.273cm" svg:x="22.051cm" svg:y="4.98cm" svg:viewBox="0 0 275 274" svg:d="M137 274c36 0 72-14 98-40 25-25 40-60 40-96s-15-72-40-98c-26-25-62-40-98-40s-71 15-97 40c-25 26-40 62-40 98s15 71 40 96c26 26 61 40 97 40z">
          <text:p/>
        </draw:path>
        <draw:path draw:style-name="gr35" draw:text-style-name="P18" draw:layer="layout" svg:width="0.273cm" svg:height="0.273cm" svg:x="19.56cm" svg:y="4.619cm" svg:viewBox="0 0 274 274" svg:d="M137 274c36 0 71-14 97-40 26-25 40-60 40-97s-14-71-40-97-61-40-97-40c-37 0-71 14-97 40s-40 60-40 97 14 72 40 97c26 26 60 40 97 40z">
          <text:p/>
        </draw:path>
        <draw:path draw:style-name="gr36" draw:text-style-name="P19" draw:layer="layout" svg:width="0.273cm" svg:height="0.273cm" svg:x="21.253cm" svg:y="4.618cm" svg:viewBox="0 0 274 274" svg:d="M137 274c36 0 72-14 97-40 26-25 40-60 40-97s-14-71-40-97c-25-26-61-40-97-40-37 0-71 14-97 40s-40 60-40 97 14 72 40 97c26 26 60 40 97 40z">
          <text:p/>
        </draw:path>
        <draw:path draw:style-name="gr36" draw:text-style-name="P19" draw:layer="layout" svg:width="0.273cm" svg:height="0.273cm" svg:x="21.875cm" svg:y="4.734cm" svg:viewBox="0 0 274 274" svg:d="M137 274c37 0 71-14 97-40 26-25 40-60 40-96s-14-71-40-98c-26-25-60-40-97-40s-72 15-97 40c-26 27-40 62-40 98s14 71 40 96c25 26 60 40 97 40z">
          <text:p/>
        </draw:path>
        <draw:path draw:style-name="gr36" draw:text-style-name="P19" draw:layer="layout" svg:width="0.274cm" svg:height="0.274cm" svg:x="20.362cm" svg:y="4.544cm" svg:viewBox="0 0 275 275" svg:d="M137 275c36 0 71-15 97-40 26-27 41-62 41-98s-15-71-41-97c-26-25-61-40-97-40s-71 15-97 40c-25 26-40 61-40 97s15 71 40 98c26 25 61 40 97 40z">
          <text:p/>
        </draw:path>
        <draw:path draw:style-name="gr36" draw:text-style-name="P19" draw:layer="layout" svg:width="0.273cm" svg:height="0.273cm" svg:x="21.706cm" svg:y="4.399cm" svg:viewBox="0 0 274 274" svg:d="M137 274c36 0 71-14 96-40 26-25 41-60 41-96 0-37-15-72-41-98-25-25-60-40-96-40-37 0-71 15-97 40-26 26-40 61-40 98 0 36 14 71 40 96 26 26 60 40 97 40z">
          <text:p/>
        </draw:path>
        <draw:path draw:style-name="gr36" draw:text-style-name="P19" draw:layer="layout" svg:width="0.273cm" svg:height="0.273cm" svg:x="21.816cm" svg:y="4.768cm" svg:viewBox="0 0 274 274" svg:d="M137 274c37 0 72-14 97-40 26-25 40-60 40-96 0-37-14-71-40-97-25-26-60-41-97-41s-71 15-97 41-40 60-40 97c0 36 14 71 40 96 26 26 60 40 97 40z">
          <text:p/>
        </draw:path>
        <draw:path draw:style-name="gr35" draw:text-style-name="P18" draw:layer="layout" svg:width="0.274cm" svg:height="0.273cm" svg:x="18.617cm" svg:y="4.902cm" svg:viewBox="0 0 275 274" svg:d="M138 274c36 0 71-14 97-40 25-25 40-60 40-97s-15-71-40-97c-26-26-61-40-97-40s-72 14-98 40c-25 26-40 60-40 97s15 72 40 97c26 26 62 40 98 40z">
          <text:p/>
        </draw:path>
        <draw:path draw:style-name="gr36" draw:text-style-name="P19" draw:layer="layout" svg:width="0.274cm" svg:height="0.274cm" svg:x="22.074cm" svg:y="4.832cm" svg:viewBox="0 0 275 275" svg:d="M137 275c36 0 72-15 98-40 25-27 40-62 40-98s-15-71-40-97c-26-25-62-40-98-40s-71 15-97 40c-25 26-40 61-40 97s15 71 40 98c26 25 61 40 97 40z">
          <text:p/>
        </draw:path>
        <draw:path draw:style-name="gr36" draw:text-style-name="P19" draw:layer="layout" svg:width="0.273cm" svg:height="0.273cm" svg:x="20.5cm" svg:y="4.6cm" svg:viewBox="0 0 274 274" svg:d="M138 274c36 0 71-14 96-40 26-25 40-61 40-97 0-37-14-71-40-97-25-26-60-40-96-40-38 0-72 14-98 40s-40 60-40 97c0 36 14 72 40 97 26 26 60 40 98 40z">
          <text:p/>
        </draw:path>
        <draw:path draw:style-name="gr36" draw:text-style-name="P19" draw:layer="layout" svg:width="0.273cm" svg:height="0.273cm" svg:x="20.462cm" svg:y="4.535cm" svg:viewBox="0 0 274 274" svg:d="M136 274c37 0 72-14 98-41 25-26 40-60 40-97 0-36-15-71-40-96-26-26-61-40-98-40-36 0-71 14-96 40-26 25-40 60-40 96 0 37 14 71 40 97 25 27 60 41 96 41z">
          <text:p/>
        </draw:path>
        <draw:path draw:style-name="gr36" draw:text-style-name="P19" draw:layer="layout" svg:width="0.273cm" svg:height="0.273cm" svg:x="21.384cm" svg:y="4.316cm" svg:viewBox="0 0 274 274" svg:d="M137 274c37 0 71-15 97-40 26-26 40-62 40-98s-14-71-40-96c-26-26-60-40-97-40-36 0-71 14-97 40-26 25-40 60-40 96s14 72 40 98c26 25 61 40 97 40z">
          <text:p/>
        </draw:path>
        <draw:path draw:style-name="gr36" draw:text-style-name="P19" draw:layer="layout" svg:width="0.273cm" svg:height="0.274cm" svg:x="20.248cm" svg:y="4.426cm" svg:viewBox="0 0 274 275" svg:d="M137 275c37 0 71-15 97-40 26-26 40-61 40-97s-14-72-40-98c-26-25-60-40-97-40-36 0-72 15-97 40-26 26-40 62-40 98s14 71 40 97c25 25 61 40 97 40z">
          <text:p/>
        </draw:path>
        <draw:path draw:style-name="gr36" draw:text-style-name="P19" draw:layer="layout" svg:width="0.273cm" svg:height="0.273cm" svg:x="21.614cm" svg:y="4.399cm" svg:viewBox="0 0 274 274" svg:d="M138 274c36 0 71-14 96-40 26-25 40-60 40-96 0-38-14-72-40-98-25-26-60-40-96-40s-72 14-98 40c-25 26-40 60-40 98 0 36 15 71 40 96 26 26 62 40 98 40z">
          <text:p/>
        </draw:path>
        <draw:path draw:style-name="gr36" draw:text-style-name="P19" draw:layer="layout" svg:width="0.273cm" svg:height="0.273cm" svg:x="20.415cm" svg:y="4.477cm" svg:viewBox="0 0 274 274" svg:d="M136 274c37 0 72-14 98-40 26-25 40-60 40-96 0-37-14-71-40-97-26-27-61-41-98-41-36 0-71 14-96 41-26 26-40 60-40 97 0 36 14 71 40 96 25 26 60 40 96 40z">
          <text:p/>
        </draw:path>
        <draw:path draw:style-name="gr36" draw:text-style-name="P19" draw:layer="layout" svg:width="0.274cm" svg:height="0.274cm" svg:x="20.17cm" svg:y="4.579cm" svg:viewBox="0 0 275 275" svg:d="M137 275c37 0 72-15 98-41 25-25 40-61 40-97s-15-71-40-97c-26-25-61-40-98-40-36 0-71 15-97 40-25 26-40 61-40 97s15 72 40 97c26 26 61 41 97 41z">
          <text:p/>
        </draw:path>
        <draw:path draw:style-name="gr36" draw:text-style-name="P19" draw:layer="layout" svg:width="0.273cm" svg:height="0.273cm" svg:x="21.555cm" svg:y="4.39cm" svg:viewBox="0 0 274 274" svg:d="M137 274c37 0 72-14 97-40 26-26 40-60 40-97s-14-72-40-97c-25-26-60-40-97-40s-71 14-97 40c-26 25-40 60-40 97s14 71 40 97 60 40 97 40z">
          <text:p/>
        </draw:path>
        <draw:path draw:style-name="gr36" draw:text-style-name="P19" draw:layer="layout" svg:width="0.273cm" svg:height="0.274cm" svg:x="20.525cm" svg:y="4.447cm" svg:viewBox="0 0 274 275" svg:d="M137 275c37 0 71-15 97-40 26-26 40-61 40-97s-14-71-40-98c-26-25-60-40-97-40-36 0-72 15-97 40-26 27-40 62-40 98s14 71 40 97c25 25 61 40 97 40z">
          <text:p/>
        </draw:path>
        <draw:path draw:style-name="gr36" draw:text-style-name="P19" draw:layer="layout" svg:width="0.273cm" svg:height="0.273cm" svg:x="21.196cm" svg:y="5.062cm" svg:viewBox="0 0 274 274" svg:d="M136 274c37 0 71-15 97-41 27-26 41-60 41-97 0-36-14-71-41-96-26-26-60-40-97-40-36 0-71 14-96 40-26 25-40 60-40 96 0 37 14 71 40 97 25 26 60 41 96 41z">
          <text:p/>
        </draw:path>
        <draw:path draw:style-name="gr36" draw:text-style-name="P19" draw:layer="layout" svg:width="0.274cm" svg:height="0.274cm" svg:x="20.369cm" svg:y="4.511cm" svg:viewBox="0 0 275 275" svg:d="M137 275c36 0 71-16 96-41 27-26 42-61 42-97s-15-71-42-97c-25-25-60-40-96-40s-71 15-97 40c-25 26-40 61-40 97s15 71 40 97c26 25 61 41 97 41z">
          <text:p/>
        </draw:path>
        <draw:path draw:style-name="gr36" draw:text-style-name="P19" draw:layer="layout" svg:width="0.274cm" svg:height="0.274cm" svg:x="21.599cm" svg:y="4.397cm" svg:viewBox="0 0 275 275" svg:d="M138 275c36 0 71-15 97-40 25-26 40-61 40-97 0-37-15-72-40-98-26-25-61-40-97-40-37 0-72 15-98 40-25 26-40 61-40 98 0 36 15 71 40 97 26 25 61 40 98 40z">
          <text:p/>
        </draw:path>
        <draw:path draw:style-name="gr35" draw:text-style-name="P18" draw:layer="layout" svg:width="0.273cm" svg:height="0.274cm" svg:x="18.813cm" svg:y="4.832cm" svg:viewBox="0 0 274 275" svg:d="M136 275c38 0 72-15 98-40 26-27 40-62 40-98s-14-71-40-97c-26-25-60-40-98-40-36 0-71 15-96 40-26 26-40 61-40 97s14 71 40 98c25 25 60 40 96 40z">
          <text:p/>
        </draw:path>
        <draw:path draw:style-name="gr36" draw:text-style-name="P19" draw:layer="layout" svg:width="0.273cm" svg:height="0.273cm" svg:x="20.31cm" svg:y="4.429cm" svg:viewBox="0 0 274 274" svg:d="M137 274c37 0 71-14 97-40 26-25 40-60 40-96 0-37-14-72-40-98s-60-40-97-40c-36 0-71 14-96 40-27 26-41 61-41 98 0 36 14 71 41 96 25 26 60 40 96 40z">
          <text:p/>
        </draw:path>
        <draw:path draw:style-name="gr36" draw:text-style-name="P19" draw:layer="layout" svg:width="0.273cm" svg:height="0.273cm" svg:x="20.624cm" svg:y="4.491cm" svg:viewBox="0 0 274 274" svg:d="M137 274c36 0 71-14 96-40 26-25 41-60 41-96 0-37-15-71-41-97-25-26-60-41-96-41-37 0-71 15-97 41s-40 60-40 97c0 36 14 71 40 96 26 26 60 40 97 40z">
          <text:p/>
        </draw:path>
        <draw:path draw:style-name="gr36" draw:text-style-name="P19" draw:layer="layout" svg:width="0.273cm" svg:height="0.273cm" svg:x="20.196cm" svg:y="4.56cm" svg:viewBox="0 0 274 274" svg:d="M136 274c37 0 72-15 98-40 25-27 40-62 40-98s-15-71-40-96c-26-26-61-40-98-40-36 0-71 14-96 40-26 25-40 60-40 96s14 71 40 98c25 25 60 40 96 40z">
          <text:p/>
        </draw:path>
        <draw:path draw:style-name="gr35" draw:text-style-name="P18" draw:layer="layout" svg:width="0.273cm" svg:height="0.273cm" svg:x="20.047cm" svg:y="4.514cm" svg:viewBox="0 0 274 274" svg:d="M137 274c36 0 71-15 97-41 25-26 40-60 40-97 0-36-15-71-40-96-26-26-61-40-97-40s-71 14-96 40c-27 25-41 60-41 96 0 37 14 71 41 97 25 26 60 41 96 41z">
          <text:p/>
        </draw:path>
        <draw:path draw:style-name="gr36" draw:text-style-name="P19" draw:layer="layout" svg:width="0.273cm" svg:height="0.273cm" svg:x="20.206cm" svg:y="4.519cm" svg:viewBox="0 0 274 274" svg:d="M137 274c37 0 71-14 97-41 26-25 40-60 40-96s-14-71-40-97c-26-25-60-40-97-40s-72 15-97 40c-26 26-40 61-40 97s14 71 40 96c25 27 60 41 97 41z">
          <text:p/>
        </draw:path>
        <draw:path draw:style-name="gr36" draw:text-style-name="P19" draw:layer="layout" svg:width="0.273cm" svg:height="0.274cm" svg:x="20.465cm" svg:y="4.569cm" svg:viewBox="0 0 274 275" svg:d="M136 275c38 0 72-15 98-40 26-27 40-62 40-98s-14-71-40-97c-26-25-60-40-98-40-36 0-71 15-96 40-26 26-40 61-40 97s14 71 40 98c25 25 60 40 96 40z">
          <text:p/>
        </draw:path>
        <draw:path draw:style-name="gr36" draw:text-style-name="P19" draw:layer="layout" svg:width="0.273cm" svg:height="0.273cm" svg:x="20.214cm" svg:y="4.516cm" svg:viewBox="0 0 274 274" svg:d="M138 274c36 0 71-15 96-41 26-26 40-60 40-97 0-36-14-71-40-96-25-26-60-40-96-40-37 0-72 14-98 40-25 25-40 60-40 96 0 37 15 71 40 97 26 26 61 41 98 41z">
          <text:p/>
        </draw:path>
        <draw:path draw:style-name="gr36" draw:text-style-name="P19" draw:layer="layout" svg:width="0.274cm" svg:height="0.273cm" svg:x="20.221cm" svg:y="4.671cm" svg:viewBox="0 0 275 274" svg:d="M138 274c36 0 71-14 97-40 25-25 40-60 40-96 0-38-15-72-40-98-26-26-61-40-97-40-37 0-72 14-98 40-25 26-40 60-40 98 0 36 15 71 40 96 26 26 61 40 98 40z">
          <text:p/>
        </draw:path>
        <draw:path draw:style-name="gr35" draw:text-style-name="P18" draw:layer="layout" svg:width="0.274cm" svg:height="0.273cm" svg:x="19.434cm" svg:y="4.962cm" svg:viewBox="0 0 275 274" svg:d="M138 274c36 0 71-14 97-40 25-25 40-60 40-96 0-37-15-72-40-98-26-26-61-40-97-40s-72 14-98 40c-25 26-40 61-40 98 0 36 15 71 40 96 26 26 62 40 98 40z">
          <text:p/>
        </draw:path>
        <draw:path draw:style-name="gr36" draw:text-style-name="P19" draw:layer="layout" svg:width="0.273cm" svg:height="0.273cm" svg:x="20.358cm" svg:y="4.438cm" svg:viewBox="0 0 274 274" svg:d="M136 274c37 0 71-14 97-40 27-25 41-60 41-96 0-37-14-72-41-98-26-26-60-40-97-40-36 0-71 14-96 40-26 26-40 61-40 98 0 36 14 71 40 96 25 26 60 40 96 40z">
          <text:p/>
        </draw:path>
        <draw:path draw:style-name="gr36" draw:text-style-name="P19" draw:layer="layout" svg:width="0.273cm" svg:height="0.273cm" svg:x="20.443cm" svg:y="4.469cm" svg:viewBox="0 0 274 274" svg:d="M137 274c37 0 72-15 97-40 26-26 40-61 40-97s-14-71-40-96c-25-27-60-41-97-41s-71 14-97 41c-26 25-40 60-40 96s14 71 40 97c26 25 60 40 97 40z">
          <text:p/>
        </draw:path>
        <draw:path draw:style-name="gr36" draw:text-style-name="P19" draw:layer="layout" svg:width="0.273cm" svg:height="0.273cm" svg:x="22.6cm" svg:y="4.968cm" svg:viewBox="0 0 274 274" svg:d="M136 274c37 0 72-14 98-40 26-25 40-60 40-96s-14-72-40-98c-26-25-61-40-98-40-36 0-71 15-96 40-26 26-40 62-40 98s14 71 40 96c25 26 60 40 96 40z">
          <text:p/>
        </draw:path>
        <draw:path draw:style-name="gr36" draw:text-style-name="P19" draw:layer="layout" svg:width="0.273cm" svg:height="0.274cm" svg:x="20.534cm" svg:y="4.412cm" svg:viewBox="0 0 274 275" svg:d="M138 275c36 0 71-15 96-40 26-26 40-61 40-97s-14-72-40-98c-25-25-60-40-96-40-37 0-72 15-98 40-26 26-40 62-40 98s14 71 40 97c26 25 61 40 98 40z">
          <text:p/>
        </draw:path>
        <draw:path draw:style-name="gr35" draw:text-style-name="P18" draw:layer="layout" svg:width="0.273cm" svg:height="0.273cm" svg:x="19.356cm" svg:y="4.887cm" svg:viewBox="0 0 274 274" svg:d="M137 274c37 0 72-14 97-40 26-25 40-60 40-97 0-36-14-71-40-97-25-25-60-40-97-40s-71 15-97 40c-26 26-40 61-40 97 0 37 14 72 40 97 26 26 60 40 97 40z">
          <text:p/>
        </draw:path>
        <draw:path draw:style-name="gr36" draw:text-style-name="P19" draw:layer="layout" svg:width="0.273cm" svg:height="0.273cm" svg:x="20.39cm" svg:y="4.615cm" svg:viewBox="0 0 274 274" svg:d="M137 274c36 0 71-14 97-40 26-25 40-60 40-97s-14-71-40-97-61-40-97-40c-37 0-71 14-97 40s-40 60-40 97 14 72 40 97c26 26 60 40 97 40z">
          <text:p/>
        </draw:path>
        <draw:path draw:style-name="gr36" draw:text-style-name="P19" draw:layer="layout" svg:width="0.273cm" svg:height="0.273cm" svg:x="20.271cm" svg:y="4.514cm" svg:viewBox="0 0 274 274" svg:d="M137 274c36 0 71-15 97-41 25-25 40-60 40-96s-15-71-40-97c-26-25-61-40-97-40s-72 15-97 40c-26 26-40 61-40 97s14 71 40 96c25 26 61 41 97 41z">
          <text:p/>
        </draw:path>
        <draw:path draw:style-name="gr36" draw:text-style-name="P19" draw:layer="layout" svg:width="0.273cm" svg:height="0.273cm" svg:x="21.905cm" svg:y="4.602cm" svg:viewBox="0 0 274 274" svg:d="M137 274c37 0 71-14 97-40s40-61 40-98c0-36-14-71-40-96-26-26-60-40-97-40-36 0-72 14-97 40-26 25-40 60-40 96 0 37 14 72 40 98 25 26 61 40 97 40z">
          <text:p/>
        </draw:path>
        <draw:path draw:style-name="gr36" draw:text-style-name="P19" draw:layer="layout" svg:width="0.273cm" svg:height="0.273cm" svg:x="20.378cm" svg:y="4.624cm" svg:viewBox="0 0 274 274" svg:d="M137 274c36 0 71-14 96-40 27-26 41-60 41-98 0-36-14-71-41-96-25-26-60-40-96-40s-71 14-97 40c-25 25-40 60-40 96 0 38 15 72 40 98 26 26 61 40 97 40z">
          <text:p/>
        </draw:path>
        <draw:path draw:style-name="gr36" draw:text-style-name="P19" draw:layer="layout" svg:width="0.273cm" svg:height="0.273cm" svg:x="20.232cm" svg:y="4.554cm" svg:viewBox="0 0 274 274" svg:d="M138 274c36 0 71-15 96-40 26-27 40-62 40-98s-14-71-40-96c-25-26-60-40-96-40-38 0-72 14-98 40-26 25-40 60-40 96s14 71 40 98c26 25 60 40 98 40z">
          <text:p/>
        </draw:path>
        <draw:path draw:style-name="gr36" draw:text-style-name="P19" draw:layer="layout" svg:width="0.273cm" svg:height="0.274cm" svg:x="21.539cm" svg:y="4.383cm" svg:viewBox="0 0 274 275" svg:d="M136 275c38 0 72-15 98-40 26-26 40-61 40-97 0-37-14-72-40-97-26-26-60-41-98-41-36 0-71 15-96 41-26 25-40 60-40 97 0 36 14 71 40 97 25 25 60 40 96 40z">
          <text:p/>
        </draw:path>
        <draw:path draw:style-name="gr36" draw:text-style-name="P19" draw:layer="layout" svg:width="0.273cm" svg:height="0.274cm" svg:x="20.652cm" svg:y="4.633cm" svg:viewBox="0 0 274 275" svg:d="M137 275c36 0 71-15 97-40 26-26 40-61 40-98 0-36-14-71-40-97-26-25-61-40-97-40s-71 15-97 40c-25 26-40 61-40 97 0 37 15 72 40 98 26 25 61 40 97 40z">
          <text:p/>
        </draw:path>
        <draw:path draw:style-name="gr39" draw:text-style-name="P19" draw:layer="layout" svg:width="0.274cm" svg:height="0.273cm" svg:x="20.463cm" svg:y="4.572cm" svg:viewBox="0 0 275 274" svg:d="M137 274c37 0 72-15 98-40 25-26 40-62 40-98s-15-71-40-96c-26-26-61-40-98-40-36 0-71 14-97 40-25 25-40 60-40 96s15 72 40 98c26 25 61 40 97 40z">
          <text:p/>
        </draw:path>
        <draw:path draw:style-name="gr38" draw:text-style-name="P2" draw:layer="layout" svg:width="0.274cm" svg:height="0.273cm" svg:x="20.463cm" svg:y="4.572cm" svg:viewBox="0 0 275 274" svg:d="M137 274c37 0 72-15 98-40 25-26 40-62 40-98s-15-71-40-96c-26-26-61-40-98-40-36 0-71 14-97 40-25 25-40 60-40 96s15 72 40 98c26 25 61 40 97 40z">
          <text:p/>
        </draw:path>
        <draw:path draw:style-name="gr36" draw:text-style-name="P19" draw:layer="layout" svg:width="0.273cm" svg:height="0.273cm" svg:x="20.656cm" svg:y="4.632cm" svg:viewBox="0 0 274 274" svg:d="M137 274c36 0 71-14 97-40s40-60 40-98c0-36-14-71-40-96-26-26-61-40-97-40s-71 14-97 40c-25 25-40 60-40 96 0 38 15 72 40 98 26 26 61 40 97 40z">
          <text:p/>
        </draw:path>
        <draw:path draw:style-name="gr36" draw:text-style-name="P19" draw:layer="layout" svg:width="0.273cm" svg:height="0.273cm" svg:x="20.274cm" svg:y="4.544cm" svg:viewBox="0 0 274 274" svg:d="M138 274c36 0 71-14 96-41 26-25 40-60 40-96 0-37-14-71-40-97-25-26-60-40-96-40-37 0-71 14-98 40-26 26-40 60-40 97 0 36 14 71 40 96 27 27 61 41 98 41z">
          <text:p/>
        </draw:path>
        <draw:path draw:style-name="gr36" draw:text-style-name="P19" draw:layer="layout" svg:width="0.273cm" svg:height="0.273cm" svg:x="21.653cm" svg:y="4.38cm" svg:viewBox="0 0 274 274" svg:d="M138 274c36 0 71-14 96-40 26-25 40-60 40-96 0-38-14-72-40-98-25-26-60-40-96-40s-71 14-98 40c-25 26-40 60-40 98 0 36 15 71 40 96 27 26 62 40 98 40z">
          <text:p/>
        </draw:path>
        <draw:path draw:style-name="gr36" draw:text-style-name="P19" draw:layer="layout" svg:width="0.273cm" svg:height="0.273cm" svg:x="20.267cm" svg:y="4.566cm" svg:viewBox="0 0 274 274" svg:d="M137 274c37 0 71-14 97-40 26-27 40-61 40-98 0-36-14-71-40-96-26-26-60-40-97-40-36 0-72 14-97 40-26 25-40 60-40 96 0 37 14 71 40 98 25 26 61 40 97 40z">
          <text:p/>
        </draw:path>
        <draw:path draw:style-name="gr36" draw:text-style-name="P19" draw:layer="layout" svg:width="0.273cm" svg:height="0.273cm" svg:x="20.39cm" svg:y="4.575cm" svg:viewBox="0 0 274 274" svg:d="M137 274c36 0 71-14 97-40s40-61 40-98c0-36-14-71-40-96-26-26-61-40-97-40-37 0-71 14-97 40-26 25-40 60-40 96 0 37 14 72 40 98s60 40 97 40z">
          <text:p/>
        </draw:path>
        <draw:path draw:style-name="gr36" draw:text-style-name="P19" draw:layer="layout" svg:width="0.273cm" svg:height="0.274cm" svg:x="20.399cm" svg:y="4.571cm" svg:viewBox="0 0 274 275" svg:d="M137 275c36 0 71-15 97-40 26-26 40-62 40-98s-14-71-40-97c-26-25-61-40-97-40-37 0-71 15-97 40-26 26-40 61-40 97s14 72 40 98c26 25 60 40 97 40z">
          <text:p/>
        </draw:path>
        <draw:path draw:style-name="gr36" draw:text-style-name="P19" draw:layer="layout" svg:width="0.274cm" svg:height="0.273cm" svg:x="20.49cm" svg:y="4.544cm" svg:viewBox="0 0 275 274" svg:d="M138 274c36 0 71-14 97-41 25-26 40-60 40-97 0-36-15-71-40-96-26-26-61-40-97-40-37 0-72 14-98 40-25 25-40 60-40 96 0 37 15 71 40 97 26 27 61 41 98 41z">
          <text:p/>
        </draw:path>
        <draw:path draw:style-name="gr36" draw:text-style-name="P19" draw:layer="layout" svg:width="0.273cm" svg:height="0.273cm" svg:x="20.279cm" svg:y="4.406cm" svg:viewBox="0 0 274 274" svg:d="M137 274c37 0 71-14 97-40s40-60 40-97c0-36-14-72-40-97-26-26-60-40-97-40-36 0-71 14-97 40-26 25-40 61-40 97 0 37 14 71 40 97s61 40 97 40z">
          <text:p/>
        </draw:path>
        <draw:path draw:style-name="gr36" draw:text-style-name="P19" draw:layer="layout" svg:width="0.273cm" svg:height="0.273cm" svg:x="20.126cm" svg:y="4.938cm" svg:viewBox="0 0 274 274" svg:d="M137 274c36 0 71-14 97-40s40-60 40-97-14-72-40-97c-26-26-61-40-97-40-37 0-71 14-97 40-26 25-40 60-40 97s14 71 40 97 60 40 97 40z">
          <text:p/>
        </draw:path>
        <draw:path draw:style-name="gr36" draw:text-style-name="P19" draw:layer="layout" svg:width="0.273cm" svg:height="0.273cm" svg:x="20.545cm" svg:y="4.689cm" svg:viewBox="0 0 274 274" svg:d="M137 274c37 0 71-14 97-40 26-25 40-60 40-96 0-37-14-72-40-98s-60-40-97-40c-36 0-72 14-97 40-26 26-40 61-40 98 0 36 14 71 40 96 25 26 61 40 97 40z">
          <text:p/>
        </draw:path>
        <draw:path draw:style-name="gr36" draw:text-style-name="P19" draw:layer="layout" svg:width="0.273cm" svg:height="0.273cm" svg:x="20.038cm" svg:y="4.556cm" svg:viewBox="0 0 274 274" svg:d="M137 274c37 0 71-14 97-40s40-61 40-97-14-71-40-97c-26-25-60-40-97-40-36 0-71 15-96 40-27 26-41 61-41 97s14 71 41 97c25 26 60 40 96 40z">
          <text:p/>
        </draw:path>
        <draw:path draw:style-name="gr39" draw:text-style-name="P19" draw:layer="layout" svg:width="0.273cm" svg:height="0.273cm" svg:x="20.911cm" svg:y="4.631cm" svg:viewBox="0 0 274 274" svg:d="M137 274c36 0 71-15 96-40 27-26 41-61 41-98 0-36-14-71-41-96-25-26-60-40-96-40s-71 14-97 40c-25 25-40 60-40 96 0 37 15 72 40 98 26 25 61 40 97 40z">
          <text:p/>
        </draw:path>
        <draw:path draw:style-name="gr38" draw:text-style-name="P2" draw:layer="layout" svg:width="0.273cm" svg:height="0.273cm" svg:x="20.911cm" svg:y="4.631cm" svg:viewBox="0 0 274 274" svg:d="M137 274c36 0 71-15 96-40 27-26 41-61 41-98 0-36-14-71-41-96-25-26-60-40-96-40s-71 14-97 40c-25 25-40 60-40 96 0 37 15 72 40 98 26 25 61 40 97 40z">
          <text:p/>
        </draw:path>
        <draw:path draw:style-name="gr36" draw:text-style-name="P19" draw:layer="layout" svg:width="0.273cm" svg:height="0.273cm" svg:x="20.585cm" svg:y="4.586cm" svg:viewBox="0 0 274 274" svg:d="M137 274c37 0 71-14 97-40s40-61 40-98c0-36-14-71-40-96-26-26-60-40-97-40-36 0-71 14-96 40-27 25-41 60-41 96 0 37 14 72 41 98 25 26 60 40 96 40z">
          <text:p/>
        </draw:path>
        <draw:path draw:style-name="gr36" draw:text-style-name="P19" draw:layer="layout" svg:width="0.274cm" svg:height="0.273cm" svg:x="20.363cm" svg:y="4.608cm" svg:viewBox="0 0 275 274" svg:d="M137 274c36 0 71-15 97-40 26-26 41-61 41-98 0-36-15-71-41-96-26-26-61-40-97-40s-71 14-97 40c-25 25-40 60-40 96 0 37 15 72 40 98 26 25 61 40 97 40z">
          <text:p/>
        </draw:path>
        <draw:path draw:style-name="gr36" draw:text-style-name="P19" draw:layer="layout" svg:width="0.274cm" svg:height="0.273cm" svg:x="21.369cm" svg:y="4.837cm" svg:viewBox="0 0 275 274" svg:d="M138 274c36 0 71-14 97-40 25-26 40-61 40-97s-15-71-40-97c-26-25-61-40-97-40s-71 15-98 40c-25 26-40 61-40 97s15 71 40 97c27 26 62 40 98 40z">
          <text:p/>
        </draw:path>
        <draw:path draw:style-name="gr35" draw:text-style-name="P18" draw:layer="layout" svg:width="0.273cm" svg:height="0.273cm" svg:x="19.392cm" svg:y="4.943cm" svg:viewBox="0 0 274 274" svg:d="M138 274c36 0 71-14 96-40 26-25 40-60 40-96 0-37-14-72-40-98-25-25-60-40-96-40-37 0-72 15-98 40-25 26-40 61-40 98 0 36 15 71 40 96 26 26 61 40 98 40z">
          <text:p/>
        </draw:path>
        <draw:path draw:style-name="gr36" draw:text-style-name="P19" draw:layer="layout" svg:width="0.273cm" svg:height="0.274cm" svg:x="20.471cm" svg:y="4.508cm" svg:viewBox="0 0 274 275" svg:d="M136 275c38 0 72-16 98-41 26-26 40-61 40-97s-14-71-40-97c-26-25-60-40-98-40-36 0-71 15-96 40-26 26-40 61-40 97s14 71 40 97c25 25 60 41 96 41z">
          <text:p/>
        </draw:path>
        <draw:path draw:style-name="gr36" draw:text-style-name="P19" draw:layer="layout" svg:width="0.274cm" svg:height="0.273cm" svg:x="20.236cm" svg:y="4.567cm" svg:viewBox="0 0 275 274" svg:d="M138 274c36 0 71-14 97-40 25-26 40-61 40-97 0-37-15-71-40-97-26-26-61-40-97-40-37 0-72 14-98 40-25 26-40 60-40 97 0 36 15 71 40 97 26 26 61 40 98 40z">
          <text:p/>
        </draw:path>
        <draw:path draw:style-name="gr35" draw:text-style-name="P18" draw:layer="layout" svg:width="0.273cm" svg:height="0.273cm" svg:x="19.224cm" svg:y="4.878cm" svg:viewBox="0 0 274 274" svg:d="M137 274c37 0 71-14 97-40s40-60 40-98c0-36-14-71-40-96-26-26-60-40-97-40-36 0-71 14-96 40-27 25-41 60-41 96 0 38 14 72 41 98 25 26 60 40 96 40z">
          <text:p/>
        </draw:path>
        <draw:path draw:style-name="gr36" draw:text-style-name="P19" draw:layer="layout" svg:width="0.273cm" svg:height="0.274cm" svg:x="21.353cm" svg:y="4.952cm" svg:viewBox="0 0 274 275" svg:d="M137 275c37 0 71-15 97-40 26-26 40-61 40-97s-14-72-40-98c-26-25-60-40-97-40-36 0-72 15-97 40-26 26-40 62-40 98s14 71 40 97c25 25 61 40 97 40z">
          <text:p/>
        </draw:path>
        <draw:path draw:style-name="gr36" draw:text-style-name="P19" draw:layer="layout" svg:width="0.274cm" svg:height="0.274cm" svg:x="20.678cm" svg:y="4.674cm" svg:viewBox="0 0 275 275" svg:d="M137 275c36 0 72-15 98-40 25-26 40-61 40-97 0-37-15-72-40-97-26-26-62-41-98-41s-71 15-97 41c-25 25-40 60-40 97 0 36 15 71 40 97 26 25 61 40 97 40z">
          <text:p/>
        </draw:path>
        <draw:path draw:style-name="gr36" draw:text-style-name="P19" draw:layer="layout" svg:width="0.274cm" svg:height="0.273cm" svg:x="20.294cm" svg:y="4.586cm" svg:viewBox="0 0 275 274" svg:d="M138 274c36 0 71-14 97-40 25-26 40-61 40-98 0-36-15-71-40-96-26-26-61-40-97-40s-71 14-98 40c-25 25-40 60-40 96 0 37 15 72 40 98 27 26 62 40 98 40z">
          <text:p/>
        </draw:path>
        <draw:path draw:style-name="gr36" draw:text-style-name="P19" draw:layer="layout" svg:width="0.273cm" svg:height="0.273cm" svg:x="22.04cm" svg:y="5.148cm" svg:viewBox="0 0 274 274" svg:d="M137 274c36 0 71-14 97-40 26-25 40-61 40-97 0-37-14-71-40-97s-61-40-97-40-71 14-97 40c-25 26-40 60-40 97 0 36 15 72 40 97 26 26 61 40 97 40z">
          <text:p/>
        </draw:path>
        <draw:path draw:style-name="gr36" draw:text-style-name="P19" draw:layer="layout" svg:width="0.274cm" svg:height="0.274cm" svg:x="20.214cm" svg:y="4.583cm" svg:viewBox="0 0 275 275" svg:d="M138 275c36 0 71-15 97-40 25-26 40-62 40-98s-15-71-40-97c-26-25-61-40-97-40-37 0-72 15-98 40-25 26-40 61-40 97s15 72 40 98c26 25 61 40 98 40z">
          <text:p/>
        </draw:path>
        <draw:path draw:style-name="gr36" draw:text-style-name="P19" draw:layer="layout" svg:width="0.273cm" svg:height="0.274cm" svg:x="20.258cm" svg:y="4.575cm" svg:viewBox="0 0 274 275" svg:d="M138 275c36 0 71-15 96-40 26-26 40-62 40-98s-14-71-40-97c-25-25-60-40-96-40-37 0-72 15-98 40-26 26-40 61-40 97s14 72 40 98c26 25 61 40 98 40z">
          <text:p/>
        </draw:path>
        <draw:path draw:style-name="gr36" draw:text-style-name="P19" draw:layer="layout" svg:width="0.274cm" svg:height="0.274cm" svg:x="20.295cm" svg:y="4.613cm" svg:viewBox="0 0 275 275" svg:d="M138 275c36 0 71-15 97-40 25-26 40-61 40-98 0-36-15-71-40-97-26-25-61-40-97-40s-71 15-98 40c-25 26-40 61-40 97 0 37 15 72 40 98 27 25 62 40 98 40z">
          <text:p/>
        </draw:path>
        <draw:path draw:style-name="gr36" draw:text-style-name="P19" draw:layer="layout" svg:width="0.273cm" svg:height="0.273cm" svg:x="20.484cm" svg:y="4.615cm" svg:viewBox="0 0 274 274" svg:d="M137 274c37 0 71-15 97-40 26-26 40-61 40-98 0-36-14-71-40-96-26-26-60-40-97-40s-72 14-97 40c-26 25-40 60-40 96 0 37 14 72 40 98 25 25 60 40 97 40z">
          <text:p/>
        </draw:path>
        <draw:path draw:style-name="gr36" draw:text-style-name="P19" draw:layer="layout" svg:width="0.273cm" svg:height="0.274cm" svg:x="21.31cm" svg:y="4.717cm" svg:viewBox="0 0 274 275" svg:d="M137 275c36 0 71-15 97-40 25-26 40-61 40-97s-15-71-40-98c-26-25-61-40-97-40-37 0-72 15-97 40-26 27-40 62-40 98s14 71 40 97c25 25 60 40 97 40z">
          <text:p/>
        </draw:path>
        <draw:path draw:style-name="gr36" draw:text-style-name="P19" draw:layer="layout" svg:width="0.273cm" svg:height="0.273cm" svg:x="21.69cm" svg:y="4.623cm" svg:viewBox="0 0 274 274" svg:d="M137 274c36 0 71-14 97-40 25-25 40-60 40-97s-15-71-40-97c-26-26-61-40-97-40s-71 14-96 40c-26 26-41 60-41 97s15 72 41 97c25 26 60 40 96 40z">
          <text:p/>
        </draw:path>
        <draw:path draw:style-name="gr36" draw:text-style-name="P19" draw:layer="layout" svg:width="0.273cm" svg:height="0.273cm" svg:x="21.162cm" svg:y="4.703cm" svg:viewBox="0 0 274 274" svg:d="M136 274c37 0 71-14 97-40s41-60 41-97c0-36-15-72-41-97-26-26-60-40-97-40-36 0-71 14-96 40-26 25-40 61-40 97 0 37 14 71 40 97 25 26 60 40 96 40z">
          <text:p/>
        </draw:path>
        <draw:path draw:style-name="gr36" draw:text-style-name="P19" draw:layer="layout" svg:width="0.273cm" svg:height="0.273cm" svg:x="20.673cm" svg:y="4.64cm" svg:viewBox="0 0 274 274" svg:d="M136 274c36 0 71-14 98-40 25-26 40-60 40-98 0-36-15-71-40-96-27-26-62-40-98-40s-71 14-96 40c-26 25-40 60-40 96 0 38 14 72 40 98 25 26 60 40 96 40z">
          <text:p/>
        </draw:path>
        <draw:path draw:style-name="gr36" draw:text-style-name="P19" draw:layer="layout" svg:width="0.273cm" svg:height="0.273cm" svg:x="21.24cm" svg:y="4.438cm" svg:viewBox="0 0 274 274" svg:d="M136 274c36 0 72-14 98-40 25-26 40-60 40-97 0-36-15-72-40-97-26-26-62-40-98-40s-71 14-96 40c-26 25-40 61-40 97 0 37 14 71 40 97 25 26 60 40 96 40z">
          <text:p/>
        </draw:path>
        <draw:path draw:style-name="gr36" draw:text-style-name="P19" draw:layer="layout" svg:width="0.273cm" svg:height="0.273cm" svg:x="20.434cm" svg:y="4.629cm" svg:viewBox="0 0 274 274" svg:d="M137 274c36 0 72-14 97-40 26-25 40-60 40-97s-14-71-40-97c-25-26-61-40-97-40-37 0-71 14-97 40s-40 60-40 97 14 72 40 97c26 26 60 40 97 40z">
          <text:p/>
        </draw:path>
        <draw:path draw:style-name="gr36" draw:text-style-name="P19" draw:layer="layout" svg:width="0.274cm" svg:height="0.273cm" svg:x="20.739cm" svg:y="4.633cm" svg:viewBox="0 0 275 274" svg:d="M137 274c37 0 72-14 98-40 25-25 40-60 40-97s-15-71-40-97c-26-26-61-40-98-40-36 0-71 14-97 40-25 26-40 60-40 97s15 72 40 97c26 26 61 40 97 40z">
          <text:p/>
        </draw:path>
        <draw:path draw:style-name="gr36" draw:text-style-name="P19" draw:layer="layout" svg:width="0.273cm" svg:height="0.273cm" svg:x="20.572cm" svg:y="4.624cm" svg:viewBox="0 0 274 274" svg:d="M137 274c37 0 71-14 97-40s40-60 40-98c0-36-14-71-40-96-26-26-60-40-97-40-36 0-71 14-96 40-27 25-41 60-41 96 0 38 14 72 41 98 25 26 60 40 96 40z">
          <text:p/>
        </draw:path>
        <draw:path draw:style-name="gr36" draw:text-style-name="P19" draw:layer="layout" svg:width="0.273cm" svg:height="0.273cm" svg:x="20.365cm" svg:y="4.712cm" svg:viewBox="0 0 274 274" svg:d="M136 274c36 0 71-14 97-40 26-25 41-60 41-96s-15-71-41-98c-26-25-61-40-97-40s-71 15-96 40c-26 27-40 62-40 98s14 71 40 96c25 26 60 40 96 40z">
          <text:p/>
        </draw:path>
        <draw:path draw:style-name="gr36" draw:text-style-name="P19" draw:layer="layout" svg:width="0.273cm" svg:height="0.273cm" svg:x="21.178cm" svg:y="4.562cm" svg:viewBox="0 0 274 274" svg:d="M136 274c37 0 71-14 97-40 27-26 41-61 41-97s-14-71-41-97c-26-25-60-40-97-40-36 0-71 15-96 40-26 26-40 61-40 97s14 71 40 97c25 26 60 40 96 40z">
          <text:p/>
        </draw:path>
        <draw:path draw:style-name="gr36" draw:text-style-name="P19" draw:layer="layout" svg:width="0.274cm" svg:height="0.273cm" svg:x="21.893cm" svg:y="4.808cm" svg:viewBox="0 0 275 274" svg:d="M138 274c36 0 71-15 97-41 25-26 40-61 40-97s-15-71-40-96c-26-26-61-40-97-40s-72 14-98 40c-25 25-40 60-40 96s15 71 40 97c26 26 62 41 98 41z">
          <text:p/>
        </draw:path>
        <draw:path draw:style-name="gr36" draw:text-style-name="P19" draw:layer="layout" svg:width="0.274cm" svg:height="0.273cm" svg:x="20.864cm" svg:y="4.546cm" svg:viewBox="0 0 275 274" svg:d="M138 274c36 0 71-14 97-40 25-26 40-61 40-97s-15-71-40-97c-26-25-61-40-97-40s-71 15-97 40c-26 26-41 61-41 97s15 71 41 97 61 40 97 40z">
          <text:p/>
        </draw:path>
        <draw:path draw:style-name="gr36" draw:text-style-name="P19" draw:layer="layout" svg:width="0.274cm" svg:height="0.273cm" svg:x="20.823cm" svg:y="4.661cm" svg:viewBox="0 0 275 274" svg:d="M138 274c36 0 71-14 97-40 25-25 40-60 40-96 0-38-15-72-40-98-26-26-61-40-97-40s-71 14-98 40c-25 26-40 60-40 98 0 36 15 71 40 96 27 26 62 40 98 40z">
          <text:p/>
        </draw:path>
        <draw:path draw:style-name="gr36" draw:text-style-name="P19" draw:layer="layout" svg:width="0.273cm" svg:height="0.273cm" svg:x="20.751cm" svg:y="4.634cm" svg:viewBox="0 0 274 274" svg:d="M138 274c36 0 71-14 96-40 26-25 40-60 40-97 0-36-14-71-40-97-25-25-60-40-96-40-37 0-72 15-98 40-25 26-40 61-40 97 0 37 15 72 40 97 26 26 61 40 98 40z">
          <text:p/>
        </draw:path>
        <draw:path draw:style-name="gr36" draw:text-style-name="P19" draw:layer="layout" svg:width="0.273cm" svg:height="0.273cm" svg:x="20.795cm" svg:y="4.545cm" svg:viewBox="0 0 274 274" svg:d="M137 274c36 0 71-14 97-40 25-26 40-61 40-97 0-37-15-71-40-97-26-26-61-40-97-40s-72 14-97 40c-26 26-40 60-40 97 0 36 14 71 40 97 25 26 61 40 97 40z">
          <text:p/>
        </draw:path>
        <draw:path draw:style-name="gr35" draw:text-style-name="P18" draw:layer="layout" svg:width="0.273cm" svg:height="0.274cm" svg:x="19.19cm" svg:y="4.923cm" svg:viewBox="0 0 274 275" svg:d="M137 275c37 0 71-15 97-40 26-26 40-61 40-97 0-37-14-72-40-98-26-25-60-40-97-40-36 0-71 15-97 40-26 26-40 61-40 98 0 36 14 71 40 97 26 25 61 40 97 40z">
          <text:p/>
        </draw:path>
        <draw:path draw:style-name="gr36" draw:text-style-name="P19" draw:layer="layout" svg:width="0.273cm" svg:height="0.273cm" svg:x="20.561cm" svg:y="4.591cm" svg:viewBox="0 0 274 274" svg:d="M137 274c37 0 71-14 97-40s40-61 40-98c0-36-14-71-40-96-26-26-60-40-97-40-36 0-71 14-97 40-26 25-40 60-40 96 0 37 14 72 40 98s61 40 97 40z">
          <text:p/>
        </draw:path>
        <draw:path draw:style-name="gr36" draw:text-style-name="P19" draw:layer="layout" svg:width="0.273cm" svg:height="0.273cm" svg:x="20.718cm" svg:y="4.604cm" svg:viewBox="0 0 274 274" svg:d="M137 274c37 0 72-14 97-40 26-25 40-61 40-97s-14-71-40-97c-25-25-60-40-97-40s-71 15-97 40c-26 26-40 61-40 97s14 72 40 97c26 26 60 40 97 40z">
          <text:p/>
        </draw:path>
        <draw:path draw:style-name="gr35" draw:text-style-name="P18" draw:layer="layout" svg:width="0.273cm" svg:height="0.273cm" svg:x="19.198cm" svg:y="4.954cm" svg:viewBox="0 0 274 274" svg:d="M137 274c36 0 71-14 97-40 25-25 40-60 40-96 0-37-15-72-40-98-26-25-61-40-97-40s-71 15-97 40c-26 26-40 61-40 98 0 36 14 71 40 96 26 26 61 40 97 40z">
          <text:p/>
        </draw:path>
        <draw:path draw:style-name="gr36" draw:text-style-name="P19" draw:layer="layout" svg:width="0.273cm" svg:height="0.273cm" svg:x="20.325cm" svg:y="4.578cm" svg:viewBox="0 0 274 274" svg:d="M138 274c36 0 71-14 96-40 26-26 40-61 40-98 0-36-14-71-40-96-25-26-60-40-96-40s-71 14-97 40c-25 25-41 60-41 96 0 37 16 72 41 98 26 26 61 40 97 40z">
          <text:p/>
        </draw:path>
        <draw:path draw:style-name="gr36" draw:text-style-name="P19" draw:layer="layout" svg:width="0.274cm" svg:height="0.273cm" svg:x="20.732cm" svg:y="4.595cm" svg:viewBox="0 0 275 274" svg:d="M137 274c37 0 72-14 98-40 25-25 40-61 40-97 0-37-15-71-40-97-26-26-61-40-98-40-36 0-71 14-96 40-26 26-41 60-41 97 0 36 15 72 41 97 25 26 60 40 96 40z">
          <text:p/>
        </draw:path>
        <draw:path draw:style-name="gr36" draw:text-style-name="P19" draw:layer="layout" svg:width="0.273cm" svg:height="0.274cm" svg:x="20.849cm" svg:y="4.675cm" svg:viewBox="0 0 274 275" svg:d="M137 275c37 0 71-15 97-41 26-25 40-60 40-96 0-37-14-72-40-98-26-25-60-40-97-40-36 0-71 15-96 40-27 26-41 61-41 98 0 36 14 71 41 96 25 26 60 41 96 41z">
          <text:p/>
        </draw:path>
        <draw:path draw:style-name="gr36" draw:text-style-name="P19" draw:layer="layout" svg:width="0.273cm" svg:height="0.273cm" svg:x="20.907cm" svg:y="4.638cm" svg:viewBox="0 0 274 274" svg:d="M137 274c36 0 71-14 96-40 27-25 41-60 41-97s-14-71-41-97c-25-26-60-40-96-40-37 0-71 14-97 40s-40 60-40 97 14 72 40 97c26 26 60 40 97 40z">
          <text:p/>
        </draw:path>
        <draw:path draw:style-name="gr36" draw:text-style-name="P19" draw:layer="layout" svg:width="0.273cm" svg:height="0.274cm" svg:x="21.513cm" svg:y="4.755cm" svg:viewBox="0 0 274 275" svg:d="M137 275c36 0 72-15 97-40 26-26 40-61 40-97s-14-71-40-97c-25-26-61-41-97-41s-71 15-97 41c-25 26-40 61-40 97s15 71 40 97c26 25 61 40 97 40z">
          <text:p/>
        </draw:path>
        <draw:path draw:style-name="gr36" draw:text-style-name="P19" draw:layer="layout" svg:width="0.273cm" svg:height="0.273cm" svg:x="21.355cm" svg:y="4.76cm" svg:viewBox="0 0 274 274" svg:d="M138 274c36 0 71-14 96-40 26-25 40-60 40-96 0-37-14-71-40-97-25-27-60-41-96-41s-72 14-98 41c-25 26-40 60-40 97 0 36 15 71 40 96 26 26 62 40 98 40z">
          <text:p/>
        </draw:path>
        <draw:path draw:style-name="gr36" draw:text-style-name="P19" draw:layer="layout" svg:width="0.273cm" svg:height="0.273cm" svg:x="21.987cm" svg:y="4.802cm" svg:viewBox="0 0 274 274" svg:d="M136 274c37 0 71-14 97-41 26-25 41-60 41-96s-15-71-41-97c-26-25-60-40-97-40-36 0-71 15-96 40-26 26-40 61-40 97s14 71 40 96c25 27 60 41 96 41z">
          <text:p/>
        </draw:path>
        <draw:path draw:style-name="gr36" draw:text-style-name="P19" draw:layer="layout" svg:width="0.274cm" svg:height="0.273cm" svg:x="20.146cm" svg:y="4.643cm" svg:viewBox="0 0 275 274" svg:d="M137 274c36 0 72-14 98-40 25-25 40-60 40-96 0-38-15-72-40-98-26-26-62-40-98-40s-71 14-97 40c-25 26-40 60-40 98 0 36 15 71 40 96 26 26 61 40 97 40z">
          <text:p/>
        </draw:path>
        <draw:path draw:style-name="gr36" draw:text-style-name="P19" draw:layer="layout" svg:width="0.273cm" svg:height="0.274cm" svg:x="22.612cm" svg:y="4.976cm" svg:viewBox="0 0 274 275" svg:d="M137 275c36 0 72-15 97-40 26-26 40-61 40-97s-14-72-40-98c-25-25-61-40-97-40s-71 15-97 40c-25 26-40 62-40 98s15 71 40 97c26 25 61 40 97 40z">
          <text:p/>
        </draw:path>
        <draw:path draw:style-name="gr36" draw:text-style-name="P19" draw:layer="layout" svg:width="0.274cm" svg:height="0.273cm" svg:x="19.803cm" svg:y="5.031cm" svg:viewBox="0 0 275 274" svg:d="M137 274c36 0 71-15 97-40 25-26 41-61 41-97s-16-71-41-96c-26-27-61-41-97-41s-71 14-97 41c-25 25-40 60-40 96s15 71 40 97c26 25 61 40 97 40z">
          <text:p/>
        </draw:path>
        <draw:path draw:style-name="gr36" draw:text-style-name="P19" draw:layer="layout" svg:width="0.274cm" svg:height="0.273cm" svg:x="21.151cm" svg:y="4.572cm" svg:viewBox="0 0 275 274" svg:d="M138 274c36 0 71-15 97-40 25-26 40-62 40-98s-15-71-40-96c-26-26-61-40-97-40s-71 14-97 40c-25 25-41 60-41 96s16 72 41 98c26 25 61 40 97 40z">
          <text:p/>
        </draw:path>
        <draw:path draw:style-name="gr36" draw:text-style-name="P19" draw:layer="layout" svg:width="0.273cm" svg:height="0.274cm" svg:x="21.716cm" svg:y="4.902cm" svg:viewBox="0 0 274 275" svg:d="M136 275c37 0 71-15 97-40 26-26 41-61 41-98 0-36-15-71-41-97-26-25-60-40-97-40-36 0-71 15-96 40-26 26-40 61-40 97 0 37 14 72 40 98 25 25 60 40 96 40z">
          <text:p/>
        </draw:path>
        <draw:path draw:style-name="gr36" draw:text-style-name="P19" draw:layer="layout" svg:width="0.274cm" svg:height="0.273cm" svg:x="20.757cm" svg:y="4.666cm" svg:viewBox="0 0 275 274" svg:d="M138 274c36 0 71-14 97-40 25-26 40-60 40-97s-15-72-40-97c-26-26-61-40-97-40-37 0-72 14-98 40-25 25-40 60-40 97s15 71 40 97c26 26 61 40 98 40z">
          <text:p/>
        </draw:path>
        <draw:path draw:style-name="gr36" draw:text-style-name="P19" draw:layer="layout" svg:width="0.274cm" svg:height="0.274cm" svg:x="20.59cm" svg:y="4.561cm" svg:viewBox="0 0 275 275" svg:d="M138 275c36 0 71-15 97-40 25-27 40-62 40-98s-15-71-40-97c-26-25-61-40-97-40s-71 15-97 40c-26 26-41 61-41 97s15 71 41 98c26 25 61 40 97 40z">
          <text:p/>
        </draw:path>
        <draw:path draw:style-name="gr36" draw:text-style-name="P19" draw:layer="layout" svg:width="0.273cm" svg:height="0.273cm" svg:x="21.003cm" svg:y="4.715cm" svg:viewBox="0 0 274 274" svg:d="M137 274c37 0 72-14 97-40 26-26 40-60 40-97 0-36-14-71-40-97-25-26-60-40-97-40s-71 14-97 40-40 61-40 97c0 37 14 71 40 97s60 40 97 40z">
          <text:p/>
        </draw:path>
        <draw:path draw:style-name="gr36" draw:text-style-name="P19" draw:layer="layout" svg:width="0.273cm" svg:height="0.274cm" svg:x="20.91cm" svg:y="4.694cm" svg:viewBox="0 0 274 275" svg:d="M137 275c36 0 71-15 96-40 27-26 41-61 41-97s-14-72-41-98c-25-25-60-40-96-40-37 0-71 15-97 40-26 26-40 62-40 98s14 71 40 97c26 25 60 40 97 40z">
          <text:p/>
        </draw:path>
        <draw:path draw:style-name="gr36" draw:text-style-name="P19" draw:layer="layout" svg:width="0.273cm" svg:height="0.273cm" svg:x="19.913cm" svg:y="4.949cm" svg:viewBox="0 0 274 274" svg:d="M136 274c38 0 72-14 98-40s40-60 40-97-14-71-40-97-60-40-98-40c-36 0-71 14-96 40-26 26-40 60-40 97s14 71 40 97c25 26 60 40 96 40z">
          <text:p/>
        </draw:path>
        <draw:path draw:style-name="gr39" draw:text-style-name="P19" draw:layer="layout" svg:width="0.273cm" svg:height="0.273cm" svg:x="20.679cm" svg:y="4.729cm" svg:viewBox="0 0 274 274" svg:d="M137 274c36 0 72-14 97-40 26-25 40-60 40-96s-14-71-40-98c-25-25-61-40-97-40s-71 15-97 40c-25 27-40 62-40 98s15 71 40 96c26 26 61 40 97 40z">
          <text:p/>
        </draw:path>
        <draw:path draw:style-name="gr38" draw:text-style-name="P2" draw:layer="layout" svg:width="0.273cm" svg:height="0.273cm" svg:x="20.679cm" svg:y="4.729cm" svg:viewBox="0 0 274 274" svg:d="M137 274c36 0 72-14 97-40 26-25 40-60 40-96s-14-71-40-98c-25-25-61-40-97-40s-71 15-97 40c-25 27-40 62-40 98s15 71 40 96c26 26 61 40 97 40z">
          <text:p/>
        </draw:path>
        <draw:path draw:style-name="gr36" draw:text-style-name="P19" draw:layer="layout" svg:width="0.273cm" svg:height="0.273cm" svg:x="20.926cm" svg:y="4.536cm" svg:viewBox="0 0 274 274" svg:d="M136 274c37 0 71-14 98-41 26-25 40-60 40-96 0-37-14-71-40-97-27-26-61-40-98-40-36 0-71 14-96 40-26 26-40 60-40 97 0 36 14 71 40 96 25 27 60 41 96 41z">
          <text:p/>
        </draw:path>
        <draw:path draw:style-name="gr36" draw:text-style-name="P19" draw:layer="layout" svg:width="0.274cm" svg:height="0.273cm" svg:x="21.036cm" svg:y="4.712cm" svg:viewBox="0 0 275 274" svg:d="M138 274c36 0 71-14 97-40 25-26 40-60 40-97 0-36-15-72-40-97-26-26-61-40-97-40-37 0-72 14-98 40-25 25-40 61-40 97 0 37 15 71 40 97 26 26 61 40 98 40z">
          <text:p/>
        </draw:path>
        <draw:path draw:style-name="gr36" draw:text-style-name="P19" draw:layer="layout" svg:width="0.274cm" svg:height="0.273cm" svg:x="20.438cm" svg:y="4.645cm" svg:viewBox="0 0 275 274" svg:d="M137 274c36 0 72-15 98-40 25-26 40-61 40-97 0-37-15-72-40-97-26-26-62-40-98-40s-71 14-97 40c-25 25-40 60-40 97 0 36 15 71 40 97 26 25 61 40 97 40z">
          <text:p/>
        </draw:path>
        <draw:path draw:style-name="gr36" draw:text-style-name="P19" draw:layer="layout" svg:width="0.273cm" svg:height="0.273cm" svg:x="21.607cm" svg:y="4.591cm" svg:viewBox="0 0 274 274" svg:d="M138 274c36 0 71-14 96-40 26-25 40-61 40-97s-14-71-40-97c-25-25-60-40-96-40-37 0-72 15-98 40-26 26-40 61-40 97s14 72 40 97c26 26 61 40 98 40z">
          <text:p/>
        </draw:path>
        <draw:path draw:style-name="gr36" draw:text-style-name="P19" draw:layer="layout" svg:width="0.273cm" svg:height="0.273cm" svg:x="20.795cm" svg:y="4.743cm" svg:viewBox="0 0 274 274" svg:d="M137 274c37 0 71-14 97-40 26-25 40-60 40-96s-14-71-40-97-60-41-97-41c-36 0-72 15-97 41-26 26-40 61-40 97s14 71 40 96c25 26 61 40 97 40z">
          <text:p/>
        </draw:path>
        <draw:path draw:style-name="gr36" draw:text-style-name="P19" draw:layer="layout" svg:width="0.273cm" svg:height="0.274cm" svg:x="19.891cm" svg:y="5.163cm" svg:viewBox="0 0 274 275" svg:d="M137 275c36 0 72-15 97-40 26-26 40-61 40-98 0-36-14-71-40-96-25-26-61-41-97-41s-71 15-97 41c-25 25-40 60-40 96 0 37 15 72 40 98 26 25 61 40 97 40z">
          <text:p/>
        </draw:path>
        <draw:path draw:style-name="gr36" draw:text-style-name="P19" draw:layer="layout" svg:width="0.273cm" svg:height="0.274cm" svg:x="21.885cm" svg:y="4.826cm" svg:viewBox="0 0 274 275" svg:d="M138 275c36 0 71-15 96-40 26-27 40-62 40-98s-14-71-40-97c-25-25-60-40-96-40s-72 15-98 40c-25 26-40 61-40 97s15 71 40 98c26 25 62 40 98 40z">
          <text:p/>
        </draw:path>
        <draw:path draw:style-name="gr36" draw:text-style-name="P19" draw:layer="layout" svg:width="0.273cm" svg:height="0.273cm" svg:x="20.9cm" svg:y="4.733cm" svg:viewBox="0 0 274 274" svg:d="M137 274c36 0 71-14 96-40 27-26 41-60 41-97 0-36-14-71-41-97-25-26-60-40-96-40-37 0-71 14-97 40s-40 61-40 97c0 37 14 71 40 97s60 40 97 40z">
          <text:p/>
        </draw:path>
        <draw:path draw:style-name="gr36" draw:text-style-name="P19" draw:layer="layout" svg:width="0.273cm" svg:height="0.273cm" svg:x="20.411cm" svg:y="4.657cm" svg:viewBox="0 0 274 274" svg:d="M137 274c36 0 72-14 97-40 26-26 40-60 40-97s-14-72-40-97c-25-26-61-40-97-40s-71 14-97 40c-25 25-40 60-40 97s15 71 40 97c26 26 61 40 97 40z">
          <text:p/>
        </draw:path>
        <draw:path draw:style-name="gr36" draw:text-style-name="P19" draw:layer="layout" svg:width="0.273cm" svg:height="0.274cm" svg:x="19.607cm" svg:y="5.033cm" svg:viewBox="0 0 274 275" svg:d="M136 275c36 0 72-15 98-40 25-26 40-61 40-97s-15-71-40-97c-26-26-62-41-98-41s-71 15-96 41c-26 26-40 61-40 97s14 71 40 97c25 25 60 40 96 40z">
          <text:p/>
        </draw:path>
        <draw:path draw:style-name="gr36" draw:text-style-name="P19" draw:layer="layout" svg:width="0.273cm" svg:height="0.273cm" svg:x="21.312cm" svg:y="4.76cm" svg:viewBox="0 0 274 274" svg:d="M138 274c36 0 71-14 96-40 26-25 40-60 40-96 0-37-14-71-40-97-25-27-60-41-96-41-37 0-72 14-98 41-25 26-40 60-40 97 0 36 15 71 40 96 26 26 61 40 98 40z">
          <text:p/>
        </draw:path>
        <draw:path draw:style-name="gr36" draw:text-style-name="P19" draw:layer="layout" svg:width="0.273cm" svg:height="0.274cm" svg:x="21.449cm" svg:y="4.767cm" svg:viewBox="0 0 274 275" svg:d="M136 275c37 0 71-15 97-40 27-26 41-61 41-97s-14-71-41-96c-26-26-60-42-97-42-36 0-70 16-96 42-26 25-40 60-40 96s14 71 40 97c26 25 60 40 96 40z">
          <text:p/>
        </draw:path>
        <draw:path draw:style-name="gr36" draw:text-style-name="P19" draw:layer="layout" svg:width="0.274cm" svg:height="0.273cm" svg:x="20.479cm" svg:y="4.669cm" svg:viewBox="0 0 275 274" svg:d="M138 274c36 0 71-14 97-40 25-26 40-60 40-97s-15-72-40-97c-26-26-61-40-97-40-37 0-72 14-98 40-25 25-40 60-40 97s15 71 40 97c26 26 61 40 98 40z">
          <text:p/>
        </draw:path>
        <draw:path draw:style-name="gr36" draw:text-style-name="P19" draw:layer="layout" svg:width="0.273cm" svg:height="0.273cm" svg:x="21.245cm" svg:y="4.63cm" svg:viewBox="0 0 274 274" svg:d="M137 274c36 0 72-15 97-40 26-26 40-61 40-98 0-36-14-71-40-96-25-26-61-40-97-40-37 0-71 14-97 40-26 25-40 60-40 96 0 37 14 72 40 98 26 25 60 40 97 40z">
          <text:p/>
        </draw:path>
        <draw:path draw:style-name="gr35" draw:text-style-name="P18" draw:layer="layout" svg:width="0.273cm" svg:height="0.273cm" svg:x="19.489cm" svg:y="4.905cm" svg:viewBox="0 0 274 274" svg:d="M137 274c36 0 71-14 97-40 25-25 40-60 40-97s-15-71-40-97c-26-26-61-40-97-40s-71 14-96 40c-27 26-41 60-41 97s14 72 41 97c25 26 60 40 96 40z">
          <text:p/>
        </draw:path>
        <draw:path draw:style-name="gr39" draw:text-style-name="P19" draw:layer="layout" svg:width="0.273cm" svg:height="0.273cm" svg:x="20.784cm" svg:y="4.681cm" svg:viewBox="0 0 274 274" svg:d="M137 274c37 0 71-14 97-40 26-25 40-60 40-96 0-37-14-72-40-98s-60-40-97-40-72 14-97 40c-26 26-40 61-40 98 0 36 14 71 40 96 25 26 60 40 97 40z">
          <text:p/>
        </draw:path>
        <draw:path draw:style-name="gr38" draw:text-style-name="P2" draw:layer="layout" svg:width="0.273cm" svg:height="0.273cm" svg:x="20.784cm" svg:y="4.681cm" svg:viewBox="0 0 274 274" svg:d="M137 274c37 0 71-14 97-40 26-25 40-60 40-96 0-37-14-72-40-98s-60-40-97-40-72 14-97 40c-26 26-40 61-40 98 0 36 14 71 40 96 25 26 60 40 97 40z">
          <text:p/>
        </draw:path>
        <draw:path draw:style-name="gr36" draw:text-style-name="P19" draw:layer="layout" svg:width="0.273cm" svg:height="0.273cm" svg:x="19.916cm" svg:y="5.128cm" svg:viewBox="0 0 274 274" svg:d="M137 274c37 0 72-14 97-40 26-26 40-61 40-98 0-36-14-71-40-96-25-26-60-40-97-40s-71 14-97 40c-26 25-40 60-40 96 0 37 14 72 40 98s60 40 97 40z">
          <text:p/>
        </draw:path>
        <draw:path draw:style-name="gr35" draw:text-style-name="P18" draw:layer="layout" svg:width="0.273cm" svg:height="0.274cm" svg:x="19.411cm" svg:y="5.033cm" svg:viewBox="0 0 274 275" svg:d="M138 275c36 0 71-15 96-41 26-25 40-60 40-96s-14-71-40-97c-25-26-60-41-96-41-37 0-72 15-98 41-25 26-40 61-40 97s15 71 40 96c26 26 61 41 98 41z">
          <text:p/>
        </draw:path>
        <draw:path draw:style-name="gr36" draw:text-style-name="P19" draw:layer="layout" svg:width="0.273cm" svg:height="0.273cm" svg:x="20.943cm" svg:y="4.74cm" svg:viewBox="0 0 274 274" svg:d="M136 274c37 0 71-15 98-40 26-26 40-61 40-97s-14-71-40-96c-27-27-61-41-98-41-36 0-71 14-96 41-26 25-40 60-40 96s14 71 40 97c25 25 60 40 96 40z">
          <text:p/>
        </draw:path>
        <draw:path draw:style-name="gr36" draw:text-style-name="P19" draw:layer="layout" svg:width="0.274cm" svg:height="0.274cm" svg:x="20.877cm" svg:y="4.734cm" svg:viewBox="0 0 275 275" svg:d="M138 275c36 0 71-15 97-40 25-26 40-61 40-97s-15-71-40-98c-26-25-61-40-97-40s-71 15-97 40c-25 27-41 62-41 98s16 71 41 97c26 25 61 40 97 40z">
          <text:p/>
        </draw:path>
        <draw:path draw:style-name="gr36" draw:text-style-name="P19" draw:layer="layout" svg:width="0.273cm" svg:height="0.274cm" svg:x="20.755cm" svg:y="4.812cm" svg:viewBox="0 0 274 275" svg:d="M137 275c36 0 71-15 97-41 25-26 40-61 40-97s-15-71-40-97c-26-25-61-40-97-40-37 0-72 15-97 40-26 26-40 61-40 97s14 71 40 97c25 26 60 41 97 41z">
          <text:p/>
        </draw:path>
        <draw:path draw:style-name="gr36" draw:text-style-name="P19" draw:layer="layout" svg:width="0.273cm" svg:height="0.274cm" svg:x="20.62cm" svg:y="4.585cm" svg:viewBox="0 0 274 275" svg:d="M136 275c36 0 71-15 97-40 25-26 41-62 41-98s-16-71-41-97c-26-25-61-40-97-40s-71 15-96 40c-26 26-40 61-40 97s14 72 40 98c25 25 60 40 96 40z">
          <text:p/>
        </draw:path>
        <draw:path draw:style-name="gr36" draw:text-style-name="P19" draw:layer="layout" svg:width="0.273cm" svg:height="0.273cm" svg:x="22.32cm" svg:y="4.947cm" svg:viewBox="0 0 274 274" svg:d="M137 274c36 0 72-14 97-40 26-25 40-60 40-96 0-38-14-72-40-98-25-26-61-40-97-40-37 0-71 14-97 40s-40 60-40 98c0 36 14 71 40 96 26 26 60 40 97 40z">
          <text:p/>
        </draw:path>
        <draw:path draw:style-name="gr36" draw:text-style-name="P19" draw:layer="layout" svg:width="0.273cm" svg:height="0.273cm" svg:x="20.543cm" svg:y="4.698cm" svg:viewBox="0 0 274 274" svg:d="M138 274c36 0 71-14 96-40 26-25 40-60 40-96 0-37-14-72-40-98-25-26-60-40-96-40-37 0-72 14-98 40s-40 61-40 98c0 36 14 71 40 96 26 26 61 40 98 40z">
          <text:p/>
        </draw:path>
        <draw:path draw:style-name="gr36" draw:text-style-name="P19" draw:layer="layout" svg:width="0.274cm" svg:height="0.273cm" svg:x="20.605cm" svg:y="4.693cm" svg:viewBox="0 0 275 274" svg:d="M138 274c36 0 71-14 97-40 25-26 40-60 40-97 0-36-15-72-40-97-26-26-61-40-97-40s-71 14-97 40c-25 25-41 61-41 97 0 37 16 71 41 97 26 26 61 40 97 40z">
          <text:p/>
        </draw:path>
        <draw:path draw:style-name="gr36" draw:text-style-name="P19" draw:layer="layout" svg:width="0.274cm" svg:height="0.274cm" svg:x="20.306cm" svg:y="4.912cm" svg:viewBox="0 0 275 275" svg:d="M138 275c36 0 71-15 97-40 25-26 40-61 40-98 0-36-15-71-40-96-26-26-61-41-97-41s-71 15-97 41c-26 25-41 60-41 96 0 37 15 72 41 98 26 25 61 40 97 40z">
          <text:p/>
        </draw:path>
        <draw:path draw:style-name="gr36" draw:text-style-name="P19" draw:layer="layout" svg:width="0.273cm" svg:height="0.273cm" svg:x="19.993cm" svg:y="5.238cm" svg:viewBox="0 0 274 274" svg:d="M137 274c37 0 71-15 97-40 26-26 40-61 40-97s-14-72-40-97c-26-26-60-40-97-40-36 0-72 14-97 40-26 25-40 61-40 97s14 71 40 97c25 25 61 40 97 40z">
          <text:p/>
        </draw:path>
        <draw:path draw:style-name="gr36" draw:text-style-name="P19" draw:layer="layout" svg:width="0.273cm" svg:height="0.273cm" svg:x="21.038cm" svg:y="4.644cm" svg:viewBox="0 0 274 274" svg:d="M137 274c37 0 71-14 97-40s40-60 40-97-14-72-40-97c-26-26-60-40-97-40s-72 14-97 40c-26 25-40 60-40 97s14 71 40 97c25 26 60 40 97 40z">
          <text:p/>
        </draw:path>
        <draw:path draw:style-name="gr35" draw:text-style-name="P18" draw:layer="layout" svg:width="0.274cm" svg:height="0.273cm" svg:x="18.928cm" svg:y="4.989cm" svg:viewBox="0 0 275 274" svg:d="M138 274c36 0 71-14 97-40 25-26 40-60 40-97 0-36-15-71-40-97-26-26-61-40-97-40s-71 14-98 40c-25 26-40 61-40 97 0 37 15 71 40 97 27 26 62 40 98 40z">
          <text:p/>
        </draw:path>
        <draw:path draw:style-name="gr35" draw:text-style-name="P18" draw:layer="layout" svg:width="0.274cm" svg:height="0.274cm" svg:x="19.01cm" svg:y="4.97cm" svg:viewBox="0 0 275 275" svg:d="M137 275c36 0 71-15 97-40 26-26 41-61 41-97s-15-72-41-98c-26-25-61-40-97-40s-71 15-97 40c-25 26-40 62-40 98s15 71 40 97c26 25 61 40 97 40z">
          <text:p/>
        </draw:path>
        <draw:path draw:style-name="gr36" draw:text-style-name="P19" draw:layer="layout" svg:width="0.273cm" svg:height="0.273cm" svg:x="19.99cm" svg:y="5.163cm" svg:viewBox="0 0 274 274" svg:d="M138 274c36 0 71-14 96-40 26-26 40-60 40-98 0-36-14-71-40-96-25-26-60-40-96-40-37 0-72 14-98 40-26 25-40 60-40 96 0 38 14 72 40 98s61 40 98 40z">
          <text:p/>
        </draw:path>
        <draw:path draw:style-name="gr36" draw:text-style-name="P19" draw:layer="layout" svg:width="0.273cm" svg:height="0.274cm" svg:x="20.612cm" svg:y="4.669cm" svg:viewBox="0 0 274 275" svg:d="M136 275c36 0 71-15 97-40 25-26 41-61 41-97 0-37-16-72-41-98-26-25-61-40-97-40s-71 15-96 40c-26 26-40 61-40 98 0 36 14 71 40 97 25 25 60 40 96 40z">
          <text:p/>
        </draw:path>
        <draw:path draw:style-name="gr36" draw:text-style-name="P19" draw:layer="layout" svg:width="0.273cm" svg:height="0.274cm" svg:x="20.994cm" svg:y="4.598cm" svg:viewBox="0 0 274 275" svg:d="M136 275c38 0 72-15 98-40 26-26 40-62 40-98s-14-71-40-97c-26-25-60-40-98-40-36 0-71 15-96 40-26 26-40 61-40 97s14 72 40 98c25 25 60 40 96 40z">
          <text:p/>
        </draw:path>
        <draw:path draw:style-name="gr36" draw:text-style-name="P19" draw:layer="layout" svg:width="0.274cm" svg:height="0.273cm" svg:x="21.246cm" svg:y="4.666cm" svg:viewBox="0 0 275 274" svg:d="M137 274c36 0 72-14 98-40 25-26 40-60 40-97s-15-72-40-97c-26-26-62-40-98-40s-71 14-97 40c-25 25-40 60-40 97s15 71 40 97c26 26 61 40 97 40z">
          <text:p/>
        </draw:path>
        <draw:path draw:style-name="gr36" draw:text-style-name="P19" draw:layer="layout" svg:width="0.273cm" svg:height="0.274cm" svg:x="20.876cm" svg:y="4.737cm" svg:viewBox="0 0 274 275" svg:d="M137 275c37 0 71-15 97-40 26-26 40-61 40-97s-14-71-40-98c-26-25-60-40-97-40-36 0-71 15-96 40-26 27-41 62-41 98s15 71 41 97c25 25 60 40 96 40z">
          <text:p/>
        </draw:path>
        <draw:path draw:style-name="gr36" draw:text-style-name="P19" draw:layer="layout" svg:width="0.273cm" svg:height="0.273cm" svg:x="21.287cm" svg:y="4.587cm" svg:viewBox="0 0 274 274" svg:d="M137 274c37 0 72-14 97-40 26-25 40-61 40-97 0-37-14-71-40-97-25-25-60-40-97-40s-71 15-97 40c-26 26-40 60-40 97 0 36 14 72 40 97 26 26 60 40 97 40z">
          <text:p/>
        </draw:path>
        <draw:path draw:style-name="gr36" draw:text-style-name="P19" draw:layer="layout" svg:width="0.273cm" svg:height="0.273cm" svg:x="20.718cm" svg:y="4.734cm" svg:viewBox="0 0 274 274" svg:d="M137 274c37 0 72-15 97-40 26-26 40-61 40-97s-14-71-40-97c-25-26-60-40-97-40s-71 14-97 40-40 61-40 97 14 71 40 97c26 25 60 40 97 40z">
          <text:p/>
        </draw:path>
        <draw:path draw:style-name="gr36" draw:text-style-name="P19" draw:layer="layout" svg:width="0.273cm" svg:height="0.273cm" svg:x="21.291cm" svg:y="4.586cm" svg:viewBox="0 0 274 274" svg:d="M137 274c37 0 72-15 97-40 26-26 40-62 40-98s-14-71-40-96c-25-26-60-40-97-40s-71 14-97 40c-26 25-40 60-40 96s14 72 40 98c26 25 60 40 97 40z">
          <text:p/>
        </draw:path>
        <draw:path draw:style-name="gr36" draw:text-style-name="P19" draw:layer="layout" svg:width="0.273cm" svg:height="0.273cm" svg:x="21.09cm" svg:y="4.613cm" svg:viewBox="0 0 274 274" svg:d="M137 274c37 0 71-14 97-40 26-25 40-60 40-97s-14-71-40-97-60-40-97-40c-36 0-72 14-97 40-26 26-40 60-40 97s14 72 40 97c25 26 61 40 97 40z">
          <text:p/>
        </draw:path>
        <draw:path draw:style-name="gr36" draw:text-style-name="P19" draw:layer="layout" svg:width="0.273cm" svg:height="0.274cm" svg:x="20.849cm" svg:y="4.771cm" svg:viewBox="0 0 274 275" svg:d="M137 275c36 0 71-15 97-40 25-26 40-61 40-97s-15-71-40-97c-26-25-61-41-97-41s-71 16-96 41c-27 26-41 61-41 97s14 71 41 97c25 25 60 40 96 40z">
          <text:p/>
        </draw:path>
        <draw:path draw:style-name="gr36" draw:text-style-name="P19" draw:layer="layout" svg:width="0.273cm" svg:height="0.273cm" svg:x="20.363cm" svg:y="4.744cm" svg:viewBox="0 0 274 274" svg:d="M136 274c37 0 71-15 97-40 27-26 41-61 41-97s-14-71-41-96c-26-27-60-41-97-41-36 0-71 14-96 41-26 25-40 60-40 96s14 71 40 97c25 25 60 40 96 40z">
          <text:p/>
        </draw:path>
        <draw:path draw:style-name="gr36" draw:text-style-name="P19" draw:layer="layout" svg:width="0.273cm" svg:height="0.273cm" svg:x="20.444cm" svg:y="4.788cm" svg:viewBox="0 0 274 274" svg:d="M137 274c37 0 72-16 97-41 26-26 40-61 40-97s-14-71-40-96c-25-26-60-40-97-40-36 0-71 14-97 40-25 25-40 60-40 96s15 71 40 97c26 25 61 41 97 41z">
          <text:p/>
        </draw:path>
        <draw:path draw:style-name="gr36" draw:text-style-name="P19" draw:layer="layout" svg:width="0.273cm" svg:height="0.273cm" svg:x="20.856cm" svg:y="4.732cm" svg:viewBox="0 0 274 274" svg:d="M138 274c36 0 71-14 96-40 26-25 40-60 40-96 0-37-14-71-40-98-25-26-60-40-96-40s-71 14-97 40c-26 27-41 61-41 98 0 36 15 71 41 96 26 26 61 40 97 40z">
          <text:p/>
        </draw:path>
        <draw:path draw:style-name="gr35" draw:text-style-name="P18" draw:layer="layout" svg:width="0.273cm" svg:height="0.273cm" svg:x="19.172cm" svg:y="5.023cm" svg:viewBox="0 0 274 274" svg:d="M138 274c36 0 71-14 96-40 26-26 40-60 40-97 0-36-14-70-40-96-25-27-60-41-96-41s-72 14-98 41c-25 26-40 60-40 96 0 37 15 71 40 97 26 26 62 40 98 40z">
          <text:p/>
        </draw:path>
        <draw:path draw:style-name="gr36" draw:text-style-name="P19" draw:layer="layout" svg:width="0.274cm" svg:height="0.273cm" svg:x="20.775cm" svg:y="4.606cm" svg:viewBox="0 0 275 274" svg:d="M138 274c36 0 71-15 97-40 25-26 40-61 40-98 0-36-15-71-40-96-26-26-61-40-97-40-37 0-72 14-98 40-25 25-40 60-40 96 0 37 15 72 40 98 26 25 61 40 98 40z">
          <text:p/>
        </draw:path>
        <draw:path draw:style-name="gr36" draw:text-style-name="P19" draw:layer="layout" svg:width="0.273cm" svg:height="0.274cm" svg:x="20.893cm" svg:y="4.713cm" svg:viewBox="0 0 274 275" svg:d="M136 275c37 0 71-15 97-40 26-26 41-61 41-97s-15-71-41-98c-26-25-60-40-97-40-36 0-71 15-96 40-26 27-40 62-40 98s14 71 40 97c25 25 60 40 96 40z">
          <text:p/>
        </draw:path>
        <draw:path draw:style-name="gr36" draw:text-style-name="P19" draw:layer="layout" svg:width="0.273cm" svg:height="0.273cm" svg:x="20.775cm" svg:y="4.612cm" svg:viewBox="0 0 274 274" svg:d="M137 274c37 0 71-14 97-40s40-60 40-98c0-36-14-71-40-96-26-26-60-40-97-40s-72 14-97 40c-26 25-40 60-40 96 0 38 14 72 40 98 25 26 60 40 97 40z">
          <text:p/>
        </draw:path>
        <draw:path draw:style-name="gr36" draw:text-style-name="P19" draw:layer="layout" svg:width="0.273cm" svg:height="0.274cm" svg:x="20.917cm" svg:y="4.745cm" svg:viewBox="0 0 274 275" svg:d="M136 275c37 0 71-15 97-40 27-26 41-61 41-97s-14-71-41-97c-26-26-60-41-97-41-36 0-71 15-96 41-26 26-40 61-40 97s14 71 40 97c25 25 60 40 96 40z">
          <text:p/>
        </draw:path>
        <draw:path draw:style-name="gr36" draw:text-style-name="P19" draw:layer="layout" svg:width="0.273cm" svg:height="0.273cm" svg:x="20.062cm" svg:y="5.102cm" svg:viewBox="0 0 274 274" svg:d="M138 274c36 0 71-15 96-40 26-27 40-62 40-98s-14-71-40-96c-25-26-60-40-96-40-37 0-71 14-97 40-26 25-41 60-41 96s15 71 41 98c26 25 60 40 97 40z">
          <text:p/>
        </draw:path>
        <draw:path draw:style-name="gr36" draw:text-style-name="P19" draw:layer="layout" svg:width="0.273cm" svg:height="0.273cm" svg:x="21.137cm" svg:y="4.715cm" svg:viewBox="0 0 274 274" svg:d="M137 274c37 0 71-15 97-40 26-26 40-61 40-97s-14-71-40-97-60-40-97-40c-36 0-71 14-96 40-27 26-41 61-41 97s14 71 41 97c25 25 60 40 96 40z">
          <text:p/>
        </draw:path>
        <draw:path draw:style-name="gr36" draw:text-style-name="P19" draw:layer="layout" svg:width="0.273cm" svg:height="0.274cm" svg:x="21.814cm" svg:y="4.845cm" svg:viewBox="0 0 274 275" svg:d="M136 275c37 0 72-15 98-40 25-26 40-62 40-98s-15-71-40-97c-26-25-61-40-98-40-36 0-71 15-96 40-26 26-40 61-40 97s14 72 40 98c25 25 60 40 96 40z">
          <text:p/>
        </draw:path>
        <draw:path draw:style-name="gr35" draw:text-style-name="P18" draw:layer="layout" svg:width="0.273cm" svg:height="0.274cm" svg:x="19.308cm" svg:y="5.022cm" svg:viewBox="0 0 274 275" svg:d="M137 275c36 0 71-15 97-40 26-26 40-61 40-97s-14-71-40-97-61-41-97-41-71 15-97 41c-25 26-40 61-40 97s15 71 40 97c26 25 61 40 97 40z">
          <text:p/>
        </draw:path>
        <draw:path draw:style-name="gr36" draw:text-style-name="P19" draw:layer="layout" svg:width="0.273cm" svg:height="0.274cm" svg:x="21.141cm" svg:y="4.806cm" svg:viewBox="0 0 274 275" svg:d="M138 275c36 0 71-15 96-41 26-26 40-61 40-97s-14-71-40-97c-25-25-60-40-96-40-37 0-71 15-97 40-27 26-41 61-41 97s14 71 41 97c26 26 60 41 97 41z">
          <text:p/>
        </draw:path>
        <draw:path draw:style-name="gr36" draw:text-style-name="P19" draw:layer="layout" svg:width="0.273cm" svg:height="0.273cm" svg:x="21.178cm" svg:y="4.825cm" svg:viewBox="0 0 274 274" svg:d="M137 274c36 0 71-14 96-40 27-27 41-61 41-98 0-36-14-71-41-96-25-26-60-40-96-40-37 0-71 14-97 40-26 25-40 60-40 96 0 37 14 71 40 98 26 26 60 40 97 40z">
          <text:p/>
        </draw:path>
        <draw:path draw:style-name="gr36" draw:text-style-name="P19" draw:layer="layout" svg:width="0.273cm" svg:height="0.273cm" svg:x="20.529cm" svg:y="4.96cm" svg:viewBox="0 0 274 274" svg:d="M138 274c36 0 71-14 96-40 26-26 40-60 40-97 0-36-14-72-40-97-25-26-60-40-96-40-37 0-72 14-98 40-26 25-40 61-40 97 0 37 14 71 40 97s61 40 98 40z">
          <text:p/>
        </draw:path>
        <draw:path draw:style-name="gr36" draw:text-style-name="P19" draw:layer="layout" svg:width="0.273cm" svg:height="0.273cm" svg:x="21.82cm" svg:y="4.839cm" svg:viewBox="0 0 274 274" svg:d="M137 274c37 0 72-14 97-40 26-26 40-61 40-97 0-37-14-71-40-97-25-26-60-40-97-40s-71 14-97 40-40 60-40 97c0 36 14 71 40 97s60 40 97 40z">
          <text:p/>
        </draw:path>
        <draw:path draw:style-name="gr36" draw:text-style-name="P19" draw:layer="layout" svg:width="0.273cm" svg:height="0.273cm" svg:x="21.934cm" svg:y="4.892cm" svg:viewBox="0 0 274 274" svg:d="M138 274c36 0 71-14 96-40 26-25 40-60 40-97 0-36-14-71-40-97-25-25-60-40-96-40s-71 15-98 40c-25 26-40 61-40 97 0 37 15 72 40 97 27 26 62 40 98 40z">
          <text:p/>
        </draw:path>
        <draw:path draw:style-name="gr36" draw:text-style-name="P19" draw:layer="layout" svg:width="0.273cm" svg:height="0.273cm" svg:x="20.607cm" svg:y="5.785cm" svg:viewBox="0 0 274 274" svg:d="M138 274c36 0 71-14 96-40 26-25 40-60 40-96 0-37-14-72-40-98-25-26-60-40-96-40-37 0-71 14-97 40s-41 61-41 98c0 36 15 71 41 96 26 26 60 40 97 40z">
          <text:p/>
        </draw:path>
        <draw:path draw:style-name="gr36" draw:text-style-name="P19" draw:layer="layout" svg:width="0.273cm" svg:height="0.273cm" svg:x="20.8cm" svg:y="4.769cm" svg:viewBox="0 0 274 274" svg:d="M137 274c37 0 71-14 97-40 26-25 40-60 40-96 0-37-14-71-40-97s-60-41-97-41c-36 0-72 15-97 41-26 26-40 60-40 97 0 36 14 71 40 96 25 26 61 40 97 40z">
          <text:p/>
        </draw:path>
        <draw:path draw:style-name="gr36" draw:text-style-name="P19" draw:layer="layout" svg:width="0.273cm" svg:height="0.273cm" svg:x="21.194cm" svg:y="4.599cm" svg:viewBox="0 0 274 274" svg:d="M136 274c37 0 71-14 97-40 27-26 41-61 41-98 0-36-14-71-41-96-26-26-60-40-97-40-36 0-71 14-96 40-26 25-40 60-40 96 0 37 14 72 40 98 25 26 60 40 96 40z">
          <text:p/>
        </draw:path>
        <draw:path draw:style-name="gr36" draw:text-style-name="P19" draw:layer="layout" svg:width="0.273cm" svg:height="0.273cm" svg:x="21.089cm" svg:y="4.658cm" svg:viewBox="0 0 274 274" svg:d="M138 274c36 0 71-15 96-40 26-26 40-61 40-97 0-37-14-72-40-97-25-26-60-40-96-40s-72 14-98 40c-25 25-40 60-40 97 0 36 15 71 40 97 26 25 62 40 98 40z">
          <text:p/>
        </draw:path>
        <draw:path draw:style-name="gr36" draw:text-style-name="P19" draw:layer="layout" svg:width="0.274cm" svg:height="0.273cm" svg:x="19.92cm" svg:y="4.754cm" svg:viewBox="0 0 275 274" svg:d="M137 274c37 0 72-14 98-40 25-26 40-60 40-97 0-36-15-71-40-96-26-27-61-41-98-41-36 0-71 14-97 41-25 25-40 60-40 96 0 37 15 71 40 97 26 26 61 40 97 40z">
          <text:p/>
        </draw:path>
        <draw:path draw:style-name="gr36" draw:text-style-name="P19" draw:layer="layout" svg:width="0.273cm" svg:height="0.274cm" svg:x="21.563cm" svg:y="4.649cm" svg:viewBox="0 0 274 275" svg:d="M137 275c37 0 72-15 97-40 26-26 40-61 40-97 0-37-14-72-40-98-25-25-60-40-97-40-36 0-71 15-97 40-25 26-40 61-40 98 0 36 15 71 40 97 26 25 61 40 97 40z">
          <text:p/>
        </draw:path>
        <draw:path draw:style-name="gr36" draw:text-style-name="P19" draw:layer="layout" svg:width="0.274cm" svg:height="0.273cm" svg:x="21.809cm" svg:y="4.919cm" svg:viewBox="0 0 275 274" svg:d="M137 274c37 0 72-14 98-40 25-26 40-60 40-97s-15-72-40-97c-26-26-61-40-98-40-36 0-71 14-97 40-25 25-40 60-40 97s15 71 40 97c26 26 61 40 97 40z">
          <text:p/>
        </draw:path>
        <draw:path draw:style-name="gr36" draw:text-style-name="P19" draw:layer="layout" svg:width="0.273cm" svg:height="0.273cm" svg:x="20.888cm" svg:y="4.754cm" svg:viewBox="0 0 274 274" svg:d="M136 274c37 0 71-14 97-40 26-25 41-60 41-96 0-37-15-71-41-97-26-27-60-41-97-41-36 0-71 14-96 41-26 26-40 60-40 97 0 36 14 71 40 96 25 26 60 40 96 40z">
          <text:p/>
        </draw:path>
        <draw:path draw:style-name="gr36" draw:text-style-name="P19" draw:layer="layout" svg:width="0.273cm" svg:height="0.273cm" svg:x="19.932cm" svg:y="4.966cm" svg:viewBox="0 0 274 274" svg:d="M138 274c36 0 71-14 96-40 26-25 40-60 40-96s-14-72-40-98c-25-25-60-40-96-40-37 0-72 15-98 40-25 26-40 62-40 98s15 71 40 96c26 26 61 40 98 40z">
          <text:p/>
        </draw:path>
        <draw:path draw:style-name="gr36" draw:text-style-name="P19" draw:layer="layout" svg:width="0.273cm" svg:height="0.273cm" svg:x="20.719cm" svg:y="4.667cm" svg:viewBox="0 0 274 274" svg:d="M136 274c38 0 72-14 98-40s40-60 40-97-14-72-40-97c-26-26-60-40-98-40-36 0-71 14-96 40-26 25-40 60-40 97s14 71 40 97c25 26 60 40 96 40z">
          <text:p/>
        </draw:path>
        <draw:path draw:style-name="gr36" draw:text-style-name="P19" draw:layer="layout" svg:width="0.273cm" svg:height="0.274cm" svg:x="21.069cm" svg:y="4.72cm" svg:viewBox="0 0 274 275" svg:d="M137 275c36 0 71-15 97-40 25-26 40-61 40-97s-15-71-40-98c-26-25-61-40-97-40s-72 15-97 40c-26 27-40 62-40 98s14 71 40 97c25 25 61 40 97 40z">
          <text:p/>
        </draw:path>
        <draw:path draw:style-name="gr36" draw:text-style-name="P19" draw:layer="layout" svg:width="0.273cm" svg:height="0.273cm" svg:x="20.936cm" svg:y="4.741cm" svg:viewBox="0 0 274 274" svg:d="M137 274c36 0 71-14 97-40s40-60 40-97c0-36-14-71-40-96-26-27-61-41-97-41-37 0-71 14-97 41-26 25-40 60-40 96 0 37 14 71 40 97s60 40 97 40z">
          <text:p/>
        </draw:path>
        <draw:path draw:style-name="gr36" draw:text-style-name="P19" draw:layer="layout" svg:width="0.274cm" svg:height="0.273cm" svg:x="20.941cm" svg:y="4.739cm" svg:viewBox="0 0 275 274" svg:d="M137 274c36 0 71-14 98-40 25-26 40-60 40-97 0-36-15-71-40-96-27-27-62-41-98-41s-71 14-97 41c-25 25-40 60-40 96 0 37 15 71 40 97 26 26 61 40 97 40z">
          <text:p/>
        </draw:path>
        <draw:path draw:style-name="gr36" draw:text-style-name="P19" draw:layer="layout" svg:width="0.274cm" svg:height="0.273cm" svg:x="20.374cm" svg:y="5.153cm" svg:viewBox="0 0 275 274" svg:d="M137 274c36 0 71-14 97-40s41-60 41-98c0-36-15-71-41-96-26-26-61-40-97-40s-71 14-97 40c-25 25-40 60-40 96 0 38 15 72 40 98 26 26 61 40 97 40z">
          <text:p/>
        </draw:path>
        <draw:path draw:style-name="gr36" draw:text-style-name="P19" draw:layer="layout" svg:width="0.273cm" svg:height="0.273cm" svg:x="19.531cm" svg:y="5.28cm" svg:viewBox="0 0 274 274" svg:d="M136 274c37 0 71-14 97-40 26-25 41-60 41-96 0-37-15-71-41-98-26-26-60-40-97-40-36 0-71 14-96 40-26 27-40 61-40 98 0 36 14 71 40 96 25 26 60 40 96 40z">
          <text:p/>
        </draw:path>
        <draw:path draw:style-name="gr36" draw:text-style-name="P19" draw:layer="layout" svg:width="0.273cm" svg:height="0.273cm" svg:x="19.936cm" svg:y="4.994cm" svg:viewBox="0 0 274 274" svg:d="M137 274c37 0 71-14 97-40s40-60 40-97c0-36-14-71-40-97s-60-40-97-40-72 14-97 40c-26 26-40 61-40 97 0 37 14 71 40 97 25 26 60 40 97 40z">
          <text:p/>
        </draw:path>
        <draw:path draw:style-name="gr36" draw:text-style-name="P19" draw:layer="layout" svg:width="0.273cm" svg:height="0.273cm" svg:x="20.923cm" svg:y="4.706cm" svg:viewBox="0 0 274 274" svg:d="M136 274c37 0 71-14 97-40 27-25 41-60 41-96 0-37-14-72-41-98-26-26-60-40-97-40-36 0-71 14-96 40-26 26-40 61-40 98 0 36 14 71 40 96 25 26 60 40 96 40z">
          <text:p/>
        </draw:path>
        <draw:path draw:style-name="gr36" draw:text-style-name="P19" draw:layer="layout" svg:width="0.274cm" svg:height="0.273cm" svg:x="21.468cm" svg:y="4.719cm" svg:viewBox="0 0 275 274" svg:d="M137 274c36 0 71-14 97-40 26-25 41-60 41-96 0-37-15-71-41-98-26-26-61-40-97-40s-71 14-97 40c-25 27-40 61-40 98 0 36 15 71 40 96 26 26 61 40 97 40z">
          <text:p/>
        </draw:path>
        <draw:path draw:style-name="gr36" draw:text-style-name="P19" draw:layer="layout" svg:width="0.273cm" svg:height="0.273cm" svg:x="21.351cm" svg:y="4.641cm" svg:viewBox="0 0 274 274" svg:d="M138 274c36 0 71-15 96-40 26-26 40-61 40-98 0-36-14-71-40-96-25-26-60-40-96-40-37 0-72 14-98 40-26 25-40 60-40 96 0 37 14 72 40 98 26 25 61 40 98 40z">
          <text:p/>
        </draw:path>
        <draw:path draw:style-name="gr36" draw:text-style-name="P19" draw:layer="layout" svg:width="0.273cm" svg:height="0.273cm" svg:x="20.286cm" svg:y="5.096cm" svg:viewBox="0 0 274 274" svg:d="M138 274c36 0 71-14 96-40 26-26 40-61 40-97 0-37-14-71-40-97-25-26-60-40-96-40s-71 14-98 40c-25 26-40 60-40 97 0 36 15 71 40 97 27 26 62 40 98 40z">
          <text:p/>
        </draw:path>
        <draw:path draw:style-name="gr36" draw:text-style-name="P19" draw:layer="layout" svg:width="0.273cm" svg:height="0.273cm" svg:x="21.075cm" svg:y="4.762cm" svg:viewBox="0 0 274 274" svg:d="M137 274c36 0 71-15 97-40 25-26 40-61 40-97s-15-71-40-96c-26-27-61-41-97-41s-72 14-97 41c-26 25-40 60-40 96s14 71 40 97c25 25 61 40 97 40z">
          <text:p/>
        </draw:path>
        <draw:path draw:style-name="gr36" draw:text-style-name="P19" draw:layer="layout" svg:width="0.273cm" svg:height="0.273cm" svg:x="21.047cm" svg:y="4.828cm" svg:viewBox="0 0 274 274" svg:d="M137 274c37 0 71-14 97-40s40-61 40-97c0-37-14-71-40-97s-60-40-97-40-72 14-97 40c-26 26-40 60-40 97 0 36 14 71 40 97 25 26 60 40 97 40z">
          <text:p/>
        </draw:path>
        <draw:path draw:style-name="gr36" draw:text-style-name="P19" draw:layer="layout" svg:width="0.274cm" svg:height="0.274cm" svg:x="21.016cm" svg:y="4.745cm" svg:viewBox="0 0 275 275" svg:d="M137 275c37 0 72-15 98-40 25-26 40-61 40-97s-15-71-40-97c-26-26-61-41-98-41-36 0-71 15-97 41-25 26-40 61-40 97s15 71 40 97c26 25 61 40 97 40z">
          <text:p/>
        </draw:path>
        <draw:path draw:style-name="gr36" draw:text-style-name="P19" draw:layer="layout" svg:width="0.273cm" svg:height="0.273cm" svg:x="21.001cm" svg:y="4.733cm" svg:viewBox="0 0 274 274" svg:d="M136 274c38 0 72-14 98-40 26-25 40-60 40-96 0-37-14-71-40-98-26-26-60-40-98-40-36 0-71 14-96 40-26 27-40 61-40 98 0 36 14 71 40 96 25 26 60 40 96 40z">
          <text:p/>
        </draw:path>
        <draw:path draw:style-name="gr36" draw:text-style-name="P19" draw:layer="layout" svg:width="0.273cm" svg:height="0.273cm" svg:x="21.358cm" svg:y="4.81cm" svg:viewBox="0 0 274 274" svg:d="M138 274c36 0 70-14 96-41 26-25 40-60 40-96 0-37-14-71-40-97s-60-40-96-40c-37 0-72 14-98 40s-40 60-40 97c0 36 14 71 40 96 26 27 61 41 98 41z">
          <text:p/>
        </draw:path>
        <draw:path draw:style-name="gr36" draw:text-style-name="P19" draw:layer="layout" svg:width="0.273cm" svg:height="0.273cm" svg:x="21.149cm" svg:y="4.768cm" svg:viewBox="0 0 274 274" svg:d="M137 274c37 0 71-14 97-40 26-25 40-60 40-96 0-37-14-71-40-97s-60-41-97-41c-36 0-71 15-96 41-26 26-41 60-41 97 0 36 15 71 41 96 25 26 60 40 96 40z">
          <text:p/>
        </draw:path>
        <draw:path draw:style-name="gr36" draw:text-style-name="P19" draw:layer="layout" svg:width="0.274cm" svg:height="0.273cm" svg:x="21.112cm" svg:y="4.789cm" svg:viewBox="0 0 275 274" svg:d="M138 274c36 0 71-15 97-41 25-25 40-60 40-96 0-37-15-71-40-97-26-26-61-40-97-40s-71 14-98 40c-25 26-40 60-40 97 0 36 15 71 40 96 27 26 62 41 98 41z">
          <text:p/>
        </draw:path>
        <draw:path draw:style-name="gr36" draw:text-style-name="P19" draw:layer="layout" svg:width="0.274cm" svg:height="0.273cm" svg:x="19.562cm" svg:y="5.108cm" svg:viewBox="0 0 275 274" svg:d="M137 274c36 0 71-15 98-40 25-27 40-62 40-98s-15-71-40-96c-27-26-62-40-98-40s-71 14-97 40c-25 25-40 60-40 96s15 71 40 98c26 25 61 40 97 40z">
          <text:p/>
        </draw:path>
        <draw:path draw:style-name="gr36" draw:text-style-name="P19" draw:layer="layout" svg:width="0.273cm" svg:height="0.273cm" svg:x="21.079cm" svg:y="4.761cm" svg:viewBox="0 0 274 274" svg:d="M137 274c37 0 71-14 97-40s40-60 40-97c0-36-14-71-40-96-26-27-60-41-97-41-36 0-72 14-97 41-26 25-40 60-40 96 0 37 14 71 40 97 25 26 61 40 97 40z">
          <text:p/>
        </draw:path>
        <draw:path draw:style-name="gr36" draw:text-style-name="P19" draw:layer="layout" svg:width="0.273cm" svg:height="0.274cm" svg:x="19.971cm" svg:y="5.177cm" svg:viewBox="0 0 274 275" svg:d="M137 275c36 0 71-15 97-41 25-25 40-60 40-97 0-36-15-71-40-97-26-25-61-40-97-40s-72 15-97 40c-26 26-40 61-40 97 0 37 14 72 40 97 25 26 61 41 97 41z">
          <text:p/>
        </draw:path>
        <draw:path draw:style-name="gr36" draw:text-style-name="P19" draw:layer="layout" svg:width="0.273cm" svg:height="0.273cm" svg:x="20.278cm" svg:y="5.024cm" svg:viewBox="0 0 274 274" svg:d="M138 274c36 0 71-15 96-40 26-26 40-61 40-97s-14-71-40-96c-25-27-60-41-96-41-37 0-71 14-98 41-26 25-40 60-40 96s14 71 40 97c27 25 61 40 98 40z">
          <text:p/>
        </draw:path>
        <draw:path draw:style-name="gr36" draw:text-style-name="P19" draw:layer="layout" svg:width="0.274cm" svg:height="0.273cm" svg:x="19.766cm" svg:y="5.146cm" svg:viewBox="0 0 275 274" svg:d="M138 274c36 0 71-14 97-40 25-25 40-61 40-97 0-37-15-71-40-97-26-26-61-40-97-40s-71 14-97 40-41 60-41 97c0 36 15 72 41 97 26 26 61 40 97 40z">
          <text:p/>
        </draw:path>
        <draw:path draw:style-name="gr36" draw:text-style-name="P19" draw:layer="layout" svg:width="0.273cm" svg:height="0.273cm" svg:x="19.702cm" svg:y="5.148cm" svg:viewBox="0 0 274 274" svg:d="M137 274c37 0 71-14 97-40s40-61 40-98c0-36-14-71-40-96-26-26-60-40-97-40-36 0-72 14-97 40-26 25-40 60-40 96 0 37 14 72 40 98 25 26 61 40 97 40z">
          <text:p/>
        </draw:path>
        <draw:path draw:style-name="gr36" draw:text-style-name="P19" draw:layer="layout" svg:width="0.274cm" svg:height="0.273cm" svg:x="21.52cm" svg:y="5.845cm" svg:viewBox="0 0 275 274" svg:d="M137 274c36 0 72-14 98-40 25-26 40-60 40-97 0-36-15-71-40-96-26-27-62-41-98-41s-71 14-96 41c-26 25-41 60-41 96 0 37 15 71 41 97 25 26 60 40 96 40z">
          <text:p/>
        </draw:path>
        <draw:path draw:style-name="gr36" draw:text-style-name="P19" draw:layer="layout" svg:width="0.273cm" svg:height="0.273cm" svg:x="20.411cm" svg:y="5.165cm" svg:viewBox="0 0 274 274" svg:d="M136 274c36 0 72-15 98-40 25-26 40-61 40-98 0-36-15-71-40-96-26-26-62-40-98-40s-71 14-96 40c-26 25-40 60-40 96 0 37 14 72 40 98 25 25 60 40 96 40z">
          <text:p/>
        </draw:path>
        <draw:path draw:style-name="gr36" draw:text-style-name="P19" draw:layer="layout" svg:width="0.274cm" svg:height="0.274cm" svg:x="19.85cm" svg:y="5.132cm" svg:viewBox="0 0 275 275" svg:d="M137 275c36 0 71-15 98-40 25-26 40-62 40-98s-15-71-40-97c-27-25-62-40-98-40s-71 15-97 40c-25 26-40 61-40 97s15 72 40 98c26 25 61 40 97 40z">
          <text:p/>
        </draw:path>
        <draw:path draw:style-name="gr36" draw:text-style-name="P19" draw:layer="layout" svg:width="0.274cm" svg:height="0.273cm" svg:x="20.949cm" svg:y="4.843cm" svg:viewBox="0 0 275 274" svg:d="M137 274c36 0 71-14 98-40 25-27 40-61 40-98 0-36-15-71-40-96-27-26-62-40-98-40s-71 14-97 40c-25 25-40 60-40 96 0 37 15 71 40 98 26 26 61 40 97 40z">
          <text:p/>
        </draw:path>
        <draw:path draw:style-name="gr36" draw:text-style-name="P19" draw:layer="layout" svg:width="0.273cm" svg:height="0.273cm" svg:x="20.954cm" svg:y="4.842cm" svg:viewBox="0 0 274 274" svg:d="M136 274c37 0 72-14 98-40 26-27 40-61 40-98 0-36-14-71-40-96-26-26-61-40-98-40-36 0-71 14-96 40-26 25-40 60-40 96 0 37 14 71 40 98 25 26 60 40 96 40z">
          <text:p/>
        </draw:path>
        <draw:path draw:style-name="gr39" draw:text-style-name="P19" draw:layer="layout" svg:width="0.273cm" svg:height="0.273cm" svg:x="20.808cm" svg:y="4.877cm" svg:viewBox="0 0 274 274" svg:d="M138 274c36 0 71-14 96-40 26-26 40-61 40-98 0-36-14-71-40-96-25-26-60-40-96-40-37 0-72 14-98 40-26 25-40 60-40 96 0 37 14 72 40 98s61 40 98 40z">
          <text:p/>
        </draw:path>
        <draw:path draw:style-name="gr38" draw:text-style-name="P2" draw:layer="layout" svg:width="0.273cm" svg:height="0.273cm" svg:x="20.808cm" svg:y="4.877cm" svg:viewBox="0 0 274 274" svg:d="M138 274c36 0 71-14 96-40 26-26 40-61 40-98 0-36-14-71-40-96-25-26-60-40-96-40-37 0-72 14-98 40-26 25-40 60-40 96 0 37 14 72 40 98s61 40 98 40z">
          <text:p/>
        </draw:path>
        <draw:path draw:style-name="gr36" draw:text-style-name="P19" draw:layer="layout" svg:width="0.273cm" svg:height="0.273cm" svg:x="20.536cm" svg:y="5.196cm" svg:viewBox="0 0 274 274" svg:d="M138 274c36 0 71-15 96-40 26-26 40-61 40-97 0-37-14-72-40-97-25-26-60-40-96-40s-72 14-98 40c-25 25-40 60-40 97 0 36 15 71 40 97 26 25 62 40 98 40z">
          <text:p/>
        </draw:path>
        <draw:path draw:style-name="gr36" draw:text-style-name="P19" draw:layer="layout" svg:width="0.273cm" svg:height="0.273cm" svg:x="20.553cm" svg:y="5.081cm" svg:viewBox="0 0 274 274" svg:d="M138 274c36 0 71-14 96-41 26-25 40-60 40-96s-14-71-40-97c-25-25-60-40-96-40-37 0-71 15-98 40-26 26-40 61-40 97s14 71 40 96c27 27 61 41 98 41z">
          <text:p/>
        </draw:path>
        <draw:path draw:style-name="gr36" draw:text-style-name="P19" draw:layer="layout" svg:width="0.274cm" svg:height="0.273cm" svg:x="19.755cm" svg:y="5.287cm" svg:viewBox="0 0 275 274" svg:d="M138 274c36 0 71-15 97-40 25-26 40-61 40-97s-15-71-40-96c-26-27-61-41-97-41s-71 14-97 41c-26 25-41 60-41 96s15 71 41 97c26 25 61 40 97 40z">
          <text:p/>
        </draw:path>
        <draw:path draw:style-name="gr36" draw:text-style-name="P19" draw:layer="layout" svg:width="0.274cm" svg:height="0.273cm" svg:x="19.522cm" svg:y="5.286cm" svg:viewBox="0 0 275 274" svg:d="M137 274c36 0 71-15 97-40 25-26 41-61 41-97s-16-71-41-96c-26-27-61-41-97-41s-71 14-97 41c-25 25-40 60-40 96s15 71 40 97c26 25 61 40 97 40z">
          <text:p/>
        </draw:path>
        <draw:path draw:style-name="gr36" draw:text-style-name="P19" draw:layer="layout" svg:width="0.274cm" svg:height="0.274cm" svg:x="20.74cm" svg:y="5.917cm" svg:viewBox="0 0 275 275" svg:d="M137 275c37 0 72-15 98-40 25-27 40-62 40-98s-15-71-40-97c-26-25-61-40-98-40-36 0-71 15-97 40-25 26-40 61-40 97s15 71 40 98c26 25 61 40 97 40z">
          <text:p/>
        </draw:path>
        <draw:path draw:style-name="gr36" draw:text-style-name="P19" draw:layer="layout" svg:width="0.273cm" svg:height="0.274cm" svg:x="21.228cm" svg:y="5.917cm" svg:viewBox="0 0 274 275" svg:d="M137 275c36 0 72-15 97-40 26-27 40-62 40-98s-14-71-40-97c-25-25-61-40-97-40s-71 15-97 40c-25 26-40 61-40 97s15 71 40 98c26 25 61 40 97 40z">
          <text:p/>
        </draw:path>
        <draw:path draw:style-name="gr36" draw:text-style-name="P19" draw:layer="layout" svg:width="0.274cm" svg:height="0.273cm" svg:x="20.307cm" svg:y="5.02cm" svg:viewBox="0 0 275 274" svg:d="M138 274c36 0 71-14 97-40 25-25 40-60 40-96 0-37-15-71-40-97-26-27-61-41-97-41s-71 14-97 41c-26 26-41 60-41 97 0 36 15 71 41 96 26 26 61 40 97 40z">
          <text:p/>
        </draw:path>
        <draw:path draw:style-name="gr36" draw:text-style-name="P19" draw:layer="layout" svg:width="0.273cm" svg:height="0.274cm" svg:x="21.028cm" svg:y="5.34cm" svg:viewBox="0 0 274 275" svg:d="M138 275c36 0 71-15 96-41 26-26 40-61 40-97s-14-71-40-97c-25-25-60-40-96-40-38 0-72 15-98 40-26 26-40 61-40 97s14 71 40 97 60 41 98 41z">
          <text:p/>
        </draw:path>
        <draw:path draw:style-name="gr36" draw:text-style-name="P19" draw:layer="layout" svg:width="0.273cm" svg:height="0.273cm" svg:x="20.466cm" svg:y="5.64cm" svg:viewBox="0 0 274 274" svg:d="M136 274c38 0 72-14 98-40 26-27 40-61 40-98 0-36-14-71-40-96-26-26-60-40-98-40-36 0-71 14-96 40-26 25-40 60-40 96 0 37 14 71 40 98 25 26 60 40 96 40z">
          <text:p/>
        </draw:path>
        <draw:path draw:style-name="gr36" draw:text-style-name="P19" draw:layer="layout" svg:width="0.273cm" svg:height="0.273cm" svg:x="20.77cm" svg:y="5.955cm" svg:viewBox="0 0 274 274" svg:d="M137 274c36 0 71-14 97-40 25-26 40-61 40-98 0-36-15-71-40-96-26-26-61-40-97-40-37 0-72 14-97 40-26 25-40 60-40 96 0 37 14 72 40 98 25 26 60 40 97 40z">
          <text:p/>
        </draw:path>
        <draw:path draw:style-name="gr36" draw:text-style-name="P19" draw:layer="layout" svg:width="0.274cm" svg:height="0.273cm" svg:x="19.801cm" svg:y="5.411cm" svg:viewBox="0 0 275 274" svg:d="M137 274c36 0 71-14 97-40 25-25 41-61 41-97s-16-71-41-97c-26-25-61-40-97-40s-71 15-97 40c-25 26-40 61-40 97s15 72 40 97c26 26 61 40 97 40z">
          <text:p/>
        </draw:path>
        <draw:path draw:style-name="gr36" draw:text-style-name="P19" draw:layer="layout" svg:width="0.273cm" svg:height="0.273cm" svg:x="19.95cm" svg:y="5.45cm" svg:viewBox="0 0 274 274" svg:d="M138 274c36 0 71-14 96-40 26-26 40-60 40-98 0-36-14-71-40-96-25-26-60-40-96-40-38 0-72 14-98 40-26 25-40 60-40 96 0 38 14 72 40 98s60 40 98 40z">
          <text:p/>
        </draw:path>
        <draw:path draw:style-name="gr36" draw:text-style-name="P19" draw:layer="layout" svg:width="0.273cm" svg:height="0.274cm" svg:x="20.042cm" svg:y="5.41cm" svg:viewBox="0 0 274 275" svg:d="M138 275c36 0 71-15 96-40 26-26 40-62 40-98s-14-71-40-97c-25-25-60-40-96-40-37 0-71 15-97 40-27 26-41 61-41 97s14 72 41 98c26 25 60 40 97 40z">
          <text:p/>
        </draw:path>
        <draw:path draw:style-name="gr36" draw:text-style-name="P19" draw:layer="layout" svg:width="0.273cm" svg:height="0.273cm" svg:x="20.337cm" svg:y="5.627cm" svg:viewBox="0 0 274 274" svg:d="M138 274c36 0 71-14 96-41 26-26 40-60 40-97 0-36-14-71-40-96-25-26-60-40-96-40-37 0-71 14-97 40-26 25-41 60-41 96 0 37 15 71 41 97 26 27 60 41 97 41z">
          <text:p/>
        </draw:path>
        <draw:path draw:style-name="gr36" draw:text-style-name="P19" draw:layer="layout" svg:width="0.273cm" svg:height="0.273cm" svg:x="19.884cm" svg:y="5.598cm" svg:viewBox="0 0 274 274" svg:d="M136 274c36 0 72-15 98-41 25-26 40-60 40-97 0-36-15-71-40-96-26-26-62-40-98-40s-71 14-96 40c-26 25-40 60-40 96 0 37 14 71 40 97 25 26 60 41 96 41z">
          <text:p/>
        </draw:path>
        <draw:path draw:style-name="gr36" draw:text-style-name="P19" draw:layer="layout" svg:width="0.273cm" svg:height="0.274cm" svg:x="20.237cm" svg:y="5.676cm" svg:viewBox="0 0 274 275" svg:d="M138 275c36 0 71-15 96-40 26-26 40-62 40-98s-14-71-40-97c-25-25-60-40-96-40-38 0-72 15-98 40-26 26-40 61-40 97s14 72 40 98c26 25 60 40 98 40z">
          <text:p/>
        </draw:path>
        <draw:path draw:style-name="gr36" draw:text-style-name="P19" draw:layer="layout" svg:width="0.273cm" svg:height="0.273cm" svg:x="20.275cm" svg:y="5.688cm" svg:viewBox="0 0 274 274" svg:d="M138 274c36 0 71-15 96-40 26-26 40-62 40-98s-14-71-40-96c-25-26-60-40-96-40-37 0-71 14-98 40-26 25-40 60-40 96s14 72 40 98c27 25 61 40 98 40z">
          <text:p/>
        </draw:path>
        <draw:path draw:style-name="gr36" draw:text-style-name="P19" draw:layer="layout" svg:width="0.273cm" svg:height="0.273cm" svg:x="19.748cm" svg:y="6.181cm" svg:viewBox="0 0 274 274" svg:d="M138 274c36 0 71-15 96-41 26-26 40-61 40-97s-14-71-40-96c-25-26-60-40-96-40s-71 14-98 40c-25 25-40 60-40 96s15 71 40 97c27 26 62 41 98 41z">
          <text:p/>
        </draw:path>
        <draw:path draw:style-name="gr36" draw:text-style-name="P19" draw:layer="layout" svg:width="0.273cm" svg:height="0.273cm" svg:x="20.125cm" svg:y="5.469cm" svg:viewBox="0 0 274 274" svg:d="M137 274c36 0 71-14 97-40s40-60 40-96c0-38-14-72-40-98s-61-40-97-40-71 14-97 40c-25 26-40 60-40 98 0 36 15 70 40 96 26 26 61 40 97 40z">
          <text:p/>
        </draw:path>
        <draw:path draw:style-name="gr36" draw:text-style-name="P19" draw:layer="layout" svg:width="0.273cm" svg:height="0.273cm" svg:x="20.316cm" svg:y="5.593cm" svg:viewBox="0 0 274 274" svg:d="M137 274c36 0 71-14 97-40 25-26 40-60 40-97 0-36-15-71-40-96-26-26-61-41-97-41s-71 15-96 41c-27 25-41 60-41 96 0 37 14 71 41 97 25 26 60 40 96 40z">
          <text:p/>
        </draw:path>
        <draw:path draw:style-name="gr36" draw:text-style-name="P19" draw:layer="layout" svg:width="0.274cm" svg:height="0.273cm" svg:x="20.022cm" svg:y="5.73cm" svg:viewBox="0 0 275 274" svg:d="M138 274c36 0 71-14 96-40 26-25 41-60 41-97s-15-71-41-97c-25-26-60-40-96-40s-71 14-98 40c-25 26-40 60-40 97s15 72 40 97c27 26 62 40 98 40z">
          <text:p/>
        </draw:path>
        <draw:path draw:style-name="gr36" draw:text-style-name="P19" draw:layer="layout" svg:width="0.273cm" svg:height="0.274cm" svg:x="19.655cm" svg:y="6.086cm" svg:viewBox="0 0 274 275" svg:d="M136 275c37 0 72-15 98-40 25-26 40-61 40-97s-15-71-40-97c-26-26-61-41-98-41-36 0-71 15-96 41-26 26-40 61-40 97s14 71 40 97c25 25 60 40 96 40z">
          <text:p/>
        </draw:path>
        <draw:path draw:style-name="gr36" draw:text-style-name="P19" draw:layer="layout" svg:width="0.273cm" svg:height="0.274cm" svg:x="19.771cm" svg:y="5.631cm" svg:viewBox="0 0 274 275" svg:d="M137 275c36 0 71-15 97-41 25-26 40-61 40-97s-15-71-40-97c-26-25-61-40-97-40s-71 15-96 40c-27 26-41 61-41 97s14 71 41 97c25 26 60 41 96 41z">
          <text:p/>
        </draw:path>
        <draw:path draw:style-name="gr36" draw:text-style-name="P19" draw:layer="layout" svg:width="0.273cm" svg:height="0.273cm" svg:x="20.093cm" svg:y="5.845cm" svg:viewBox="0 0 274 274" svg:d="M137 274c36 0 71-14 96-40 27-25 41-60 41-96s-14-71-41-97c-25-26-60-41-96-41-37 0-71 15-97 41s-40 61-40 97 14 71 40 96c26 26 60 40 97 40z">
          <text:p/>
        </draw:path>
        <draw:path draw:style-name="gr36" draw:text-style-name="P19" draw:layer="layout" svg:width="0.273cm" svg:height="0.273cm" svg:x="20.089cm" svg:y="5.783cm" svg:viewBox="0 0 274 274" svg:d="M137 274c36 0 71-15 96-40 27-26 41-61 41-97s-14-72-41-97c-25-26-60-40-96-40s-71 14-97 40c-25 25-40 61-40 97s15 71 40 97c26 25 61 40 97 40z">
          <text:p/>
        </draw:path>
        <draw:path draw:style-name="gr36" draw:text-style-name="P19" draw:layer="layout" svg:width="0.274cm" svg:height="0.273cm" svg:x="20.052cm" svg:y="6.004cm" svg:viewBox="0 0 275 274" svg:d="M138 274c36 0 71-15 97-40 25-26 40-61 40-98 0-36-15-71-40-96-26-26-61-40-97-40s-71 14-97 40c-25 25-41 60-41 96 0 37 16 72 41 98 26 25 61 40 97 40z">
          <text:p/>
        </draw:path>
        <draw:frame draw:style-name="gr3" draw:text-style-name="P4" draw:layer="layout" svg:width="0.352cm" svg:height="0.395cm" svg:x="24.977cm" svg:y="4.57cm">
          <draw:text-box>
            <text:p text:style-name="P3"><text:span text:style-name="T1">0</text:span></text:p>
          </draw:text-box>
        </draw:frame>
        <draw:polygon draw:style-name="gr1" draw:text-style-name="P1" draw:layer="layout" svg:width="0.156cm" svg:height="3.134cm" svg:x="25.812cm" svg:y="4.553cm" svg:viewBox="0 0 157 3135" draw:points="0,3135 157,3135 157,0 0,0">
          <text:p/>
        </draw:polygon>
        <draw:frame draw:style-name="gr40" draw:text-style-name="P20" draw:layer="layout" svg:width="4.676cm" svg:height="0.513cm" svg:x="15.531cm" svg:y="0.958cm">
          <draw:text-box>
            <text:p text:style-name="P3"><text:span text:style-name="T4">B) PCA 3D Clustering</text:span></text:p>
          </draw:text-box>
        </draw:frame>
        <draw:frame draw:style-name="gr3" draw:text-style-name="P4" draw:layer="layout" svg:width="0.684cm" svg:height="0.395cm" svg:x="26.092cm" svg:y="7.496cm">
          <draw:text-box>
            <text:p text:style-name="P3"><text:span text:style-name="T1">0.00</text:span></text:p>
          </draw:text-box>
        </draw:frame>
        <draw:frame draw:style-name="gr3" draw:text-style-name="P4" draw:layer="layout" svg:width="0.684cm" svg:height="0.395cm" svg:x="26.092cm" svg:y="6.712cm">
          <draw:text-box>
            <text:p text:style-name="P3"><text:span text:style-name="T1">0.25</text:span></text:p>
          </draw:text-box>
        </draw:frame>
        <draw:frame draw:style-name="gr3" draw:text-style-name="P4" draw:layer="layout" svg:width="0.684cm" svg:height="0.395cm" svg:x="26.092cm" svg:y="5.929cm">
          <draw:text-box>
            <text:p text:style-name="P3"><text:span text:style-name="T1">0.50</text:span></text:p>
          </draw:text-box>
        </draw:frame>
        <draw:frame draw:style-name="gr3" draw:text-style-name="P4" draw:layer="layout" svg:width="0.684cm" svg:height="0.395cm" svg:x="26.092cm" svg:y="5.146cm">
          <draw:text-box>
            <text:p text:style-name="P3"><text:span text:style-name="T1">0.75</text:span></text:p>
          </draw:text-box>
        </draw:frame>
        <draw:frame draw:style-name="gr3" draw:text-style-name="P4" draw:layer="layout" svg:width="0.684cm" svg:height="0.395cm" svg:x="26.092cm" svg:y="4.362cm">
          <draw:text-box>
            <text:p text:style-name="P3"><text:span text:style-name="T1">1.00</text:span></text:p>
          </draw:text-box>
        </draw:frame>
        <draw:polygon draw:style-name="gr37" draw:text-style-name="P18" draw:layer="layout" svg:width="0.156cm" svg:height="0.314cm" svg:x="25.812cm" svg:y="7.373cm" svg:viewBox="0 0 157 315" draw:points="0,315 157,315 157,0 0,0">
          <text:p/>
        </draw:polygon>
        <draw:polygon draw:style-name="gr41" draw:text-style-name="P21" draw:layer="layout" svg:width="0.156cm" svg:height="0.313cm" svg:x="25.812cm" svg:y="7.06cm" svg:viewBox="0 0 157 314" draw:points="0,314 157,314 157,0 0,0">
          <text:p/>
        </draw:polygon>
        <draw:polygon draw:style-name="gr42" draw:text-style-name="P22" draw:layer="layout" svg:width="0.156cm" svg:height="0.313cm" svg:x="25.812cm" svg:y="6.747cm" svg:viewBox="0 0 157 314" draw:points="0,314 157,314 157,0 0,0">
          <text:p/>
        </draw:polygon>
        <draw:polygon draw:style-name="gr43" draw:text-style-name="P23" draw:layer="layout" svg:width="0.156cm" svg:height="0.314cm" svg:x="25.812cm" svg:y="6.433cm" svg:viewBox="0 0 157 315" draw:points="0,315 157,315 157,0 0,0">
          <text:p/>
        </draw:polygon>
        <draw:polygon draw:style-name="gr44" draw:text-style-name="P24" draw:layer="layout" svg:width="0.156cm" svg:height="0.313cm" svg:x="25.812cm" svg:y="6.12cm" svg:viewBox="0 0 157 314" draw:points="0,314 157,314 157,0 0,0">
          <text:p/>
        </draw:polygon>
        <draw:polygon draw:style-name="gr45" draw:text-style-name="P25" draw:layer="layout" svg:width="0.156cm" svg:height="0.314cm" svg:x="25.812cm" svg:y="5.806cm" svg:viewBox="0 0 157 315" draw:points="0,315 157,315 157,0 0,0">
          <text:p/>
        </draw:polygon>
        <draw:polygon draw:style-name="gr46" draw:text-style-name="P26" draw:layer="layout" svg:width="0.156cm" svg:height="0.313cm" svg:x="25.812cm" svg:y="5.493cm" svg:viewBox="0 0 157 314" draw:points="0,314 157,314 157,0 0,0">
          <text:p/>
        </draw:polygon>
        <draw:polygon draw:style-name="gr47" draw:text-style-name="P27" draw:layer="layout" svg:width="0.156cm" svg:height="0.313cm" svg:x="25.812cm" svg:y="5.18cm" svg:viewBox="0 0 157 314" draw:points="0,314 157,314 157,0 0,0">
          <text:p/>
        </draw:polygon>
        <draw:polygon draw:style-name="gr48" draw:text-style-name="P28" draw:layer="layout" svg:width="0.156cm" svg:height="0.314cm" svg:x="25.812cm" svg:y="4.866cm" svg:viewBox="0 0 157 315" draw:points="0,315 157,315 157,0 0,0">
          <text:p/>
        </draw:polygon>
        <draw:polygon draw:style-name="gr39" draw:text-style-name="P19" draw:layer="layout" svg:width="0.156cm" svg:height="0.313cm" svg:x="25.812cm" svg:y="4.553cm" svg:viewBox="0 0 157 314" draw:points="0,314 157,314 157,0 0,0">
          <text:p/>
        </draw:polygon>
        <draw:polygon draw:style-name="gr11" draw:text-style-name="P2" draw:layer="layout" svg:width="0.156cm" svg:height="3.134cm" svg:x="25.812cm" svg:y="4.553cm" svg:viewBox="0 0 157 3135" draw:points="0,3135 79,3135 157,3135 157,0 79,0 0,0">
          <text:p/>
        </draw:polygon>
        <draw:frame draw:style-name="gr12" draw:text-style-name="P8" draw:layer="layout" svg:width="1.882cm" svg:height="0.475cm" draw:transform="rotate (1.5707963267949) translate (26.844cm 7.061cm)">
          <draw:text-box>
            <text:p text:style-name="P3"><text:span text:style-name="T2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2" draw:style="rect" draw:dots1="1" draw:dots1-length="0.104cm" draw:distance="0.04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8:14:06.493815796</dc:date>
    <meta:editing-duration>PT1M34S</meta:editing-duration>
    <meta:editing-cycles>1</meta:editing-cycles>
    <meta:document-statistic meta:object-count="1374"/>
    <meta:generator>LibreOffice/24.2.7.2$Linux_X86_64 LibreOffice_project/420$Build-2</meta:generator>
  </office:meta>
</office:document-meta>
</file>